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324e1f5">1. はじめに</text:a></text:p>
          <text:p text:style-name="Contents_20_1"><text:a xlink:type="simple" xlink:href="#orgd98d7a8">2. 基本設定</text:a></text:p>
          <text:p text:style-name="Contents_20_2"><text:a xlink:type="simple" xlink:href="#orgcd7a82a">2.1. init.el のヘッダ</text:a></text:p>
          <text:p text:style-name="Contents_20_2"><text:a xlink:type="simple" xlink:href="#orga88d47e">2.2. init ファイルの読み込み時間計測</text:a></text:p>
          <text:p text:style-name="Contents_20_2"><text:a xlink:type="simple" xlink:href="#org06040ef">2.3. 起動時間の計測</text:a></text:p>
          <text:p text:style-name="Contents_20_2"><text:a xlink:type="simple" xlink:href="#org8861ca4">2.4. GCサイズの最適化</text:a></text:p>
          <text:p text:style-name="Contents_20_2"><text:a xlink:type="simple" xlink:href="#orgb7cc233">2.5. [exec-path-from-shell] PATH設定をシェルから継承する</text:a></text:p>
          <text:p text:style-name="Contents_20_2"><text:a xlink:type="simple" xlink:href="#org3a68e65">2.6. cl を使う</text:a></text:p>
          <text:p text:style-name="Contents_20_2"><text:a xlink:type="simple" xlink:href="#orga3f17f0">2.7. [load-package-p] 設定の読み込みフラグを確認する</text:a></text:p>
          <text:p text:style-name="Contents_20_2"><text:a xlink:type="simple" xlink:href="#org50253e8">2.8. リストで関数を渡す autoload-if-found を使う</text:a></text:p>
          <text:p text:style-name="Contents_20_2"><text:a xlink:type="simple" xlink:href="#org9e57574">2.9. [eval-after-autoload-if-found] 複数関数を対象とする遅延読み込み</text:a></text:p>
          <text:p text:style-name="Contents_20_3"><text:a xlink:type="simple" xlink:href="#org0c89691">2.9.1. 関数版</text:a></text:p>
          <text:p text:style-name="Contents_20_3"><text:a xlink:type="simple" xlink:href="#org6677493">2.9.2. マクロ版</text:a></text:p>
          <text:p text:style-name="Contents_20_2"><text:a xlink:type="simple" xlink:href="#org0e5746c">2.10. [library-p] load-path にライブラリがあるかを判定</text:a></text:p>
          <text:p text:style-name="Contents_20_2"><text:a xlink:type="simple" xlink:href="#orgfde3e9c">2.11. [passed-clock-p] 指定時刻が本日の未来の時刻かを判定</text:a></text:p>
          <text:p text:style-name="Contents_20_2"><text:a xlink:type="simple" xlink:href="#orge781d68">2.12. [input-focus-p] フォーカス判定</text:a></text:p>
          <text:p text:style-name="Contents_20_2"><text:a xlink:type="simple" xlink:href="#org58f99ac">2.13. 警告の抑制</text:a></text:p>
          <text:p text:style-name="Contents_20_2"><text:a xlink:type="simple" xlink:href="#org4c0d7dc">2.14. エラー表示の抑制</text:a></text:p>
          <text:p text:style-name="Contents_20_2"><text:a xlink:type="simple" xlink:href="#org526c4fb">2.15. C-x C-c で容易にEmacsを終了させないように質問する</text:a></text:p>
          <text:p text:style-name="Contents_20_3"><text:a xlink:type="simple" xlink:href="#orga1e2880">2.15.1. キーバインド</text:a></text:p>
          <text:p text:style-name="Contents_20_2"><text:a xlink:type="simple" xlink:href="#org7109ced">2.16. Messages 出力を封じるためのマクロ</text:a></text:p>
          <text:p text:style-name="Contents_20_2"><text:a xlink:type="simple" xlink:href="#orgbbf4061">2.17. エンターキーの挙動</text:a></text:p>
          <text:p text:style-name="Contents_20_2"><text:a xlink:type="simple" xlink:href="#org60c7ed3">2.18. コマンド入力中に入力過程をミニバッファに反映する</text:a></text:p>
          <text:p text:style-name="Contents_20_1"><text:a xlink:type="simple" xlink:href="#orgb12d248">3. コア設定</text:a></text:p>
          <text:p text:style-name="Contents_20_2"><text:a xlink:type="simple" xlink:href="#orgff8e9f9">3.1. 言語／文字コード</text:a></text:p>
          <text:p text:style-name="Contents_20_2"><text:a xlink:type="simple" xlink:href="#org426fd2d">3.2. 日本語入力</text:a></text:p>
          <text:p text:style-name="Contents_20_2"><text:a xlink:type="simple" xlink:href="#orgab6c736">3.3. [ag.el] 検索</text:a></text:p>
          <text:p text:style-name="Contents_20_2"><text:a xlink:type="simple" xlink:href="#org990fb30">3.4. 基本キーバインド</text:a></text:p>
          <text:p text:style-name="Contents_20_2"><text:a xlink:type="simple" xlink:href="#orgd9c72b1">3.5. ナローイングするか</text:a></text:p>
          <text:p text:style-name="Contents_20_2"><text:a xlink:type="simple" xlink:href="#org3bbcc41">3.6. バッファの終わりでのnewlineを禁止する</text:a></text:p>
          <text:p text:style-name="Contents_20_2"><text:a xlink:type="simple" xlink:href="#org54c686f">3.7. 常に最終行に一行追加する</text:a></text:p>
          <text:p text:style-name="Contents_20_2"><text:a xlink:type="simple" xlink:href="#org57896e2">3.8. 長い文章を右端で常に折り返す</text:a></text:p>
          <text:p text:style-name="Contents_20_2"><text:a xlink:type="simple" xlink:href="#org9ce6d83">3.9. バッファが外部から編集された場合に自動で再読み込みする</text:a></text:p>
          <text:p text:style-name="Contents_20_2"><text:a xlink:type="simple" xlink:href="#org15e45b0">3.10. [uniquify.el] 同じバッファ名が開かれた場合に区別する</text:a></text:p>
          <text:p text:style-name="Contents_20_2"><text:a xlink:type="simple" xlink:href="#org2e882b3">3.11. マウスで選択した領域を自動コピー</text:a></text:p>
          <text:p text:style-name="Contents_20_2"><text:a xlink:type="simple" xlink:href="#org4f5f1db">3.12. パッケージ管理</text:a></text:p>
          <text:p text:style-name="Contents_20_3"><text:a xlink:type="simple" xlink:href="#org7b1f2cf">3.12.1. [cask-mode.el] モード設定</text:a></text:p>
          <text:p text:style-name="Contents_20_3"><text:a xlink:type="simple" xlink:href="#org6d0ce09">3.12.2. Cask のセットアップ</text:a></text:p>
          <text:p text:style-name="Contents_20_3"><text:a xlink:type="simple" xlink:href="#org313184d">3.12.3. load-path を一箇所にして起動を高速化</text:a></text:p>
          <text:p text:style-name="Contents_20_3"><text:a xlink:type="simple" xlink:href="#orgfad7520">3.12.4. [paradox.el] パッケージ選択画面の改善</text:a></text:p>
          <text:p text:style-name="Contents_20_2"><text:a xlink:type="simple" xlink:href="#orgd533c97">3.13. インデント</text:a></text:p>
          <text:p text:style-name="Contents_20_2"><text:a xlink:type="simple" xlink:href="#org70fb53a">3.14. [aggressive-indent] 即時バッファ整形</text:a></text:p>
          <text:p text:style-name="Contents_20_2"><text:a xlink:type="simple" xlink:href="#org18f6e7f">3.15. ファイルリンクを辿る時に確認のメッセージを出さない</text:a></text:p>
          <text:p text:style-name="Contents_20_2"><text:a xlink:type="simple" xlink:href="#org42df77e">3.16. MBPビルド用設定</text:a></text:p>
          <text:p text:style-name="Contents_20_2"><text:a xlink:type="simple" xlink:href="#orgb20b804">3.17. NSビルド用設定 <text:span text:style-name="OrgTags">[<text:span text:style-name="OrgTag">Mac</text:span>]</text:span></text:a></text:p>
          <text:p text:style-name="Contents_20_1"><text:a xlink:type="simple" xlink:href="#org4171faf">4. カーソル移動</text:a></text:p>
          <text:p text:style-name="Contents_20_2"><text:a xlink:type="simple" xlink:href="#org533ba27">4.1. バッファ内のカーソル移動</text:a></text:p>
          <text:p text:style-name="Contents_20_2"><text:a xlink:type="simple" xlink:href="#orgbae4f60">4.2. バッファ間のカーソル移動</text:a></text:p>
          <text:p text:style-name="Contents_20_2"><text:a xlink:type="simple" xlink:href="#org5176b81">4.3. スクロールを制御</text:a></text:p>
          <text:p text:style-name="Contents_20_2"><text:a xlink:type="simple" xlink:href="#orga40be0f">4.4. スクロールで表示を重複させる行数</text:a></text:p>
          <text:p text:style-name="Contents_20_2"><text:a xlink:type="simple" xlink:href="#org7b9acab">4.5. [SmoothScroll.el] カーソル固定でスクロールする</text:a></text:p>
          <text:p text:style-name="Contents_20_3"><text:a xlink:type="simple" xlink:href="#org4ce9c99">4.5.1. キーバインド</text:a></text:p>
          <text:p text:style-name="Contents_20_2"><text:a xlink:type="simple" xlink:href="#orgf28e2a0">4.6. [smooth-scroll.el] 滑らかなスクロール</text:a></text:p>
          <text:p text:style-name="Contents_20_2"><text:a xlink:type="simple" xlink:href="#org606979c">4.7. [point-undo.el] カーソル位置を簡単にたどる</text:a></text:p>
          <text:p text:style-name="Contents_20_2"><text:a xlink:type="simple" xlink:href="#org9beb051">4.8. [cycle-buffer.el] カレントバッファの表示切り替え</text:a></text:p>
          <text:p text:style-name="Contents_20_2"><text:a xlink:type="simple" xlink:href="#orgf161575">4.9. [bm.el] カーソル位置をブックマークして追う</text:a></text:p>
          <text:p text:style-name="Contents_20_2"><text:a xlink:type="simple" xlink:href="#org617c040">4.10. [centered-cursor-mode.el] カーソル位置をバッファ中央に固定</text:a></text:p>
          <text:p text:style-name="Contents_20_2"><text:a xlink:type="simple" xlink:href="#orga9dbb0a">4.11. [back-button] マークをたどる</text:a></text:p>
          <text:p text:style-name="Contents_20_2"><text:a xlink:type="simple" xlink:href="#org4d9a3ef">4.12. [smart-mark] C-g後に元の場所へカーソルを戻す</text:a></text:p>
          <text:p text:style-name="Contents_20_1"><text:a xlink:type="simple" xlink:href="#org58dc9b1">5. 編集サポート</text:a></text:p>
          <text:p text:style-name="Contents_20_2"><text:a xlink:type="simple" xlink:href="#org55261de">5.1. 矩形編集／連番入力</text:a></text:p>
          <text:p text:style-name="Contents_20_2"><text:a xlink:type="simple" xlink:href="#orga720657">5.2. Yank時に装飾を取る</text:a></text:p>
          <text:p text:style-name="Contents_20_2"><text:a xlink:type="simple" xlink:href="#orgc5c42a3">5.3. ファイル保存時に時間を記録する</text:a></text:p>
          <text:p text:style-name="Contents_20_2"><text:a xlink:type="simple" xlink:href="#orgff4ff52">5.4. 選択リージョンを使って検索</text:a></text:p>
          <text:p text:style-name="Contents_20_2"><text:a xlink:type="simple" xlink:href="#org2223c29">5.5. ChangeLog モード</text:a></text:p>
          <text:p text:style-name="Contents_20_2"><text:a xlink:type="simple" xlink:href="#orgeaef7b4">5.6. テキストモード</text:a></text:p>
          <text:p text:style-name="Contents_20_2"><text:a xlink:type="simple" xlink:href="#orgbb64c56">5.7. C/C++モード</text:a></text:p>
          <text:p text:style-name="Contents_20_2"><text:a xlink:type="simple" xlink:href="#orgba7f2e8">5.8. C#モード</text:a></text:p>
          <text:p text:style-name="Contents_20_2"><text:a xlink:type="simple" xlink:href="#orge6e7fa5">5.9. Infoモード</text:a></text:p>
          <text:p text:style-name="Contents_20_2"><text:a xlink:type="simple" xlink:href="#org6a58d39">5.10. Rモード</text:a></text:p>
          <text:p text:style-name="Contents_20_2"><text:a xlink:type="simple" xlink:href="#orgab23621">5.11. nXMLモード</text:a></text:p>
          <text:p text:style-name="Contents_20_2"><text:a xlink:type="simple" xlink:href="#org4825155">5.12. yamlモード</text:a></text:p>
          <text:p text:style-name="Contents_20_2"><text:a xlink:type="simple" xlink:href="#org9b4f1f8">5.13. jsonモード</text:a></text:p>
          <text:p text:style-name="Contents_20_2"><text:a xlink:type="simple" xlink:href="#orgba47205">5.14. javascriptモード</text:a></text:p>
          <text:p text:style-name="Contents_20_2"><text:a xlink:type="simple" xlink:href="#org89e512d">5.15. csvモード</text:a></text:p>
          <text:p text:style-name="Contents_20_2"><text:a xlink:type="simple" xlink:href="#org839def4">5.16. asciiモード</text:a></text:p>
          <text:p text:style-name="Contents_20_2"><text:a xlink:type="simple" xlink:href="#org92e39f1">5.17. esモード</text:a></text:p>
          <text:p text:style-name="Contents_20_2"><text:a xlink:type="simple" xlink:href="#org6071b9a">5.18. gnuplotモード</text:a></text:p>
          <text:p text:style-name="Contents_20_2"><text:a xlink:type="simple" xlink:href="#orgcb025b5">5.19. markdown-mode</text:a></text:p>
          <text:p text:style-name="Contents_20_2"><text:a xlink:type="simple" xlink:href="#org838312b">5.20. スペルチェック</text:a></text:p>
          <text:p text:style-name="Contents_20_2"><text:a xlink:type="simple" xlink:href="#org3b7bb65">5.21. リアルタイムスペルチェック</text:a></text:p>
          <text:p text:style-name="Contents_20_2"><text:a xlink:type="simple" xlink:href="#org6d40fbc">5.22. [latex-math-preview.el] TeX数式をプレビュー</text:a></text:p>
          <text:p text:style-name="Contents_20_2"><text:a xlink:type="simple" xlink:href="#org7d43e79">5.23. [po-mode.el] 翻訳ファイルの編集</text:a></text:p>
          <text:p text:style-name="Contents_20_2"><text:a xlink:type="simple" xlink:href="#org8976ac8">5.24. [word-count.el] リージョン内の文字をカウントする</text:a></text:p>
          <text:p text:style-name="Contents_20_2"><text:a xlink:type="simple" xlink:href="#org1bad1a5">5.25. [yatex.el] YaTeXモード</text:a></text:p>
          <text:p text:style-name="Contents_20_2"><text:a xlink:type="simple" xlink:href="#org19dfcb8">5.26. [auxtex.el] AUCTEXモード</text:a></text:p>
          <text:p text:style-name="Contents_20_2"><text:a xlink:type="simple" xlink:href="#org57c202a">5.27. [display-time-world-mode] 世界時計</text:a></text:p>
          <text:p text:style-name="Contents_20_2"><text:a xlink:type="simple" xlink:href="#orgd51b54b">5.28. [yasnippet.el] Emacs用のテンプレートシステム</text:a></text:p>
          <text:p text:style-name="Contents_20_2"><text:a xlink:type="simple" xlink:href="#orgac6a6a0">5.29. [sdic.el] 英辞郎で英単語を調べる</text:a></text:p>
          <text:p text:style-name="Contents_20_2"><text:a xlink:type="simple" xlink:href="#org51b8a4b">5.30. MacOSのdictionary.appで辞書をひく</text:a></text:p>
          <text:p text:style-name="Contents_20_2"><text:a xlink:type="simple" xlink:href="#org87cf68c">5.31. MacOSのdictionary.appでCOBUILD5の辞書をひく（旧）</text:a></text:p>
          <text:p text:style-name="Contents_20_3"><text:a xlink:type="simple" xlink:href="#orgdc1337b">5.31.1. マイナーモード化</text:a></text:p>
          <text:p text:style-name="Contents_20_3"><text:a xlink:type="simple" xlink:href="#org3b26d79">5.31.2. キーバインド</text:a></text:p>
          <text:p text:style-name="Contents_20_2"><text:a xlink:type="simple" xlink:href="#org0a56986">5.32. [lookup.el] 辞書</text:a></text:p>
          <text:p text:style-name="Contents_20_3"><text:a xlink:type="simple" xlink:href="#org408e7d0">5.32.1. キーバインド</text:a></text:p>
          <text:p text:style-name="Contents_20_2"><text:a xlink:type="simple" xlink:href="#org5c86a13">5.33. [cacoo] Cacoo で描く</text:a></text:p>
          <text:p text:style-name="Contents_20_2"><text:a xlink:type="simple" xlink:href="#orgfa8abcf">5.34. [iedit] バッファ内の同じ文字列を一度に編集する</text:a></text:p>
          <text:p text:style-name="Contents_20_2"><text:a xlink:type="simple" xlink:href="#org2837642">5.35. [web-mode] HTML編集</text:a></text:p>
          <text:p text:style-name="Contents_20_2"><text:a xlink:type="simple" xlink:href="#org2fc39f9">5.36. [emmet-mode] zencoding の後継</text:a></text:p>
          <text:p text:style-name="Contents_20_2"><text:a xlink:type="simple" xlink:href="#org219c5c2">5.37. [zencoding-mode] HTML編集の高速化（旧）</text:a></text:p>
          <text:p text:style-name="Contents_20_2"><text:a xlink:type="simple" xlink:href="#org67c8c09">5.38. [describe-number] 16進数などを確認</text:a></text:p>
          <text:p text:style-name="Contents_20_2"><text:a xlink:type="simple" xlink:href="#orgca207a0">5.39. [web-beautify.el] ソースコード整形</text:a></text:p>
          <text:p text:style-name="Contents_20_2"><text:a xlink:type="simple" xlink:href="#orgbb74231">5.40. [smartparens.el] 対応するカッコの挿入をアシスト</text:a></text:p>
          <text:p text:style-name="Contents_20_2"><text:a xlink:type="simple" xlink:href="#orgfd61356">5.41. [replace-from-region.el] 選択領域を別の文字列に置き換える</text:a></text:p>
          <text:p text:style-name="Contents_20_2"><text:a xlink:type="simple" xlink:href="#orgf67b139">5.42. [selected.el] リージョン選択時のアクションを制御</text:a></text:p>
          <text:p text:style-name="Contents_20_2"><text:a xlink:type="simple" xlink:href="#org3379b75">5.43. <text:span text:style-name="OrgTodo">TODO</text:span> [git-complete.el] GIT grep を使う補完エンジン</text:a></text:p>
          <text:p text:style-name="Contents_20_1"><text:a xlink:type="simple" xlink:href="#org138ed22">6. 表示サポート</text:a></text:p>
          <text:p text:style-name="Contents_20_2"><text:a xlink:type="simple" xlink:href="#orgc033e53">6.1. モードラインのモード名を短くする</text:a></text:p>
          <text:p text:style-name="Contents_20_2"><text:a xlink:type="simple" xlink:href="#orgf48e1b3">6.2. モードラインのNarrowを短くする</text:a></text:p>
          <text:p text:style-name="Contents_20_2"><text:a xlink:type="simple" xlink:href="#org6892743">6.3. モードラインの節約（VC-mode編）</text:a></text:p>
          <text:p text:style-name="Contents_20_2"><text:a xlink:type="simple" xlink:href="#org661e207">6.4. モードラインの色をカスタマイズする</text:a></text:p>
          <text:p text:style-name="Contents_20_3"><text:a xlink:type="simple" xlink:href="#org4a506ad">6.4.1. 色セット例</text:a></text:p>
          <text:p text:style-name="Contents_20_2"><text:a xlink:type="simple" xlink:href="#org8aea08b">6.5. visible-bell のカスタマイズ</text:a></text:p>
          <text:p text:style-name="Contents_20_2"><text:a xlink:type="simple" xlink:href="#org091e373">6.6. 常に <text:span text:style-name="Bold">scratch</text:span> を表示して起動する</text:a></text:p>
          <text:p text:style-name="Contents_20_2"><text:a xlink:type="simple" xlink:href="#orgc46515d">6.7. バッテリー情報をモードラインに表示する</text:a></text:p>
          <text:p text:style-name="Contents_20_2"><text:a xlink:type="simple" xlink:href="#org2342f32">6.8. スクロールバーを非表示にする</text:a></text:p>
          <text:p text:style-name="Contents_20_2"><text:a xlink:type="simple" xlink:href="#org149e89f">6.9. [yascroll] フリンジにスクロールバーを出す</text:a></text:p>
          <text:p text:style-name="Contents_20_2"><text:a xlink:type="simple" xlink:href="#org0c1ddcc">6.10. ツールバーを非表示にする</text:a></text:p>
          <text:p text:style-name="Contents_20_2"><text:a xlink:type="simple" xlink:href="#orge69e866">6.11. 起動時のスプラッシュ画面を表示しない</text:a></text:p>
          <text:p text:style-name="Contents_20_2"><text:a xlink:type="simple" xlink:href="#orgba2642d">6.12. カーソル行の行数をモードラインに表示する</text:a></text:p>
          <text:p text:style-name="Contents_20_2"><text:a xlink:type="simple" xlink:href="#org3b88f93">6.13. カーソル行の関数名をモードラインに表示する</text:a></text:p>
          <text:p text:style-name="Contents_20_2"><text:a xlink:type="simple" xlink:href="#org16347be">6.14. 時刻をモードラインに表示する</text:a></text:p>
          <text:p text:style-name="Contents_20_2"><text:a xlink:type="simple" xlink:href="#orgd33a961">6.15. 対応するカッコをハイライトする</text:a></text:p>
          <text:p text:style-name="Contents_20_2"><text:a xlink:type="simple" xlink:href="#org731dacc">6.16. 全角スペースと行末タブ／半角スペースを強調表示する</text:a></text:p>
          <text:p text:style-name="Contents_20_2"><text:a xlink:type="simple" xlink:href="#org7c7b39d">6.17. バッファの終わりをフリンジで明示</text:a></text:p>
          <text:p text:style-name="Contents_20_2"><text:a xlink:type="simple" xlink:href="#orged76952">6.18. [migemo.el] ローマ字入力で日本語を検索する</text:a></text:p>
          <text:p text:style-name="Contents_20_2"><text:a xlink:type="simple" xlink:href="#orgbb16ac4">6.19. [anything.el] 何でも絞り込みインターフェイス（旧）</text:a></text:p>
          <text:p text:style-name="Contents_20_3"><text:a xlink:type="simple" xlink:href="#orgc1f603d">6.19.1. キーバインド</text:a></text:p>
          <text:p text:style-name="Contents_20_2"><text:a xlink:type="simple" xlink:href="#org651b8f8">6.20. [helm.el] 続・何でも絞り込みインターフェイス</text:a></text:p>
          <text:p text:style-name="Contents_20_2"><text:a xlink:type="simple" xlink:href="#orgcba0b3a">6.21. [stripe-buffer.el] テーブルの色をストライプにする</text:a></text:p>
          <text:p text:style-name="Contents_20_2"><text:a xlink:type="simple" xlink:href="#org4e326a0">6.22. [rainbow-delimiters] 対応するカッコに色を付ける</text:a></text:p>
          <text:p text:style-name="Contents_20_2"><text:a xlink:type="simple" xlink:href="#orga05c23d">6.23. [git-gutter-fringe] 編集差分をフレーム端で視覚化</text:a></text:p>
          <text:p text:style-name="Contents_20_2"><text:a xlink:type="simple" xlink:href="#org5e88dee">6.24. [zlc.el] find-file バッファを zsh ライクにする</text:a></text:p>
          <text:p text:style-name="Contents_20_2"><text:a xlink:type="simple" xlink:href="#org37ad33b">6.25. [japanese-holidays] カレンダーをカラフルにする</text:a></text:p>
          <text:p text:style-name="Contents_20_2"><text:a xlink:type="simple" xlink:href="#org8b0c3d2">6.26. [calendar.el] カレンダーで週番号を表示する</text:a></text:p>
          <text:p text:style-name="Contents_20_2"><text:a xlink:type="simple" xlink:href="#orgce17e21">6.27. [guide-key] キーバインドの選択肢をポップアップする</text:a></text:p>
          <text:p text:style-name="Contents_20_2"><text:a xlink:type="simple" xlink:href="#org0ae8cbc">6.28. [which-key] キーバインドの選択肢をポップアップする</text:a></text:p>
          <text:p text:style-name="Contents_20_2"><text:a xlink:type="simple" xlink:href="#org5495e2e">6.29. [stock-ticker] 株価をモードラインに表示</text:a></text:p>
          <text:p text:style-name="Contents_20_2"><text:a xlink:type="simple" xlink:href="#orgb101e6e">6.30. [mode-icons] 使用中のモード表示をアイコンで代替</text:a></text:p>
          <text:p text:style-name="Contents_20_2"><text:a xlink:type="simple" xlink:href="#orgd4276c6">6.31. [highlight-symbol] 同じ名前のシンボルをハイライトする</text:a></text:p>
          <text:p text:style-name="Contents_20_2"><text:a xlink:type="simple" xlink:href="#orge329431">6.32. [all-the-icons-dired] フォントを使ったアイコンを表示</text:a></text:p>
          <text:p text:style-name="Contents_20_1"><text:a xlink:type="simple" xlink:href="#org8e49289">7. メディアサポート</text:a></text:p>
          <text:p text:style-name="Contents_20_2"><text:a xlink:type="simple" xlink:href="#orga2d7454">7.1. [bongo.el] Emacsのバッファで音楽ライブラリを管理する</text:a></text:p>
          <text:p text:style-name="Contents_20_2"><text:a xlink:type="simple" xlink:href="#org0cc25cd">7.2. [GoogleMaps.el] GoogleMaps を Emacs 内で使う</text:a></text:p>
          <text:p text:style-name="Contents_20_2"><text:a xlink:type="simple" xlink:href="#org6a3cdf9">7.3. [org-google-weather.el] org-agenda に天気を表示する</text:a></text:p>
          <text:p text:style-name="Contents_20_2"><text:a xlink:type="simple" xlink:href="#orgd67107a">7.4. [japanlaw.el] Emacs 電子六法</text:a></text:p>
          <text:p text:style-name="Contents_20_1"><text:a xlink:type="simple" xlink:href="#org56c678c">8. 履歴／ファイル管理</text:a></text:p>
          <text:p text:style-name="Contents_20_2"><text:a xlink:type="simple" xlink:href="#org916f8ad">8.1. [dired] ファイラのサポートツール</text:a></text:p>
          <text:p text:style-name="Contents_20_2"><text:a xlink:type="simple" xlink:href="#orgabe3e96">8.2. Undoバッファを無限に取る</text:a></text:p>
          <text:p text:style-name="Contents_20_2"><text:a xlink:type="simple" xlink:href="#orgc8c823f">8.3. [undo-tree] 編集履歴をわかりやすくたどる</text:a></text:p>
          <text:p text:style-name="Contents_20_2"><text:a xlink:type="simple" xlink:href="#orgb5a5df5">8.4. バッファ保存時にバックアップファイルを生成する</text:a></text:p>
          <text:p text:style-name="Contents_20_2"><text:a xlink:type="simple" xlink:href="#org83f9699">8.5. バッファ保存時にバックアップを生成させない</text:a></text:p>
          <text:p text:style-name="Contents_20_2"><text:a xlink:type="simple" xlink:href="#org91b70a9">8.6. ミニバッファの履歴を保存しリストアする</text:a></text:p>
          <text:p text:style-name="Contents_20_2"><text:a xlink:type="simple" xlink:href="#org9460902">8.7. 履歴サイズを大きくする</text:a></text:p>
          <text:p text:style-name="Contents_20_2"><text:a xlink:type="simple" xlink:href="#org48b81da">8.8. Emacs終了時に開いていたバッファを起動時に復元する</text:a></text:p>
          <text:p text:style-name="Contents_20_2"><text:a xlink:type="simple" xlink:href="#orgf059927">8.9. 最近開いたファイルリストを保持</text:a></text:p>
          <text:p text:style-name="Contents_20_2"><text:a xlink:type="simple" xlink:href="#org462d9b9">8.10. 深夜にバッファを自動整理する</text:a></text:p>
          <text:p text:style-name="Contents_20_2"><text:a xlink:type="simple" xlink:href="#org28a61f0">8.11. [auto-save-buffers.el] 一定間隔でバッファを保存する</text:a></text:p>
          <text:p text:style-name="Contents_20_2"><text:a xlink:type="simple" xlink:href="#orgb3fe3ee">8.12. [backup-dir.el] バックアップファイルを一箇所に集める</text:a></text:p>
          <text:p text:style-name="Contents_20_2"><text:a xlink:type="simple" xlink:href="#orgd484d3c">8.13. [backup-each-save] クラッシュに備える</text:a></text:p>
          <text:p text:style-name="Contents_20_2"><text:a xlink:type="simple" xlink:href="#org0ef92b0">8.14. 特定のファイルを Dropbox 以下にバックアップする</text:a></text:p>
          <text:p text:style-name="Contents_20_2"><text:a xlink:type="simple" xlink:href="#org590def9">8.15. [session.el] 様々な履歴を保存し復元に利用する</text:a></text:p>
          <text:p text:style-name="Contents_20_2"><text:a xlink:type="simple" xlink:href="#orgb817baa">8.16. [wakatime-mode.el] WakaTime を利用して作業記録する</text:a></text:p>
          <text:p text:style-name="Contents_20_2"><text:a xlink:type="simple" xlink:href="#orge336415">8.17. [neotree.el] ディレクトリ情報をツリー表示</text:a></text:p>
          <text:p text:style-name="Contents_20_2"><text:a xlink:type="simple" xlink:href="#org3b5661c">8.18. [osx-trash] system-move-file-to-trash を有効にする</text:a></text:p>
          <text:p text:style-name="Contents_20_2"><text:a xlink:type="simple" xlink:href="#org1e14069">8.19. <text:span text:style-name="OrgTodo">TODO</text:span> [helpful] リッチなヘルプページ</text:a></text:p>
          <text:p text:style-name="Contents_20_1"><text:a xlink:type="simple" xlink:href="#orgdadecec">9. 開発サポート</text:a></text:p>
          <text:p text:style-name="Contents_20_2"><text:a xlink:type="simple" xlink:href="#orgac00cc9">9.1. 便利キーバインド</text:a></text:p>
          <text:p text:style-name="Contents_20_2"><text:a xlink:type="simple" xlink:href="#org60f4325">9.2. [gist.el] Gist インターフェイス</text:a></text:p>
          <text:p text:style-name="Contents_20_2"><text:a xlink:type="simple" xlink:href="#org7a43a6d">9.3. [doxymacs.el] Doxygen のコメントを簡単に入力する</text:a></text:p>
          <text:p text:style-name="Contents_20_2"><text:a xlink:type="simple" xlink:href="#org726afbb">9.4. [matlab.el] Matlab用の設定 <text:span text:style-name="OrgTags">[<text:span text:style-name="OrgTag">Mac</text:span>]</text:span></text:a></text:p>
          <text:p text:style-name="Contents_20_2"><text:a xlink:type="simple" xlink:href="#org06dbf48">9.5. [flycheck.el] 構文エラー表示</text:a></text:p>
          <text:p text:style-name="Contents_20_2"><text:a xlink:type="simple" xlink:href="#org6fc39c1">9.6. [auto-complete.el] 自動補完機能</text:a></text:p>
          <text:p text:style-name="Contents_20_2"><text:a xlink:type="simple" xlink:href="#org763ea91">9.7. [auto-complete-clang.el] オムニ補完</text:a></text:p>
          <text:p text:style-name="Contents_20_3"><text:a xlink:type="simple" xlink:href="#orgcca2572">9.7.1. 参考サイト</text:a></text:p>
          <text:p text:style-name="Contents_20_2"><text:a xlink:type="simple" xlink:href="#orgc722e21">9.8. [hideshowvis.el] 関数の表示／非表示</text:a></text:p>
          <text:p text:style-name="Contents_20_2"><text:a xlink:type="simple" xlink:href="#orgc7c132e">9.9. [origami.el] 関数の折りたたみ</text:a></text:p>
          <text:p text:style-name="Contents_20_2"><text:a xlink:type="simple" xlink:href="#orgdaa73ae">9.10. [quickrun.el] お手軽ビルド</text:a></text:p>
          <text:p text:style-name="Contents_20_2"><text:a xlink:type="simple" xlink:href="#org3a65e1f">9.11. [ggtags.el] タグジャンプ</text:a></text:p>
          <text:p text:style-name="Contents_20_2"><text:a xlink:type="simple" xlink:href="#org9a6e9f4">9.12. [0xc] N進数変換</text:a></text:p>
          <text:p text:style-name="Contents_20_2"><text:a xlink:type="simple" xlink:href="#orgfe23dff">9.13. <text:span text:style-name="OrgTodo">TODO</text:span> [EditorConfig] コードスタイルの強制</text:a></text:p>
          <text:p text:style-name="Contents_20_2"><text:a xlink:type="simple" xlink:href="#org1077149">9.14. [uuid.el] UUID の生成</text:a></text:p>
          <text:p text:style-name="Contents_20_1"><text:a xlink:type="simple" xlink:href="#org3f49180">10. Org Mode</text:a></text:p>
          <text:p text:style-name="Contents_20_2"><text:a xlink:type="simple" xlink:href="#orga01cca0">10.1. 基本設定</text:a></text:p>
          <text:p text:style-name="Contents_20_2"><text:a xlink:type="simple" xlink:href="#orgf116161">10.2. contribution を使う</text:a></text:p>
          <text:p text:style-name="Contents_20_2"><text:a xlink:type="simple" xlink:href="#org769b7c7">10.3. iCal との連携</text:a></text:p>
          <text:p text:style-name="Contents_20_2"><text:a xlink:type="simple" xlink:href="#org4dbbde2">10.4. スピードコマンド</text:a></text:p>
          <text:p text:style-name="Contents_20_2"><text:a xlink:type="simple" xlink:href="#orga9eeef7">10.5. Pomodoro</text:a></text:p>
          <text:p text:style-name="Contents_20_2"><text:a xlink:type="simple" xlink:href="#orgbed25e9">10.6. face 関連</text:a></text:p>
          <text:p text:style-name="Contents_20_2"><text:a xlink:type="simple" xlink:href="#org5d47538">10.7. <text:span text:style-name="OrgTodo">TODO</text:span> キーワードのカスタマイズ</text:a></text:p>
          <text:p text:style-name="Contents_20_2"><text:a xlink:type="simple" xlink:href="#orga8f4a92">10.8. ImageMagick を使って様々な画像をインライン表示する</text:a></text:p>
          <text:p text:style-name="Contents_20_2"><text:a xlink:type="simple" xlink:href="#org3e3d504">10.9. [org-agenda] タスク／予定管理</text:a></text:p>
          <text:p text:style-name="Contents_20_2"><text:a xlink:type="simple" xlink:href="#org1dd8141">10.10. <text:span text:style-name="OrgTodo">TODO</text:span> [orgbox.el] スケジュール追加のわかりやすい入力</text:a></text:p>
          <text:p text:style-name="Contents_20_2"><text:a xlink:type="simple" xlink:href="#org35fdb40">10.11. <text:span text:style-name="OrgTodo">TODO</text:span> [org-review.el] レビューフローのサポート</text:a></text:p>
          <text:p text:style-name="Contents_20_2"><text:a xlink:type="simple" xlink:href="#org94c99b4">10.12. [appt.el] アラーム設定</text:a></text:p>
          <text:p text:style-name="Contents_20_2"><text:a xlink:type="simple" xlink:href="#orgc5cdaca">10.13. [org-capture] 高速にメモを取る</text:a></text:p>
          <text:p text:style-name="Contents_20_2"><text:a xlink:type="simple" xlink:href="#org49a8f99">10.14. [org-refile] orgツリーの高速移動</text:a></text:p>
          <text:p text:style-name="Contents_20_2"><text:a xlink:type="simple" xlink:href="#orgd3202cb">10.15. [org-babel] 基本設定</text:a></text:p>
          <text:p text:style-name="Contents_20_2"><text:a xlink:type="simple" xlink:href="#org83682c3">10.16. [org-babel] ソースブロックの入力キーをカスタマイズ</text:a></text:p>
          <text:p text:style-name="Contents_20_2"><text:a xlink:type="simple" xlink:href="#orgc75fd24">10.17. [MobileOrg] iOS との連携</text:a></text:p>
          <text:p text:style-name="Contents_20_2"><text:a xlink:type="simple" xlink:href="#org4329abd">10.18. [org-tree-slide] Org でプレゼンテーション</text:a></text:p>
          <text:p text:style-name="Contents_20_2"><text:a xlink:type="simple" xlink:href="#org04e2bb7">10.19. [org-tree-slide] クロックインとアウトを自動化する</text:a></text:p>
          <text:p text:style-name="Contents_20_2"><text:a xlink:type="simple" xlink:href="#orgdc037cc">10.20. [org-tree-slide] 特定のツリーをプロポーショナルフォントで表示する</text:a></text:p>
          <text:p text:style-name="Contents_20_2"><text:a xlink:type="simple" xlink:href="#orgf667a68">10.21. [org-tree-slide] ヘッドラインをリッチにする</text:a></text:p>
          <text:p text:style-name="Contents_20_2"><text:a xlink:type="simple" xlink:href="#org92bb131">10.22. <text:span text:style-name="OrgTodo">TODO</text:span> [org-tree-slide] BEGIN_SRCとEND_SRCを消して背景色を変える</text:a></text:p>
          <text:p text:style-name="Contents_20_2"><text:a xlink:type="simple" xlink:href="#orgc8ed810">10.23. <text:span text:style-name="OrgTodo">TODO</text:span> [org-fstree] ディレクトリ構造を読み取る</text:a></text:p>
          <text:p text:style-name="Contents_20_2"><text:a xlink:type="simple" xlink:href="#orgbdd487c">10.24. [calfw-org] calfw に org の予定を表示する</text:a></text:p>
          <text:p text:style-name="Contents_20_2"><text:a xlink:type="simple" xlink:href="#org8cb1570">10.25. [org-export-generic] エクスポート機能を拡張する</text:a></text:p>
          <text:p text:style-name="Contents_20_2"><text:a xlink:type="simple" xlink:href="#org13c89d5">10.26. <text:span text:style-name="OrgTodo">TODO</text:span> [ox] 出力形式の拡張</text:a></text:p>
          <text:p text:style-name="Contents_20_2"><text:a xlink:type="simple" xlink:href="#orgb353943">10.27. [org-odt] ODT形式に出力</text:a></text:p>
          <text:p text:style-name="Contents_20_2"><text:a xlink:type="simple" xlink:href="#org2421fb6">10.28. [ox-twbs] Twitter Bootstrap 互換のHTML出力</text:a></text:p>
          <text:p text:style-name="Contents_20_2"><text:a xlink:type="simple" xlink:href="#orga4e163a">10.29. [org-crypt] ツリーを暗号化する</text:a></text:p>
          <text:p text:style-name="Contents_20_2"><text:a xlink:type="simple" xlink:href="#org09872d8">10.30. [org-mac-link] 外部アプリから情報を取る</text:a></text:p>
          <text:p text:style-name="Contents_20_2"><text:a xlink:type="simple" xlink:href="#org38dfa8f">10.31. <text:span text:style-name="OrgTodo">TODO</text:span> Parers3.app からリンクを取得する</text:a></text:p>
          <text:p text:style-name="Contents_20_2"><text:a xlink:type="simple" xlink:href="#org2f6c5fd">10.32. <text:span text:style-name="OrgTodo">TODO</text:span> Papers3.app のリンクを開けるようにする</text:a></text:p>
          <text:p text:style-name="Contents_20_2"><text:a xlink:type="simple" xlink:href="#orgba8adcd">10.33. <text:span text:style-name="OrgTodo">TODO</text:span> [org-attach] 外部ファイルを紐付ける</text:a></text:p>
          <text:p text:style-name="Contents_20_2"><text:a xlink:type="simple" xlink:href="#orgf2b44f5">10.34. <text:span text:style-name="OrgTodo">TODO</text:span> [org-screenshot] スクリーンショットを貼り付ける</text:a></text:p>
          <text:p text:style-name="Contents_20_2"><text:a xlink:type="simple" xlink:href="#org8f413ce">10.35. [terminal-notifier] イベント通知</text:a></text:p>
          <text:p text:style-name="Contents_20_3"><text:a xlink:type="simple" xlink:href="#org2e8d741">10.35.1. References</text:a></text:p>
          <text:p text:style-name="Contents_20_2"><text:a xlink:type="simple" xlink:href="#org1b42b5e">10.36. [org-grep] org ファイルを grep する</text:a></text:p>
          <text:p text:style-name="Contents_20_2"><text:a xlink:type="simple" xlink:href="#orgde1f14c">10.37. [ox-reveal] ナイスなHTML5プレゼンテーション出力</text:a></text:p>
          <text:p text:style-name="Contents_20_2"><text:a xlink:type="simple" xlink:href="#org69fab98">10.38. <text:span text:style-name="OrgTodo">READ</text:span> ME を常に org-mode で開く</text:a></text:p>
          <text:p text:style-name="Contents_20_2"><text:a xlink:type="simple" xlink:href="#org087f90f">10.39. Growlnotify と org-mode でアラーム管理</text:a></text:p>
          <text:p text:style-name="Contents_20_3"><text:a xlink:type="simple" xlink:href="#orgaa95ab2">10.39.1. キーバインド</text:a></text:p>
          <text:p text:style-name="Contents_20_2"><text:a xlink:type="simple" xlink:href="#orgc886576">10.40. org-mode の latex エクスポート関数をオーバーライド</text:a></text:p>
          <text:p text:style-name="Contents_20_2"><text:a xlink:type="simple" xlink:href="#org1f7855a">10.41. [org-autolist] ブリッツの入力を簡単に</text:a></text:p>
          <text:p text:style-name="Contents_20_2"><text:a xlink:type="simple" xlink:href="#org4279359">10.42. <text:span text:style-name="OrgTodo">TODO</text:span> [org-dashboard] 進捗をプログレスバーで確認</text:a></text:p>
          <text:p text:style-name="Contents_20_2"><text:a xlink:type="simple" xlink:href="#orgc4b5a1c">10.43. <text:span text:style-name="OrgTodo">TODO</text:span> [org-clock-today] 今日の総作業時間をモードラインに表示</text:a></text:p>
          <text:p text:style-name="Contents_20_2"><text:a xlink:type="simple" xlink:href="#orgd2abb79">10.44. <text:span text:style-name="OrgTodo">TODO</text:span> [org-recent-headings] 訪問したツリーを記録し簡単に再訪問可能にする</text:a></text:p>
          <text:p text:style-name="Contents_20_2"><text:a xlink:type="simple" xlink:href="#orgac08531">10.45. <text:span text:style-name="OrgTodo">TODO</text:span> [orgnav] ツリーの検索インタフェース</text:a></text:p>
          <text:p text:style-name="Contents_20_2"><text:a xlink:type="simple" xlink:href="#orgcc6a537">10.46. <text:span text:style-name="OrgTodo">TODO</text:span> [org-random-todo] ランダムにタスクを選ぶ</text:a></text:p>
          <text:p text:style-name="Contents_20_2"><text:a xlink:type="simple" xlink:href="#orga6322f4">10.47. <text:span text:style-name="OrgTodo">TODO</text:span> [toc-org] 目次の挿入</text:a></text:p>
          <text:p text:style-name="Contents_20_1"><text:a xlink:type="simple" xlink:href="#org299dc71">11. フレーム／ウィンドウ制御</text:a></text:p>
          <text:p text:style-name="Contents_20_2"><text:a xlink:type="simple" xlink:href="#orgb954a0b">11.1. 起動時の設定</text:a></text:p>
          <text:p text:style-name="Contents_20_2"><text:a xlink:type="simple" xlink:href="#orgf56d57f">11.2. [e2wm.el] 二画面表示</text:a></text:p>
          <text:p text:style-name="Contents_20_2"><text:a xlink:type="simple" xlink:href="#org6a2b8e3">11.3. [moom.el] キーボードでフレームの場所を移す</text:a></text:p>
          <text:p text:style-name="Contents_20_2"><text:a xlink:type="simple" xlink:href="#org62cfd1e">11.4. [popwin.el] ポップアップウィンドウの制御</text:a></text:p>
          <text:p text:style-name="Contents_20_2"><text:a xlink:type="simple" xlink:href="#org7a12af2">11.5. <text:span text:style-name="OrgTodo">TODO</text:span> [shackle.el] ポップアップウィンドウの制御</text:a></text:p>
          <text:p text:style-name="Contents_20_2"><text:a xlink:type="simple" xlink:href="#org0a919fb">11.6. [elscreen.el] Emacs バッファをタブ化</text:a></text:p>
          <text:p text:style-name="Contents_20_2"><text:a xlink:type="simple" xlink:href="#org92593b1">11.7. [tabbar-ruler] バッファをタブ切り替え可能に</text:a></text:p>
          <text:p text:style-name="Contents_20_1"><text:a xlink:type="simple" xlink:href="#orgd01f4d1">12. フォント／配色関連</text:a></text:p>
          <text:p text:style-name="Contents_20_2"><text:a xlink:type="simple" xlink:href="#org4d99ab8">12.1. 正規表現を見やすくする</text:a></text:p>
          <text:p text:style-name="Contents_20_2"><text:a xlink:type="simple" xlink:href="#orgb999e7b">12.2. 設定ファイルを見やすくする</text:a></text:p>
          <text:p text:style-name="Contents_20_2"><text:a xlink:type="simple" xlink:href="#org3e8018c">12.3. カーソル行に色をつける</text:a></text:p>
          <text:p text:style-name="Contents_20_2"><text:a xlink:type="simple" xlink:href="#org3b4aa17">12.4. カーソル色の切り替え <text:span text:style-name="OrgTags">[<text:span text:style-name="OrgTag">Mac</text:span>]</text:span></text:a></text:p>
          <text:p text:style-name="Contents_20_2"><text:a xlink:type="simple" xlink:href="#orgf40e193">12.5. カーソルを点滅させない</text:a></text:p>
          <text:p text:style-name="Contents_20_2"><text:a xlink:type="simple" xlink:href="#orgcdaf76c">12.6. カーソル位置のフォントを確認</text:a></text:p>
          <text:p text:style-name="Contents_20_2"><text:a xlink:type="simple" xlink:href="#org1a36bfb">12.7. フォント設定</text:a></text:p>
          <text:p text:style-name="Contents_20_3"><text:a xlink:type="simple" xlink:href="#org7c9f7f2">12.7.1. フォントのインストール方法</text:a></text:p>
          <text:p text:style-name="Contents_20_3"><text:a xlink:type="simple" xlink:href="#org279d557">12.7.2. フォントチェック用コード</text:a></text:p>
          <text:p text:style-name="Contents_20_2"><text:a xlink:type="simple" xlink:href="#org029e54e">12.8. 行間を制御する</text:a></text:p>
          <text:p text:style-name="Contents_20_2"><text:a xlink:type="simple" xlink:href="#org227c06b">12.9. パッチをカラフルに表示する</text:a></text:p>
          <text:p text:style-name="Contents_20_2"><text:a xlink:type="simple" xlink:href="#org1647c57">12.10. 背景を黒系色にする</text:a></text:p>
          <text:p text:style-name="Contents_20_2"><text:a xlink:type="simple" xlink:href="#orgac64d1c">12.11. 時間帯を指定して起動時にテーマを切り替える</text:a></text:p>
          <text:p text:style-name="Contents_20_2"><text:a xlink:type="simple" xlink:href="#org99b175a">12.12. [rainbow-mode.el] 配色のリアルタイム確認</text:a></text:p>
          <text:p text:style-name="Contents_20_3"><text:a xlink:type="simple" xlink:href="#orga334815">12.12.1. 色一覧</text:a></text:p>
          <text:p text:style-name="Contents_20_2"><text:a xlink:type="simple" xlink:href="#org64042cd">12.13. [volatile-highlights] コピペした領域を強調</text:a></text:p>
          <text:p text:style-name="Contents_20_2"><text:a xlink:type="simple" xlink:href="#orgdde2182">12.14. <text:span text:style-name="OrgTodo">TODO</text:span> [edit-color-stamp] Qt経由でカラーピッカーを使う</text:a></text:p>
          <text:p text:style-name="Contents_20_1"><text:a xlink:type="simple" xlink:href="#orgce6ca85">13. ユーティリティ関数</text:a></text:p>
          <text:p text:style-name="Contents_20_2"><text:a xlink:type="simple" xlink:href="#org496ed24">13.1. [pomodoro.el] ポモドーロの実践</text:a></text:p>
          <text:p text:style-name="Contents_20_2"><text:a xlink:type="simple" xlink:href="#org37f73b1">13.2. [pomodoro.el] 続・ポモドーロの実践</text:a></text:p>
          <text:p text:style-name="Contents_20_2"><text:a xlink:type="simple" xlink:href="#orge153a0b">13.3. カレントバッファのあるディレクトリをターミナルで表示</text:a></text:p>
          <text:p text:style-name="Contents_20_2"><text:a xlink:type="simple" xlink:href="#org868fcc4">13.4. [google-this.el] 単語をグーグル検索</text:a></text:p>
          <text:p text:style-name="Contents_20_2"><text:a xlink:type="simple" xlink:href="#org6026978">13.5. [lingr.el] チャットルームに参加</text:a></text:p>
          <text:p text:style-name="Contents_20_2"><text:a xlink:type="simple" xlink:href="#org4aa94b5">13.6. <text:span text:style-name="OrgTodo">TODO</text:span> [password-store.el] パスワード管理</text:a></text:p>
          <text:p text:style-name="Contents_20_2"><text:a xlink:type="simple" xlink:href="#orge748d18">13.7. [multi-term.el] ターミナル</text:a></text:p>
          <text:p text:style-name="Contents_20_2"><text:a xlink:type="simple" xlink:href="#org0a157e9">13.8. [osx-lib.el] OSX用ユーティリティ <text:span text:style-name="OrgTags">[<text:span text:style-name="OrgTag">Mac</text:span>]</text:span></text:a></text:p>
          <text:p text:style-name="Contents_20_2"><text:a xlink:type="simple" xlink:href="#orgf36c612">13.9. iterm2 を Emacs から呼び出したい <text:span text:style-name="OrgTags">[<text:span text:style-name="OrgTag">Mac</text:span>]</text:span></text:a></text:p>
          <text:p text:style-name="Contents_20_2"><text:a xlink:type="simple" xlink:href="#org274478b">13.10. [utility.el] 自作してテスト中の便利関数群</text:a></text:p>
          <text:p text:style-name="Contents_20_1"><text:a xlink:type="simple" xlink:href="#orge73db53">14. おわりに</text:a></text:p>
        </text:index-body>
      </text:table-of-content>
      <text:h text:style-name="Heading_20_1" text:outline-level="1" text:is-list-header="false">
<text:bookmark-start text:name="OrgXref.org324e1f5"/>
<text:bookmark text:name="org324e1f5"/>はじめに
<text:bookmark-end text:name="OrgXref.org324e1f5"/></text:h>
      <text:list text:style-name="OrgBulletedList" text:continue-numbering="false">
        <text:list-item>
          <text:p text:style-name="Text_20_body">この文章は，<text:a xlink:type="simple" xlink:href="https://gist.github.com/1369417">org2dokuwiki.pl</text:a>を使って生成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s://pxaka.tokyo/wiki/doku.php?id=emacs:init.el">wiki</text:a> を生成しています．<text:line-break/></text:p>
        </text:list-item>
        <text:list-item>
          <text:p text:style-name="Text_20_body">一部の関数定義を <text:a xlink:type="simple" xlink:href="https://pxaka.tokyo/wiki/doku.php?id=emacs:utility.el">utility.el</text:a> に分離しています．<text:line-break/></text:p>
        </text:list-item>
        <text:list-item>
          <text:p text:style-name="Text_20_body">コピペだけで動かなかった場合は，ページ最下部のコメント欄にご意見をどうぞ．<text:line-break/></text:p>
        </text:list-item>
      </text:list>
      <text:h text:style-name="Heading_20_1" text:outline-level="1" text:is-list-header="false">
<text:bookmark-start text:name="OrgXref.orgd98d7a8"/>
<text:bookmark text:name="orgd98d7a8"/>基本設定
<text:bookmark-end text:name="OrgXref.orgd98d7a8"/></text:h>
      <text:p text:style-name="Text_20_body">この設定群を利用するために設定です．一部の関数は記述しておかないと動かない可能性があります．<text:line-break/></text:p>
      <text:h text:style-name="Heading_20_2" text:outline-level="2" text:is-list-header="false">
<text:bookmark-start text:name="OrgXref.orgcd7a82a"/>
<text:bookmark text:name="orgcd7a82a"/>init.el のヘッダ
<text:bookmark-end text:name="OrgXref.orgcd7a82a"/></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LastLine"><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list text:style-name="OrgBulletedList" text:continue-numbering="false">
        <text:list-item>
          <text:p text:style-name="Text_20_body">.emacs のカスタマイズを本格化し始めた頃に<text:a xlink:type="simple" xlink:href="http://www.mygooglest.com/fni/dot-emacs.html">参照した情報</text:a><text:line-break/></text:p>
        </text:list-item>
      </text:list>
      <text:h text:style-name="Heading_20_2" text:outline-level="2" text:is-list-header="false">
<text:bookmark-start text:name="OrgXref.orga88d47e"/>
<text:bookmark text:name="orga88d47e"/>init ファイルの読み込み時間計測
<text:bookmark-end text:name="OrgXref.orga88d47e"/></text:h>
      <text:p text:style-name="Text_20_body">次の関数を <text:span text:style-name="OrgCode">init.el</text:span> の最初に記載して，オプション付きで <text:span text:style-name="OrgCode">after-init-hook</text:span> に乗っければ，initファイルの読み込み時間を計測できます（GUIのフレーム生成を含まない）．これ以降に設定する <text:span text:style-name="OrgCode">emacs-init-time</text:span> の派生関数と違い， <text:span text:style-name="OrgCode">after-init-hook</text:span> で実行される処理の時間もわかります（ほかの処理も微妙に入るので，あくまで目安です）．<text:line-break/></text:p>
      <text:p text:style-name="OrgSrcBlockLastLine">(<text:span text:style-name="OrgSrcFontLockKeywordFace">defconst</text:span><text:s/><text:span text:style-name="OrgSrcFontLockVariableNameFace">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before-load-init-time)))</text:p>
      <text:p text:style-name="OrgSrcBlock"><text:s/><text:s/><text:s/><text:s/><text:s/><text:s/><text:s/><text:s/>(time2<text:s/>(float-time</text:p>
      <text:p text:style-name="OrgSrcBlock"><text:s/><text:s/><text:s/><text:s/><text:s/><text:s/><text:s/><text:s/><text:s/><text:s/><text:s/><text:s/><text:s/><text:s/><text:s/><text:s/>(time-subtract<text:s/>(current-time)<text:s/>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LastLine">(add-hook<text:s/>'after-init-hook<text:s/>'my:load-init-time<text:s/>t)</text:p>
      <text:p text:style-name="Text_20_body"><text:span text:style-name="OrgCode">after-init-hook</text:span> の値をチェックして，最後に配置されていることに留意します．以下は， <text:span text:style-name="OrgCode">after-init-hook</text:span> の例です．<text:line-break/></text:p>
      <text:p text:style-name="OrgSrcBlockLastLine">(session-initialize<text:s/>recentf-mode<text:s/>my:emacs-init-time<text:s/>my:load-init-time)</text:p>
      <text:h text:style-name="Heading_20_2" text:outline-level="2" text:is-list-header="false">
<text:bookmark-start text:name="OrgXref.org06040ef"/>
<text:bookmark text:name="org06040ef"/>起動時間の計測
<text:bookmark-end text:name="OrgXref.org06040ef"/></text:h>
      <text:p text:style-name="Text_20_body"><text:span text:style-name="OrgCode">M-x 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LastLine">(add-hook<text:s/>'after-init-hook<text:s/>'my:emacs-init-time)</text:p>
      <text:h text:style-name="Heading_20_2" text:outline-level="2" text:is-list-header="false">
<text:bookmark-start text:name="OrgXref.org8861ca4"/>
<text:bookmark text:name="org8861ca4"/>GCサイズの最適化
<text:bookmark-end text:name="OrgXref.org8861ca4"/></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b7cc233"/>
<text:bookmark text:name="orgb7cc233"/>[exec-path-from-shell] PATH設定をシェルから継承する
<text:bookmark-end text:name="OrgXref.orgb7cc233"/></text:h>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3a68e65"/>
<text:bookmark text:name="org3a68e65"/>cl を使う
<text:bookmark-end text:name="OrgXref.org3a68e65"/></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同時にバイトパイル時の警告を回避するために，いくつかのパッケージを <text:span text:style-name="OrgCode">eval-when-compile</text:span> の中に記述します．<text:line-break/></text:p>
      <text:p text:style-name="OrgSrcBlock">(<text:span text:style-name="OrgSrcFontLockKeywordFace">eval-when-compile</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org</text:span>)</text:p>
      <text:p text:style-name="OrgSrcBlock"><text:s/><text:s/>(<text:span text:style-name="OrgSrcFontLockKeywordFace">require</text:span><text:s/>'<text:span text:style-name="OrgSrcFontLockConstantFace">org-clock</text:span>)</text:p>
      <text:p text:style-name="OrgSrcBlockLastLine"><text:s/><text:s/>(<text:span text:style-name="OrgSrcFontLockKeywordFace">require</text:span><text:s/>'<text:span text:style-name="OrgSrcFontLockConstantFace">org-mac-link</text:span>))</text:p>
      <text:h text:style-name="Heading_20_2" text:outline-level="2" text:is-list-header="false">
<text:bookmark-start text:name="OrgXref.orga3f17f0"/>
<text:bookmark text:name="orga3f17f0"/>[load-package-p] 設定の読み込みフラグを確認する
<text:bookmark-end text:name="OrgXref.orga3f17f0"/></text:h>
      <text:p text:style-name="Text_20_body"><text:span text:style-name="OrgCode">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loading-packages= を参照するように手を加えています．<text:line-break/></text:p>
      <text:p text:style-name="OrgSrcBlock">(<text:span text:style-name="OrgSrcFontLockKeywordFace">defun</text:span><text:s/><text:span text:style-name="OrgSrcFontLockFunctionNameFace">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explicitly"</text:span><text:s/>name)))))</text:p>
      <text:p text:style-name="OrgSrcBlockLastLine"><text:s/><text:s/><text:s/><text:s/>enabled))</text:p>
      <text:h text:style-name="Heading_20_2" text:outline-level="2" text:is-list-header="false">
<text:bookmark-start text:name="OrgXref.org50253e8"/>
<text:bookmark text:name="org50253e8"/>リストで関数を渡す autoload-if-found を使う
<text:bookmark-end text:name="OrgXref.org50253e8"/></text:h>
      <text:list text:style-name="OrgBulletedList" text:continue-numbering="false">
        <text:list-item>
          <text:p text:style-name="Text_20_body"><text:a xlink:type="simple" xlink:href="http://d.hatena.ne.jp/jimo1001/20090921/1253525484">http://d.hatena.ne.jp/jimo1001/20090921/1253525484</text:a><text:line-break/></text:p>
          <text:p text:style-name="Text_20_body">eval-after-load とのペアでマクロ化したバージョンもあります（次章参照）．ただ，生成されるバイトコードに問題がありそうなので，最近は <text:span text:style-name="OrgCode">autoload-if-found</text:span> と <text:span text:style-name="OrgCode">with-eval-after-load</text:span> の組み合わせに戻しています．最初に <text:span text:style-name="OrgCode">when</text:span> 判定をすることで，パッケージが未インストールの状態に各種設定をスキップするので安全です．<text:line-break/></text:p>
        </text:list-item>
      </text:list>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1)<text:s/>バイトコンパイル時に警告がでたら，対応するパッケージを記載</text:span></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package-nam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3)<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LastLine"><text:s/><text:s/>(global-set-key<text:s/>(kbd<text:s/><text:span text:style-name="OrgSrcFontLockStringFace">"r"</text:span>)<text:s/>'f2))</text:p>
      <text:list text:style-name="OrgBulletedList" text:continue-numbering="false">
        <text:list-item>
          <text:p text:style-name="Text_20_body"><text:a xlink:type="simple" xlink:href="http://www.sodan.org/~knagano/emacs/dotemacs.html（オリジナル">http://www.sodan.org/~knagano/emacs/dotemacs.html（オリジナル</text:a>）<text:line-break/></text:p>
        </text:list-item>
      </text:list>
      <text:p text:style-name="Text_20_body">次のカスタマイズされた <text:span text:style-name="OrgCode">autoload-if-found</text:span> は引数にリストのみを受け付けます．<text:line-break/></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and</text:span><text:s/>(load-package-p<text:s/>file)</text:p>
      <text:p text:style-name="OrgSrcBlock"><text:s/><text:s/><text:s/><text:s/><text:s/><text:s/><text:s/>(locate-library<text:s/>file)</text:p>
      <text:p text:style-name="OrgSrcBlock"><text:s/><text:s/><text:s/><text:s/><text:s/><text:s/><text:s/>(<text:span text:style-name="OrgSrcFontLockKeywordFace">progn</text:span></text:p>
      <text:p text:style-name="OrgSrcBlock"><text:s/><text:s/><text:s/><text:s/><text:s/><text:s/><text:s/><text:s/><text:s/>(<text:span text:style-name="OrgSrcFontLockKeywordFace">dolist</text:span><text:s/>(f<text:s/>functions)</text:p>
      <text:p text:style-name="OrgSrcBlock"><text:s/><text:s/><text:s/><text:s/><text:s/><text:s/><text:s/><text:s/><text:s/><text:s/><text:s/>(autoload<text:s/>f<text:s/>file<text:s/>docstring<text:s/>interactive<text:s/>type))</text:p>
      <text:p text:style-name="OrgSrcBlockLastLine"><text:s/><text:s/><text:s/><text:s/><text:s/><text:s/><text:s/><text:s/><text:s/>t)))</text:p>
      <text:h text:style-name="Heading_20_2" text:outline-level="2" text:is-list-header="false">
<text:bookmark-start text:name="OrgXref.org9e57574"/>
<text:bookmark text:name="org9e57574"/>[eval-after-autoload-if-found] 複数関数を対象とする遅延読み込み
<text:bookmark-end text:name="OrgXref.org9e57574"/></text:h>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func</text:span> を使い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0c89691"/>
<text:bookmark text:name="org0c89691"/>関数版
<text:bookmark-end text:name="OrgXref.org0c89691"/></text:h>
      <text:p text:style-name="Text_20_body">関数版にリスト <text:span text:style-name="OrgCode">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loading-packages</text:span> は <text:span text:style-name="OrgCode">autoload-if-found</text:span> に組み込みました．<text:line-break/></text:p>
      <text:p text:style-name="OrgSrcBlock">(<text:span text:style-name="OrgSrcFontLockKeywordFace">setq</text:span><text:s/>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loading-packages)<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6677493"/>
<text:bookmark text:name="org6677493"/>マクロ版
<text:bookmark-end text:name="OrgXref.org6677493"/></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2" text:outline-level="2" text:is-list-header="false">
<text:bookmark-start text:name="OrgXref.org0e5746c"/>
<text:bookmark text:name="org0e5746c"/>[library-p] load-path にライブラリがあるかを判定
<text:bookmark-end text:name="OrgXref.org0e5746c"/></text:h>
      <text:p text:style-name="Text_20_body">パッケージが load-path に存在していて使える状態にあるかを調べます．もし存在しなければ，メッセージバッファに [NOT FOUND] を刻みます．<text:line-break/></text:p>
      <text:p text:style-name="Text_20_body"><text:span text:style-name="OrgCode">libraries</text:span> には複数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fde3e9c"/>
<text:bookmark text:name="orgfde3e9c"/>[passed-clock-p] 指定時刻が本日の未来の時刻かを判定
<text:bookmark-end text:name="OrgXref.orgfde3e9c"/></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HH:MM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e781d68"/>
<text:bookmark text:name="orge781d68"/>[input-focus-p] フォーカス判定
<text:bookmark-end text:name="OrgXref.orge781d68"/></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defun</text:span><text:s/><text:span text:style-name="OrgSrcFontLockFunctionNameFace">window-focus-p</text:span><text:s/>()</text:p>
      <text:p text:style-name="OrgSrcBlock"><text:s/><text:s/>(<text:span text:style-name="OrgSrcFontLockKeywordFace">if</text:span><text:s/>window-focus-p<text:s/>t<text:s/>nil))</text:p>
      <text:p text:style-name="OrgSrcBlock">(add-hook<text:s/>'focus-in-hook<text:s/>#'(lambda<text:s/>()<text:s/>(<text:span text:style-name="OrgSrcFontLockKeywordFace">setq</text:span><text:s/>window-focus-p<text:s/>t)))</text:p>
      <text:p text:style-name="OrgSrcBlockLastLine">(add-hook<text:s/>'focus-out-hook<text:s/>#'(lambda<text:s/>()<text:s/>(<text:span text:style-name="OrgSrcFontLockKeywordFace">setq</text:span><text:s/>window-focus-p<text:s/>nil)))</text:p>
      <text:h text:style-name="Heading_20_2" text:outline-level="2" text:is-list-header="false">
<text:bookmark-start text:name="OrgXref.org58f99ac"/>
<text:bookmark text:name="org58f99ac"/>警告の抑制
<text:bookmark-end text:name="OrgXref.org58f99ac"/></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4c0d7dc"/>
<text:bookmark text:name="org4c0d7dc"/>エラー表示の抑制
<text:bookmark-end text:name="OrgXref.org4c0d7dc"/></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526c4fb"/>
<text:bookmark text:name="org526c4fb"/>C-x C-c で容易にEmacsを終了させないように質問する
<text:bookmark-end text:name="OrgXref.org526c4fb"/></text:h>
      <text:p text:style-name="Text_20_body"><text:span text:style-name="OrgCode">y-or-n-p</text:span> を指定するだけです．<text:line-break/></text:p>
      <text:p text:style-name="OrgSrcBlockLastLine">(<text:span text:style-name="OrgSrcFontLockKeywordFace">setq</text:span><text:s/>confirm-kill-emacs<text:s/>'y-or-n-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LastLine"><text:s/><text:s/><text:s/><text:s/><text:s/><text:s/><text:s/><text:s/><text:s/><text:s/><text:s/>(save-buffers-kill-emacs)))))</text:p>
      <text:h text:style-name="Heading_20_3" text:outline-level="3" text:is-list-header="false">
<text:bookmark-start text:name="OrgXref.orga1e2880"/>
<text:bookmark text:name="orga1e2880"/>キーバインド
<text:bookmark-end text:name="OrgXref.orga1e2880"/></text:h>
      <text:p text:style-name="Text_20_body">Show yes or no when you try to kill Emacs<text:line-break/></text:p>
      <text:p text:style-name="OrgSrcBlockLastLine">(global-set-key<text:s/>(kbd<text:s/><text:span text:style-name="OrgSrcFontLockStringFace">"C-x<text:s/>C-c"</text:span>)<text:s/>'confirm-save-buffers-kill-emacs)</text:p>
      <text:h text:style-name="Heading_20_2" text:outline-level="2" text:is-list-header="false">
<text:bookmark-start text:name="OrgXref.org7109ced"/>
<text:bookmark text:name="org7109ced"/>Messages 出力を封じるためのマクロ
<text:bookmark-end text:name="OrgXref.org7109ced"/></text:h>
      <text:p text:style-name="Text_20_body"><text:span text:style-name="OrgCode">shut-up.el</text:span> というマクロがあり，現在はそちらを使っています．非常に強力です．<text:line-break/></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pan text:style-name="OrgSrcFontLockKeywordFace">shut-up</text:span><text:s/>(recentf-save-list))</text:p>
      <text:p text:style-name="OrgSrcBlockLastLine"><text:s/><text:s/><text:s/><text:s/>(recentf-save-list)))</text:p>
      <text:p text:style-name="Text_20_body">以下は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bbf4061"/>
<text:bookmark text:name="orgbbf4061"/>エンターキーの挙動
<text:bookmark-end text:name="OrgXref.orgbbf4061"/></text:h>
      <text:p text:style-name="Text_20_body">好みの問題ですかね．<text:line-break/></text:p>
      <text:p text:style-name="OrgSrcBlockLastLine">(global-set-key<text:s/>(kbd<text:s/><text:span text:style-name="OrgSrcFontLockStringFace">"RET"</text:span>)<text:s/>'electric-newline-and-maybe-indent)</text:p>
      <text:h text:style-name="Heading_20_2" text:outline-level="2" text:is-list-header="false">
<text:bookmark-start text:name="OrgXref.org60c7ed3"/>
<text:bookmark text:name="org60c7ed3"/>コマンド入力中に入力過程をミニバッファに反映する
<text:bookmark-end text:name="OrgXref.org60c7ed3"/></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1" text:outline-level="1" text:is-list-header="false">
<text:bookmark-start text:name="OrgXref.orgb12d248"/>
<text:bookmark text:name="orgb12d248"/>コア設定
<text:bookmark-end text:name="OrgXref.orgb12d248"/></text:h>
      <text:p text:style-name="Text_20_body">Emacs を操作して文書編集する上で欠かせない設定です．<text:line-break/></text:p>
      <text:h text:style-name="Heading_20_2" text:outline-level="2" text:is-list-header="false">
<text:bookmark-start text:name="OrgXref.orgff8e9f9"/>
<text:bookmark text:name="orgff8e9f9"/>言語／文字コード
<text:bookmark-end text:name="OrgXref.orgff8e9f9"/></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426fd2d"/>
<text:bookmark text:name="org426fd2d"/>日本語入力
<text:bookmark-end text:name="OrgXref.org426fd2d"/></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LastLine"><text:s/><text:s/>(mac-add-key-passed-to-system<text:s/>'shift))</text:p>
      <text:h text:style-name="Heading_20_2" text:outline-level="2" text:is-list-header="false">
<text:bookmark-start text:name="OrgXref.orgab6c736"/>
<text:bookmark text:name="orgab6c736"/>[ag.el] 検索
<text:bookmark-end text:name="OrgXref.orgab6c736"/></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ag</text:span><text:s/>nil<text:s/>t))</text:p>
      <text:p text:style-name="OrgSrcBlock"><text:s/><text:s/>(<text:span text:style-name="OrgSrcFontLockKeywordFace">with-eval-after-load</text:span><text:s/><text:span text:style-name="OrgSrcFontLockStringFace">"ag"</text:span></text:p>
      <text:p text:style-name="OrgSrcBlock"><text:s/><text:s/><text:s/><text:s/>(<text:span text:style-name="OrgSrcFontLockKeywordFace">setq</text:span><text:s/>ag-highlight-search<text:s/>t)</text:p>
      <text:p text:style-name="OrgSrcBlock"><text:s/><text:s/><text:s/><text:s/>(<text:span text:style-name="OrgSrcFontLockKeywordFace">setq</text:span><text:s/>ag-reuse-buffers<text:s/>t)<text:s/><text:span text:style-name="OrgSrcFontLockCommentDelimiterFace">;;<text:s/></text:span><text:span text:style-name="OrgSrcFontLockCommentFace">nil:<text:s/>別ウィンドウが開く</text:span></text:p>
      <text:p text:style-name="OrgSrcBlock"><text:s/><text:s/><text:s/><text:s/>(<text:span text:style-name="OrgSrcFontLockKeywordFace">setq</text:span><text:s/>ag-reuse-window<text:s/>nil)<text:s/><text:span text:style-name="OrgSrcFontLockCommentDelimiterFace">;;<text:s/></text:span><text:span text:style-name="OrgSrcFontLockCommentFace">nil:<text:s/>結果を選択時に別ウィンドウに結果を出す</text:span></text:p>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
      <text:p text:style-name="OrgSrcBlock"><text:s/><text:s/><text:s/><text:s/><text:span text:style-name="OrgSrcFontLockCommentDelimiterFace">;;<text:s/></text:span><text:span text:style-name="OrgSrcFontLockCommentFace">自動的に出力バッファに移動</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KeywordFace">interactive</text:span>)</text:p>
      <text:p text:style-name="OrgSrcBlock"><text:s/><text:s/><text:s/><text:s/><text:s/><text:s/>(call-interactively<text:s/>'ag)</text:p>
      <text:p text:style-name="OrgSrcBlock"><text:s/><text:s/><text:s/><text:s/><text:s/><text:s/>(switch-to-buffer-other-frame<text:s/><text:span text:style-name="OrgSrcFontLockStringFace">"*ag<text:s/>search*"</text:span>)))</text:p>
      <text:p text:style-name="OrgSrcBlock"/>
      <text:p text:style-name="OrgSrcBlock"><text:s/><text:s/>(global-set-key<text:s/>(kbd<text:s/><text:span text:style-name="OrgSrcFontLockStringFace">"C-M-f"</text:span>)<text:s/>'my:ag)</text:p>
      <text:p text:style-name="OrgSrcBlockLastLine"><text:s/><text:s/>(autoload-if-found<text:s/>'(helm-ag)<text:s/><text:span text:style-name="OrgSrcFontLockStringFace">"helm-ag"</text:span><text:s/>nil<text:s/>t))</text:p>
      <text:h text:style-name="Heading_20_2" text:outline-level="2" text:is-list-header="false">
<text:bookmark-start text:name="OrgXref.org990fb30"/>
<text:bookmark text:name="org990fb30"/>基本キーバインド
<text:bookmark-end text:name="OrgXref.org990fb30"/></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global-set-key<text:s/>(kbd<text:s/><text:span text:style-name="OrgSrcFontLockStringFace">"M-v"</text:span>)<text:s/>'yank)</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ns-drag-file]<text:s/>'ns-find-file))<text:s/><text:span text:style-name="OrgSrcFontLockCommentDelimiterFace">;<text:s/></text:span><text:span text:style-name="OrgSrcFontLockCommentFace">D&amp;D<text:s/>for<text:s/>Emacs23</text:span></text:p>
      <text:p text:style-name="OrgSrcBlock"/>
      <text:p text:style-name="OrgSrcBlock">(global-set-key<text:s/>[delete]<text:s/>'delete-char)</text:p>
      <text:p text:style-name="OrgSrcBlockLastLine">(global-set-key<text:s/>[kp-delete]<text:s/>'delete-char)</text:p>
      <text:h text:style-name="Heading_20_2" text:outline-level="2" text:is-list-header="false">
<text:bookmark-start text:name="OrgXref.orgd9c72b1"/>
<text:bookmark text:name="orgd9c72b1"/>ナローイングするか
<text:bookmark-end text:name="OrgXref.orgd9c72b1"/></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3bbcc41"/>
<text:bookmark text:name="org3bbcc41"/>バッファの終わりでのnewlineを禁止する
<text:bookmark-end text:name="OrgXref.org3bbcc41"/></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54c686f"/>
<text:bookmark text:name="org54c686f"/>常に最終行に一行追加する
<text:bookmark-end text:name="OrgXref.org54c686f"/></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57896e2"/>
<text:bookmark text:name="org57896e2"/>長い文章を右端で常に折り返す
<text:bookmark-end text:name="OrgXref.org57896e2"/></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9ce6d83"/>
<text:bookmark text:name="org9ce6d83"/>バッファが外部から編集された場合に自動で再読み込みする
<text:bookmark-end text:name="OrgXref.org9ce6d83"/></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LastLine"><text:s/><text:s/>(global-auto-revert-mode<text:s/>1))</text:p>
      <text:h text:style-name="Heading_20_2" text:outline-level="2" text:is-list-header="false">
<text:bookmark-start text:name="OrgXref.org15e45b0"/>
<text:bookmark text:name="org15e45b0"/>[uniquify.el] 同じバッファ名が開かれた場合に区別する
<text:bookmark-end text:name="OrgXref.org15e45b0"/></text:h>
      <text:p text:style-name="Text_20_body">ビルトインの <text:span text:style-name="OrgCode">uniquify</text:span> を使い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2e882b3"/>
<text:bookmark text:name="org2e882b3"/>マウスで選択した領域を自動コピー
<text:bookmark-end text:name="OrgXref.org2e882b3"/></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4f5f1db"/>
<text:bookmark text:name="org4f5f1db"/>パッケージ管理
<text:bookmark-end text:name="OrgXref.org4f5f1db"/></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7b1f2cf"/>
<text:bookmark text:name="org7b1f2cf"/>[cask-mode.el] モード設定
<text:bookmark-end text:name="OrgXref.org7b1f2cf"/></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6d0ce09"/>
<text:bookmark text:name="org6d0ce09"/>Cask のセットアップ
<text:bookmark-end text:name="OrgXref.org6d0ce09"/></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313184d"/>
<text:bookmark text:name="org313184d"/>load-path を一箇所にして起動を高速化
<text:bookmark-end text:name="OrgXref.org313184d"/></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CommentDelimiterFace">#<text:s/></text:span><text:span text:style-name="OrgSrcFontLockCommentFace">Required<text:s/>setting:<text:s/>alias<text:s/>emacs='/Applications/Emacs.app/Contents/MacOS/Emacs'</text:span></text:p>
      <text:p text:style-name="OrgSrcBlock"><text:span text:style-name="OrgSrcFontLockCommentDelimiterFace">#<text:s/></text:span><text:span text:style-name="OrgSrcFontLockCommentFace">exec<text:s/>cd<text:s/>~/.emacs.d<text:s/>&amp;&amp;<text:s/>cask<text:s/>upgrade-cask<text:s/>if<text:s/>you<text:s/>upgrade<text:s/>cask<text:s/>itself.</text:span></text:p>
      <text:p text:style-name="OrgSrcBlock"/>
      <text:p text:style-name="OrgSrcBlock"><text:span text:style-name="OrgSrcFontLockVariableNameFace">CASKPATH</text:span>=~/.emacs.d/.cask</text:p>
      <text:p text:style-name="OrgSrcBlock"><text:span text:style-name="OrgSrcFontLockCommentDelimiterFace">#</text:span><text:span text:style-name="OrgSrcFontLockCommentFace">VERSION=24.5.1</text:span></text:p>
      <text:p text:style-name="OrgSrcBlock"><text:span text:style-name="OrgSrcFontLockCommentDelimiterFace">#</text:span><text:span text:style-name="OrgSrcFontLockCommentFace">VERSION=25.0.95.1</text:span></text:p>
      <text:p text:style-name="OrgSrcBlock"><text:span text:style-name="OrgSrcFontLockVariableNameFace">VERSION</text:span>=25.2</text:p>
      <text:p text:style-name="OrgSrcBlock"><text:span text:style-name="OrgSrcFontLockCommentDelimiterFace">#</text:span><text:span text:style-name="OrgSrcFontLockCommentFace">VERSION=25.1.90.1</text:span></text:p>
      <text:p text:style-name="OrgSrcBlock"><text:span text:style-name="OrgSrcFontLockVariableNameFace">SUBDIR</text:span>=package/$<text:span text:style-name="OrgSrcFontLockVariableNameFace">VERSION</text:span></text:p>
      <text:p text:style-name="OrgSrcBlock"><text:span text:style-name="OrgSrcFontLockVariableNameFace">BACKUPDIR</text:span>=~/Dropbox/backup</text:p>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pan text:style-name="OrgSrcFontLockVariableNameFace">EMACS</text:span>=/Applications/Emacs.app/Contents/MacOS/Emacs</text:p>
      <text:p text:style-name="OrgSrcBlock"><text:span text:style-name="OrgSrcFontLockKeywordFace">fi</text:span></text:p>
      <text:p text:style-name="OrgSrcBlock"><text:span text:style-name="OrgSrcFontLockCommentDelimiterFace">#<text:s/></text:span><text:span text:style-name="OrgSrcFontLockCommentFace">COMMAND="$EMACS<text:s/>-batch<text:s/>-q<text:s/>-l<text:s/>~/.emacs<text:s/>-f<text:s/>batch-byte-compile";</text:span></text:p>
      <text:p text:style-name="OrgSrcBlock"><text:span text:style-name="OrgSrcFontLockKeywordFace">if</text:span><text:s/>[<text:s/>-d<text:s/><text:span text:style-name="OrgSrcFontLockStringFace">"$CASKPATH/$SUBDIR"</text:span><text:s/>];<text:s/><text:span text:style-name="OrgSrcFontLockKeywordFace">then</text:span></text:p>
      <text:p text:style-name="OrgSrcBlock"><text:s/><text:s/><text:s/><text:s/><text:span text:style-name="OrgSrcFontLockBuiltinFace">echo</text:span><text:s/><text:span text:style-name="OrgSrcFontLockStringFace">"---<text:s/>Removing<text:s/>$CASKPATH/$SUBDIR"</text:span></text:p>
      <text:p text:style-name="OrgSrcBlock"><text:s/><text:s/><text:s/><text:s/>rm<text:s/>-r<text:s/><text:span text:style-name="OrgSrcFontLockStringFace">"$CASKPATH/$SUBDIR"</text:span></text:p>
      <text:p text:style-name="OrgSrcBlock"><text:span text:style-name="OrgSrcFontLockKeywordFace">else</text:span></text:p>
      <text:p text:style-name="OrgSrcBlock"><text:s/><text:s/><text:s/><text:s/><text:span text:style-name="OrgSrcFontLockBuiltinFace">echo</text:span><text:s/><text:span text:style-name="OrgSrcFontLockStringFace">"---<text:s/>Target<text:s/>dir<text:s/>does<text:s/>NOT<text:s/>exist<text:s/>($CASKPATH/$SUBDIR)."</text:span></text:p>
      <text:p text:style-name="OrgSrcBlock"><text:s/><text:s/><text:s/><text:s/><text:span text:style-name="OrgSrcFontLockKeywordFace">exit</text:span></text:p>
      <text:p text:style-name="OrgSrcBlock"><text:span text:style-name="OrgSrcFontLockKeywordFace">fi</text:span></text:p>
      <text:p text:style-name="OrgSrcBlock">mkdir<text:s/>-p<text:s/>$<text:span text:style-name="OrgSrcFontLockVariableNameFace">CASKPATH</text:span>/$<text:span text:style-name="OrgSrcFontLockVariableNameFace">SUBDIR</text:span></text:p>
      <text:p text:style-name="OrgSrcBlock"/>
      <text:p text:style-name="OrgSrcBlock"><text:span text:style-name="OrgSrcFontLockBuiltinFace">cd</text:span><text:s/>~/.emacs.d</text:p>
      <text:p text:style-name="OrgSrcBlock"><text:span text:style-name="OrgSrcFontLockBuiltinFace">echo</text:span><text:s/><text:span text:style-name="OrgSrcFontLockStringFace">"---<text:s/>Cask<text:s/>install"</text:span></text:p>
      <text:p text:style-name="OrgSrcBlock"><text:span text:style-name="OrgSrcFontLockVariableNameFace">EMACS</text:span>=<text:span text:style-name="OrgSrcFontLockStringFace">"/Applications/Emacs.app/Contents/MacOS/Emacs"</text:span><text:s/>cask<text:s/>install</text:p>
      <text:p text:style-name="OrgSrcBlock"/>
      <text:p text:style-name="OrgSrcBlock"><text:span text:style-name="OrgSrcFontLockBuiltinFace">echo</text:span><text:s/><text:span text:style-name="OrgSrcFontLockStringFace">"---<text:s/>Cask<text:s/>update"</text:span></text:p>
      <text:p text:style-name="OrgSrcBlock"><text:span text:style-name="OrgSrcFontLockVariableNameFace">EMACS</text:span>=<text:span text:style-name="OrgSrcFontLockStringFace">"/Applications/Emacs.app/Contents/MacOS/Emacs"</text:span><text:s/>cask<text:s/>update</text:p>
      <text:p text:style-name="OrgSrcBlock"/>
      <text:p text:style-name="OrgSrcBlock"><text:span text:style-name="OrgSrcFontLockCommentDelimiterFace">#<text:s/></text:span><text:span text:style-name="OrgSrcFontLockCommentFace">echo<text:s/>"---<text:s/>Removing<text:s/>org-mode<text:s/>installed<text:s/>by<text:s/>Cask<text:s/>unexpectedly"</text:span></text:p>
      <text:p text:style-name="OrgSrcBlock">/bin/rm<text:s/>-rf<text:s/>~/.emacs.d/.cask/$<text:span text:style-name="OrgSrcFontLockVariableNameFace">VERSION</text:span>/elpa/org-20*</text:p>
      <text:p text:style-name="OrgSrcBlock"/>
      <text:p text:style-name="OrgSrcBlock"><text:span text:style-name="OrgSrcFontLockBuiltinFace">echo</text:span><text:s/><text:span text:style-name="OrgSrcFontLockStringFace">"---<text:s/>Copying<text:s/>elisp<text:s/>files"</text:span></text:p>
      <text:p text:style-name="OrgSrcBlock">/bin/cp<text:s/>-rf<text:s/>~/.emacs.d/.cask/$<text:span text:style-name="OrgSrcFontLockVariableNameFace">VERSION</text:span>/elpa/*/*<text:s/>$<text:span text:style-name="OrgSrcFontLockVariableNameFace">CASKPATH</text:span>/$<text:span text:style-name="OrgSrcFontLockVariableNameFace">SUBDIR</text:span></text:p>
      <text:p text:style-name="OrgSrcBlock">/bin/cp<text:s/>-rf<text:s/>~/.emacs.d/.cask/$<text:span text:style-name="OrgSrcFontLockVariableNameFace">VERSION</text:span>/elpa/*/lisp/*<text:s/>$<text:span text:style-name="OrgSrcFontLockVariableNameFace">CASKPATH</text:span>/$<text:span text:style-name="OrgSrcFontLockVariableNameFace">SUBDIR</text:span></text:p>
      <text:p text:style-name="OrgSrcBlock"><text:span text:style-name="OrgSrcFontLockBuiltinFace">cd</text:span><text:s/>$<text:span text:style-name="OrgSrcFontLockVariableNameFace">CASKPATH</text:span>/$<text:span text:style-name="OrgSrcFontLockVariableNameFace">SUBDIR</text:span></text:p>
      <text:p text:style-name="OrgSrcBlock">rm<text:s/>-rf<text:s/>./*~</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fad7520"/>
<text:bookmark text:name="orgfad7520"/>[paradox.el] パッケージ選択画面の改善
<text:bookmark-end text:name="OrgXref.orgfad7520"/></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d533c97"/>
<text:bookmark text:name="orgd533c97"/>インデント
<text:bookmark-end text:name="OrgXref.orgd533c97"/></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70fb53a"/>
<text:bookmark text:name="org70fb53a"/>[aggressive-indent] 即時バッファ整形
<text:bookmark-end text:name="OrgXref.org70fb53a"/></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18f6e7f"/>
<text:bookmark text:name="org18f6e7f"/>ファイルリンクを辿る時に確認のメッセージを出さない
<text:bookmark-end text:name="OrgXref.org18f6e7f"/></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42df77e"/>
<text:bookmark text:name="org42df77e"/>MBPビルド用設定
<text:bookmark-end text:name="OrgXref.org42df77e"/></text:h>
      <text:p text:style-name="Text_20_body">NSビルド版で生じた日本語入力時のチラつきを避けるために，MB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b20b804"/>
<text:bookmark text:name="orgb20b804"/>NSビルド用設定<text:tab/><text:span text:style-name="OrgTags">[<text:span text:style-name="OrgTag">Mac</text:span>]</text:span>
<text:bookmark-end text:name="OrgXref.orgb20b804"/></text:h>
      <text:p text:style-name="Text_20_body">インラインパッチの適用が前提の設定です． <text:span text:style-name="OrgCode">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pan text:style-name="OrgSrcFontLockKeywordFace">setq</text:span><text:s/>mac-ime-cursor-type<text:s/>'(bar<text:s/>.<text:s/>2)))</text:p>
      <text:p text:style-name="OrgSrcBlock"/>
      <text:p text:style-name="OrgSrcBlock"><text:s/><text:s/>(<text:span text:style-name="OrgSrcFontLockKeywordFace">defun</text:span><text:s/><text:span text:style-name="OrgSrcFontLockFunctionNameFace">ns-org-heading-auto-ascii</text:span><text:s/>()</text:p>
      <text:p text:style-name="OrgSrcBlock"><text:s/><text:s/><text:s/><text:s/>(<text:span text:style-name="OrgSrcFontLockKeywordFace">when</text:span><text:s/>(<text:span text:style-name="OrgSrcFontLockKeywordFace">and</text:span><text:s/>window-focus-p</text:p>
      <text:p text:style-name="OrgSrcBlock"><text:s/><text:s/><text:s/><text:s/><text:s/><text:s/><text:s/><text:s/><text:s/><text:s/><text:s/><text:s/><text:s/><text:s/><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mac-toggle-input-method<text:s/>nil)))</text:p>
      <text:p text:style-name="OrgSrcBlock"/>
      <text:p text:style-name="OrgSrcBlock"><text:s/><text:s/>(<text:span text:style-name="OrgSrcFontLockKeywordFace">defun</text:span><text:s/><text:span text:style-name="OrgSrcFontLockFunctionNameFace">ns-ime-toggle</text:span><text:s/>()</text:p>
      <text:p text:style-name="OrgSrcBlock"><text:s/><text:s/><text:s/><text:s/>(<text:span text:style-name="OrgSrcFontLockKeywordFace">interactive</text:span>)</text:p>
      <text:p text:style-name="OrgSrcBlock"><text:s/><text:s/><text:s/><text:s/>(<text:span text:style-name="OrgSrcFontLockKeywordFace">when</text:span><text:s/>(fboundp<text:s/>'mac-get-current-input-source)</text:p>
      <text:p text:style-name="OrgSrcBlock"><text:s/><text:s/><text:s/><text:s/><text:s/><text:s/>(<text:span text:style-name="OrgSrcFontLockKeywordFace">if</text:span><text:s/>(my:ime-active-p)<text:s/>(my:ime-off)<text:s/>(my:ime-on))))</text:p>
      <text:p text:style-name="OrgSrcBlock"><text:s/><text:s/><text:span text:style-name="OrgSrcFontLockCommentDelimiterFace">;;<text:s/></text:span><text:span text:style-name="OrgSrcFontLockCommentFace">(mac-toggle-input-method</text:span></text:p>
      <text:p text:style-name="OrgSrcBlock"><text:s/><text:s/><text:span text:style-name="OrgSrcFontLockCommentDelimiterFace">;;<text:s/><text:s/></text:span><text:span text:style-name="OrgSrcFontLockCommentFace">(if<text:s/>(string-match<text:s/>"\\.base$"<text:s/>(mac-get-current-input-source))</text:span></text:p>
      <text:p text:style-name="OrgSrcBlock"><text:s/><text:s/><text:span text:style-name="OrgSrcFontLockCommentDelimiterFace">;;<text:s/><text:s/><text:s/><text:s/><text:s/><text:s/></text:span><text:span text:style-name="OrgSrcFontLockCommentFace">nil<text:s/>t))))</text:span></text:p>
      <text:p text:style-name="OrgSrcBlock"/>
      <text:p text:style-name="OrgSrcBlock"><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define-key<text:s/>isearch-mode-map<text:s/>(kbd<text:s/><text:span text:style-name="OrgSrcFontLockStringFace">"S-SPC"</text:span>)<text:s/>'ns-ime-toggle)</text:p>
      <text:p text:style-name="OrgSrcBlock"/>
      <text:p text:style-name="OrgSrcBlock"><text:s/><text:s/>(<text:span text:style-name="OrgSrcFontLockKeywordFace">when</text:span><text:s/>(fboundp<text:s/>'mac-toggle-input-method)</text:p>
      <text:p text:style-name="OrgSrcBlockLastLine"><text:s/><text:s/><text:s/><text:s/>(run-with-idle-timer<text:s/>1<text:s/>t<text:s/>'ns-org-heading-auto-ascii)))</text:p>
      <text:h text:style-name="Heading_20_1" text:outline-level="1" text:is-list-header="false">
<text:bookmark-start text:name="OrgXref.org4171faf"/>
<text:bookmark text:name="org4171faf"/>カーソル移動
<text:bookmark-end text:name="OrgXref.org4171faf"/></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533ba27"/>
<text:bookmark text:name="org533ba27"/>バッファ内のカーソル移動
<text:bookmark-end text:name="OrgXref.org533ba27"/></text:h>
      <text:p text:style-name="Text_20_body">先頭に移動，最終行に移動，ページ単位の進む，ページ単位の戻る，行数を指定して移動．<text:line-break/></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is-list-header="false">
<text:bookmark-start text:name="OrgXref.orgbae4f60"/>
<text:bookmark text:name="orgbae4f60"/>バッファ間のカーソル移動
<text:bookmark-end text:name="OrgXref.orgbae4f60"/></text:h>
      <text:p text:style-name="Text_20_body"><text:span text:style-name="OrgCode">C-c o</text:span> でもいいですが，ワンアクションで移動できるようが楽です．次のように双方向で使えるように設定しています．<text:line-break/></text:p>
      <text:p text:style-name="OrgSrcBlock">(global-set-key<text:s/>(kbd<text:s/><text:span text:style-name="OrgSrcFontLockStringFace">"C-M-p"</text:span>)<text:s/>#'(lambda<text:s/>()<text:s/>(<text:span text:style-name="OrgSrcFontLockKeywordFace">interactive</text:span>)<text:s/>(other-window<text:s/>-1)))</text:p>
      <text:p text:style-name="OrgSrcBlockLastLine">(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5176b81"/>
<text:bookmark text:name="org5176b81"/>スクロールを制御
<text:bookmark-end text:name="OrgXref.org5176b81"/></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CommentDelimiterFace">;;<text:s/></text:span><text:span text:style-name="OrgSrcFontLockCommentFace">Scroll<text:s/>window<text:s/>on<text:s/>a<text:s/>line-by-line<text:s/>basis</text:span></text:p>
      <text:p text:style-name="OrgSrcBlock">(<text:span text:style-name="OrgSrcFontLockKeywordFace">setq</text:span><text:s/>scroll-conservatively<text:s/>1000)</text:p>
      <text:p text:style-name="OrgSrcBlock">(<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a40be0f"/>
<text:bookmark text:name="orga40be0f"/>スクロールで表示を重複させる行数
<text:bookmark-end text:name="OrgXref.orga40be0f"/></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7b9acab"/>
<text:bookmark text:name="org7b9acab"/>[SmoothScroll.el] カーソル固定でスクロールする
<text:bookmark-end text:name="OrgXref.org7b9acab"/></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eval-after-autoload-if-found</text:p>
      <text:p text:style-name="OrgSrcBlockLastLine"><text:s/>'(scroll-one-up<text:s/>scroll-one-down)<text:s/><text:span text:style-name="OrgSrcFontLockStringFace">"smoothscroll"</text:span><text:s/>nil<text:s/>t)</text:p>
      <text:h text:style-name="Heading_20_3" text:outline-level="3" text:is-list-header="false">
<text:bookmark-start text:name="OrgXref.org4ce9c99"/>
<text:bookmark text:name="org4ce9c99"/>キーバインド
<text:bookmark-end text:name="OrgXref.org4ce9c99"/></text:h>
      <text:p text:style-name="OrgSrcBlock">(global-set-key<text:s/>(kbd<text:s/><text:span text:style-name="OrgSrcFontLockStringFace">"s-&lt;up&gt;"</text:span>)<text:s/>'scroll-one-down)</text:p>
      <text:p text:style-name="OrgSrcBlockLastLine">(global-set-key<text:s/>(kbd<text:s/><text:span text:style-name="OrgSrcFontLockStringFace">"s-&lt;down&gt;"</text:span>)<text:s/>'scroll-one-up)</text:p>
      <text:h text:style-name="Heading_20_2" text:outline-level="2" text:is-list-header="false">
<text:bookmark-start text:name="OrgXref.orgf28e2a0"/>
<text:bookmark text:name="orgf28e2a0"/>[smooth-scroll.el] 滑らかなスクロール
<text:bookmark-end text:name="OrgXref.orgf28e2a0"/></text:h>
      <text:p text:style-name="Text_20_body">良い感じです．スススっとスクロールします．<text:line-break/></text:p>
      <text:p text:style-name="OrgSrcBlock">(eval-after-autoload-if-found</text:p>
      <text:p text:style-name="OrgSrcBlock"><text:s/>'(smooth-scroll)<text:s/><text:span text:style-name="OrgSrcFontLockStringFace">"smooth-scroll"</text:span><text:s/>nil<text:s/>t<text:s/>nil</text:p>
      <text:p text:style-name="OrgSrcBlock"><text:s/><text:s/><text:s/><text:s/>'((smooth-scroll-mode<text:s/>t)</text:p>
      <text:p text:style-name="OrgSrcBlock"><text:s/><text:s/><text:s/><text:s/><text:s/><text:s/>(<text:span text:style-name="OrgSrcFontLockKeywordFace">setq</text:span><text:s/>smooth-scroll/vscroll-step-size<text:s/>6)</text:p>
      <text:p text:style-name="OrgSrcBlockLastLine"><text:s/><text:s/><text:s/><text:s/><text:s/><text:s/>(<text:span text:style-name="OrgSrcFontLockKeywordFace">setq</text:span><text:s/>smooth-scroll/hscroll-step-size<text:s/>6)))</text:p>
      <text:h text:style-name="Heading_20_2" text:outline-level="2" text:is-list-header="false">
<text:bookmark-start text:name="OrgXref.org606979c"/>
<text:bookmark text:name="org606979c"/>[point-undo.el] カーソル位置を簡単にたどる
<text:bookmark-end text:name="OrgXref.org606979c"/></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9beb051"/>
<text:bookmark text:name="org9beb051"/>[cycle-buffer.el] カレントバッファの表示切り替え
<text:bookmark-end text:name="OrgXref.org9beb051"/></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cycle-buffer</text:span><text:s/>nil<text:s/>t))</text:p>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text:s/><text:s/><text:s/><text:s/>(<text:span text:style-name="OrgSrcFontLockKeywordFace">setq</text:span><text:s/>cycle-buffer-show-format<text:s/>'(<text:span text:style-name="OrgSrcFontLockStringFace">"<text:s/>&lt;(%s)&gt;"</text:span><text:s/>.<text:s/><text:span text:style-name="OrgSrcFontLockStringFace">"<text:s/>%s"</text:span>)))</text:p>
      <text:p text:style-name="OrgSrcBlock"/>
      <text:p text:style-name="OrgSrcBlock"><text:s/><text:s/>(global-set-key<text:s/>(kbd<text:s/><text:span text:style-name="OrgSrcFontLockStringFace">"M-]"</text:span>)<text:s/>'cycle-buffer)</text:p>
      <text:p text:style-name="OrgSrcBlockLastLine"><text:s/><text:s/>(global-set-key<text:s/>(kbd<text:s/><text:span text:style-name="OrgSrcFontLockStringFace">"M-["</text:span>)<text:s/>'cycle-buffer-backward))</text:p>
      <text:h text:style-name="Heading_20_2" text:outline-level="2" text:is-list-header="false">
<text:bookmark-start text:name="OrgXref.orgf161575"/>
<text:bookmark text:name="orgf161575"/>[bm.el] カーソル位置をブックマークして追う
<text:bookmark-end text:name="OrgXref.orgf161575"/></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bm</text:span><text:s/>nil<text:s/>t))</text:p>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text:s/><text:s/><text:s/><text:s/><text:s/><text:s/><text:s/><text:s/>(org-show-siblings))))</text:p>
      <text:p text:style-name="OrgSrcBlock"/>
      <text:p text:style-name="OrgSrcBlock"><text:s/><text:s/><text:span text:style-name="OrgSrcFontLockCommentDelimiterFace">;;<text:s/></text:span><text:span text:style-name="OrgSrcFontLockCommentFace">ファイルオープン時にブックマークを復帰</text:span></text:p>
      <text:p text:style-name="OrgSrcBlock"><text:s/><text:s/>(add-hook<text:s/>'find-file-hook<text:s/>'bm-buffer-restore)</text:p>
      <text:p text:style-name="OrgSrcBlock"><text:s/><text:s/>(global-set-key<text:s/>(kbd<text:s/><text:span text:style-name="OrgSrcFontLockStringFace">"&lt;f9&gt;"</text:span>)<text:s/>'my:bm-toggle)</text:p>
      <text:p text:style-name="OrgSrcBlockLastLine"><text:s/><text:s/>(global-set-key<text:s/>(kbd<text:s/><text:span text:style-name="OrgSrcFontLockStringFace">"&lt;C-f9&gt;"</text:span>)<text:s/>'my:bm-next))</text:p>
      <text:h text:style-name="Heading_20_2" text:outline-level="2" text:is-list-header="false">
<text:bookmark-start text:name="OrgXref.org617c040"/>
<text:bookmark text:name="org617c040"/>[centered-cursor-mode.el] カーソル位置をバッファ中央に固定
<text:bookmark-end text:name="OrgXref.org617c040"/></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2" text:outline-level="2" text:is-list-header="false">
<text:bookmark-start text:name="OrgXref.orga9dbb0a"/>
<text:bookmark text:name="orga9dbb0a"/>[back-button] マークをたどる
<text:bookmark-end text:name="OrgXref.orga9dbb0a"/></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helm-config</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helm-config"</text:span></text:p>
      <text:p text:style-name="OrgSrcBlockLastLine"><text:s/><text:s/>(back-button-mode<text:s/>1))</text:p>
      <text:h text:style-name="Heading_20_2" text:outline-level="2" text:is-list-header="false">
<text:bookmark-start text:name="OrgXref.org4d9a3ef"/>
<text:bookmark text:name="org4d9a3ef"/>[smart-mark] C-g後に元の場所へカーソルを戻す
<text:bookmark-end text:name="OrgXref.org4d9a3ef"/></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helm-config</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LastLine"><text:s/><text:s/><text:s/><text:s/>(smart-mark-mode<text:s/>1)))</text:p>
      <text:h text:style-name="Heading_20_1" text:outline-level="1" text:is-list-header="false">
<text:bookmark-start text:name="OrgXref.org58dc9b1"/>
<text:bookmark text:name="org58dc9b1"/>編集サポート
<text:bookmark-end text:name="OrgXref.org58dc9b1"/></text:h>
      <text:h text:style-name="Heading_20_2" text:outline-level="2" text:is-list-header="false">
<text:bookmark-start text:name="OrgXref.org55261de"/>
<text:bookmark text:name="org55261de"/>矩形編集／連番入力
<text:bookmark-end text:name="OrgXref.org55261de"/></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require</text:span><text:s/>'<text:span text:style-name="OrgSrcFontLockConstantFace">cua-base</text:span>)</text:p>
      <text:p text:style-name="OrgSrcBlock">(cua-mode<text:s/>1)</text:p>
      <text:p text:style-name="OrgSrcBlockLastLine">(<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a720657"/>
<text:bookmark text:name="orga720657"/>Yank時に装飾を取る
<text:bookmark-end text:name="OrgXref.orga720657"/></text:h>
      <text:p text:style-name="OrgSrcBlockLastLine">(<text:span text:style-name="OrgSrcFontLockKeywordFace">setq</text:span><text:s/>yank-excluded-properties<text:s/>t)</text:p>
      <text:h text:style-name="Heading_20_2" text:outline-level="2" text:is-list-header="false">
<text:bookmark-start text:name="OrgXref.orgc5c42a3"/>
<text:bookmark text:name="orgc5c42a3"/>ファイル保存時に時間を記録する
<text:bookmark-end text:name="OrgXref.orgc5c42a3"/></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ff4ff52"/>
<text:bookmark text:name="orgff4ff52"/>選択リージョンを使って検索
<text:bookmark-end text:name="OrgXref.orgff4ff52"/></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2223c29"/>
<text:bookmark text:name="org2223c29"/>ChangeLog モード
<text:bookmark-end text:name="OrgXref.org2223c29"/></text:h>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orgstruct-mode)</text:p>
      <text:p text:style-name="OrgSrcBlock"><text:s/><text:s/><text:s/><text:s/><text:s/><text:s/><text:s/><text:s/><text:s/><text:s/><text:s/><text:s/><text:s/>(<text:span text:style-name="OrgSrcFontLockKeywordFace">setq</text:span><text:s/>tab-width<text:s/>4)</text:p>
      <text:p text:style-name="OrgSrcBlockLastLine"><text:s/><text:s/><text:s/><text:s/><text:s/><text:s/><text:s/><text:s/><text:s/><text:s/><text:s/><text:s/><text:s/>(<text:span text:style-name="OrgSrcFontLockKeywordFace">setq</text:span><text:s/>left-margin<text:s/>4)))</text:p>
      <text:h text:style-name="Heading_20_2" text:outline-level="2" text:is-list-header="false">
<text:bookmark-start text:name="OrgXref.orgeaef7b4"/>
<text:bookmark text:name="orgeaef7b4"/>テキストモード
<text:bookmark-end text:name="OrgXref.orgeaef7b4"/></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bb64c56"/>
<text:bookmark text:name="orgbb64c56"/>C/C++モード
<text:bookmark-end text:name="OrgXref.orgbb64c56"/></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ba7f2e8"/>
<text:bookmark text:name="orgba7f2e8"/>C#モード
<text:bookmark-end text:name="OrgXref.orgba7f2e8"/></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e6e7fa5"/>
<text:bookmark text:name="orge6e7fa5"/>Infoモード
<text:bookmark-end text:name="OrgXref.orge6e7fa5"/></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6a58d39"/>
<text:bookmark text:name="org6a58d39"/>Rモード
<text:bookmark-end text:name="OrgXref.org6a58d39"/></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ab23621"/>
<text:bookmark text:name="orgab23621"/>nXMLモード
<text:bookmark-end text:name="OrgXref.orgab23621"/></text:h>
      <text:p text:style-name="OrgSrcBlock">(<text:span text:style-name="OrgSrcFontLockKeywordFace">eval-when-compile</text:span></text:p>
      <text:p text:style-name="OrgSrcBlock"><text:s/><text:s/>(<text:span text:style-name="OrgSrcFontLockKeywordFace">require</text:span><text:s/>'<text:span text:style-name="OrgSrcFontLockConstantFace">nxml-mode</text:span><text:s/>nil<text:s/>t))</text:p>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4825155"/>
<text:bookmark text:name="org4825155"/>yamlモード
<text:bookmark-end text:name="OrgXref.org4825155"/></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9b4f1f8"/>
<text:bookmark text:name="org9b4f1f8"/>jsonモード
<text:bookmark-end text:name="OrgXref.org9b4f1f8"/></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ba47205"/>
<text:bookmark text:name="orgba47205"/>javascriptモード
<text:bookmark-end text:name="OrgXref.orgba47205"/></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eval-when-compile</text:span></text:p>
      <text:p text:style-name="OrgSrcBlock"><text:s/><text:s/><text:s/><text:s/><text:s/><text:s/>(<text:span text:style-name="OrgSrcFontLockKeywordFace">require</text:span><text:s/>'<text:span text:style-name="OrgSrcFontLockConstantFace">tern</text:span><text:s/>nil<text:s/>t)</text:p>
      <text:p text:style-name="OrgSrcBlock"><text:s/><text:s/><text:s/><text:s/><text:s/><text:s/>(<text:span text:style-name="OrgSrcFontLockKeywordFace">require</text:span><text:s/>'<text:span text:style-name="OrgSrcFontLockConstantFace">tern-auto-complete</text:span><text:s/>nil<text:s/>t))</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89e512d"/>
<text:bookmark text:name="org89e512d"/>csvモード
<text:bookmark-end text:name="OrgXref.org89e512d"/></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839def4"/>
<text:bookmark text:name="org839def4"/>asciiモード
<text:bookmark-end text:name="OrgXref.org839def4"/></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92e39f1"/>
<text:bookmark text:name="org92e39f1"/>esモード
<text:bookmark-end text:name="OrgXref.org92e39f1"/></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6071b9a"/>
<text:bookmark text:name="org6071b9a"/>gnuplotモード
<text:bookmark-end text:name="OrgXref.org6071b9a"/></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cb025b5"/>
<text:bookmark text:name="orgcb025b5"/>markdown-mode
<text:bookmark-end text:name="OrgXref.orgcb025b5"/></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838312b"/>
<text:bookmark text:name="org838312b"/>スペルチェック
<text:bookmark-end text:name="OrgXref.org838312b"/></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暗黙的に設定して，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cond</text:span></text:p>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CommentDelimiterFace">;;<text:s/></text:span><text:span text:style-name="OrgSrcFontLockCommentFace">for<text:s/>English<text:s/>and<text:s/>Japanese<text:s/>mixed</text:span></text:p>
      <text:p text:style-name="OrgSrcBlock"><text:s/><text:s/><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text:s/>(add-to-list<text:s/>'ispell-skip-region-alist</text:p>
      <text:p text:style-name="OrgSrcBlock"><text:s/><text:s/><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text:s/>(add-to-list<text:s/>'ispell-skip-region-alist<text:s/>'(<text:span text:style-name="OrgSrcFontLockStringFace">"~"</text:span><text:s/><text:span text:style-name="OrgSrcFontLockStringFace">"~"</text:span>))</text:p>
      <text:p text:style-name="OrgSrcBlock"><text:s/><text:s/><text:s/><text:s/><text:s/><text:s/>(add-to-list<text:s/>'ispell-skip-region-alist<text:s/>'(<text:span text:style-name="OrgSrcFontLockStringFace">"="</text:span><text:s/><text:span text:style-name="OrgSrcFontLockStringFace">"="</text:span>))</text:p>
      <text:p text:style-name="OrgSrcBlock"><text:s/><text:s/><text:s/><text:s/><text:s/><text:s/>(add-to-list<text:s/>'ispell-skip-region-alist<text:s/>'(org-property-drawer-re))</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KeywordFace">setq</text:span><text:s/>ispell-aspell-supports-utf8<text:s/>t)</text:p>
      <text:p text:style-name="OrgSrcBlock"><text:s/><text:s/><text:s/><text:s/><text:s/><text:s/>(<text:span text:style-name="OrgSrcFontLockKeywordFace">setq</text:span><text:s/>ispell-encoding8-command<text:s/>t)</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
      <text:p text:style-name="OrgSrcBlock"><text:s/><text:s/><text:s/><text:s/><text:s/><text:span text:style-name="OrgSrcFontLockCommentDelimiterFace">;;<text:s/></text:span><text:span text:style-name="OrgSrcFontLockCommentFace">flyspell<text:s/>とペアで使う時に<text:s/>incorrect判定が日本語に反応したり，日本語変換時にASCIIに変わってしまうなど希望の動作にならないので，今のところ<text:s/>aspell<text:s/>を優先する．</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ispell-change-dictionary<text:s/><text:span text:style-name="OrgSrcFontLockStringFace">"en_US"</text:span><text:s/>t)<text:s/><text:span text:style-name="OrgSrcFontLockCommentDelimiterFace">;;<text:s/></text:span><text:span text:style-name="OrgSrcFontLockCommentFace">必要．しかも<text:s/>ispell-program-name<text:s/>指定の前で．</text:span></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text:s/><text:s/><text:s/><text:s/><text:s/>(t<text:s/>nil))</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global-set-key<text:s/>(kbd<text:s/><text:span text:style-name="OrgSrcFontLockStringFace">"&lt;f7&gt;"</text:span>)<text:s/>'ispell-word))</text:p>
      <text:p text:style-name="OrgSrcBlock"><text:span text:style-name="OrgSrcFontLockCommentDelimiterFace">;;<text:s/></text:span><text:span text:style-name="OrgSrcFontLockCommentFace">(if<text:s/>(autoload-if-found<text:s/>'(helm-ispell)<text:s/>"helm-ispell"<text:s/>nil<text:s/>t)</text:span></text:p>
      <text:p text:style-name="OrgSrcBlockLastLine"><text:span text:style-name="OrgSrcFontLockCommentDelimiterFace">;;<text:s/><text:s/><text:s/><text:s/><text:s/></text:span><text:span text:style-name="OrgSrcFontLockCommentFace">#'helm-ispell<text:s/>#'ispell-word)))</text:span></text:p>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3b7bb65"/>
<text:bookmark text:name="org3b7bb65"/>リアルタイムスペルチェック
<text:bookmark-end text:name="OrgXref.org3b7bb65"/></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text:span text:style-name="OrgSrcFontLockKeywordFace">eval-when-compile</text:span></text:p>
      <text:p text:style-name="OrgSrcBlock"><text:s/><text:s/><text:s/><text:s/><text:s/><text:s/>(<text:span text:style-name="OrgSrcFontLockKeywordFace">require</text:span><text:s/>'<text:span text:style-name="OrgSrcFontLockConstantFace">flyspell</text:span><text:s/>nil<text:s/>t))</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text:s/><text:s/><text:s/><text:s/>(add-hook<text:s/>'my:ime-on-hook<text:s/>'my:flyspell-off))</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lambda<text:s/>()<text:s/>(flyspell-mode<text:s/>1))))</text:p>
      <text:p text:style-name="OrgSrcBlock"><text:s/><text:s/><text:span text:style-name="OrgSrcFontLockCommentDelimiterFace">;;<text:s/></text:span><text:span text:style-name="OrgSrcFontLockCommentFace">コメント行のみを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LastLine"><text:s/><text:s/><text:s/><text:s/><text:s/><text:s/><text:s/><text:s/><text:s/><text:s/><text:s/><text:s/><text:s/><text:s/>'flyspell-prog-mode)))</text:p>
      <text:h text:style-name="Heading_20_2" text:outline-level="2" text:is-list-header="false">
<text:bookmark-start text:name="OrgXref.org6d40fbc"/>
<text:bookmark text:name="org6d40fbc"/>[latex-math-preview.el] TeX数式をプレビュー
<text:bookmark-end text:name="OrgXref.org6d40fbc"/></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latex-math-preview</text:span><text:s/>nil<text:s/>t))</text:p>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text:s/><text:s/><text:s/><text:s/><text:s/><text:s/>'latex-math-preview-delete-buffer))</text:p>
      <text:p text:style-name="OrgSrcBlock"/>
      <text:p text:style-name="OrgSrcBlockLastLine"><text:s/><text:s/>(global-set-key<text:s/>(kbd<text:s/><text:span text:style-name="OrgSrcFontLockStringFace">"&lt;f6&gt;"</text:span>)<text:s/>'latex-math-preview-expression))</text:p>
      <text:h text:style-name="Heading_20_2" text:outline-level="2" text:is-list-header="false">
<text:bookmark-start text:name="OrgXref.org7d43e79"/>
<text:bookmark text:name="org7d43e79"/>[po-mode.el] 翻訳ファイルの編集
<text:bookmark-end text:name="OrgXref.org7d43e79"/></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8976ac8"/>
<text:bookmark text:name="org8976ac8"/>[word-count.el] リージョン内の文字をカウントする
<text:bookmark-end text:name="OrgXref.org8976ac8"/></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eval-after-autoload-if-found</text:p>
      <text:p text:style-name="OrgSrcBlock"><text:s/><text:s/><text:s/><text:s/><text:s/><text:s/><text:s/>'(word-count-mode)<text:s/><text:span text:style-name="OrgSrcFontLockStringFace">"word-count"</text:span><text:s/><text:span text:style-name="OrgSrcFontLockStringFace">"Minor<text:s/>mode<text:s/>to<text:s/>count<text:s/>words."</text:span><text:s/>t)</text:p>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LastLine">(global-set-key<text:s/>(kbd<text:s/><text:span text:style-name="OrgSrcFontLockStringFace">"M-="</text:span>)<text:s/>'count-words)</text:p>
      <text:h text:style-name="Heading_20_2" text:outline-level="2" text:is-list-header="false">
<text:bookmark-start text:name="OrgXref.org1bad1a5"/>
<text:bookmark text:name="org1bad1a5"/>[yatex.el] YaTeXモード
<text:bookmark-end text:name="OrgXref.org1bad1a5"/></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text:s/><text:s/><text:s/><text:s/>(modify-coding-system-alist<text:s/>'file<text:s/><text:span text:style-name="OrgSrcFontLockStringFace">"\\.tex$'"</text:span><text:s/>'utf-8))</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LastLine"><text:s/><text:s/><text:s/><text:s/><text:s/><text:s/><text:s/><text:s/><text:s/><text:s/><text:s/><text:s/><text:s/><text:s/><text:s/><text:s/>(<text:span text:style-name="OrgSrcFontLockKeywordFace">setq</text:span><text:s/>auto-fill-function<text:s/>nil))))</text:p>
      <text:h text:style-name="Heading_20_2" text:outline-level="2" text:is-list-header="false">
<text:bookmark-start text:name="OrgXref.org19dfcb8"/>
<text:bookmark text:name="org19dfcb8"/>[auxtex.el] AUCTEXモード
<text:bookmark-end text:name="OrgXref.org19dfcb8"/></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57c202a"/>
<text:bookmark text:name="org57c202a"/>[display-time-world-mode] 世界時計
<text:bookmark-end text:name="OrgXref.org57c202a"/></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d51b54b"/>
<text:bookmark text:name="orgd51b54b"/>[yasnippet.el] Emacs用のテンプレートシステム
<text:bookmark-end text:name="OrgXref.orgd51b54b"/></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yasnippet</text:span><text:s/>nil<text:s/>t))</text:p>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
      <text:p text:style-name="OrgSrcBlock"><text:s/><text:s/><text:s/><text:s/>(yas-global-mode<text:s/>1))</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LastLine"><text:s/><text:s/><text:s/><text:s/>(add-hook<text:s/>hook<text:s/>'yas-minor-mode)))</text:p>
      <text:h text:style-name="Heading_20_2" text:outline-level="2" text:is-list-header="false">
<text:bookmark-start text:name="OrgXref.orgac6a6a0"/>
<text:bookmark text:name="orgac6a6a0"/>[sdic.el] 英辞郎で英単語を調べる
<text:bookmark-end text:name="OrgXref.orgac6a6a0"/></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eval-after-autoload-if-found</text:p>
      <text:p text:style-name="OrgSrcBlock"><text:s/><text:s/><text:s/><text:s/><text:s/><text:s/><text:s/>'(sdic-describe-word<text:s/>sdic-describe-word-at-point)<text:s/><text:span text:style-name="OrgSrcFontLockStringFace">"sdic"</text:span><text:s/>nil<text:s/>t<text:s/>nil</text:p>
      <text:p text:style-name="OrgSrcBlock"><text:s/><text:s/><text:s/><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text:s/><text:s/><text:s/><text:s/>(<text:span text:style-name="OrgSrcFontLockKeywordFace">setq</text:span><text:s/>sdic-default-coding-system<text:s/>'utf-8)</text:p>
      <text:p text:style-name="OrgSrcBlock"><text:s/><text:s/><text:s/><text:s/><text:s/><text:s/><text:s/><text:s/><text:s/><text:span text:style-name="OrgSrcFontLockCommentDelimiterFace">;;<text:s/></text:span><text:span text:style-name="OrgSrcFontLockCommentFace">Dictionary<text:s/>(English<text:s/>=&gt;<text:s/>Japanese)</text:span></text:p>
      <text:p text:style-name="OrgSrcBlock"><text:s/><text:s/><text:s/><text:s/><text:s/><text:s/><text:s/><text:s/><text:s/>(<text:span text:style-name="OrgSrcFontLockKeywordFace">setq</text:span><text:s/>sdic-eiwa-dictionary-list</text:p>
      <text:p text:style-name="OrgSrcBlock"><text:s/><text:s/><text:s/><text:s/><text:s/><text:s/><text:s/><text:s/><text:s/><text:s/><text:s/><text:s/><text:s/><text:s/><text:s/>'((sdicf-client<text:s/><text:span text:style-name="OrgSrcFontLockStringFace">"~/Dropbox/Dic/EIJIRO6/EIJI-128.sdic"</text:span>)))</text:p>
      <text:p text:style-name="OrgSrcBlock"><text:s/><text:s/><text:s/><text:s/><text:s/><text:s/><text:s/><text:s/><text:s/><text:span text:style-name="OrgSrcFontLockCommentDelimiterFace">;;<text:s/></text:span><text:span text:style-name="OrgSrcFontLockCommentFace">Dictionary<text:s/>(Japanese<text:s/>=&gt;<text:s/>English)</text:span></text:p>
      <text:p text:style-name="OrgSrcBlock"><text:s/><text:s/><text:s/><text:s/><text:s/><text:s/><text:s/><text:s/><text:s/>(<text:span text:style-name="OrgSrcFontLockKeywordFace">setq</text:span><text:s/>sdic-waei-dictionary-list</text:p>
      <text:p text:style-name="OrgSrcBlock"><text:s/><text:s/><text:s/><text:s/><text:s/><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51b8a4b"/>
<text:bookmark text:name="org51b8a4b"/>MacOSのdictionary.appで辞書をひく
<text:bookmark-end text:name="OrgXref.org51b8a4b"/></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sx-dictionary</text:span><text:s/>nil<text:s/>t))</text:p>
      <text:p text:style-name="OrgSrcBlock"><text:s/><text:s/>(<text:span text:style-name="OrgSrcFontLockKeywordFace">with-eval-after-load</text:span><text:s/><text:span text:style-name="OrgSrcFontLockStringFace">"osx-dictionary"</text:span></text:p>
      <text:p text:style-name="OrgSrcBlock"><text:s/><text:s/><text:s/><text:s/>(<text:span text:style-name="OrgSrcFontLockKeywordFace">setq</text:span><text:s/>osx-dictionary-dictionary-choice<text:s/><text:span text:style-name="OrgSrcFontLockStringFace">"英辞郎<text:s/>第七版"</text:span>))</text:p>
      <text:p text:style-name="OrgSrcBlock"/>
      <text:p text:style-name="OrgSrcBlock"><text:s/><text:s/>(global-set-key<text:s/>(kbd<text:s/><text:span text:style-name="OrgSrcFontLockStringFace">"C-c<text:s/>f<text:s/>w"</text:span>)<text:s/>#'osx-dictionary-search-input)</text:p>
      <text:p text:style-name="OrgSrcBlockLastLine"><text:s/><text:s/>(global-set-key<text:s/>(kbd<text:s/><text:span text:style-name="OrgSrcFontLockStringFace">"C-M-w"</text:span>)<text:s/>#'osx-dictionary-search-pointer))</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87cf68c"/>
<text:bookmark text:name="org87cf68c"/>MacOSのdictionary.appでCOBUILD5の辞書をひく（旧）
<text:bookmark-end text:name="OrgXref.org87cf68c"/></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dc1337b"/>
<text:bookmark text:name="orgdc1337b"/>マイナーモード化
<text:bookmark-end text:name="OrgXref.orgdc1337b"/></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3b26d79"/>
<text:bookmark text:name="org3b26d79"/>キーバインド
<text:bookmark-end text:name="OrgXref.org3b26d79"/></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eval-after-autoload-if-found</text:p>
      <text:p text:style-name="OrgSrcBlock"><text:s/><text:s/><text:s/><text:s/><text:s/><text:s/><text:s/>'(dict-app-search)<text:s/><text:span text:style-name="OrgSrcFontLockStringFace">"dict-app"</text:span><text:s/>nil<text:s/>t)</text:p>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2" text:outline-level="2" text:is-list-header="false">
<text:bookmark-start text:name="OrgXref.org0a56986"/>
<text:bookmark text:name="org0a56986"/>[lookup.el] 辞書
<text:bookmark-end text:name="OrgXref.org0a56986"/></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3" text:outline-level="3" text:is-list-header="false">
<text:bookmark-start text:name="OrgXref.org408e7d0"/>
<text:bookmark text:name="org408e7d0"/>キーバインド
<text:bookmark-end text:name="OrgXref.org408e7d0"/></text:h>
      <text:p text:style-name="OrgSrcBlockLastLine">(global-set-key<text:s/>(kbd<text:s/><text:span text:style-name="OrgSrcFontLockStringFace">"&lt;f6&gt;"</text:span>)<text:s/>'lookup-word)</text:p>
      <text:h text:style-name="Heading_20_2" text:outline-level="2" text:is-list-header="false">
<text:bookmark-start text:name="OrgXref.org5c86a13"/>
<text:bookmark text:name="org5c86a13"/>[cacoo] Cacoo で描く
<text:bookmark-end text:name="OrgXref.org5c86a13"/></text:h>
      <text:p text:style-name="Text_20_body">画像をリサイズしてバッファに表示する用途にも使える．<text:line-break/></text:p>
      <text:p text:style-name="OrgSrcBlock">(<text:span text:style-name="OrgSrcFontLockKeywordFace">when</text:span><text:s/>(eval-after-autoload-if-found</text:p>
      <text:p text:style-name="OrgSrcBlock"><text:s/><text:s/><text:s/><text:s/><text:s/><text:s/><text:s/>'(toggle-cacoo-minor-mode)<text:s/><text:span text:style-name="OrgSrcFontLockStringFace">"cacoo"</text:span><text:s/>nil<text:s/>t<text:s/>nil</text:p>
      <text:p text:style-name="OrgSrcBlock"><text:s/><text:s/><text:s/><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fa8abcf"/>
<text:bookmark text:name="orgfa8abcf"/>[iedit] バッファ内の同じ文字列を一度に編集する
<text:bookmark-end text:name="OrgXref.orgfa8abcf"/></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2837642"/>
<text:bookmark text:name="org2837642"/>[web-mode] HTML編集
<text:bookmark-end text:name="OrgXref.org2837642"/></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web-mode</text:span><text:s/>nil<text:s/>t))</text:p>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define-key<text:s/>web-mode-map<text:s/>(kbd<text:s/><text:span text:style-name="OrgSrcFontLockStringFace">"&lt;tab&gt;"</text:span>)<text:s/>'my:web-indent-fold))</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LastLine"><text:s/><text:s/>(<text:span text:style-name="OrgSrcFontLockKeywordFace">push</text:span><text:s/>'(<text:span text:style-name="OrgSrcFontLockStringFace">"\\.html?\\'"</text:span><text:s/>.<text:s/>web-mode)<text:s/>auto-mode-alist))</text:p>
      <text:h text:style-name="Heading_20_2" text:outline-level="2" text:is-list-header="false">
<text:bookmark-start text:name="OrgXref.org2fc39f9"/>
<text:bookmark text:name="org2fc39f9"/>[emmet-mode] zencoding の後継
<text:bookmark-end text:name="OrgXref.org2fc39f9"/></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text:s/><text:s/><text:s/><text:s/>(<text:span text:style-name="OrgSrcFontLockKeywordFace">setq</text:span><text:s/>emmet-move-cursor-between-quotes<text:s/>t))</text:p>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LastLine"><text:s/><text:s/><text:s/><text:s/>(add-hook<text:s/>hook<text:s/>'emmet-mode)))</text:p>
      <text:h text:style-name="Heading_20_2" text:outline-level="2" text:is-list-header="false">
<text:bookmark-start text:name="OrgXref.org219c5c2"/>
<text:bookmark text:name="org219c5c2"/>[zencoding-mode] HTML編集の高速化（旧）
<text:bookmark-end text:name="OrgXref.org219c5c2"/></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eval-after-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s/>nil</text:p>
      <text:p text:style-name="OrgSrcBlock"><text:s/><text:s/><text:s/><text:s/><text:s/><text:s/><text:s/>'((define-key<text:s/>zencoding-mode-keymap</text:p>
      <text:p text:style-name="OrgSrcBlock"><text:s/><text:s/><text:s/><text:s/><text:s/><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67c8c09"/>
<text:bookmark text:name="org67c8c09"/>[describe-number] 16進数などを確認
<text:bookmark-end text:name="OrgXref.org67c8c09"/></text:h>
      <text:p text:style-name="Text_20_body"><text:span text:style-name="OrgCode">describe-number.el</text:span> を使うと，16進数表示や文字コードを確認できます．<text:line-break/></text:p>
      <text:p text:style-name="OrgSrcBlock">(autoload-if-found</text:p>
      <text:p text:style-name="OrgSrcBlockLastLine"><text:s/>'(describe-number<text:s/>describe-number-at-point)<text:s/><text:span text:style-name="OrgSrcFontLockStringFace">"describe-number"</text:span><text:s/>nil<text:s/>t)</text:p>
      <text:h text:style-name="Heading_20_2" text:outline-level="2" text:is-list-header="false">
<text:bookmark-start text:name="OrgXref.orgca207a0"/>
<text:bookmark text:name="orgca207a0"/>[web-beautify.el] ソースコード整形
<text:bookmark-end text:name="OrgXref.orgca207a0"/></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text:s/><text:s/><text:s/><text:s/><text:s/><text:s/>(<text:span text:style-name="OrgSrcFontLockKeywordFace">eval-when-compile</text:span></text:p>
      <text:p text:style-name="OrgSrcBlock"><text:s/><text:s/><text:s/><text:s/><text:s/><text:s/><text:s/><text:s/>(<text:span text:style-name="OrgSrcFontLockKeywordFace">require</text:span><text:s/>'<text:span text:style-name="OrgSrcFontLockConstantFace">js2-mode</text:span><text:s/>nil<text:s/>t))</text:p>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bb74231"/>
<text:bookmark text:name="orgbb74231"/>[smartparens.el] 対応するカッコの挿入をアシスト
<text:bookmark-end text:name="OrgXref.orgbb74231"/></text:h>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LastLine"><text:s/><text:s/><text:s/><text:s/>(smartparens-global-mode)))</text:p>
      <text:h text:style-name="Heading_20_2" text:outline-level="2" text:is-list-header="false">
<text:bookmark-start text:name="OrgXref.orgfd61356"/>
<text:bookmark text:name="orgfd61356"/>[replace-from-region.el] 選択領域を別の文字列に置き換える
<text:bookmark-end text:name="OrgXref.orgfd61356"/></text:h>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f67b139"/>
<text:bookmark text:name="orgf67b139"/>[selected.el] リージョン選択時のアクションを制御
<text:bookmark-end text:name="OrgXref.orgf67b139"/></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text:span text:style-name="OrgSrcFontLockKeywordFace">defvar</text:span><text:s/><text:span text:style-name="OrgSrcFontLockVariableNameFace">my:ime-flag</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when</text:span><text:s/>(fboundp<text:s/>'mac-set-input-method-parameter)</text:p>
      <text:p text:style-name="OrgSrcBlock"><text:s/><text:s/><text:s/><text:s/><text:s/><text:s/>(add-hook<text:s/>'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text:s/><text:s/>(my:ime-off))))</text:p>
      <text:p text:style-name="OrgSrcBlock"><text:s/><text:s/><text:s/><text:s/><text:s/><text:s/>(add-hook<text:s/>'de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text:s/><text:s/>(my:ime-on)))))</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text:span>)<text:s/>#'count-words-region)</text:p>
      <text:p text:style-name="OrgSrcBlock"><text:s/><text:s/><text:s/><text:s/>(define-key<text:s/>selected-keymap<text:s/>(kbd<text:s/><text:span text:style-name="OrgSrcFontLockStringFace">"f"</text:span>)<text:s/>#'describe-function)</text:p>
      <text:p text:style-name="OrgSrcBlock"><text:s/><text:s/><text:s/><text:s/>(define-key<text:s/>selected-keymap<text:s/>(kbd<text:s/><text:span text:style-name="OrgSrcFontLockStringFace">"v"</text:span>)<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text:s/><text:s/><text:s/><text:s/>(define-key<text:s/>selected-keymap<text:s/>(kbd<text:s/><text:span text:style-name="OrgSrcFontLockStringFace">"q"</text:span>)<text:s/>#'keyboard-quit)</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LastLine"><text:s/><text:s/><text:s/><text:s/>(selected-global-mode<text:s/>1)))</text:p>
      <text:h text:style-name="Heading_20_2" text:outline-level="2" text:is-list-header="false">
<text:bookmark-start text:name="OrgXref.org3379b75"/>
<text:bookmark text:name="org3379b75"/><text:span text:style-name="OrgTodo">TODO</text:span> [git-complete.el] GIT grep を使う補完エンジン
<text:bookmark-end text:name="OrgXref.org3379b75"/></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LastLine"><text:s/><text:s/>(global-set-key<text:s/>(kbd<text:s/><text:span text:style-name="OrgSrcFontLockStringFace">"C-c<text:s/>f<text:s/>&lt;tab&gt;"</text:span>)<text:s/>'git-complete))</text:p>
      <text:h text:style-name="Heading_20_1" text:outline-level="1" text:is-list-header="false">
<text:bookmark-start text:name="OrgXref.org138ed22"/>
<text:bookmark text:name="org138ed22"/>表示サポート
<text:bookmark-end text:name="OrgXref.org138ed22"/></text:h>
      <text:h text:style-name="Heading_20_2" text:outline-level="2" text:is-list-header="false">
<text:bookmark-start text:name="OrgXref.orgc033e53"/>
<text:bookmark text:name="orgc033e53"/>モードラインのモード名を短くする
<text:bookmark-end text:name="OrgXref.orgc033e53"/></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OrgSrcBlock">(<text:span text:style-name="OrgSrcFontLockKeywordFace">when</text:span><text:s/>(<text:span text:style-name="OrgSrcFontLockKeywordFace">require</text:span><text:s/>'<text:span text:style-name="OrgSrcFontLockConstantFace">diminish</text:span><text:s/>nil<text:s/>t)</text:p>
      <text:p text:style-name="OrgSrcBlock"><text:s/><text:s/>(<text:span text:style-name="OrgSrcFontLockKeywordFace">with-eval-after-load</text:span><text:s/><text:span text:style-name="OrgSrcFontLockStringFace">"yasnippet"</text:span><text:s/>(diminish<text:s/>'yas-minor-mode<text:s/><text:span text:style-name="OrgSrcFontLockStringFace">"<text:s/>y"</text:span>))</text:p>
      <text:p text:style-name="OrgSrcBlock"><text:s/><text:s/>(<text:span text:style-name="OrgSrcFontLockKeywordFace">with-eval-after-load</text:span><text:s/><text:span text:style-name="OrgSrcFontLockStringFace">"aggressive-indent"</text:span></text:p>
      <text:p text:style-name="OrgSrcBlock"><text:s/><text:s/><text:s/><text:s/>(diminish<text:s/>'aggressive-indent-mode<text:s/><text:span text:style-name="OrgSrcFontLockStringFace">"<text:s/>Ai"</text:span>))</text:p>
      <text:p text:style-name="OrgSrcBlock"><text:s/><text:s/>(<text:span text:style-name="OrgSrcFontLockKeywordFace">with-eval-after-load</text:span><text:s/><text:span text:style-name="OrgSrcFontLockStringFace">"ggtags"</text:span><text:s/>(diminish<text:s/>'ggtags-mode<text:s/><text:span text:style-name="OrgSrcFontLockStringFace">"<text:s/>GG"</text:span>))</text:p>
      <text:p text:style-name="OrgSrcBlock"><text:s/><text:s/>(<text:span text:style-name="OrgSrcFontLockKeywordFace">with-eval-after-load</text:span><text:s/><text:span text:style-name="OrgSrcFontLockStringFace">"auto-complete"</text:span><text:s/>(diminish<text:s/>'auto-complete-mode))</text:p>
      <text:p text:style-name="OrgSrcBlock"><text:s/><text:s/>(<text:span text:style-name="OrgSrcFontLockKeywordFace">with-eval-after-load</text:span><text:s/><text:span text:style-name="OrgSrcFontLockStringFace">"isearch"</text:span><text:s/>(diminish<text:s/>'isearch-mode))</text:p>
      <text:p text:style-name="OrgSrcBlock"><text:s/><text:s/>(<text:span text:style-name="OrgSrcFontLockKeywordFace">with-eval-after-load</text:span><text:s/><text:span text:style-name="OrgSrcFontLockStringFace">"autorevert"</text:span><text:s/>(diminish<text:s/>'auto-revert-mode))</text:p>
      <text:p text:style-name="OrgSrcBlock"><text:s/><text:s/>(<text:span text:style-name="OrgSrcFontLockKeywordFace">with-eval-after-load</text:span><text:s/><text:span text:style-name="OrgSrcFontLockStringFace">"smooth-scroll"</text:span><text:s/>(diminish<text:s/>'smooth-scroll-mode))</text:p>
      <text:p text:style-name="OrgSrcBlock"><text:s/><text:s/>(<text:span text:style-name="OrgSrcFontLockKeywordFace">with-eval-after-load</text:span><text:s/><text:span text:style-name="OrgSrcFontLockStringFace">"whitespace"</text:span><text:s/>(diminish<text:s/>'global-whitespace-mode))</text:p>
      <text:p text:style-name="OrgSrcBlock"><text:s/><text:s/>(<text:span text:style-name="OrgSrcFontLockKeywordFace">with-eval-after-load</text:span><text:s/><text:span text:style-name="OrgSrcFontLockStringFace">"centered-cursor-mode"</text:span></text:p>
      <text:p text:style-name="OrgSrcBlock"><text:s/><text:s/><text:s/><text:s/>(diminish<text:s/>'centered-cursor-mode))</text:p>
      <text:p text:style-name="OrgSrcBlock"><text:s/><text:s/>(<text:span text:style-name="OrgSrcFontLockKeywordFace">with-eval-after-load</text:span><text:s/><text:span text:style-name="OrgSrcFontLockStringFace">"volatile-highlights"</text:span></text:p>
      <text:p text:style-name="OrgSrcBlock"><text:s/><text:s/><text:s/><text:s/>(diminish<text:s/>'volatile-highlights-mode))</text:p>
      <text:p text:style-name="OrgSrcBlock"><text:s/><text:s/>(<text:span text:style-name="OrgSrcFontLockKeywordFace">with-eval-after-load</text:span><text:s/><text:span text:style-name="OrgSrcFontLockStringFace">"emmet-mode"</text:span><text:s/>(diminish<text:s/>'emmet-mode))</text:p>
      <text:p text:style-name="OrgSrcBlock"><text:s/><text:s/>(<text:span text:style-name="OrgSrcFontLockKeywordFace">with-eval-after-load</text:span><text:s/><text:span text:style-name="OrgSrcFontLockStringFace">"abbrev"</text:span><text:s/>(diminish<text:s/>'abbrev-mode))</text:p>
      <text:p text:style-name="OrgSrcBlock"><text:s/><text:s/>(<text:span text:style-name="OrgSrcFontLockKeywordFace">with-eval-after-load</text:span><text:s/><text:span text:style-name="OrgSrcFontLockStringFace">"doxymacs"</text:span><text:s/>(diminish<text:s/>'doxymacs-mode))</text:p>
      <text:p text:style-name="OrgSrcBlock"><text:s/><text:s/>(<text:span text:style-name="OrgSrcFontLockKeywordFace">with-eval-after-load</text:span><text:s/><text:span text:style-name="OrgSrcFontLockStringFace">"editorconfig"</text:span><text:s/>(diminish<text:s/>'editorconfig-mode))</text:p>
      <text:p text:style-name="OrgSrcBlock"><text:s/><text:s/>(<text:span text:style-name="OrgSrcFontLockKeywordFace">with-eval-after-load</text:span><text:s/><text:span text:style-name="OrgSrcFontLockStringFace">"rainbow-mode"</text:span><text:s/>(diminish<text:s/>'rainbow-mode))</text:p>
      <text:p text:style-name="OrgSrcBlock"><text:s/><text:s/>(<text:span text:style-name="OrgSrcFontLockKeywordFace">with-eval-after-load</text:span><text:s/><text:span text:style-name="OrgSrcFontLockStringFace">"guide-key"</text:span><text:s/>(diminish<text:s/>'guide-key-mode))</text:p>
      <text:p text:style-name="OrgSrcBlock"><text:s/><text:s/>(<text:span text:style-name="OrgSrcFontLockKeywordFace">with-eval-after-load</text:span><text:s/><text:span text:style-name="OrgSrcFontLockStringFace">"highlight-symbol"</text:span><text:s/>(diminish<text:s/>'highlight-symbol-mode))</text:p>
      <text:p text:style-name="OrgSrcBlock"><text:s/><text:s/>(<text:span text:style-name="OrgSrcFontLockKeywordFace">with-eval-after-load</text:span><text:s/><text:span text:style-name="OrgSrcFontLockStringFace">"which-key"</text:span><text:s/>(diminish<text:s/>'which-key-mode))</text:p>
      <text:p text:style-name="OrgSrcBlock"><text:s/><text:s/>(<text:span text:style-name="OrgSrcFontLockKeywordFace">with-eval-after-load</text:span><text:s/><text:span text:style-name="OrgSrcFontLockStringFace">"fancy-narrow"</text:span><text:s/>(diminish<text:s/>'fancy-narrow-mode))</text:p>
      <text:p text:style-name="OrgSrcBlock"><text:s/><text:s/>(<text:span text:style-name="OrgSrcFontLockKeywordFace">with-eval-after-load</text:span><text:s/><text:span text:style-name="OrgSrcFontLockStringFace">"smartparens"</text:span><text:s/>(diminish<text:s/>'smartparens-mode))</text:p>
      <text:p text:style-name="OrgSrcBlock"><text:s/><text:s/>(<text:span text:style-name="OrgSrcFontLockKeywordFace">with-eval-after-load</text:span><text:s/><text:span text:style-name="OrgSrcFontLockStringFace">"selected"</text:span><text:s/>(diminish<text:s/>'selected-minor-mode))</text:p>
      <text:p text:style-name="OrgSrcBlock"><text:s/><text:s/><text:span text:style-name="OrgSrcFontLockCommentDelimiterFace">;;<text:s/></text:span><text:span text:style-name="OrgSrcFontLockCommentFace">(with-eval-after-load<text:s/>"org-autolist"<text:s/>(diminish<text:s/>'org-autolist-mode))</text:span></text:p>
      <text:p text:style-name="OrgSrcBlock"><text:s/><text:s/><text:span text:style-name="OrgSrcFontLockCommentDelimiterFace">;;;<text:s/><text:s/></text:span><text:span text:style-name="OrgSrcFontLockCommentFace">(with-eval-after-load<text:s/>"helm"<text:s/>(diminish<text:s/>'helm-mode<text:s/>"<text:s/>H"))</text:span></text:p>
      <text:p text:style-name="OrgSrcBlock"><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S"</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f48e1b3"/>
<text:bookmark text:name="orgf48e1b3"/>モードラインのNarrowを短くする
<text:bookmark-end text:name="OrgXref.orgf48e1b3"/></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text:s/><text:s/>mode-line-modes)))</text:p>
      <text:h text:style-name="Heading_20_2" text:outline-level="2" text:is-list-header="false">
<text:bookmark-start text:name="OrgXref.org6892743"/>
<text:bookmark text:name="org6892743"/>モードラインの節約（VC-mode編）
<text:bookmark-end text:name="OrgXref.org6892743"/></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661e207"/>
<text:bookmark text:name="org661e207"/>モードラインの色をカスタマイズする
<text:bookmark-end text:name="OrgXref.org661e207"/></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4a506ad"/>
<text:bookmark text:name="org4a506ad"/>色セット例
<text:bookmark-end text:name="OrgXref.org4a506ad"/></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8aea08b"/>
<text:bookmark text:name="org8aea08b"/>visible-bell のカスタマイズ
<text:bookmark-end text:name="OrgXref.org8aea08b"/></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があり，MELPAから取れます">http://www.emacswiki.org/emacs/echo-bell.el）があり，MELPAから取れます</text:a>．<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eval-after-autoload-if-found</text:p>
      <text:p text:style-name="OrgSrcBlock"><text:s/>'(echo-area-bell)<text:s/><text:span text:style-name="OrgSrcFontLockStringFace">"echo-area-bell"</text:span><text:s/>nil<text:s/>t<text:s/>nil</text:p>
      <text:p text:style-name="OrgSrcBlock"><text:s/>'((<text:span text:style-name="OrgSrcFontLockKeywordFace">setq</text:span><text:s/>visible-bell<text:s/>t)</text:p>
      <text:p text:style-name="OrgSrcBlockLastLine"><text:s/><text:s/><text:s/>(<text:span text:style-name="OrgSrcFontLockKeywordFace">setq</text:span><text:s/>ring-bell-function<text:s/>'echo-area-bell)))</text:p>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text:s/>(<text:span text:style-name="OrgSrcFontLockKeywordFace">setq</text:span><text:s/>ring-bell-function<text:s/>'ignore)</text:p>
      <text:h text:style-name="Heading_20_2" text:outline-level="2" text:is-list-header="false">
<text:bookmark-start text:name="OrgXref.org091e373"/>
<text:bookmark text:name="org091e373"/>常に <text:span text:style-name="Bold">scratch</text:span> を表示して起動する
<text:bookmark-end text:name="OrgXref.org091e373"/></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buffer</text:span><text:s/>nil<text:s/>t)</text:p>
      <text:p text:style-name="OrgSrcBlock"><text:s/><text:s/>(<text:span text:style-name="OrgSrcFontLockKeywordFace">setq</text:span><text:s/>initial-buffer-choice<text:s/>t)</text:p>
      <text:p text:style-name="OrgSrcBlock"><text:s/><text:s/>(<text:span text:style-name="OrgSrcFontLockKeywordFace">setq</text:span><text:s/>initial-scratch-message<text:s/>nil)</text:p>
      <text:p text:style-name="OrgSrcBlock"><text:s/><text:s/>(<text:span text:style-name="OrgSrcFontLockKeywordFace">setq</text:span><text:s/>initial-major-mode<text:s/>'buffer-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333333</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pan></text:p>
      <text:p text:style-name="OrgSrcBlock"><text:s/><text:s/>(set-face-background<text:s/>'header-line<text:s/><text:span text:style-name="OrgSrcFontLockStringFace">"</text:span><text:span text:style-name="OrgSrcDefault0016">#ffb08c</text:span><text:span text:style-name="OrgSrcFontLockString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text:s/>Buffer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U:<text:s/>%Y-%m-%d<text:s/>%a."</text:span>)))</text:p>
      <text:p text:style-name="OrgSrcBlock"><text:s/><text:s/>)</text:p>
      <text:p text:style-name="OrgSrcBlock"/>
      <text:p text:style-name="OrgSrcBlock">(global-set-key<text:s/>(kbd<text:s/><text:span text:style-name="OrgSrcFontLockStringFace">"C-M-s"</text:span>)<text:s/>#'(lambda<text:s/>()<text:s/>(<text:span text:style-name="OrgSrcFontLockKeywordFace">interactive</text:span>)</text:p>
      <text:p text:style-name="OrgSrcBlockLastLine"><text:s/><text:s/><text:s/><text:s/><text:s/><text:s/><text:s/><text:s/><text:s/><text:s/><text:s/><text:s/><text:s/><text:s/><text:s/><text:s/><text:s/><text:s/><text:s/><text:s/><text:s/><text:s/><text:s/><text:s/><text:s/><text:s/><text:s/><text:s/><text:s/><text:s/><text:s/><text:s/><text:s/><text:s/>(switch-to-buffer<text:s/><text:span text:style-name="OrgSrcFontLockStringFace">"*scratch*"</text:span>)))</text:p>
      <text:h text:style-name="Heading_20_2" text:outline-level="2" text:is-list-header="false">
<text:bookmark-start text:name="OrgXref.orgc46515d"/>
<text:bookmark text:name="orgc46515d"/>バッテリー情報をモードラインに表示する
<text:bookmark-end text:name="OrgXref.orgc46515d"/></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2342f32"/>
<text:bookmark text:name="org2342f32"/>スクロールバーを非表示にする
<text:bookmark-end text:name="OrgXref.org2342f32"/></text:h>
      <text:p text:style-name="Text_20_body">スクロールバーを非表示にするには，nil を指定します．<text:line-break/>右側に表示したい場合は，'right とし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window-system</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149e89f"/>
<text:bookmark text:name="org149e89f"/>[yascroll] フリンジにスクロールバーを出す
<text:bookmark-end text:name="OrgXref.org149e89f"/></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LastLine"><text:s/><text:s/><text:s/><text:s/>(global-yascroll-bar-mode<text:s/>1)))</text:p>
      <text:h text:style-name="Heading_20_2" text:outline-level="2" text:is-list-header="false">
<text:bookmark-start text:name="OrgXref.org0c1ddcc"/>
<text:bookmark text:name="org0c1ddcc"/>ツールバーを非表示にする
<text:bookmark-end text:name="OrgXref.org0c1ddcc"/></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window-system</text:p>
      <text:p text:style-name="OrgSrcBlockLastLine"><text:s/><text:s/>(tool-bar-mode<text:s/>-1))</text:p>
      <text:h text:style-name="Heading_20_2" text:outline-level="2" text:is-list-header="false">
<text:bookmark-start text:name="OrgXref.orge69e866"/>
<text:bookmark text:name="orge69e866"/>起動時のスプラッシュ画面を表示しない
<text:bookmark-end text:name="OrgXref.orge69e866"/></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ba2642d"/>
<text:bookmark text:name="orgba2642d"/>カーソル行の行数をモードラインに表示する
<text:bookmark-end text:name="OrgXref.orgba2642d"/></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helm-config"</text:span></text:p>
      <text:p text:style-name="OrgSrcBlockLastLine"><text:s/><text:s/>(line-number-mode<text:s/>1))</text:p>
      <text:h text:style-name="Heading_20_2" text:outline-level="2" text:is-list-header="false">
<text:bookmark-start text:name="OrgXref.org3b88f93"/>
<text:bookmark text:name="org3b88f93"/>カーソル行の関数名をモードラインに表示する
<text:bookmark-end text:name="OrgXref.org3b88f93"/></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16347be"/>
<text:bookmark text:name="org16347be"/>時刻をモードラインに表示する
<text:bookmark-end text:name="OrgXref.org16347be"/></text:h>
      <text:p text:style-name="Text_20_body"><text:span text:style-name="OrgCode">helm-config</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helm-config"</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LastLine"><text:s/><text:s/>(display-time-mode<text:s/>1))</text:p>
      <text:h text:style-name="Heading_20_2" text:outline-level="2" text:is-list-header="false">
<text:bookmark-start text:name="OrgXref.orgd33a961"/>
<text:bookmark text:name="orgd33a961"/>対応するカッコをハイライトする
<text:bookmark-end text:name="OrgXref.orgd33a961"/></text:h>
      <text:p text:style-name="Text_20_body">Built-in の paren.el が利用できる．拡張版として <text:a xlink:type="simple" xlink:href="http://www.emacswiki.org/emacs/mic-paren.el">mic-paren.el</text:a> があり，現在はこれを利用している． <text:span text:style-name="OrgCode">helm</text:span> の起動で有効化しています．<text:line-break/></text:p>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7">#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18">blue</text:span><text:span text:style-name="OrgSrcFontLockCommentFace">:<text:s/></text:span><text:span text:style-name="OrgSrcDefault0019">#6666CC</text:span><text:span text:style-name="OrgSrcFontLockCommentFace">,<text:s/></text:span><text:span text:style-name="OrgSrcDefault0000">orange</text:span><text:span text:style-name="OrgSrcFontLockCommentFace">:<text:s/></text:span><text:span text:style-name="OrgSrcDefault0020">#FFCC66</text:span></text:p>
      <text:p text:style-name="OrgSrcBlock"><text:s/><text:s/><text:s/><text:s/>(set-face-background<text:s/>'paren-face-match<text:s/><text:span text:style-name="OrgSrcFontLockStringFace">"</text:span><text:span text:style-name="OrgSrcDefault0021">#66CC66</text:span><text:span text:style-name="OrgSrcFontLockStringFace">"</text:span>)</text:p>
      <text:p text:style-name="OrgSrcBlockLastLine"><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2">#5DA4ff</text:span><text:span text:style-name="OrgSrcFontLockCommentFace">")<text:s/>;<text:s/>カーソルより濃い青</text:span></text:p>
      <text:p text:style-name="OrgSrcBlock">(set-face-background<text:s/>'show-paren-match-face<text:s/><text:span text:style-name="OrgSrcFontLockStringFace">"</text:span><text:span text:style-name="OrgSrcDefault0023">#a634ff</text:span><text:span text:style-name="OrgSrcFontLockStringFace">"</text:span>)</text:p>
      <text:p text:style-name="OrgSrcBlock">(set-face-foreground<text:s/>'show-paren-match-face<text:s/><text:span text:style-name="OrgSrcFontLockStringFace">"</text:span><text:span text:style-name="OrgSrcDefault0017">#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731dacc"/>
<text:bookmark text:name="org731dacc"/>全角スペースと行末タブ／半角スペースを強調表示する
<text:bookmark-end text:name="OrgXref.org731dacc"/></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helm-config"</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4">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5">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5">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7c7b39d"/>
<text:bookmark text:name="org7c7b39d"/>バッファの終わりをフリンジで明示
<text:bookmark-end text:name="OrgXref.org7c7b39d"/></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ed76952"/>
<text:bookmark text:name="orged76952"/>[migemo.el] ローマ字入力で日本語を検索する
<text:bookmark-end text:name="OrgXref.orged76952"/></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when</text:span><text:s/>(autoload-if-found</text:p>
      <text:p text:style-name="OrgSrcBlock"><text:s/><text:s/><text:s/><text:s/><text:s/><text:s/><text:s/>'(migemo-init)</text:p>
      <text:p text:style-name="OrgSrcBlock"><text:s/><text:s/><text:s/><text:s/><text:s/><text:s/><text:s/><text:span text:style-name="OrgSrcFontLockStringFace">"migemo"</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migemo</text:span><text:s/>nil<text:s/>t))</text:p>
      <text:p text:style-name="OrgSrcBlock"><text:s/><text:s/>(<text:span text:style-name="OrgSrcFontLockKeywordFace">with-eval-after-load</text:span><text:s/><text:span text:style-name="OrgSrcFontLockStringFace">"migemo"</text:span></text:p>
      <text:p text:style-name="OrgSrcBlock"><text:s/><text:s/><text:s/><text:s/>(<text:span text:style-name="OrgSrcFontLockKeywordFace">setq</text:span><text:s/>completion-ignore-case<text:s/>t)<text:s/><text:span text:style-name="OrgSrcFontLockCommentDelimiterFace">;;<text:s/></text:span><text:span text:style-name="OrgSrcFontLockCommentFace">case-independent</text:span></text:p>
      <text:p text:style-name="OrgSrcBlock"><text:s/><text:s/><text:s/><text:s/>(<text:span text:style-name="OrgSrcFontLockKeywordFace">setq</text:span><text:s/>migemo-command<text:s/><text:span text:style-name="OrgSrcFontLockStringFace">"cmigemo"</text:span>)</text:p>
      <text:p text:style-name="OrgSrcBlock"><text:s/><text:s/><text:s/><text:s/>(<text:span text:style-name="OrgSrcFontLockKeywordFace">setq</text:span><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pan text:style-name="OrgSrcFontLockKeywordFace">setq</text:span><text:s/>migemo-dictionary<text:s/><text:span text:style-name="OrgSrcFontLockStringFace">"/usr/local/share/migemo/utf-8/migemo-dict"</text:span>)</text:p>
      <text:p text:style-name="OrgSrcBlock"><text:s/><text:s/><text:s/><text:s/>(<text:span text:style-name="OrgSrcFontLockKeywordFace">setq</text:span><text:s/>migemo-user-dictionary<text:s/>nil)</text:p>
      <text:p text:style-name="OrgSrcBlock"><text:s/><text:s/><text:s/><text:s/>(<text:span text:style-name="OrgSrcFontLockKeywordFace">setq</text:span><text:s/>migemo-regex-dictionary<text:s/>nil)</text:p>
      <text:p text:style-name="OrgSrcBlock"><text:s/><text:s/><text:s/><text:s/>(<text:span text:style-name="OrgSrcFontLockKeywordFace">setq</text:span><text:s/>migemo-use-pattern-alist<text:s/>t)</text:p>
      <text:p text:style-name="OrgSrcBlock"><text:s/><text:s/><text:s/><text:s/>(<text:span text:style-name="OrgSrcFontLockKeywordFace">setq</text:span><text:s/>migemo-use-frequent-pattern-alist<text:s/>t)</text:p>
      <text:p text:style-name="OrgSrcBlock"><text:s/><text:s/><text:s/><text:s/>(<text:span text:style-name="OrgSrcFontLockKeywordFace">setq</text:span><text:s/>migemo-pattern-alist-length<text:s/>1024)</text:p>
      <text:p text:style-name="OrgSrcBlock"><text:s/><text:s/><text:s/><text:s/>(<text:span text:style-name="OrgSrcFontLockKeywordFace">setq</text:span><text:s/>migemo-coding-system<text:s/>'utf-8-unix))</text:p>
      <text:p text:style-name="OrgSrcBlock"/>
      <text:p text:style-name="OrgSrcBlock"><text:s/><text:s/>(<text:span text:style-name="OrgSrcFontLockKeywordFace">if</text:span><text:s/>(executable-find<text:s/><text:span text:style-name="OrgSrcFontLockStringFace">"cmigemo"</text:span>)</text:p>
      <text:p text:style-name="OrgSrcBlock"><text:s/><text:s/><text:s/><text:s/><text:s/><text:s/>(add-hook<text:s/>'isearch-mode-hook<text:s/>'migemo-init)</text:p>
      <text:p text:style-name="OrgSrcBlockLastLine"><text:s/><text:s/><text:s/><text:s/>(message<text:s/><text:span text:style-name="OrgSrcFontLockStringFace">"---<text:s/>cmigemo<text:s/>is<text:s/>NOT<text:s/>installed."</text:span>)))</text:p>
      <text:h text:style-name="Heading_20_2" text:outline-level="2" text:is-list-header="false">
<text:bookmark-start text:name="OrgXref.orgbb16ac4"/>
<text:bookmark text:name="orgbb16ac4"/>[anything.el] 何でも絞り込みインターフェイス（旧）
<text:bookmark-end text:name="OrgXref.orgbb16ac4"/></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eval-after-autoload-if-found</text:p>
      <text:p text:style-name="OrgSrcBlock"><text:s/><text:s/><text:s/><text:s/><text:s/><text:s/><text:s/>'(anything-other-buffer<text:s/>anything-complete<text:s/>anything-M-x</text:p>
      <text:p text:style-name="OrgSrcBlock"><text:s/><text:s/><text:s/><text:s/><text:s/><text:s/><text:s/><text:s/><text:s/><text:s/><text:s/><text:s/><text:s/><text:s/><text:s/><text:s/><text:s/><text:s/><text:s/><text:s/><text:s/><text:s/><text:s/><text:s/><text:s/><text:s/><text:s/><text:s/><text:s/><text:s/><text:s/>anything-c-moccur-occur-by-moccur)</text:p>
      <text:p text:style-name="OrgSrcBlock"><text:s/><text:s/><text:s/><text:s/><text:s/><text:s/><text:s/><text:span text:style-name="OrgSrcFontLockStringFace">"anything-startup"</text:span><text:s/>nil<text:s/>t<text:s/>nil</text:p>
      <text:p text:style-name="OrgSrcBlock"><text:s/><text:s/><text:s/><text:s/><text:s/><text:s/><text:s/>'((<text:span text:style-name="OrgSrcFontLockKeywordFace">require</text:span><text:s/>'<text:span text:style-name="OrgSrcFontLockConstantFace">anything-c-moccur</text:span><text:s/>nil<text:s/>t)</text:p>
      <text:p text:style-name="OrgSrcBlock"><text:s/><text:s/><text:s/><text:s/><text:s/><text:s/><text:s/><text:s/><text:s/><text:span text:style-name="OrgSrcFontLockCommentDelimiterFace">;;<text:s/><text:s/></text:span><text:span text:style-name="OrgSrcFontLockCommentFace">(setq<text:s/>moccur-split-word<text:s/>t)</text:span></text:p>
      <text:p text:style-name="OrgSrcBlock"><text:s/><text:s/><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text:s/><text:s/>(<text:span text:style-name="OrgSrcFontLockKeywordFace">setq</text:span><text:s/>moccur-use-migemo<text:s/>t))</text:p>
      <text:p text:style-name="OrgSrcBlock"><text:s/><text:s/><text:s/><text:s/><text:s/><text:s/><text:s/><text:s/><text:s/><text:span text:style-name="OrgSrcFontLockCommentDelimiterFace">;;<text:s/></text:span><text:span text:style-name="OrgSrcFontLockCommentFace">M-x<text:s/>anything-grep-by-name</text:span></text:p>
      <text:p text:style-name="OrgSrcBlock"><text:s/><text:s/><text:s/><text:s/><text:s/><text:s/><text:s/><text:s/><text:s/>(<text:span text:style-name="OrgSrcFontLockKeywordFace">setq</text:span><text:s/>anything-grep-alist</text:p>
      <text:p text:style-name="OrgSrcBlock"><text:s/><text:s/><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pan text:style-name="OrgSrcFontLockKeywordFace">defun</text:span><text:s/><text:span text:style-name="OrgSrcFontLockFunctionNameFace">my:anything</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recentf</text:p>
      <text:p text:style-name="OrgSrcBlock"><text:s/><text:s/><text:s/><text:s/><text:s/><text:s/><text:s/>anything-c-source-file-name-history</text:p>
      <text:p text:style-name="OrgSrcBlock"><text:s/><text:s/><text:s/><text:s/><text:s/><text:s/><text:s/>anything-c-source-buffers</text:p>
      <text:p text:style-name="OrgSrcBlock"><text:s/><text:s/><text:s/><text:s/><text:s/><text:s/><text:s/>anything-c-source-emacs-commands</text:p>
      <text:p text:style-name="OrgSrcBlock"><text:s/><text:s/><text:s/><text:s/><text:s/><text:s/><text:s/>anything-c-source-locate)</text:p>
      <text:p text:style-name="OrgSrcBlock"><text:s/><text:s/><text:s/><text:s/><text:s/><text:span text:style-name="OrgSrcFontLockStringFace">"<text:s/>*my:anything*"</text:span>))</text:p>
      <text:p text:style-name="OrgSrcBlock"/>
      <text:p text:style-name="OrgSrcBlock"><text:s/><text:s/>(<text:span text:style-name="OrgSrcFontLockKeywordFace">defun</text:span><text:s/><text:span text:style-name="OrgSrcFontLockFunctionNameFace">my:anything-buffer</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buffers)</text:p>
      <text:p text:style-name="OrgSrcBlock"><text:s/><text:s/><text:s/><text:s/><text:s/><text:span text:style-name="OrgSrcFontLockStringFace">"<text:s/>*my:anthing-buffer*"</text:span>))</text:p>
      <text:p text:style-name="OrgSrcBlock"/>
      <text:p text:style-name="OrgSrcBlock"><text:s/><text:s/>(<text:span text:style-name="OrgSrcFontLockKeywordFace">when</text:span><text:s/>(memq<text:s/>window-system<text:s/>'(mac<text:s/>ns))</text:p>
      <text:p text:style-name="OrgSrcBlock"><text:s/><text:s/><text:s/><text:s/>(<text:span text:style-name="OrgSrcFontLockKeywordFace">defun</text:span><text:s/><text:span text:style-name="OrgSrcFontLockFunctionNameFace">my:anything-spotlight</text:span><text:s/>()</text:p>
      <text:p text:style-name="OrgSrcBlock"><text:s/><text:s/><text:s/><text:s/><text:s/><text:s/><text:span text:style-name="OrgSrcFontLockDocFace">"Spotlight<text:s/>search<text:s/>with<text:s/>anything.el"</text:span></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mac-spotlight)</text:p>
      <text:p text:style-name="OrgSrcBlock"><text:s/><text:s/><text:s/><text:s/><text:s/><text:s/><text:s/><text:span text:style-name="OrgSrcFontLockStringFace">"<text:s/>*anything-spotlight*"</text:span>)))</text:p>
      <text:p text:style-name="OrgSrcBlock"/>
      <text:p text:style-name="OrgSrcBlock"><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LastLine"><text:s/><text:s/>(<text:span text:style-name="OrgSrcFontLockKeywordFace">setq</text:span><text:s/>anything-quick-update<text:s/>nil))<text:s/><text:s/><text:s/><text:s/><text:s/><text:s/><text:s/><text:s/><text:span text:style-name="OrgSrcFontLockCommentDelimiterFace">;<text:s/></text:span><text:span text:style-name="OrgSrcFontLockCommentFace">nil</text:span></text:p>
      <text:h text:style-name="Heading_20_3" text:outline-level="3" text:is-list-header="false">
<text:bookmark-start text:name="OrgXref.orgc1f603d"/>
<text:bookmark text:name="orgc1f603d"/>キーバインド
<text:bookmark-end text:name="OrgXref.orgc1f603d"/></text:h>
      <text:p text:style-name="Text_20_body">普通に anything-startup を呼んでいる場合には，anything-M-xを設定する必要はない．<text:line-break/></text:p>
      <text:p text:style-name="OrgSrcBlock"><text:span text:style-name="OrgSrcFontLockCommentDelimiterFace">;;<text:s/></text:span><text:span text:style-name="OrgSrcFontLockCommentFace">Show<text:s/>ibuffer<text:s/>powered<text:s/>by<text:s/>anything</text:span></text:p>
      <text:p text:style-name="OrgSrcBlock"><text:span text:style-name="OrgSrcFontLockCommentDelimiterFace">;;<text:s/><text:s/></text:span><text:span text:style-name="OrgSrcFontLockCommentFace">(with-eval-after-load<text:s/>"anything-startup"</text:span></text:p>
      <text:p text:style-name="OrgSrcBlock">(global-set-key<text:s/>(kbd<text:s/><text:span text:style-name="OrgSrcFontLockStringFace">"M-x"</text:span>)<text:s/>'anything-M-x)</text:p>
      <text:p text:style-name="OrgSrcBlock">(global-set-key<text:s/>(kbd<text:s/><text:span text:style-name="OrgSrcFontLockStringFace">"C-c<text:s/>o"</text:span>)<text:s/>'anything-c-moccur-occur-by-moccur)</text:p>
      <text:p text:style-name="OrgSrcBlock">(global-set-key<text:s/>(kbd<text:s/><text:span text:style-name="OrgSrcFontLockStringFace">"C-M-r"</text:span>)<text:s/>'my:anything)</text:p>
      <text:p text:style-name="OrgSrcBlock">(global-set-key<text:s/>(kbd<text:s/><text:span text:style-name="OrgSrcFontLockStringFace">"C-M-s"</text:span>)<text:s/>'my:anything-spotlight)</text:p>
      <text:p text:style-name="OrgSrcBlock">(global-set-key<text:s/>(kbd<text:s/><text:span text:style-name="OrgSrcFontLockStringFace">"C-x<text:s/>C-b"</text:span>)<text:s/>'my:anything-buffer)</text:p>
      <text:p text:style-name="OrgSrcBlockLastLine"><text:span text:style-name="OrgSrcFontLockCommentDelimiterFace">;;</text:span><text:span text:style-name="OrgSrcFontLockCommentFace">)</text:span></text:p>
      <text:h text:style-name="Heading_20_2" text:outline-level="2" text:is-list-header="false">
<text:bookmark-start text:name="OrgXref.org651b8f8"/>
<text:bookmark text:name="org651b8f8"/>[helm.el] 続・何でも絞り込みインターフェイス
<text:bookmark-end text:name="OrgXref.org651b8f8"/></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recentf<text:s/>helm-buffers-list<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helm</text:span><text:s/>nil<text:s/>t)</text:p>
      <text:p text:style-name="OrgSrcBlock"><text:s/><text:s/><text:s/><text:s/>(<text:span text:style-name="OrgSrcFontLockKeywordFace">require</text:span><text:s/>'<text:span text:style-name="OrgSrcFontLockConstantFace">helm-config</text:span><text:s/>nil<text:s/>t))</text:p>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text:s/><text:s/><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text:s/>(diminish<text:s/>'helm-mode<text:s/><text:span text:style-name="OrgSrcFontLockStringFace">"<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6">#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7">#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KeywordFace">when</text:span><text:s/>(<text:span text:style-name="OrgSrcFontLockKeywordFace">require</text:span><text:s/>'<text:span text:style-name="OrgSrcFontLockConstantFace">helm-google</text:span><text:s/>nil<text:s/>t)</text:p>
      <text:p text:style-name="OrgSrcBlock"><text:s/><text:s/><text:s/><text:s/><text:s/><text:s/>(<text:span text:style-name="OrgSrcFontLockKeywordFace">setq</text:span><text:s/>helm-google-tld<text:s/><text:span text:style-name="OrgSrcFontLockStringFace">"co.jp"</text:spa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28">#666666</text:span><text:span text:style-name="OrgSrcFontLockStringFace">"</text:span><text:s/><text:span text:style-name="OrgSrcFontLockBuiltinFace">:background</text:span><text:s/><text:span text:style-name="OrgSrcFontLockStringFace">"</text:span><text:span text:style-name="OrgSrcDefault0029">#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KeywordFace">require</text:span><text:s/>'<text:span text:style-name="OrgSrcFontLockConstantFace">helm-css-scss</text:span><text:s/>nil<text:s/>t)</text:p>
      <text:p text:style-name="OrgSrcBlock"><text:s/><text:s/><text:s/><text:s/>(<text:span text:style-name="OrgSrcFontLockKeywordFace">require</text:span><text:s/>'<text:span text:style-name="OrgSrcFontLockConstantFace">helm-emmet</text:span><text:s/>nil<text:s/>t)</text:p>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KeywordFace">require</text:span><text:s/>'<text:span text:style-name="OrgSrcFontLockConstantFace">helm-descbinds</text:span><text:s/>nil<text:s/>t))</text:p>
      <text:p text:style-name="OrgSrcBlock"/>
      <text:p text:style-name="OrgSrcBlock"><text:s/><text:s/><text:span text:style-name="OrgSrcFontLockCommentDelimiterFace">;;<text:s/></text:span><text:span text:style-name="OrgSrcFontLockCommentFace">この修正が必要</text:span></text:p>
      <text:p text:style-name="OrgSrcBlock"><text:s/><text:s/><text:span text:style-name="OrgSrcFontLockCommentDelimiterFace">;;<text:s/></text:span><text:span text:style-name="OrgSrcFontLockCommentFace">(when<text:s/>(require<text:s/>'helm-migemo<text:s/>nil<text:s/>t)</text:span></text:p>
      <text:p text:style-name="OrgSrcBlock"><text:s/><text:s/><text:span text:style-name="OrgSrcFontLockCommentDelimiterFace">;;<text:s/><text:s/><text:s/></text:span><text:span text:style-name="OrgSrcFontLockCommentFace">(defun<text:s/>helm-compile-source--candidates-in-buffer<text:s/>(source)</text:span></text:p>
      <text:p text:style-name="OrgSrcBlock"><text:s/><text:s/><text:span text:style-name="OrgSrcFontLockCommentDelimiterFace">;;<text:s/><text:s/><text:s/><text:s/><text:s/></text:span><text:span text:style-name="OrgSrcFontLockCommentFace">(helm-aif<text:s/>(assoc<text:s/>'candidates-in-buffer<text:s/>source)</text:span></text:p>
      <text:p text:style-name="OrgSrcBlock"><text:s/><text:s/><text:span text:style-name="OrgSrcFontLockCommentDelimiterFace">;;<text:s/><text:s/><text:s/><text:s/><text:s/><text:s/><text:s/><text:s/><text:s/></text:span><text:span text:style-name="OrgSrcFontLockCommentFace">(append<text:s/>source</text:span></text:p>
      <text:p text:style-name="OrgSrcBlock"><text:s/><text:s/><text:span text:style-name="OrgSrcFontLockCommentDelimiterFace">;;<text:s/><text:s/><text:s/><text:s/><text:s/><text:s/><text:s/><text:s/><text:s/><text:s/><text:s/><text:s/><text:s/><text:s/><text:s/><text:s/><text:s/></text:span><text:span text:style-name="OrgSrcFontLockCommentFace">`((candidates</text:span></text:p>
      <text:p text:style-name="OrgSrcBlock"><text:s/><text:s/><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text:s/><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text:s/><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text:s/><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text:s/><text:s/><text:span text:style-name="OrgSrcFontLockCommentDelimiterFace">;;<text:s/><text:s/><text:s/><text:s/><text:s/><text:s/><text:s/></text:span><text:span text:style-name="OrgSrcFontLockCommentFace">source)))</text:span></text:p>
      <text:p text:style-name="OrgSrcBlock"/>
      <text:p text:style-name="OrgSrcBlock"><text:s/><text:s/>(global-set-key<text:s/>(kbd<text:s/><text:span text:style-name="OrgSrcFontLockStringFace">"M-x"</text:span>)<text:s/>'helm-M-x)</text:p>
      <text:p text:style-name="OrgSrcBlock"><text:s/><text:s/>(global-set-key<text:s/>(kbd<text:s/><text:span text:style-name="OrgSrcFontLockStringFace">"C-M-r"</text:span>)<text:s/>'helm-recentf)</text:p>
      <text:p text:style-name="OrgSrcBlock"><text:s/><text:s/>(global-set-key<text:s/>(kbd<text:s/><text:span text:style-name="OrgSrcFontLockStringFace">"C-M-l"</text:span>)<text:s/>'helm-locate)</text:p>
      <text:p text:style-name="OrgSrcBlock"><text:s/><text:s/>(global-set-key<text:s/>(kbd<text:s/><text:span text:style-name="OrgSrcFontLockStringFace">"C-c<text:s/>f<text:s/>b"</text:span>)<text:s/>'helm-bookmarks)</text:p>
      <text:p text:style-name="OrgSrcBlock"><text:s/><text:s/>(global-set-key<text:s/>(kbd<text:s/><text:span text:style-name="OrgSrcFontLockStringFace">"C-x<text:s/>C-b"</text:span>)<text:s/>'helm-buffers-list)</text:p>
      <text:p text:style-name="OrgSrcBlock"><text:s/><text:s/>(global-set-key<text:s/>(kbd<text:s/><text:span text:style-name="OrgSrcFontLockStringFace">"M-s<text:s/>M-s"</text:span>)<text:s/>'helm-swoop)</text:p>
      <text:p text:style-name="OrgSrcBlock"><text:s/><text:s/>(global-set-key<text:s/>(kbd<text:s/><text:span text:style-name="OrgSrcFontLockStringFace">"C-c<text:s/>o"</text:span>)<text:s/>'helm-occur)</text:p>
      <text:p text:style-name="OrgSrcBlockLastLine"><text:s/><text:s/>(global-set-key<text:s/>(kbd<text:s/><text:span text:style-name="OrgSrcFontLockStringFace">"C-h<text:s/>d"</text:span>)<text:s/>'helm-descbinds))</text:p>
      <text:h text:style-name="Heading_20_2" text:outline-level="2" text:is-list-header="false">
<text:bookmark-start text:name="OrgXref.orgcba0b3a"/>
<text:bookmark text:name="orgcba0b3a"/>[stripe-buffer.el] テーブルの色をストライプにする
<text:bookmark-end text:name="OrgXref.orgcba0b3a"/></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eval-after-autoload-if-found</text:p>
      <text:p text:style-name="OrgSrcBlock"><text:s/><text:s/><text:s/><text:s/><text:s/><text:s/><text:s/>'(org-mode)<text:s/><text:span text:style-name="OrgSrcFontLockStringFace">"org"</text:span><text:s/><text:span text:style-name="OrgSrcFontLockStringFace">"Org<text:s/>Mode"</text:span><text:s/>t<text:s/>nil</text:p>
      <text:p text:style-name="OrgSrcBlock"><text:s/><text:s/><text:s/><text:s/><text:s/><text:s/><text:s/>'((<text:span text:style-name="OrgSrcFontLockKeywordFace">require</text:span><text:s/>'<text:span text:style-name="OrgSrcFontLockConstantFace">stripe-buffer</text:span><text:s/>nil<text:s/>t)))</text:p>
      <text:p text:style-name="OrgSrcBlockLastLine"><text:s/><text:s/>(add-hook<text:s/>'org-mode-hook<text:s/>'turn-on-stripe-table-mode))</text:p>
      <text:h text:style-name="Heading_20_2" text:outline-level="2" text:is-list-header="false">
<text:bookmark-start text:name="OrgXref.org4e326a0"/>
<text:bookmark text:name="org4e326a0"/>[rainbow-delimiters] 対応するカッコに色を付ける
<text:bookmark-end text:name="OrgXref.org4e326a0"/></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a05c23d"/>
<text:bookmark text:name="orga05c23d"/>[git-gutter-fringe] 編集差分をフレーム端で視覚化
<text:bookmark-end text:name="OrgXref.orga05c23d"/></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eval-after-autoload-if-found</text:p>
      <text:p text:style-name="OrgSrcBlock"><text:s/><text:s/><text:s/><text:s/><text:s/><text:s/><text:s/>'(git-gutter-mode)<text:s/><text:span text:style-name="OrgSrcFontLockStringFace">"git-gutter-fringe"</text:span><text:s/>nil<text:s/>t<text:s/>nil</text:p>
      <text:p text:style-name="OrgSrcBlock"><text:s/><text:s/><text:s/><text:s/><text:s/><text:s/><text:s/>'((<text:span text:style-name="OrgSrcFontLockKeywordFace">setq</text:span><text:s/>git-gutter:lighter<text:s/><text:span text:style-name="OrgSrcFontLockStringFace">""</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modified<text:s/>nil</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added<text:s/>nil</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deleted<text:s/>nil</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pan text:style-name="OrgSrcFontLockKeywordFace">setq</text:span><text:s/>git-gutter-fr:side<text:s/>'left-fringe)</text:p>
      <text:p text:style-name="OrgSrcBlock"><text:s/><text:s/><text:s/><text:s/><text:s/><text:s/><text:s/><text:s/><text:s/>(set-face-foreground<text:s/>'git-gutter-fr:added<text:s/><text:s/><text:s/><text:s/><text:span text:style-name="OrgSrcFontLockStringFace">"</text:span><text:span text:style-name="OrgSrcDefault0030">#FF2600</text:span><text:span text:style-name="OrgSrcFontLockStringFace">"</text:span>)</text:p>
      <text:p text:style-name="OrgSrcBlock"><text:s/><text:s/><text:s/><text:s/><text:s/><text:s/><text:s/><text:s/><text:s/>(set-face-foreground<text:s/>'git-gutter-fr:modified<text:s/><text:span text:style-name="OrgSrcFontLockStringFace">"</text:span><text:span text:style-name="OrgSrcDefault0000">orange</text:span><text:span text:style-name="OrgSrcFontLockStringFace">"</text:span>)</text:p>
      <text:p text:style-name="OrgSrcBlock"><text:s/><text:s/><text:s/><text:s/><text:s/><text:s/><text:s/><text:s/><text:s/>(set-face-foreground<text:s/>'git-gutter-fr:deleted<text:s/><text:s/><text:span text:style-name="OrgSrcFontLockStringFace">"</text:span><text:span text:style-name="OrgSrcDefault0031">medium<text:s/>sea<text:s/>green</text:span><text:span text:style-name="OrgSrcFontLockStringFace">"</text:span>)))</text:p>
      <text:p text:style-name="OrgSrcBlock"/>
      <text:p text:style-name="OrgSrcBlock"><text:s/><text:s/>(add-hook<text:s/>'emacs-lisp-mode-hook<text:s/>'git-gutter-mode)</text:p>
      <text:p text:style-name="OrgSrcBlock"><text:s/><text:s/>(add-hook<text:s/>'lisp-mode-hook<text:s/>'git-gutter-mode)</text:p>
      <text:p text:style-name="OrgSrcBlock"><text:s/><text:s/>(add-hook<text:s/>'perl-mode-hook<text:s/>'git-gutter-mode)</text:p>
      <text:p text:style-name="OrgSrcBlock"><text:s/><text:s/>(add-hook<text:s/>'python-mode-hook<text:s/>'git-gutter-mode)</text:p>
      <text:p text:style-name="OrgSrcBlock"><text:s/><text:s/>(add-hook<text:s/>'c-mode-common-hook<text:s/>'git-gutter-mode)</text:p>
      <text:p text:style-name="OrgSrcBlock"><text:s/><text:s/>(add-hook<text:s/>'nxml-mode-hook<text:s/>'git-gutter-mode)</text:p>
      <text:p text:style-name="OrgSrcBlockLastLine"><text:s/><text:s/>(add-hook<text:s/>'web-mode-hook<text:s/>'git-gutter-mode))</text:p>
      <text:h text:style-name="Heading_20_2" text:outline-level="2" text:is-list-header="false">
<text:bookmark-start text:name="OrgXref.org5e88dee"/>
<text:bookmark text:name="org5e88dee"/>[zlc.el] find-file バッファを zsh ライクにする
<text:bookmark-end text:name="OrgXref.org5e88dee"/></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2">#000000</text:span><text:span text:style-name="OrgSrcFontLockStringFace">"</text:span><text:s/><text:span text:style-name="OrgSrcFontLockBuiltinFace">:background</text:span><text:s/><text:span text:style-name="OrgSrcFontLockStringFace">"</text:span><text:span text:style-name="OrgSrcDefault0033">#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37ad33b"/>
<text:bookmark text:name="org37ad33b"/>[japanese-holidays] カレンダーをカラフルにする
<text:bookmark-end text:name="OrgXref.org37ad33b"/></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8b0c3d2"/>
<text:bookmark text:name="org8b0c3d2"/>[calendar.el] カレンダーで週番号を表示する
<text:bookmark-end text:name="OrgXref.org8b0c3d2"/></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text:s/><text:s/><text:s/><text:s/><text:s/><text:s/><text:s/><text:s/><text:s/><text:s/>'font-lock-face<text:s/>'calendar-iso-week-face)))</text:p>
      <text:p text:style-name="OrgSrcBlock"/>
      <text:p text:style-name="OrgSrcBlockLastLine">(global-set-key<text:s/>(kbd<text:s/><text:span text:style-name="OrgSrcFontLockStringFace">"C-c<text:s/>f<text:s/>c<text:s/>c"</text:span>)<text:s/>'calendar)</text:p>
      <text:h text:style-name="Heading_20_2" text:outline-level="2" text:is-list-header="false">
<text:bookmark-start text:name="OrgXref.orgce17e21"/>
<text:bookmark text:name="orgce17e21"/>[guide-key] キーバインドの選択肢をポップアップする
<text:bookmark-end text:name="OrgXref.orgce17e21"/></text:h>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eval-after-autoload-if-found</text:p>
      <text:p text:style-name="OrgSrcBlock"><text:s/><text:s/><text:s/><text:s/><text:s/><text:s/><text:s/>'(guide-key-mode)<text:s/><text:span text:style-name="OrgSrcFontLockStringFace">"guide-key"</text:span><text:s/>nil<text:s/>t<text:s/>nil</text:p>
      <text:p text:style-name="OrgSrcBlock"><text:s/><text:s/><text:s/><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text:s/><text:s/><text:s/><text:s/>(<text:span text:style-name="OrgSrcFontLockKeywordFace">setq</text:span><text:s/>guide-key/popup-window-position<text:s/>'bottom)</text:p>
      <text:p text:style-name="OrgSrcBlock"><text:s/><text:s/><text:s/><text:s/><text:s/><text:s/><text:s/><text:s/><text:s/>(<text:span text:style-name="OrgSrcFontLockKeywordFace">setq</text:span><text:s/>guide-key/idle-delay<text:s/>0.5)</text:p>
      <text:p text:style-name="OrgSrcBlock"><text:s/><text:s/><text:s/><text:s/><text:s/><text:s/><text:s/><text:s/><text:s/>(<text:span text:style-name="OrgSrcFontLockKeywordFace">setq</text:span><text:s/>guide-key/highlight-command-regexp</text:p>
      <text:p text:style-name="OrgSrcBlock"><text:s/><text:s/><text:s/><text:s/><text:s/><text:s/><text:s/><text:s/><text:s/><text:s/><text:s/><text:s/><text:s/><text:s/><text:s/>'((<text:span text:style-name="OrgSrcFontLockStringFace">"my:"</text:span><text:s/>.<text:s/><text:span text:style-name="OrgSrcFontLockStringFace">"</text:span><text:span text:style-name="OrgSrcDefault0025">red</text:span><text:span text:style-name="OrgSrcFontLockStringFace">"</text:span>)</text:p>
      <text:p text:style-name="OrgSrcBlock"><text:s/><text:s/><text:s/><text:s/><text:s/><text:s/><text:s/><text:s/><text:s/><text:s/><text:s/><text:s/><text:s/><text:s/><text:s/><text:s/><text:s/>(<text:span text:style-name="OrgSrcFontLockStringFace">"takaxp:"</text:span><text:s/>.<text:s/><text:span text:style-name="OrgSrcFontLockStringFace">"</text:span><text:span text:style-name="OrgSrcDefault0018">blue</text:span><text:span text:style-name="OrgSrcFontLockStringFace">"</text:span>)))</text:p>
      <text:p text:style-name="OrgSrcBlock"><text:s/><text:s/><text:s/><text:s/><text:s/><text:s/><text:s/><text:s/><text:s/>(guide-key-mode<text:s/>1)))</text:p>
      <text:p text:style-name="OrgSrcBlock"/>
      <text:p text:style-name="OrgSrcBlock"><text:s/><text:s/>(<text:span text:style-name="OrgSrcFontLockKeywordFace">with-eval-after-load</text:span><text:s/><text:span text:style-name="OrgSrcFontLockStringFace">"helm"</text:span><text:s/>(<text:span text:style-name="OrgSrcFontLockKeywordFace">require</text:span><text:s/>'<text:span text:style-name="OrgSrcFontLockConstantFace">guide-key</text:span><text:s/>nil<text:s/>t))</text:p>
      <text:p text:style-name="OrgSrcBlockLastLine"><text:s/><text:s/>(<text:span text:style-name="OrgSrcFontLockKeywordFace">with-eval-after-load</text:span><text:s/><text:span text:style-name="OrgSrcFontLockStringFace">"org"</text:span><text:s/>(<text:span text:style-name="OrgSrcFontLockKeywordFace">require</text:span><text:s/>'<text:span text:style-name="OrgSrcFontLockConstantFace">guide-key</text:span><text:s/>nil<text:s/>t)))</text:p>
      <text:h text:style-name="Heading_20_2" text:outline-level="2" text:is-list-header="false">
<text:bookmark-start text:name="OrgXref.org0ae8cbc"/>
<text:bookmark text:name="org0ae8cbc"/>[which-key] キーバインドの選択肢をポップアップする
<text:bookmark-end text:name="OrgXref.org0ae8cbc"/></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which-key</text:span><text:s/>nil<text:s/>t))</text:p>
      <text:p text:style-name="OrgSrcBlock"><text:s/><text:s/>(<text:span text:style-name="OrgSrcFontLockKeywordFace">with-eval-after-load</text:span><text:s/><text:span text:style-name="OrgSrcFontLockStringFace">"which-key"</text:span></text:p>
      <text:p text:style-name="OrgSrcBlock"><text:s/><text:s/><text:s/><text:s/>(<text:span text:style-name="OrgSrcFontLockKeywordFace">setq</text:span><text:s/>which-key-idle-delay<text:s/>1.0)</text:p>
      <text:p text:style-name="OrgSrcBlock"><text:s/><text:s/><text:s/><text:s/>(which-key-mode<text:s/>1))</text:p>
      <text:p text:style-name="OrgSrcBlock"/>
      <text:p text:style-name="OrgSrcBlock"><text:s/><text:s/>(add-hook<text:s/>'org-mode-hook<text:s/>#'which-key-mode)</text:p>
      <text:p text:style-name="OrgSrcBlockLastLine"><text:s/><text:s/>(add-hook<text:s/>'helm-after-initialize-hook<text:s/>#'which-key-mode))</text:p>
      <text:h text:style-name="Heading_20_2" text:outline-level="2" text:is-list-header="false">
<text:bookmark-start text:name="OrgXref.org5495e2e"/>
<text:bookmark text:name="org5495e2e"/>[stock-ticker] 株価をモードラインに表示
<text:bookmark-end text:name="OrgXref.org5495e2e"/></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b101e6e"/>
<text:bookmark text:name="orgb101e6e"/>[mode-icons] 使用中のモード表示をアイコンで代替
<text:bookmark-end text:name="OrgXref.orgb101e6e"/></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d4276c6"/>
<text:bookmark text:name="orgd4276c6"/>[highlight-symbol] 同じ名前のシンボルをハイライトする
<text:bookmark-end text:name="OrgXref.orgd4276c6"/></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highlight-symbol</text:span><text:s/>nil<text:s/>t))</text:p>
      <text:p text:style-name="OrgSrcBlock"><text:s/><text:s/>(<text:span text:style-name="OrgSrcFontLockKeywordFace">with-eval-after-load</text:span><text:s/><text:span text:style-name="OrgSrcFontLockStringFace">"highlight-symbol"</text:span></text:p>
      <text:p text:style-name="OrgSrcBlock"><text:s/><text:s/><text:s/><text:s/>(<text:span text:style-name="OrgSrcFontLockKeywordFace">setq</text:span><text:s/>highlight-symbol-idle-delay<text:s/>0.5))</text:p>
      <text:p text:style-name="OrgSrcBlock"/>
      <text:p text:style-name="OrgSrcBlock"><text:s/><text:s/>(<text:span text:style-name="OrgSrcFontLockKeywordFace">dolist</text:span><text:s/>(hook<text:s/>'(emacs-lisp-mode-hook<text:s/>c-mode-common-hook<text:s/>prog-mode-hook))</text:p>
      <text:p text:style-name="OrgSrcBlockLastLine"><text:s/><text:s/><text:s/><text:s/>(add-hook<text:s/>hook<text:s/>'highlight-symbol-mode)))</text:p>
      <text:h text:style-name="Heading_20_2" text:outline-level="2" text:is-list-header="false">
<text:bookmark-start text:name="OrgXref.orge329431"/>
<text:bookmark text:name="orge329431"/>[all-the-icons-dired] フォントを使ったアイコンを表示
<text:bookmark-end text:name="OrgXref.orge329431"/></text:h>
      <text:p text:style-name="Text_20_body"><text:span text:style-name="OrgCode">dired</text:span> と <text:span text:style-name="OrgCode">neotree</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1" text:outline-level="1" text:is-list-header="false">
<text:bookmark-start text:name="OrgXref.org8e49289"/>
<text:bookmark text:name="org8e49289"/>メディアサポート
<text:bookmark-end text:name="OrgXref.org8e49289"/></text:h>
      <text:h text:style-name="Heading_20_2" text:outline-level="2" text:is-list-header="false">
<text:bookmark-start text:name="OrgXref.orga2d7454"/>
<text:bookmark text:name="orga2d7454"/>[bongo.el] Emacsのバッファで音楽ライブラリを管理する
<text:bookmark-end text:name="OrgXref.orga2d7454"/></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eval-after-autoload-if-found</text:p>
      <text:p text:style-name="OrgSrcBlock"><text:s/>'(bongo)<text:s/><text:span text:style-name="OrgSrcFontLockStringFace">"bongo-mplayer"</text:span><text:s/>nil<text:s/>t<text:s/>nil</text:p>
      <text:p text:style-name="OrgSrcBlock"><text:s/>'(<text:span text:style-name="OrgSrcFontLockCommentDelimiterFace">;;<text:s/></text:span><text:span text:style-name="OrgSrcFontLockCommentFace">Volume<text:s/>control</text:span></text:p>
      <text:p text:style-name="OrgSrcBlock"><text:s/><text:s/><text:s/><text:span text:style-name="OrgSrcFontLockCommentDelimiterFace">;;<text:s/><text:s/><text:s/><text:s/><text:s/><text:s/><text:s/><text:s/><text:s/></text:span><text:span text:style-name="OrgSrcFontLockCommentFace">(require<text:s/>volume.el<text:s/>nil<text:s/>t)</text:span></text:p>
      <text:p text:style-name="OrgSrcBlock"><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pan text:style-name="OrgSrcFontLockCommentDelimiterFace">;;<text:s/></text:span><text:span text:style-name="OrgSrcFontLockCommentFace">Avoid<text:s/>error<text:s/>when<text:s/>editing<text:s/>bongo<text:s/>buffers</text:span></text:p>
      <text:p text:style-name="OrgSrcBlock"><text:s/><text:s/><text:s/>(<text:span text:style-name="OrgSrcFontLockKeywordFace">setq</text:span><text:s/>yank-excluded-properties<text:s/>nil)</text:p>
      <text:p text:style-name="OrgSrcBlock"><text:s/><text:s/><text:s/><text:span text:style-name="OrgSrcFontLockCommentDelimiterFace">;;<text:s/></text:span><text:span text:style-name="OrgSrcFontLockCommentFace">Use<text:s/>mplayer</text:span></text:p>
      <text:p text:style-name="OrgSrcBlock"><text:s/><text:s/><text:s/>(<text:span text:style-name="OrgSrcFontLockKeywordFace">setq</text:span><text:s/>bongo-enabled-backends<text:s/>'(mplayer))</text:p>
      <text:p text:style-name="OrgSrcBlock"/>
      <text:p text:style-name="OrgSrcBlock"><text:s/><text:s/><text:s/>(<text:span text:style-name="OrgSrcFontLockKeywordFace">defun</text:span><text:s/><text:span text:style-name="OrgSrcFontLockFunctionNameFace">init-bongo</text:span><text:s/>()</text:p>
      <text:p text:style-name="OrgSrcBlock"><text:s/><text:s/><text:s/><text:s/><text:s/>(<text:span text:style-name="OrgSrcFontLockKeywordFace">interactive</text:span>)</text:p>
      <text:p text:style-name="OrgSrcBlock"><text:s/><text:s/><text:s/><text:s/><text:s/>(bongo)</text:p>
      <text:p text:style-name="OrgSrcBlockLastLine"><text:s/><text:s/><text:s/><text:s/><text:s/>(find-file<text:s/><text:span text:style-name="OrgSrcFontLockStringFace">"~/Desktop/next/Tidy/hoge.bongo-playlist"</text:span>))))</text:p>
      <text:p text:style-name="Text_20_body">org-player.el を使えば，org-mode のバッファから Bongo を操作できる．<text:line-break/></text:p>
      <text:p text:style-name="OrgSrcBlock">(eval-after-autoload-if-found</text:p>
      <text:p text:style-name="OrgSrcBlockLastLine"><text:s/>'(org-mode)<text:s/><text:span text:style-name="OrgSrcFontLockString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0cc25cd"/>
<text:bookmark text:name="org0cc25cd"/>[GoogleMaps.el] GoogleMaps を Emacs 内で使う
<text:bookmark-end text:name="OrgXref.org0cc25cd"/></text:h>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6a3cdf9"/>
<text:bookmark text:name="org6a3cdf9"/>[org-google-weather.el] org-agenda に天気を表示する
<text:bookmark-end text:name="OrgXref.org6a3cdf9"/></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d67107a"/>
<text:bookmark text:name="orgd67107a"/>[japanlaw.el] Emacs 電子六法
<text:bookmark-end text:name="OrgXref.orgd67107a"/></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LastLine"><text:s/><text:s/>(message<text:s/><text:span text:style-name="OrgSrcFontLockStringFace">"---<text:s/>w3m<text:s/>is<text:s/>NOT<text:s/>installed."</text:span>))</text:p>
      <text:h text:style-name="Heading_20_1" text:outline-level="1" text:is-list-header="false">
<text:bookmark-start text:name="OrgXref.org56c678c"/>
<text:bookmark text:name="org56c678c"/>履歴／ファイル管理
<text:bookmark-end text:name="OrgXref.org56c678c"/></text:h>
      <text:h text:style-name="Heading_20_2" text:outline-level="2" text:is-list-header="false">
<text:bookmark-start text:name="OrgXref.org916f8ad"/>
<text:bookmark text:name="org916f8ad"/>[dired] ファイラのサポートツール
<text:bookmark-end text:name="OrgXref.org916f8ad"/></text:h>
      <text:p text:style-name="Text_20_body"><text:span text:style-name="OrgCode">dired.el</text:span> をリッチに使うツール群．<text:line-break/></text:p>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LastLine"><text:s/><text:s/>(<text:span text:style-name="OrgSrcFontLockKeywordFace">require</text:span><text:s/>'<text:span text:style-name="OrgSrcFontLockConstantFace">dired-du</text:span><text:s/>nil<text:s/>t))</text:p>
      <text:h text:style-name="Heading_20_2" text:outline-level="2" text:is-list-header="false">
<text:bookmark-start text:name="OrgXref.orgabe3e96"/>
<text:bookmark text:name="orgabe3e96"/>Undoバッファを無限に取る
<text:bookmark-end text:name="OrgXref.orgabe3e96"/></text:h>
      <text:p text:style-name="OrgSrcBlockLastLine">(<text:span text:style-name="OrgSrcFontLockKeywordFace">setq</text:span><text:s/>undo-outer-limit<text:s/>nil)</text:p>
      <text:h text:style-name="Heading_20_2" text:outline-level="2" text:is-list-header="false">
<text:bookmark-start text:name="OrgXref.orgc8c823f"/>
<text:bookmark text:name="orgc8c823f"/>[undo-tree] 編集履歴をわかりやすくたどる
<text:bookmark-end text:name="OrgXref.orgc8c823f"/></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moom</text:span><text:s/>nil<text:s/>t)</text:p>
      <text:p text:style-name="OrgSrcBlock"><text:s/><text:s/><text:s/><text:s/>(<text:span text:style-name="OrgSrcFontLockKeywordFace">require</text:span><text:s/>'<text:span text:style-name="OrgSrcFontLockConstantFace">undo-tree</text:span><text:s/>nil<text:s/>t))</text:p>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defvar</text:span><text:s/><text:span text:style-name="OrgSrcFontLockVariableNameFace">undo-tree-active</text:span><text:s/>nil)</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delete-window)</text:p>
      <text:p text:style-name="OrgSrcBlock"><text:s/><text:s/><text:s/><text:s/><text:s/><text:s/>(<text:span text:style-name="OrgSrcFontLockKeywordFace">when</text:span><text:s/>undo-tree-active</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nil))</text:p>
      <text:p text:style-name="OrgSrcBlock"><text:s/><text:s/><text:s/><text:s/><text:s/><text:s/>(<text:span text:style-name="OrgSrcFontLockKeywordFace">when</text:span><text:s/>(&lt;<text:s/>(frame-width)<text:s/>moom--target-frame-width)</text:p>
      <text:p text:style-name="OrgSrcBlock"><text:s/><text:s/><text:s/><text:s/><text:s/><text:s/><text:s/><text:s/>(set-frame-width<text:s/>(selected-frame)<text:s/>moom--target-frame-width)))</text:p>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when</text:span><text:s/>(<text:span text:style-name="OrgSrcFontLockKeywordFace">and</text:span><text:s/>(not<text:s/>undo-tree-active)<text:s/>(not<text:s/>(eq<text:s/>buffer-undo-list<text:s/>t)))</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t))</text:p>
      <text:p text:style-name="OrgSrcBlock"><text:s/><text:s/><text:s/><text:s/><text:s/><text:s/>(undo-tree-visualize))</text:p>
      <text:p text:style-name="OrgSrcBlock"/>
      <text:p text:style-name="OrgSrcBlock"><text:s/><text:s/><text:s/><text:s/>(define-key<text:s/>undo-tree-visualizer-mode-map<text:s/>(kbd<text:s/><text:span text:style-name="OrgSrcFontLockStringFace">"q"</text:span>)</text:p>
      <text:p text:style-name="OrgSrcBlock"><text:s/><text:s/><text:s/><text:s/><text:s/><text:s/>'my:undo-tree-visualizer-quit)</text:p>
      <text:p text:style-name="OrgSrcBlock"><text:s/><text:s/><text:s/><text:s/><text:span text:style-name="OrgSrcFontLockCommentDelimiterFace">;;<text:s/></text:span><text:span text:style-name="OrgSrcFontLockCommentFace">undo-tree-map<text:s/>にも必要</text:span></text:p>
      <text:p text:style-name="OrgSrcBlock"><text:s/><text:s/><text:s/><text:s/>(define-key<text:s/>undo-tree-map<text:s/>(kbd<text:s/><text:span text:style-name="OrgSrcFontLockStringFace">"C-x<text:s/>u"</text:span>)</text:p>
      <text:p text:style-name="OrgSrcBlock"><text:s/><text:s/><text:s/><text:s/><text:s/><text:s/>'my:undo-tree-visualize))</text:p>
      <text:p text:style-name="OrgSrcBlock"/>
      <text:p text:style-name="OrgSrcBlockLastLine"><text:s/><text:s/>(global-set-key<text:s/>(kbd<text:s/><text:span text:style-name="OrgSrcFontLockStringFace">"C-x<text:s/>u"</text:span>)<text:s/>'my:undo-tree-visualize))</text:p>
      <text:h text:style-name="Heading_20_2" text:outline-level="2" text:is-list-header="false">
<text:bookmark-start text:name="OrgXref.orgb5a5df5"/>
<text:bookmark text:name="orgb5a5df5"/>バッファ保存時にバックアップファイルを生成する
<text:bookmark-end text:name="OrgXref.orgb5a5df5"/></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83f9699"/>
<text:bookmark text:name="org83f9699"/>バッファ保存時にバックアップを生成させない
<text:bookmark-end text:name="OrgXref.org83f9699"/></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91b70a9"/>
<text:bookmark text:name="org91b70a9"/>ミニバッファの履歴を保存しリストアする
<text:bookmark-end text:name="OrgXref.org91b70a9"/></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9460902"/>
<text:bookmark text:name="org9460902"/>履歴サイズを大きくする
<text:bookmark-end text:name="OrgXref.org9460902"/></text:h>
      <text:p text:style-name="Text_20_body">t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48b81da"/>
<text:bookmark text:name="org48b81da"/>Emacs終了時に開いていたバッファを起動時に復元する
<text:bookmark-end text:name="OrgXref.org48b81da"/></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eval-after-autoload-if-found</text:p>
      <text:p text:style-name="OrgSrcBlock"><text:s/>'(desktop-save<text:s/>desktop-clear<text:s/>desktop-load-default<text:s/>desktop-remove)</text:p>
      <text:p text:style-name="OrgSrcBlock"><text:s/><text:span text:style-name="OrgSrcFontLockStringFace">"desktop"</text:span><text:s/>nil<text:s/>t<text:s/>nil</text:p>
      <text:p text:style-name="OrgSrcBlock"><text:s/>'((desktop-save-mode<text:s/>1)</text:p>
      <text:p text:style-name="OrgSrcBlockLastLine"><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h text:style-name="Heading_20_2" text:outline-level="2" text:is-list-header="false">
<text:bookmark-start text:name="OrgXref.orgf059927"/>
<text:bookmark text:name="orgf059927"/>最近開いたファイルリストを保持
<text:bookmark-end text:name="OrgXref.orgf059927"/></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起動直後から有効にするので，autolad-if-load で括る必要はない．<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s/>recentf-save-list-without-msg<text:s/>recentf-open-files)</text:p>
      <text:p text:style-name="OrgSrcBlock"><text:s/><text:s/><text:s/><text:s/><text:s/><text:s/><text:s/><text:span text:style-name="OrgSrcFontLockStringFace">"recentf"</text:span><text:s/>nil<text:s/>t)</text:p>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recentf-save-list-without-msg</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recentf-cleanup-without-msg</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recentf-save-list-without-msg)</text:p>
      <text:p text:style-name="OrgSrcBlock"><text:s/><text:s/><text:s/><text:s/>(add-hook<text:s/>'focus-out-hook<text:s/>'recentf-cleanup-without-msg)</text:p>
      <text:p text:style-name="OrgSrcBlock"/>
      <text:p text:style-name="OrgSrcBlock"><text:s/><text:s/><text:s/><text:s/>(<text:span text:style-name="OrgSrcFontLockKeywordFace">setq</text:span><text:s/>recentf-max-saved-items<text:s/>2000)</text:p>
      <text:p text:style-name="OrgSrcBlock"><text:s/><text:s/><text:s/><text:s/>(<text:span text:style-name="OrgSrcFontLockKeywordFace">setq</text:span><text:s/>recentf-save-file</text:p>
      <text:p text:style-name="OrgSrcBlock"><text:s/><text:s/><text:s/><text:s/><text:s/><text:s/><text:s/><text:s/><text:s/><text:s/>(expand-file-name<text:s/><text:span text:style-name="OrgSrcFontLockStringFace">"~/.emacs.d/recentf"</text:span>))</text:p>
      <text:p text:style-name="OrgSrcBlock"><text:s/><text:s/><text:s/><text:s/>(<text:span text:style-name="OrgSrcFontLockKeywordFace">setq</text:span><text:s/>recentf-auto-cleanup<text:s/>'never)</text:p>
      <text:p text:style-name="OrgSrcBlock"><text:s/><text:s/><text:s/><text:s/>(<text:span text:style-name="OrgSrcFontLockKeywordFace">setq</text:span><text:s/>recentf-exclude</text:p>
      <text:p text:style-name="OrgSrcBlock"><text:s/><text:s/><text:s/><text:s/><text:s/><text:s/><text:s/><text:s/><text:s/><text:s/>'(<text:span text:style-name="OrgSrcFontLockStringFace">".recentf"</text:span><text:s/><text:span text:style-name="OrgSrcFontLockStringFace">"^/tmp\\.*"</text:span></text:p>
      <text:p text:style-name="OrgSrcBlock"><text:s/><text:s/><text:s/><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LastLine"><text:s/><text:s/>(add-hook<text:s/>'after-init-hook<text:s/>'recentf-mode))</text:p>
      <text:h text:style-name="Heading_20_2" text:outline-level="2" text:is-list-header="false">
<text:bookmark-start text:name="OrgXref.org462d9b9"/>
<text:bookmark text:name="org462d9b9"/>深夜にバッファを自動整理する
<text:bookmark-end text:name="OrgXref.org462d9b9"/></text:h>
      <text:p text:style-name="Text_20_body"><text:a xlink:type="simple" xlink:href="http://www.emacswiki.org/emacs-zh/CleanBufferList">http://www.emacswiki.org/emacs-zh/CleanBufferList</text:a><text:line-break/></text:p>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28a61f0"/>
<text:bookmark text:name="org28a61f0"/>[auto-save-buffers.el] 一定間隔でバッファを保存する
<text:bookmark-end text:name="OrgXref.org28a61f0"/></text:h>
      <text:p text:style-name="Text_20_body"><text:a xlink:type="simple" xlink:href="http://0xcc.net/misc/auto-save/">http://0xcc.net/misc/auto-save/</text:a><text:line-break/></text:p>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LastLine"><text:s/><text:s/><text:s/><text:s/>(run-with-idle-timer<text:s/>1.6<text:s/>t<text:s/>#'my:auto-save-buffers)))</text:p>
      <text:h text:style-name="Heading_20_2" text:outline-level="2" text:is-list-header="false">
<text:bookmark-start text:name="OrgXref.orgb3fe3ee"/>
<text:bookmark text:name="orgb3fe3ee"/>[backup-dir.el] バックアップファイルを一箇所に集める
<text:bookmark-end text:name="OrgXref.orgb3fe3ee"/></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d484d3c"/>
<text:bookmark text:name="orgd484d3c"/>[backup-each-save] クラッシュに備える
<text:bookmark-end text:name="OrgXref.orgd484d3c"/></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つつ， <text:span text:style-name="OrgCode">emacs</text:span> 終了時に7日前までのバックアップファイルをすべて削除するようにしています．<text:line-break/></text:p>
      <text:p text:style-name="Text_20_body"><text:span text:style-name="OrgCode">helm-config</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p>
      <text:p text:style-name="OrgSrcBlock"><text:s/><text:s/><text:s/><text:s/><text:s/><text:s/><text:s/><text:span text:style-name="OrgSrcFontLockStringFace">"backup-each-save"</text:span><text:s/>nil<text:s/>t)</text:p>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require</text:span><text:s/>'<text:span text:style-name="OrgSrcFontLockConstantFace">backup-each-save</text:span><text:s/>nil<text:s/>t)</text:p>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text:s/>(add-hook<text:s/>'after-save-hook</text:p>
      <text:p text:style-name="OrgSrcBlock"><text:s/><text:s/><text:s/><text:s/><text:s/><text:s/><text:s/><text:s/><text:s/><text:s/><text:s/><text:s/>#'(lambda<text:s/>()<text:s/>(<text:span text:style-name="OrgSrcFontLockKeywordFace">unless</text:span><text:s/>(equal<text:s/>(buffer-name)<text:s/><text:span text:style-name="OrgSrcFontLockStringFace">"recentf"</text:span>)</text:p>
      <text:p text:style-name="OrgSrcBlock"><text:s/><text:s/><text:s/><text:s/><text:s/><text:s/><text:s/><text:s/><text:s/><text:s/><text:s/><text:s/><text:s/><text:s/><text:s/><text:s/><text:s/><text:s/><text:s/><text:s/><text:s/><text:s/><text:s/><text:s/><text:s/><text:s/><text:s/>(backup-each-save)))))</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CommentDelimiterFace">;;<text:s/></text:span><text:span text:style-name="OrgSrcFontLockCommentFace">backup-each-save<text:s/>が作るファイルのうち条件にあうものを終了時に削除</text:span></text:p>
      <text:p text:style-name="OrgSrcBlock"><text:s/><text:s/>(add-hook<text:s/>'kill-emacs-hook</text:p>
      <text:p text:style-name="OrgSrcBlock"><text:s/><text:s/><text:s/><text:s/><text:s/><text:s/><text:s/><text:s/><text:s/><text:s/><text:s/><text:s/>#'(lambda<text:s/>()</text:p>
      <text:p text:style-name="OrgSrcBlock"><text:s/><text:s/><text:s/><text:s/><text:s/><text:s/><text:s/><text:s/><text:s/><text:s/><text:s/><text:s/><text:s/><text:s/><text:s/><text:s/>(<text:span text:style-name="OrgSrcFontLockKeywordFace">when</text:span><text:s/>(fboundp<text:s/>'recursive-delete-backup-files)</text:p>
      <text:p text:style-name="OrgSrcBlockLastLine"><text:s/><text:s/><text:s/><text:s/><text:s/><text:s/><text:s/><text:s/><text:s/><text:s/><text:s/><text:s/><text:s/><text:s/><text:s/><text:s/><text:s/><text:s/>(recursive-delete-backup-files<text:s/>7)))))</text:p>
      <text:h text:style-name="Heading_20_2" text:outline-level="2" text:is-list-header="false">
<text:bookmark-start text:name="OrgXref.org0ef92b0"/>
<text:bookmark text:name="org0ef92b0"/>特定のファイルを Dropbox 以下にバックアップする
<text:bookmark-end text:name="OrgXref.org0ef92b0"/></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590def9"/>
<text:bookmark text:name="org590def9"/>[session.el] 様々な履歴を保存し復元に利用する
<text:bookmark-end text:name="OrgXref.org590def9"/></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
      <text:p text:style-name="Text_20_body"><text:span text:style-name="OrgCode">M-x session-save-session</text:span><text:line-break/></text:p>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session</text:span><text:s/>nil<text:s/>t))</text:p>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s/>regexp-search-ring))</text:p>
      <text:p text:style-name="OrgSrcBlock"><text:s/><text:s/><text:s/><text:s/>(<text:span text:style-name="OrgSrcFontLockKeywordFace">setq</text:span><text:s/>session-undo-check<text:s/>-1))</text:p>
      <text:p text:style-name="OrgSrcBlock"/>
      <text:p text:style-name="OrgSrcBlock"><text:s/><text:s/>(add-hook<text:s/>'after-init-hook<text:s/>'session-initialize))</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b817baa"/>
<text:bookmark text:name="orgb817baa"/>[wakatime-mode.el] WakaTime を利用して作業記録する
<text:bookmark-end text:name="OrgXref.orgb817baa"/></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text:s/>(<text:span text:style-name="OrgSrcFontLockKeywordFace">when</text:span><text:s/>(<text:span text:style-name="OrgSrcFontLockKeywordFace">require</text:span><text:s/>'<text:span text:style-name="OrgSrcFontLockConstantFace">wakatime-mode</text:span><text:s/>nil<text:s/>t)</text:p>
      <text:p text:style-name="OrgSrcBlock"><text:s/><text:s/><text:s/><text:s/>(<text:span text:style-name="OrgSrcFontLockKeywordFace">setq</text:span><text:s/>wakatime-api-key<text:s/><text:span text:style-name="OrgSrcFontLockStringFace">"&lt;insert<text:s/>your<text:s/>own<text:s/>api<text:s/>key&gt;"</text:span>)</text:p>
      <text:p text:style-name="OrgSrcBlock"><text:s/><text:s/><text:s/><text:s/>(<text:span text:style-name="OrgSrcFontLockKeywordFace">setq</text:span><text:s/>wakatime-cli-path<text:s/><text:span text:style-name="OrgSrcFontLockStringFace">"/Users/taka/Dropbox/emacs.d/bin/wakatime-cli.py"</text:span>)</text:p>
      <text:p text:style-name="OrgSrcBlock"><text:s/><text:s/><text:s/><text:s/><text:span text:style-name="OrgSrcFontLockCommentDelimiterFace">;;<text:s/></text:span><text:span text:style-name="OrgSrcFontLockCommentFace">すべてのバッファで訪問時に記録を開始</text:span></text:p>
      <text:p text:style-name="OrgSrcBlock"><text:span text:style-name="OrgSrcFontLockCommentDelimiterFace">;<text:s/><text:s/><text:s/><text:s/></text:span><text:span text:style-name="OrgSrcFontLockCommentFace">(global-wakatime-mode)</text:span></text:p>
      <text:p text:style-name="OrgSrcBlockLastLine"><text:s/><text:s/><text:s/><text:s/>)</text:p>
      <text:h text:style-name="Heading_20_2" text:outline-level="2" text:is-list-header="false">
<text:bookmark-start text:name="OrgXref.orge336415"/>
<text:bookmark text:name="orge336415"/>[neotree.el] ディレクトリ情報をツリー表示
<text:bookmark-end text:name="OrgXref.orge336415"/></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neotree</text:span><text:s/>nil<text:s/>t))</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KeywordFace">require</text:span><text:s/>'<text:span text:style-name="OrgSrcFontLockConstantFace">moom</text:span><text:s/>nil<text:s/>t)</text:p>
      <text:p text:style-name="OrgSrcBlock"><text:s/><text:s/><text:s/><text:s/>(<text:span text:style-name="OrgSrcFontLockKeywordFace">setq</text:span><text:s/>neo-show-hidden-files<text:s/>nil)</text:p>
      <text:p text:style-name="OrgSrcBlock"><text:s/><text:s/><text:s/><text:s/>(<text:span text:style-name="OrgSrcFontLockKeywordFace">setq</text:span><text:s/>neo-persist-show<text:s/>t)</text:p>
      <text:p text:style-name="OrgSrcBlock"><text:s/><text:s/><text:s/><text:s/>(<text:span text:style-name="OrgSrcFontLockKeywordFace">setq</text:span><text:s/>neo-theme<text:s/>'arrow)</text:p>
      <text:p text:style-name="OrgSrcBlock"><text:s/><text:s/><text:s/><text:s/>(<text:span text:style-name="OrgSrcFontLockKeywordFace">setq</text:span><text:s/>neo-smart-open<text:s/>t)</text:p>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set-frame-width<text:s/>(selected-frame)<text:s/>(+<text:s/>(frame-width)<text:s/>26))</text:p>
      <text:p text:style-name="OrgSrcBlock"><text:s/><text:s/><text:s/><text:s/><text:s/><text:s/><text:s/><text:s/>(sit-for<text:s/>0.01)</text:p>
      <text:p text:style-name="OrgSrcBlock"><text:s/><text:s/><text:s/><text:s/><text:s/><text:s/><text:s/><text:s/>(set-frame-width<text:s/>(selected-frame)<text:s/>(+<text:s/>(frame-width)<text:s/>2))))</text:p>
      <text:p text:style-name="OrgSrcBlock"><text:s/><text:s/><text:s/><text:s/>(advice-add<text:s/>'neotree-show<text:s/><text:span text:style-name="OrgSrcFontLockBuiltinFace">:before</text:span><text:s/>#'advice:neotree-show)</text:p>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hiding<text:s/>neotree."</text:span></text:p>
      <text:p text:style-name="OrgSrcBlock"><text:s/><text:s/><text:s/><text:s/><text:s/><text:s/>(<text:span text:style-name="OrgSrcFontLockKeywordFace">when</text:span><text:s/>(neo-global--window-exists-p)</text:p>
      <text:p text:style-name="OrgSrcBlock"><text:s/><text:s/><text:s/><text:s/><text:s/><text:s/><text:s/><text:s/>(set-frame-width<text:s/>(selected-frame)<text:s/>(-<text:s/>(frame-width)<text:s/>2))</text:p>
      <text:p text:style-name="OrgSrcBlock"><text:s/><text:s/><text:s/><text:s/><text:s/><text:s/><text:s/><text:s/>(sit-for<text:s/>0.01)</text:p>
      <text:p text:style-name="OrgSrcBlock"><text:s/><text:s/><text:s/><text:s/><text:s/><text:s/><text:s/><text:s/>(set-frame-width<text:s/>(selected-frame)<text:s/>(-<text:s/>(frame-width)<text:s/>26)))</text:p>
      <text:p text:style-name="OrgSrcBlock"><text:s/><text:s/><text:s/><text:s/><text:s/><text:s/>(<text:span text:style-name="OrgSrcFontLockKeywordFace">when</text:span><text:s/>(&lt;<text:s/>(frame-width)<text:s/>moom--target-frame-width)</text:p>
      <text:p text:style-name="OrgSrcBlock"><text:s/><text:s/><text:s/><text:s/><text:s/><text:s/><text:s/><text:s/>(set-frame-width<text:s/>(selected-frame)<text:s/>moom--target-frame-width)))</text:p>
      <text:p text:style-name="OrgSrcBlock"><text:s/><text:s/><text:s/><text:s/>(advice-add<text:s/>'neotree-hide<text:s/><text:span text:style-name="OrgSrcFontLockBuiltinFace">:before</text:span><text:s/>#'advice:neotree-hide)</text:p>
      <text:p text:style-name="OrgSrcBlock"><text:s/><text:s/><text:s/><text:s/>(<text:span text:style-name="OrgSrcFontLockKeywordFace">when</text:span><text:s/>neo-persist-show</text:p>
      <text:p text:style-name="OrgSrcBlock"><text:s/><text:s/><text:s/><text:s/><text:s/><text:s/>(add-hook<text:s/>'popwin:before-popup-hook</text:p>
      <text:p text:style-name="OrgSrcBlock"><text:s/><text:s/><text:s/><text:s/><text:s/><text:s/><text:s/><text:s/><text:s/><text:s/><text:s/><text:s/><text:s/><text:s/><text:s/><text:s/>#'(lambda<text:s/>()<text:s/>(<text:span text:style-name="OrgSrcFontLockKeywordFace">setq</text:span><text:s/>neo-persist-show<text:s/>nil)))</text:p>
      <text:p text:style-name="OrgSrcBlock"><text:s/><text:s/><text:s/><text:s/><text:s/><text:s/>(add-hook<text:s/>'popwin:after-popup-hook</text:p>
      <text:p text:style-name="OrgSrcBlock"><text:s/><text:s/><text:s/><text:s/><text:s/><text:s/><text:s/><text:s/><text:s/><text:s/><text:s/><text:s/><text:s/><text:s/><text:s/><text:s/>#'(lambda<text:s/>()<text:s/>(<text:span text:style-name="OrgSrcFontLockKeywordFace">setq</text:span><text:s/>neo-persist-show<text:s/>t)))))</text:p>
      <text:p text:style-name="OrgSrcBlock"/>
      <text:p text:style-name="OrgSrcBlockLastLine"><text:s/><text:s/>(global-set-key<text:s/>(kbd<text:s/><text:span text:style-name="OrgSrcFontLockStringFace">"C-c<text:s/>n"</text:span>)<text:s/>'neotree-toggle))</text:p>
      <text:h text:style-name="Heading_20_2" text:outline-level="2" text:is-list-header="false">
<text:bookmark-start text:name="OrgXref.org3b5661c"/>
<text:bookmark text:name="org3b5661c"/>[osx-trash] system-move-file-to-trash を有効にする
<text:bookmark-end text:name="OrgXref.org3b5661c"/></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1e14069"/>
<text:bookmark text:name="org1e14069"/><text:span text:style-name="OrgTodo">TODO</text:span> [helpful] リッチなヘルプページ
<text:bookmark-end text:name="OrgXref.org1e14069"/></text:h>
      <text:p text:style-name="OrgSrcBlock">(<text:span text:style-name="OrgSrcFontLockKeywordFace">when</text:span><text:s/>(autoload-if-found</text:p>
      <text:p text:style-name="OrgSrcBlock"><text:s/><text:s/><text:s/><text:s/><text:s/><text:s/><text:s/>'(helpful-function)</text:p>
      <text:p text:style-name="OrgSrcBlock"><text:s/><text:s/><text:s/><text:s/><text:s/><text:s/><text:s/><text:span text:style-name="OrgSrcFontLockStringFace">"helpful"</text:span><text:s/>nil<text:s/>t)</text:p>
      <text:p text:style-name="OrgSrcBlock"><text:s/><text:s/>(<text:span text:style-name="OrgSrcFontLockKeywordFace">with-eval-after-load</text:span><text:s/><text:span text:style-name="OrgSrcFontLockStringFace">"helpful"</text:span></text:p>
      <text:p text:style-name="OrgSrcBlock"><text:s/><text:s/><text:s/><text:s/>(<text:span text:style-name="OrgSrcFontLockKeywordFace">require</text:span><text:s/>'<text:span text:style-name="OrgSrcFontLockConstantFace">helm-config</text:span><text:s/>nil<text:s/>t))</text:p>
      <text:p text:style-name="OrgSrcBlockLastLine"><text:s/><text:s/>(global-set-key<text:s/>(kbd<text:s/><text:span text:style-name="OrgSrcFontLockStringFace">"C-h<text:s/>f"</text:span>)<text:s/>'helpful-function))</text:p>
      <text:h text:style-name="Heading_20_1" text:outline-level="1" text:is-list-header="false">
<text:bookmark-start text:name="OrgXref.orgdadecec"/>
<text:bookmark text:name="orgdadecec"/>開発サポート
<text:bookmark-end text:name="OrgXref.orgdadecec"/></text:h>
      <text:h text:style-name="Heading_20_2" text:outline-level="2" text:is-list-header="false">
<text:bookmark-start text:name="OrgXref.orgac00cc9"/>
<text:bookmark text:name="orgac00cc9"/>便利キーバインド
<text:bookmark-end text:name="OrgXref.orgac00cc9"/></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is-list-header="false">
<text:bookmark-start text:name="OrgXref.org60f4325"/>
<text:bookmark text:name="org60f4325"/>[gist.el] Gist インターフェイス
<text:bookmark-end text:name="OrgXref.org60f4325"/></text:h>
      <text:p text:style-name="OrgSrcBlockLastLine">(autoload-if-found<text:s/>'(gist)<text:s/><text:span text:style-name="OrgSrcFontLockStringFace">"gist"</text:span><text:s/>nil<text:s/>t)</text:p>
      <text:h text:style-name="Heading_20_2" text:outline-level="2" text:is-list-header="false">
<text:bookmark-start text:name="OrgXref.org7a43a6d"/>
<text:bookmark text:name="org7a43a6d"/>[doxymacs.el] Doxygen のコメントを簡単に入力する
<text:bookmark-end text:name="OrgXref.org7a43a6d"/></text:h>
      <text:p text:style-name="Text_20_body"><text:a xlink:type="simple" xlink:href="http://doxymacs.sourceforge.net/">http://doxymacs.sourceforge.net/</text:a><text:line-break/></text:p>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doxymacs</text:span><text:s/>nil<text:s/>t))</text:p>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text:s/><text:s/><text:s/><text:s/>(define-key<text:s/>doxymacs-mode-map<text:s/>(kbd<text:s/><text:span text:style-name="OrgSrcFontLockStringFace">"C-c<text:s/>C-s"</text:span>)<text:s/>'ff-find-other-file))</text:p>
      <text:p text:style-name="OrgSrcBlock"/>
      <text:p text:style-name="OrgSrcBlockLastLine"><text:s/><text:s/>(add-hook<text:s/>'c-mode-common-hook<text:s/>'doxymacs-mode))</text:p>
      <text:h text:style-name="Heading_20_2" text:outline-level="2" text:is-list-header="false">
<text:bookmark-start text:name="OrgXref.org726afbb"/>
<text:bookmark text:name="org726afbb"/>[matlab.el] Matlab用の設定<text:tab/><text:span text:style-name="OrgTags">[<text:span text:style-name="OrgTag">Mac</text:span>]</text:span>
<text:bookmark-end text:name="OrgXref.org726afbb"/></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06dbf48"/>
<text:bookmark text:name="org06dbf48"/>[flycheck.el] 構文エラー表示
<text:bookmark-end text:name="OrgXref.org06dbf48"/></text:h>
      <text:p text:style-name="Text_20_body">auto-complete より前に hook設定しておくと余計なエラーが出ないようです．<text:line-break/></text:p>
      <text:p text:style-name="OrgSrcBlock"><text:span text:style-name="OrgSrcFontLockCommentDelimiterFace">;;</text:span><text:span text:style-name="OrgSrcFontLockCommentFace">http://qiita.com/senda-akiha/items/cddb02cfdbc0c8c7bc2b</text:span></text:p>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1"</text:span>)</text:p>
      <text:p text:style-name="OrgSrcBlock"><text:s/><text:s/><text:s/><text:s/>(<text:span text:style-name="OrgSrcFontLockKeywordFace">setq</text:span><text:s/>flycheck-clang-language-standard<text:s/><text:span text:style-name="OrgSrcFontLockStringFace">"c++11"</text:span>)</text:p>
      <text:p text:style-name="OrgSrcBlock"><text:s/><text:s/><text:s/><text:s/>(<text:span text:style-name="OrgSrcFontLockKeywordFace">when</text:span><text:s/>(<text:span text:style-name="OrgSrcFontLockKeywordFace">require</text:span><text:s/>'<text:span text:style-name="OrgSrcFontLockConstantFace">flycheck-pos-tip</text:span><text:s/>nil<text:s/>t)</text:p>
      <text:p text:style-name="OrgSrcBlock"><text:s/><text:s/><text:s/><text:s/><text:s/><text:s/>'(custom-set-variables</text:p>
      <text:p text:style-name="OrgSrcBlock"><text:s/><text:s/><text:s/><text:s/><text:s/><text:s/><text:s/><text:s/>'(flycheck-display-errors-function</text:p>
      <text:p text:style-name="OrgSrcBlock"><text:s/><text:s/><text:s/><text:s/><text:s/><text:s/><text:s/><text:s/><text:s/><text:s/>#'flycheck-pos-tip-error-messages))))</text:p>
      <text:p text:style-name="OrgSrcBlock"/>
      <text:p text:style-name="OrgSrcBlock"><text:s/><text:s/><text:span text:style-name="OrgSrcFontLockCommentDelimiterFace">;;<text:s/></text:span><text:span text:style-name="OrgSrcFontLockCommentFace">(flycheck-add-next-checker<text:s/>'javascript-jshint</text:span></text:p>
      <text:p text:style-name="OrgSrcBlock"><text:s/><text:s/><text:span text:style-name="OrgSrcFontLockCommentDelimiterFace">;;<text:s/></text:span><text:span text:style-name="OrgSrcFontLockCommentFace">'javascript-gjslint)</text:span></text:p>
      <text:p text:style-name="OrgSrcBlock"/>
      <text:p text:style-name="OrgSrcBlock"><text:s/><text:s/>(<text:span text:style-name="OrgSrcFontLockKeywordFace">dolist</text:span></text:p>
      <text:p text:style-name="OrgSrcBlock"><text:s/><text:s/><text:s/><text:s/><text:s/><text:s/>(hook</text:p>
      <text:p text:style-name="OrgSrcBlock"><text:s/><text:s/><text:s/><text:s/><text:s/><text:s/><text:s/>'(js2-mode-hook<text:s/>c-mode-common-hook<text:s/>perl-mode-hook<text:s/>python-mode-hook))</text:p>
      <text:p text:style-name="OrgSrcBlockLastLine"><text:s/><text:s/><text:s/><text:s/>(add-hook<text:s/>hook<text:s/>'flycheck-mode)))</text:p>
      <text:h text:style-name="Heading_20_2" text:outline-level="2" text:is-list-header="false">
<text:bookmark-start text:name="OrgXref.org6fc39c1"/>
<text:bookmark text:name="org6fc39c1"/>[auto-complete.el] 自動補完機能
<text:bookmark-end text:name="OrgXref.org6fc39c1"/></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auto-complete</text:span><text:s/>nil<text:s/>t))</text:p>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text:s/><text:s/><text:s/><text:s/><text:s/><text:s/><text:s/><text:s/><text:s/><text:s/><text:s/><text:s/><text:s/><text:s/><text:s/><text:s/><text:s/><text:s/><text:s/><text:s/><text:s/><text:s/><text:s/><text:s/><text:s/>))))</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LastLine"><text:s/><text:s/>(add-hook<text:s/>'org-mode-hook<text:s/>'ac-org-mode-setup))</text:p>
      <text:h text:style-name="Heading_20_2" text:outline-level="2" text:is-list-header="false">
<text:bookmark-start text:name="OrgXref.org763ea91"/>
<text:bookmark text:name="org763ea91"/>[auto-complete-clang.el] オムニ補完
<text:bookmark-end text:name="OrgXref.org763ea91"/></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afx.h<text:s/>-emit-pch<text:s/>-o<text:s/>./stdafx.pch<text:s/>-I/usr/local/include<text:s/>-I/usr/local/include/netpbm</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auto-complete</text:span><text:s/>nil<text:s/>t))</text:p>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lang</text:span><text:s/>nil<text:s/>t)</text:p>
      <text:p text:style-name="OrgSrcBlock"><text:s/><text:s/><text:s/><text:s/><text:span text:style-name="OrgSrcFontLockCommentDelimiterFace">;;<text:s/></text:span><text:span text:style-name="OrgSrcFontLockCommentFace">ac-cc-mode-setup<text:s/>のオーバーライド</text:span></text:p>
      <text:p text:style-name="OrgSrcBlock"><text:s/><text:s/><text:s/><text:s/>(<text:span text:style-name="OrgSrcFontLockKeywordFace">defun</text:span><text:s/><text:span text:style-name="OrgSrcFontLockFunctionNameFace">ac-cc-mode-setup</text:span><text:s/>()</text:p>
      <text:p text:style-name="OrgSrcBlock"><text:s/><text:s/><text:s/><text:s/><text:s/><text:s/>(<text:span text:style-name="OrgSrcFontLockKeywordFace">setq</text:span><text:s/>ac-clang-prefix-header<text:s/><text:span text:style-name="OrgSrcFontLockStringFace">"~/.emacs.d/stdafx.pch"</text:span>)</text:p>
      <text:p text:style-name="OrgSrcBlock"><text:s/><text:s/><text:s/><text:s/><text:s/><text:s/>(<text:span text:style-name="OrgSrcFontLockKeywordFace">setq</text:span><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ac-source-yasnippet</text:p>
      <text:p text:style-name="OrgSrcBlock"><text:s/><text:s/><text:s/><text:s/><text:s/><text:s/><text:s/><text:s/><text:s/><text:s/><text:s/><text:s/><text:s/><text:s/><text:s/><text:s/><text:s/><text:s/><text:s/><text:s/><text:s/><text:s/><text:s/><text:s/><text:s/>ac-source-gtags))))</text:p>
      <text:p text:style-name="OrgSrcBlock"/>
      <text:p text:style-name="OrgSrcBlockLastLine"><text:s/><text:s/>(add-hook<text:s/>'c-mode-common-hook<text:s/>'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cca2572"/>
<text:bookmark text:name="orgcca2572"/>参考サイト
<text:bookmark-end text:name="OrgXref.orgcca2572"/></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c722e21"/>
<text:bookmark text:name="orgc722e21"/>[hideshowvis.el] 関数の表示／非表示
<text:bookmark-end text:name="OrgXref.orgc722e21"/></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eval-after-autoload-if-found</text:p>
      <text:p text:style-name="OrgSrcBlock"><text:s/><text:s/><text:s/><text:s/><text:s/><text:s/><text:s/><text:s/><text:s/>'(hideshowvis-enable<text:s/>hideshowvis-minor-mode)<text:s/><text:span text:style-name="OrgSrcFontLockStringFace">"hideshowvis"</text:span><text:s/>nil<text:s/>t<text:s/>nil</text:p>
      <text:p text:style-name="OrgSrcBlock"><text:s/><text:s/><text:s/><text:s/><text:s/><text:s/><text:s/><text:s/><text:s/>'((define-key<text:s/>hideshowvis-mode-map<text:s/>(kbd<text:s/><text:span text:style-name="OrgSrcFontLockStringFace">"C-("</text:span>)<text:s/>'hs-hide-block)</text:p>
      <text:p text:style-name="OrgSrcBlock"><text:s/><text:s/><text:s/><text:s/><text:s/><text:s/><text:s/><text:s/><text:s/><text:s/><text:s/>(define-key<text:s/>hideshowvis-mode-map<text:s/>(kbd<text:s/><text:span text:style-name="OrgSrcFontLockStringFace">"C-)"</text:span>)<text:s/>'hs-show-block)))</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text:s/><text:s/><text:s/><text:s/>(<text:span text:style-name="OrgSrcFontLockKeywordFace">dolist</text:span><text:s/>(hook<text:s/>(list<text:s/>'perl-mode-hook<text:s/>'c-mode-common-hook))</text:p>
      <text:p text:style-name="OrgSrcBlockLastLine"><text:s/><text:s/><text:s/><text:s/><text:s/><text:s/>(add-hook<text:s/>hook<text:s/>'hideshowvis-enable))))</text:p>
      <text:h text:style-name="Heading_20_2" text:outline-level="2" text:is-list-header="false">
<text:bookmark-start text:name="OrgXref.orgc7c132e"/>
<text:bookmark text:name="orgc7c132e"/>[origami.el] 関数の折りたたみ
<text:bookmark-end text:name="OrgXref.orgc7c132e"/></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igami</text:span><text:s/>nil<text:s/>t))</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text:s/><text:s/><text:s/><text:s/><text:s/><text:s/>#'origami-toggle-all-nodes))</text:p>
      <text:p text:style-name="OrgSrcBlock"/>
      <text:p text:style-name="OrgSrcBlock"><text:s/><text:s/>(<text:span text:style-name="OrgSrcFontLockKeywordFace">dolist</text:span><text:s/>(hook<text:s/>'(emacs-lisp-mode-hook<text:s/>c-mode-common-hook<text:s/>yatex-mode-hook))</text:p>
      <text:p text:style-name="OrgSrcBlockLastLine"><text:s/><text:s/><text:s/><text:s/>(add-hook<text:s/>hook<text:s/>#'origami-mode)))</text:p>
      <text:h text:style-name="Heading_20_2" text:outline-level="2" text:is-list-header="false">
<text:bookmark-start text:name="OrgXref.orgdaa73ae"/>
<text:bookmark text:name="orgdaa73ae"/>[quickrun.el] お手軽ビルド
<text:bookmark-end text:name="OrgXref.orgdaa73ae"/></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python-mode</text:span><text:s/>nil<text:s/>t)</text:p>
      <text:p text:style-name="OrgSrcBlock"><text:s/><text:s/><text:s/><text:s/>(<text:span text:style-name="OrgSrcFontLockKeywordFace">require</text:span><text:s/>'<text:span text:style-name="OrgSrcFontLockConstantFace">perl-mode</text:span><text:s/>nil<text:s/>t)</text:p>
      <text:p text:style-name="OrgSrcBlock"><text:s/><text:s/><text:s/><text:s/>(<text:span text:style-name="OrgSrcFontLockKeywordFace">require</text:span><text:s/>'<text:span text:style-name="OrgSrcFontLockConstantFace">gnuplot-mode</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3a65e1f"/>
<text:bookmark text:name="org3a65e1f"/>[ggtags.el] タグジャンプ
<text:bookmark-end text:name="OrgXref.org3a65e1f"/></text:h>
      <text:p text:style-name="OrgSrcBlock">(<text:span text:style-name="OrgSrcFontLockKeywordFace">if</text:span><text:s/>(executable-find<text:s/><text:span text:style-name="OrgSrcFontLockStringFace">"gtags"</text:span>)</text:p>
      <text:p text:style-name="OrgSrcBlock"><text:s/><text:s/><text:s/><text:s/>(<text:span text:style-name="OrgSrcFontLockKeywordFace">when</text:span><text:s/>(autoload-if-found</text:p>
      <text:p text:style-name="OrgSrcBlock"><text:s/><text:s/><text:s/><text:s/><text:s/><text:s/><text:s/><text:s/><text:s/><text:s/><text:s/>'(ggtags-mode)</text:p>
      <text:p text:style-name="OrgSrcBlock"><text:s/><text:s/><text:s/><text:s/><text:s/><text:s/><text:s/><text:s/><text:s/><text:s/><text:s/><text:span text:style-name="OrgSrcFontLockStringFace">"ggtags"</text:span><text:s/>nil<text:s/>t)</text:p>
      <text:p text:style-name="OrgSrcBlock"><text:s/><text:s/><text:s/><text:s/><text:s/><text:s/>(<text:span text:style-name="OrgSrcFontLockKeywordFace">eval-when-compile</text:span></text:p>
      <text:p text:style-name="OrgSrcBlock"><text:s/><text:s/><text:s/><text:s/><text:s/><text:s/><text:s/><text:s/>(<text:span text:style-name="OrgSrcFontLockKeywordFace">require</text:span><text:s/>'<text:span text:style-name="OrgSrcFontLockConstantFace">ggtags</text:span><text:s/>nil<text:s/>t))</text:p>
      <text:p text:style-name="OrgSrcBlock"/>
      <text:p text:style-name="OrgSrcBlock"><text:s/><text:s/><text:s/><text:s/><text:s/><text:s/>(<text:span text:style-name="OrgSrcFontLockKeywordFace">with-eval-after-load</text:span><text:s/><text:span text:style-name="OrgSrcFontLockStringFace">"ggtags"</text:span></text:p>
      <text:p text:style-name="OrgSrcBlock"><text:s/><text:s/><text:s/><text:s/><text:s/><text:s/><text:s/><text:s/>(<text:span text:style-name="OrgSrcFontLockKeywordFace">setq</text:span><text:s/>ggtags-completing-read-function<text:s/>t)</text:p>
      <text:p text:style-name="OrgSrcBlock"><text:s/><text:s/><text:s/><text:s/><text:s/><text:s/><text:s/><text:s/>(define-key<text:s/>ggtags-mode-map<text:s/>(kbd<text:s/><text:span text:style-name="OrgSrcFontLockStringFace">"M-]"</text:span>)<text:s/>nil))</text:p>
      <text:p text:style-name="OrgSrcBlock"/>
      <text:p text:style-name="OrgSrcBlock"><text:s/><text:s/><text:s/><text:s/><text:s/><text:s/>(<text:span text:style-name="OrgSrcFontLockKeywordFace">dolist</text:span><text:s/>(hook<text:s/>(list</text:p>
      <text:p text:style-name="OrgSrcBlock"><text:s/><text:s/><text:s/><text:s/><text:s/><text:s/><text:s/><text:s/><text:s/><text:s/><text:s/><text:s/><text:s/><text:s/><text:s/><text:s/><text:s/><text:s/><text:s/><text:s/><text:s/>'perl-mode-hook<text:s/>'emacs-lisp-mode-hook<text:s/>'js2-mode-hook</text:p>
      <text:p text:style-name="OrgSrcBlock"><text:s/><text:s/><text:s/><text:s/><text:s/><text:s/><text:s/><text:s/><text:s/><text:s/><text:s/><text:s/><text:s/><text:s/><text:s/><text:s/><text:s/><text:s/><text:s/><text:s/><text:s/>'python-mode-hook<text:s/><text:s/>'c-mode-common-hook))</text:p>
      <text:p text:style-name="OrgSrcBlock"><text:s/><text:s/><text:s/><text:s/><text:s/><text:s/><text:s/><text:s/>(add-hook<text:s/>hook<text:s/>#'(lambda<text:s/>()<text:s/>(ggtags-mode<text:s/>1)))))</text:p>
      <text:p text:style-name="OrgSrcBlock"/>
      <text:p text:style-name="OrgSrcBlockLastLine"><text:s/><text:s/>(message<text:s/><text:span text:style-name="OrgSrcFontLockStringFace">"---<text:s/>gtags<text:s/>is<text:s/>NOT<text:s/>installed<text:s/>in<text:s/>this<text:s/>system."</text:span>))</text:p>
      <text:h text:style-name="Heading_20_2" text:outline-level="2" text:is-list-header="false">
<text:bookmark-start text:name="OrgXref.org9a6e9f4"/>
<text:bookmark text:name="org9a6e9f4"/>[0xc] N進数変換
<text:bookmark-end text:name="OrgXref.org9a6e9f4"/></text:h>
      <text:p text:style-name="Text_20_body">実施頻度の高い16進数と10進数の相互変換に重宝します．<text:line-break/></text:p>
      <text:p text:style-name="OrgSrcBlock">(<text:span text:style-name="OrgSrcFontLockKeywordFace">when</text:span><text:s/>(autoload-if-found</text:p>
      <text:p text:style-name="OrgSrcBlock"><text:s/><text:s/><text:s/><text:s/><text:s/><text:s/><text:s/>'(0xc-convert<text:s/>0xc-convert-point)</text:p>
      <text:p text:style-name="OrgSrcBlock"><text:s/><text:s/><text:s/><text:s/><text:s/><text:s/><text:s/><text:span text:style-name="OrgSrcFontLockStringFace">"0xc"</text:span><text:s/>nil<text:s/>t)</text:p>
      <text:p text:style-name="OrgSrcBlockLastLine"><text:s/><text:s/>(global-set-key<text:s/>(kbd<text:s/><text:span text:style-name="OrgSrcFontLockStringFace">"C-c<text:s/>f<text:s/>h"</text:span>)<text:s/>'0xc-convert))</text:p>
      <text:h text:style-name="Heading_20_2" text:outline-level="2" text:is-list-header="false">
<text:bookmark-start text:name="OrgXref.orgfe23dff"/>
<text:bookmark text:name="orgfe23dff"/><text:span text:style-name="OrgTodo">TODO</text:span> [EditorConfig] コードスタイルの強制
<text:bookmark-end text:name="OrgXref.orgfe23dff"/></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1077149"/>
<text:bookmark text:name="org1077149"/>[uuid.el] UUID の生成
<text:bookmark-end text:name="OrgXref.org1077149"/></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1" text:outline-level="1" text:is-list-header="false">
<text:bookmark-start text:name="OrgXref.org3f49180"/>
<text:bookmark text:name="org3f49180"/>Org Mode
<text:bookmark-end text:name="OrgXref.org3f49180"/></text:h>
      <text:h text:style-name="Heading_20_2" text:outline-level="2" text:is-list-header="false">
<text:bookmark-start text:name="OrgXref.orga01cca0"/>
<text:bookmark text:name="orga01cca0"/>基本設定
<text:bookmark-end text:name="OrgXref.orga01cca0"/></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LastLine"><text:s/><text:s/>(<text:span text:style-name="OrgSrcFontLockKeywordFace">push</text:span><text:s/>'(<text:span text:style-name="OrgSrcFontLockStringFace">"\\.txt$"</text:span><text:s/>.<text:s/>org-mode)<text:s/>auto-mode-alist))</text:p>
      <text:h text:style-name="Heading_20_2" text:outline-level="2" text:is-list-header="false">
<text:bookmark-start text:name="OrgXref.orgf116161"/>
<text:bookmark text:name="orgf116161"/>contribution を使う
<text:bookmark-end text:name="OrgXref.orgf116161"/></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769b7c7"/>
<text:bookmark text:name="org769b7c7"/>iCal との連携
<text:bookmark-end text:name="OrgXref.org769b7c7"/></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x-icalendar</text:span><text:s/>nil<text:s/>t))</text:p>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text:s/>[DONE]"</text:span>)</text:p>
      <text:p text:style-name="OrgSrcBlock"><text:s/><text:s/><text:s/><text:s/><text:s/><text:s/><text:s/><text:s/><text:s/><text:s/>(message<text:s/><text:span text:style-name="OrgSrcFontLockStringFace">"Uploading...<text:s/>[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4dbbde2"/>
<text:bookmark text:name="org4dbbde2"/>スピードコマンド
<text:bookmark-end text:name="OrgXref.org4dbbde2"/></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P"</text:span><text:s/>my:proportional-font-toggle))</text:p>
      <text:p text:style-name="OrgSrcBlock"><text:s/><text:s/>(add-to-list<text:s/>'org-speed-commands-user</text:p>
      <text:p text:style-name="OrgSrcBlockLastLine"><text:s/><text:s/><text:s/><text:s/><text:s/><text:s/><text:s/><text:s/><text:s/><text:s/><text:s/><text:s/><text:s/><text:s/><text:s/>'(<text:span text:style-name="OrgSrcFontLockStringFace">"$"</text:span><text:s/>call-interactively<text:s/>'org-archive-subtree)))</text:p>
      <text:h text:style-name="Heading_20_2" text:outline-level="2" text:is-list-header="false">
<text:bookmark-start text:name="OrgXref.orga9eeef7"/>
<text:bookmark text:name="orga9eeef7"/>Pomodoro
<text:bookmark-end text:name="OrgXref.orga9eeef7"/></text:h>
      <text:p text:style-name="Text_20_body"><text:a xlink:type="simple" xlink:href="http://orgmode.org/worg/org-gtd-etc.html">http://orgmode.org/worg/org-gtd-etc.html</text:a><text:line-break/></text:p>
      <text:p text:style-name="OrgSrcBlock">(<text:span text:style-name="OrgSrcFontLockKeywordFace">with-eval-after-load</text:span><text:s/><text:span text:style-name="OrgSrcFontLockStringFace">"org"</text:span></text:p>
      <text:p text:style-name="OrgSrcBlock"><text:s/><text:s/>(add-to-list<text:s/>'org-modules<text:s/>'org-timer)</text:p>
      <text:p text:style-name="OrgSrcBlock"><text:s/><text:s/>(<text:span text:style-name="OrgSrcFontLockKeywordFace">setq</text:span><text:s/>org-timer-default-timer<text:s/><text:span text:style-name="OrgSrcFontLockStringFace">"25"</text:span>)</text:p>
      <text:p text:style-name="OrgSrcBlock"><text:s/><text:s/><text:span text:style-name="OrgSrcFontLockCommentDelimiterFace">;;<text:s/></text:span><text:span text:style-name="OrgSrcFontLockCommentFace">(add-hook<text:s/>'org-clock-in-hook</text:span></text:p>
      <text:p text:style-name="OrgSrcBlock"><text:s/><text:s/><text:span text:style-name="OrgSrcFontLockCommentDelimiterFace">;;<text:s/><text:s/><text:s/><text:s/><text:s/><text:s/><text:s/><text:s/></text:span><text:span text:style-name="OrgSrcFontLockCommentFace">'(lamda<text:s/>()</text:span></text:p>
      <text:p text:style-name="OrgSrcBlock"><text:s/><text:s/><text:span text:style-name="OrgSrcFontLockCommentDelimiterFace">;;<text:s/><text:s/><text:s/><text:s/><text:s/><text:s/><text:s/><text:s/><text:s/><text:s/><text:s/><text:s/><text:s/><text:s/><text:s/><text:s/></text:span><text:span text:style-name="OrgSrcFontLockCommentFace">(if<text:s/>(not<text:s/>org-timer-current-timer)</text:span></text:p>
      <text:p text:style-name="OrgSrcBlock"><text:s/><text:s/><text:span text:style-name="OrgSrcFontLockCommentDelimiterFace">;;<text:s/><text:s/><text:s/><text:s/><text:s/><text:s/><text:s/><text:s/><text:s/><text:s/><text:s/><text:s/><text:s/><text:s/><text:s/><text:s/><text:s/><text:s/><text:s/><text:s/></text:span><text:span text:style-name="OrgSrcFontLockCommentFace">(org-timer-set-timer<text:s/>'(16)))))</text:span></text:p>
      <text:p text:style-name="OrgSrcBlock"/>
      <text:p text:style-name="OrgSrcBlock"><text:s/><text:s/>(<text:span text:style-name="OrgSrcFontLockKeywordFace">setq</text:span><text:s/>growl-pomodoro-default-task-name<text:s/><text:span text:style-name="OrgSrcFontLockStringFace">"doing<text:s/>the<text:s/>task"</text:span>)</text:p>
      <text:p text:style-name="OrgSrcBlock"><text:s/><text:s/>(<text:span text:style-name="OrgSrcFontLockKeywordFace">setq</text:span><text:s/>growl-pomodoro-task-name<text:s/>'growl-pomodoro-default-task-name)</text:p>
      <text:p text:style-name="OrgSrcBlock"/>
      <text:p text:style-name="OrgSrcBlock"><text:s/><text:s/>(<text:span text:style-name="OrgSrcFontLockKeywordFace">defun</text:span><text:s/><text:span text:style-name="OrgSrcFontLockFunctionNameFace">set-growl-pomodoro-task-name</text:span><text:s/>()</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setq</text:span><text:s/>growl-pomodoro-task-name</text:p>
      <text:p text:style-name="OrgSrcBlock"><text:s/><text:s/><text:s/><text:s/><text:s/><text:s/><text:s/><text:s/><text:s/><text:s/>(read-from-minibuffer<text:s/><text:span text:style-name="OrgSrcFontLockStringFace">"Task<text:s/>Name:<text:s/>"</text:span><text:s/>growl-pomodoro-default-task-name)))</text:p>
      <text:p text:style-name="OrgSrcBlock"><text:s/><text:s/>(add-hook<text:s/>'org-timer-set-hook<text:s/>'set-growl-pomodoro-task-name)</text:p>
      <text:p text:style-name="OrgSrcBlock"/>
      <text:p text:style-name="OrgSrcBlock"><text:s/><text:s/>(<text:span text:style-name="OrgSrcFontLockKeywordFace">defun</text:span><text:s/><text:span text:style-name="OrgSrcFontLockFunctionNameFace">growl-pomodoro-timer</text:span><text:s/>()</text:p>
      <text:p text:style-name="OrgSrcBlock"><text:s/><text:s/><text:s/><text:s/>(<text:span text:style-name="OrgSrcFontLockKeywordFace">interactive</text:span>)</text:p>
      <text:p text:style-name="OrgSrcBlock"><text:s/><text:s/><text:s/><text:s/>(shell-command-to-string</text:p>
      <text:p text:style-name="OrgSrcBlock"><text:s/><text:s/><text:s/><text:s/><text:s/>(concat<text:s/><text:span text:style-name="OrgSrcFontLockStringFace">"growlnotify<text:s/>-s<text:s/>-a<text:s/>Emacs<text:s/>-t<text:s/>\"++<text:s/>Pomodoro<text:s/>++\"<text:s/>-m<text:s/>\""</text:span></text:p>
      <text:p text:style-name="OrgSrcBlock"><text:s/><text:s/><text:s/><text:s/><text:s/><text:s/><text:s/><text:s/><text:s/><text:s/><text:s/><text:s/><text:s/><text:span text:style-name="OrgSrcFontLockStringFace">"The<text:s/>end<text:s/>of<text:s/>"</text:span><text:s/>growl-pomodoro-task-name<text:s/><text:span text:style-name="OrgSrcFontLockStringFace">"!\""</text:span>))</text:p>
      <text:p text:style-name="OrgSrcBlock"><text:s/><text:s/><text:s/><text:s/>(shell-command-to-string</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text:s/></text:span><text:span text:style-name="OrgSrcFontLockCommentFace">(concat<text:s/>"say<text:s/>The<text:s/>end<text:s/>of<text:s/>"<text:s/>growl-pomodoro-task-name)</text:span></text:p>
      <text:p text:style-name="OrgSrcBlock"><text:s/><text:s/><text:s/><text:s/><text:s/>(concat<text:s/><text:span text:style-name="OrgSrcFontLockStringFace">"say<text:s/>-v<text:s/>Kyoko<text:s/>"</text:span><text:s/>growl-pomodoro-task-name)</text:p>
      <text:p text:style-name="OrgSrcBlock"><text:s/><text:s/><text:s/><text:s/><text:s/>))</text:p>
      <text:p text:style-name="OrgSrcBlock"/>
      <text:p text:style-name="OrgSrcBlockLastLine"><text:s/><text:s/>(add-hook<text:s/>'org-timer-done-hook<text:s/>'growl-pomodoro-timer))</text:p>
      <text:h text:style-name="Heading_20_2" text:outline-level="2" text:is-list-header="false">
<text:bookmark-start text:name="OrgXref.orgbed25e9"/>
<text:bookmark text:name="orgbed25e9"/>face 関連
<text:bookmark-end text:name="OrgXref.orgbed25e9"/></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想定と逆の振る舞い．どこかにバグがある）</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5">#E01B4C</text:span><text:span text:style-name="OrgSrcFontLockCommentFace">"<text:s/>:background<text:s/>"</text:span><text:span text:style-name="OrgSrcDefault0017">#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6">#1739BF</text:span><text:span text:style-name="OrgSrcFontLockCommentFace">"<text:s/>:background<text:s/>"</text:span><text:span text:style-name="OrgSrcDefault0017">#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7">#575757</text:span><text:span text:style-name="OrgSrcFontLockCommentFace">"<text:s/>:background<text:s/>"</text:span><text:span text:style-name="OrgSrcDefault0017">#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38">#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background</text:span><text:s/><text:span text:style-name="OrgSrcFontLockStringFace">"</text:span><text:span text:style-name="OrgSrcDefault0020">#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background</text:span><text:s/><text:span text:style-name="OrgSrcFontLockStringFace">"</text:span><text:span text:style-name="OrgSrcDefault0020">#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0">#FF9900</text:span><text:span text:style-name="OrgSrcFontLockStringFace">"</text:span><text:s/><text:span text:style-name="OrgSrcFontLockBuiltinFace">:background</text:span><text:s/><text:span text:style-name="OrgSrcFontLockStringFace">"</text:span><text:span text:style-name="OrgSrcDefault0041">#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2">#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1">#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39">#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3">#CCCCCC</text:span><text:span text:style-name="OrgSrcFontLockStringFace">"</text:span><text:s/><text:span text:style-name="OrgSrcFontLockBuiltinFace">:background</text:span><text:s/><text:span text:style-name="OrgSrcFontLockStringFace">"</text:span><text:span text:style-name="OrgSrcDefault0028">#666666</text:span><text:span text:style-name="OrgSrcFontLockStringFace">"</text:span>)</text:p>
      <text:p text:style-name="OrgSrcBlock"><text:s/><text:s/><text:s/><text:s/><text:s/><text:s/><text:s/><text:s/><text:s/><text:s/>(<text:span text:style-name="OrgSrcFontLockStringFace">"EDIT"</text:span><text:s/><text:s/><text:s/><text:s/><text:s/><text:span text:style-name="OrgSrcFontLockBuiltinFace">:foreground</text:span><text:s/><text:span text:style-name="OrgSrcFontLockStringFace">"</text:span><text:span text:style-name="OrgSrcDefault0044">#FF33CC</text:span><text:span text:style-name="OrgSrcFontLockStringFace">"</text:span>)</text:p>
      <text:p text:style-name="OrgSrcBlock"><text:s/><text:s/><text:s/><text:s/><text:s/><text:s/><text:s/><text:s/><text:s/><text:s/>(<text:span text:style-name="OrgSrcFontLockStringFace">"READ"</text:span><text:s/><text:s/><text:s/><text:s/><text:s/><text:span text:style-name="OrgSrcFontLockBuiltinFace">:foreground</text:span><text:s/><text:span text:style-name="OrgSrcFontLockStringFace">"</text:span><text:span text:style-name="OrgSrcDefault0045">#9933CC</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1">#66CC66</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1">#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19">#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19">#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39">#FF0000</text:span><text:span text:style-name="OrgSrcFontLockStringFace">"</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6">#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59">#CC6699</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39">#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19">#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7">#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0">#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61">#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3">#008500</text:span><text:span text:style-name="OrgSrcFontLockStringFace">"</text:span>))))</text:p>
      <text:p text:style-name="OrgSrcBlockLastLine"><text:span text:style-name="OrgSrcFontLockCommentDelimiterFace">;;</text:span><text:span text:style-name="OrgSrcDefault0064">#5BDF8D</text:span></text:p>
      <text:h text:style-name="Heading_20_2" text:outline-level="2" text:is-list-header="false">
<text:bookmark-start text:name="OrgXref.org5d47538"/>
<text:bookmark text:name="org5d47538"/><text:span text:style-name="OrgTodo">TODO</text:span> キーワードのカスタマイズ
<text:bookmark-end text:name="OrgXref.org5d47538"/></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READ(r)"</text:span><text:s/><text:span text:style-name="OrgSrcFontLockStringFace">"EDIT(e)"</text:span><text:s/><text:span text:style-name="OrgSrcFontLockStringFace">"|"</text:span><text:s/><text:span text:style-name="OrgSrcFontLockStringFace">"DONE(d)"</text:span>)</text:p>
      <text:p text:style-name="OrgSrcBlock"><text:s/><text:s/><text:s/><text:s/><text:s/><text:s/><text:s/><text:s/><text:s/><text:s/>(sequence<text:s/><text:span text:style-name="OrgSrcFontLockStringFace">"CHECK(C)"</text:span><text:s/><text:span text:style-name="OrgSrcFontLockStringFace">"FOCUS(f)"</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a8f4a92"/>
<text:bookmark text:name="orga8f4a92"/>ImageMagick を使って様々な画像をインライン表示する
<text:bookmark-end text:name="OrgXref.orga8f4a92"/></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3e3d504"/>
<text:bookmark text:name="org3e3d504"/>[org-agenda] タスク／予定管理
<text:bookmark-end text:name="OrgXref.org3e3d504"/></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text:span></text:p>
      <text:p text:style-name="OrgSrcBlock"><text:s/><text:s/><text:span text:style-name="OrgSrcFontLockCommentDelimiterFace">;;<text:s/></text:span><text:span text:style-name="OrgSrcFontLockCommentFace">(setq<text:s/>org-agenda-start-with-follow-mode<text:s/>t)</text:span></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p>
      <text:p text:style-name="OrgSrcBlock"><text:s/><text:s/><text:s/><text:s/><text:s/><text:s/><text:s/><text:s/>'((daily<text:s/>today<text:s/>require-timed)</text:p>
      <text:p text:style-name="OrgSrcBlock"><text:s/><text:s/><text:s/><text:s/><text:s/><text:s/><text:s/><text:s/><text:s/><text:s/><text:span text:style-name="OrgSrcFontLockStringFace">"----------------"</text:span></text:p>
      <text:p text:style-name="OrgSrcBlock"><text:s/><text:s/><text:s/><text:s/><text:s/><text:s/><text:s/><text:s/><text:s/><text:s/>(0800<text:s/>1000<text:s/>1200<text:s/>1400<text:s/>1600<text:s/>1800<text:s/>2000<text:s/>2200<text:s/>2400)))</text:p>
      <text:p text:style-name="OrgSrcBlock"><text:s/><text:s/>(<text:span text:style-name="OrgSrcFontLockKeywordFace">setq</text:span><text:s/>org-agenda-current-time-string<text:s/><text:span text:style-name="OrgSrcFontLockStringFace">"&lt;<text:s/>d('-<text:s/>'<text:s/>)<text:s/>now!"</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trigger.org"</text:span><text:s/><text:span text:style-name="OrgSrcFontLockStringFace">"~/Dropbox/org/wg1.org"</text:span></text:p>
      <text:p text:style-name="OrgSrcBlock"><text:s/><text:s/><text:s/><text:s/><text:s/><text:s/><text:s/><text:s/><text:s/><text:s/><text:span text:style-name="OrgSrcFontLockStringFace">"~/Dropbox/org/work.org"</text:span><text:s/><text:span text:style-name="OrgSrcFontLockStringFace">"~/Dropbox/org/academic.org"</text:span>))</text:p>
      <text:p text:style-name="OrgSrcBlock"/>
      <text:p text:style-name="OrgSrcBlock"><text:s/><text:s/>(add-hook<text:s/>'org-finalize-agenda-hook</text:p>
      <text:p text:style-name="OrgSrcBlock"><text:s/><text:s/><text:s/><text:s/><text:s/><text:s/><text:s/><text:s/><text:s/><text:s/><text:s/><text:s/>#'(lambda<text:s/>()<text:s/>(org-agenda-to-appt<text:s/>t<text:s/>'((headline<text:s/><text:span text:style-name="OrgSrcFontLockStringFace">"TODO"</text:span>)))))</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5">#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6">#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7">#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8">#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69">#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0">#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1">#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pan text:style-name="OrgSrcFontLockKeywordFace">with-eval-after-load</text:span><text:s/><text:span text:style-name="OrgSrcFontLockStringFace">"org"</text:span></text:p>
      <text:p text:style-name="OrgSrcBlock"/>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text:s/><text:s/><text:s/><text:s/><text:s/><text:s/><text:s/><text:s/><text:s/><text:s/>(org-set-tags<text:s/>nil<text:s/>t)))</text:p>
      <text:p text:style-name="OrgSrcBlock"><text:s/><text:s/><text:s/><text:s/><text:s/><text:s/>(org-reveal)))</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calendar))))</text:p>
      <text:p text:style-name="OrgSrcBlock"><text:s/><text:s/>(<text:span text:style-name="OrgSrcFontLockKeywordFace">when</text:span><text:s/>(memq<text:s/>window-system<text:s/>'(mac<text:s/>ns))</text:p>
      <text:p text:style-name="OrgSrcBlock"><text:s/><text:s/><text:s/><text:s/>(my:popup-calendar-set-timers)</text:p>
      <text:p text:style-name="OrgSrcBlockLastLine"><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1dd8141"/>
<text:bookmark text:name="org1dd8141"/><text:span text:style-name="OrgTodo">TODO</text:span> [orgbox.el] スケジュール追加のわかりやすい入力
<text:bookmark-end text:name="OrgXref.org1dd8141"/></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35fdb40"/>
<text:bookmark text:name="org35fdb40"/><text:span text:style-name="OrgTodo">TODO</text:span> [org-review.el] レビューフローのサポート
<text:bookmark-end text:name="OrgXref.org35fdb40"/></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94c99b4"/>
<text:bookmark text:name="org94c99b4"/>[appt.el] アラーム設定
<text:bookmark-end text:name="OrgXref.org94c99b4"/></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アラーム表示を有効にする</text:span></text:p>
      <text:p text:style-name="OrgSrcBlock"><text:s/><text:s/>(appt-activate<text:s/>1)</text:p>
      <text:p text:style-name="OrgSrcBlock"><text:s/><text:s/><text:span text:style-name="OrgSrcFontLockCommentDelimiterFace">;;<text:s/></text:span><text:span text:style-name="OrgSrcFontLockCommentFace">window<text:s/>を<text:s/>フレーム内に表示する</text:span></text:p>
      <text:p text:style-name="OrgSrcBlock"><text:s/><text:s/>(<text:span text:style-name="OrgSrcFontLockKeywordFace">setq</text:span><text:s/>appt-display-format<text:s/>'window)</text:p>
      <text:p text:style-name="OrgSrcBlock"><text:s/><text:s/><text:span text:style-name="OrgSrcFontLockCommentDelimiterFace">;;<text:s/></text:span><text:span text:style-name="OrgSrcFontLockCommentFace">window<text:s/>を継続表示する時間[s]</text:span></text:p>
      <text:p text:style-name="OrgSrcBlock"><text:s/><text:s/>(<text:span text:style-name="OrgSrcFontLockKeywordFace">setq</text:span><text:s/>appt-display-duration<text:s/>5)</text:p>
      <text:p text:style-name="OrgSrcBlock"><text:s/><text:s/><text:span text:style-name="OrgSrcFontLockCommentDelimiterFace">;;<text:s/></text:span><text:span text:style-name="OrgSrcFontLockCommentFace">ビープ音の有無</text:span></text:p>
      <text:p text:style-name="OrgSrcBlock"><text:s/><text:s/>(<text:span text:style-name="OrgSrcFontLockKeywordFace">setq</text:span><text:s/>appt-audible<text:s/>nil)</text:p>
      <text:p text:style-name="OrgSrcBlock"><text:s/><text:s/><text:span text:style-name="OrgSrcFontLockCommentDelimiterFace">;;<text:s/></text:span><text:span text:style-name="OrgSrcFontLockCommentFace">何分前から警告表示を開始するか[m]</text:span></text:p>
      <text:p text:style-name="OrgSrcBlock"><text:s/><text:s/>(<text:span text:style-name="OrgSrcFontLockKeywordFace">setq</text:span><text:s/>appt-message-warning-time<text:s/>30)</text:p>
      <text:p text:style-name="OrgSrcBlock"><text:s/><text:s/><text:span text:style-name="OrgSrcFontLockCommentDelimiterFace">;;<text:s/></text:span><text:span text:style-name="OrgSrcFontLockCommentFace">警告表示開始から何分ごとにリマインドするか[m]</text:span></text:p>
      <text:p text:style-name="OrgSrcBlock"><text:s/><text:s/>(<text:span text:style-name="OrgSrcFontLockKeywordFace">setq</text:span><text:s/>appt-display-interval<text:s/>5)</text:p>
      <text:p text:style-name="OrgSrcBlock"><text:s/><text:s/><text:span text:style-name="OrgSrcFontLockCommentDelimiterFace">;;<text:s/></text:span><text:span text:style-name="OrgSrcFontLockCommentFace">モードラインにアラームを表示する</text:span></text:p>
      <text:p text:style-name="OrgSrcBlock"><text:s/><text:s/>(<text:span text:style-name="OrgSrcFontLockKeywordFace">setq</text:span><text:s/>appt-display-mode-line<text:s/>t)</text:p>
      <text:p text:style-name="OrgSrcBlock"><text:s/><text:s/><text:span text:style-name="OrgSrcFontLockCommentDelimiterFace">;;<text:s/></text:span><text:span text:style-name="OrgSrcFontLockCommentFace">org-agenda<text:s/>の内容をアラームに登録する</text:span></text:p>
      <text:p text:style-name="OrgSrcBlock"><text:s/><text:s/><text:span text:style-name="OrgSrcFontLockCommentDelimiterFace">;;<text:s/></text:span><text:span text:style-name="OrgSrcFontLockCommentFace">定期的に更新する</text:span></text:p>
      <text:p text:style-name="OrgSrcBlock"><text:s/><text:s/>(<text:span text:style-name="OrgSrcFontLockKeywordFace">defun</text:span><text:s/><text:span text:style-name="OrgSrcFontLockFunctionNameFace">my:org-agenda-to-appt</text:span><text:s/>()</text:p>
      <text:p text:style-name="OrgSrcBlock"><text:s/><text:s/><text:s/><text:s/>(<text:span text:style-name="OrgSrcFontLockKeywordFace">interactive</text:span>)</text:p>
      <text:p text:style-name="OrgSrcBlock"><text:s/><text:s/><text:s/><text:s/>(org-agenda-to-appt<text:s/>t<text:s/>'((headline<text:s/><text:span text:style-name="OrgSrcFontLockStringFace">"TODO"</text:span>))))</text:p>
      <text:p text:style-name="OrgSrcBlock"><text:s/><text:s/>(run-with-idle-timer<text:s/>500<text:s/>t<text:s/>'my:org-agenda-to-appt)</text:p>
      <text:p text:style-name="OrgSrcBlock"/>
      <text:p text:style-name="OrgSrcBlockLastLine"><text:s/><text:s/>(define-key<text:s/>org-mode-map<text:s/>(kbd<text:s/><text:span text:style-name="OrgSrcFontLockStringFace">"C-c<text:s/>f<text:s/>3"</text:span>)<text:s/>'my:org-agenda-to-appt))</text:p>
      <text:h text:style-name="Heading_20_2" text:outline-level="2" text:is-list-header="false">
<text:bookmark-start text:name="OrgXref.orgc5cdaca"/>
<text:bookmark text:name="orgc5cdaca"/>[org-capture] 高速にメモを取る
<text:bookmark-end text:name="OrgXref.orgc5cdaca"/></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capture</text:span><text:s/>nil<text:s/>t))</text:p>
      <text:p text:style-name="OrgSrcBlock"><text:s/><text:s/>(<text:span text:style-name="OrgSrcFontLockKeywordFace">with-eval-after-load</text:span><text:s/><text:span text:style-name="OrgSrcFontLockStringFace">"org-capture"</text:span></text:p>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words-notes-file</text:span><text:s/>(concat<text:s/>org-directory<text:s/><text:span text:style-name="OrgSrcFontLockStringFace">"words.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note.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buffer.org"</text:span>))</text:p>
      <text:p text:style-name="OrgSrcBlock"><text:s/><text:s/><text:s/><text:s/>(<text:span text:style-name="OrgSrcFontLockKeywordFace">defvar</text:span><text:s/><text:span text:style-name="OrgSrcFontLockVariableNameFace">org-capture-today-file</text:span><text:s/>(concat<text:s/>org-directory<text:s/><text:span text:style-name="OrgSrcFontLockStringFace">"trigger.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artic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toda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bug:\n<text:s/>%i\n<text:s/>%a<text:s/>%t"</text:span>)</text:p>
      <text:p text:style-name="OrgSrcBlock"><text:s/><text:s/><text:s/><text:s/><text:s/><text:s/><text:s/><text:s/><text:s/><text:s/><text:s/><text:s/>(<text:span text:style-name="OrgSrcFontLockStringFace">"w"</text:span><text:s/>,(concat<text:s/><text:span text:style-name="OrgSrcFontLockStringFace">"英単語を<text:s/>"</text:span><text:s/>org-capture-words-notes-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words-notes-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words-notes-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words-notes-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LastLine"><text:s/><text:s/><text:s/><text:s/><text:s/><text:s/><text:s/><text:s/><text:s/><text:s/><text:s/><text:s/><text:s/><text:span text:style-name="OrgSrcFontLockStringFace">"**<text:s/>%(get-random-string<text:s/>16)<text:s/>%U\n\n%?\n\n----"</text:span>)))))</text:p>
      <text:h text:style-name="Heading_20_2" text:outline-level="2" text:is-list-header="false">
<text:bookmark-start text:name="OrgXref.org49a8f99"/>
<text:bookmark text:name="org49a8f99"/>[org-refile] orgツリーの高速移動
<text:bookmark-end text:name="OrgXref.org49a8f99"/></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するため．</text:span></text:p>
      <text:p text:style-name="OrgSrcBlock"/>
      <text:p text:style-name="OrgSrcBlock"><text:s/><text:s/>(<text:span text:style-name="OrgSrcFontLockKeywordFace">defun</text:span><text:s/><text:span text:style-name="OrgSrcFontLockFunctionNameFace">advice:org-refile</text:span><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text:s/>)</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KeywordFace">setq</text:span><text:s/>org-refile-targets</text:p>
      <text:p text:style-name="OrgSrcBlock"><text:s/><text:s/><text:s/><text:s/><text:s/><text:s/><text:s/><text:s/>(<text:span text:style-name="OrgSrcFontLockKeywordFace">quote</text:span><text:s/>((<text:span text:style-name="OrgSrcFontLockStringFace">"org-ical.org"</text:span><text:s/><text:span text:style-name="OrgSrcFontLockBuiltinFace">:level</text:span><text:s/>.<text:s/>1)</text:p>
      <text:p text:style-name="OrgSrcBlock"><text:s/><text:s/><text:s/><text:s/><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text:s/><text:s/><text:s/><text:s/>(<text:span text:style-name="OrgSrcFontLockStringFace">"maybe.org"</text:span><text:s/><text:span text:style-name="OrgSrcFontLockBuiltinFace">:level</text:span><text:s/>.<text:s/>1)</text:p>
      <text:p text:style-name="OrgSrcBlock"><text:s/><text:s/><text:s/><text:s/><text:s/><text:s/><text:s/><text:s/><text:s/><text:s/><text:s/><text:s/><text:s/><text:s/><text:s/><text:s/>(<text:span text:style-name="OrgSrcFontLockStringFace">"article.org"</text:span><text:s/><text:span text:style-name="OrgSrcFontLockBuiltinFace">:level</text:span><text:s/>.<text:s/>1)</text:p>
      <text:p text:style-name="OrgSrcBlock"><text:s/><text:s/><text:s/><text:s/><text:s/><text:s/><text:s/><text:s/><text:s/><text:s/><text:s/><text:s/><text:s/><text:s/><text:s/><text:s/>(<text:span text:style-name="OrgSrcFontLockStringFace">"work.org"</text:span><text:s/><text:span text:style-name="OrgSrcFontLockBuiltinFace">:level</text:span><text:s/>.<text:s/>1)</text:p>
      <text:p text:style-name="OrgSrcBlock"><text:s/><text:s/><text:s/><text:s/><text:s/><text:s/><text:s/><text:s/><text:s/><text:s/><text:s/><text:s/><text:s/><text:s/><text:s/><text:s/>(<text:span text:style-name="OrgSrcFontLockStringFace">"english.org"</text:span><text:s/><text:span text:style-name="OrgSrcFontLockBuiltinFace">:level</text:span><text:s/>.<text:s/>1)</text:p>
      <text:p text:style-name="OrgSrcBlock"><text:s/><text:s/><text:s/><text:s/><text:s/><text:s/><text:s/><text:s/><text:s/><text:s/><text:s/><text:s/><text:s/><text:s/><text:s/><text:s/>(<text:span text:style-name="OrgSrcFontLockStringFace">"wg1.org"</text:span><text:s/><text:span text:style-name="OrgSrcFontLockBuiltinFace">:level</text:span><text:s/>.<text:s/>1)</text:p>
      <text:p text:style-name="OrgSrcBlock"><text:s/><text:s/><text:s/><text:s/><text:s/><text:s/><text:s/><text:s/><text:s/><text:s/><text:s/><text:s/><text:s/><text:s/><text:s/><text:s/>(<text:span text:style-name="OrgSrcFontLockStringFace">"univ.org"</text:span><text:s/><text:span text:style-name="OrgSrcFontLockBuiltinFace">:level</text:span><text:s/>.<text:s/>1)</text:p>
      <text:p text:style-name="OrgSrcBlock"><text:s/><text:s/><text:s/><text:s/><text:s/><text:s/><text:s/><text:s/><text:s/><text:s/><text:s/><text:s/><text:s/><text:s/><text:s/><text:s/>(<text:span text:style-name="OrgSrcFontLockStringFace">"trigger.org"</text:span><text:s/><text:span text:style-name="OrgSrcFontLockBuiltinFace">:level</text:span><text:s/>.<text:s/>1)</text:p>
      <text:p text:style-name="OrgSrcBlock"><text:s/><text:s/><text:s/><text:s/><text:s/><text:s/><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text:s/><text:s/><text:s/>(<text:span text:style-name="OrgSrcFontLockStringFace">"sleep.org"</text:span><text:s/><text:span text:style-name="OrgSrcFontLockBuiltinFace">:level</text:span><text:s/>.<text:s/>1))))</text:p>
      <text:p text:style-name="OrgSrcBlockLastLine"><text:s/><text:s/>)</text:p>
      <text:h text:style-name="Heading_20_2" text:outline-level="2" text:is-list-header="false">
<text:bookmark-start text:name="OrgXref.orgd3202cb"/>
<text:bookmark text:name="orgd3202cb"/>[org-babel] 基本設定
<text:bookmark-end text:name="OrgXref.orgd3202cb"/></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confirm-babel-evaluate<text:s/>nil)</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setq</text:span><text:s/>org-src-window-setup<text:s/>'current-window)</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83682c3"/>
<text:bookmark text:name="org83682c3"/>[org-babel] ソースブロックの入力キーをカスタマイズ
<text:bookmark-end text:name="OrgXref.org83682c3"/></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StringFace">"C"</text:span><text:s/><text:span text:style-name="OrgSrcFontLockStringFace">"#+BEGIN_COMMENT\n?\n#+END_COMMENT"</text:span><text:s/><text:span text:style-name="OrgSrcFontLockStringFace">""</text:span>))</text:p>
      <text:p text:style-name="OrgSrcBlock"><text:s/><text:s/>(add-to-list<text:s/>'org-structure-template-alist</text:p>
      <text:p text:style-name="OrgSrcBlockLastLine"><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c75fd24"/>
<text:bookmark text:name="orgc75fd24"/>[MobileOrg] iOS との連携
<text:bookmark-end text:name="OrgXref.orgc75fd24"/></text:h>
      <text:p text:style-name="Text_20_body"><text:a xlink:type="simple" xlink:href="http://orgmode.org/manual/Setting-up-the-staging-area.html">http://orgmode.org/manual/Setting-up-the-staging-area.html</text:a><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4329abd"/>
<text:bookmark text:name="org4329abd"/>[org-tree-slide] Org でプレゼンテーション
<text:bookmark-end text:name="OrgXref.org4329abd"/></text:h>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text:span text:style-name="OrgSrcFontLockCommentDelimiterFace">;;<text:s/><text:s/><text:s/></text:span><text:span text:style-name="OrgSrcFontLockCommentFace">(setq<text:s/>org-tree-slide-skip-done<text:s/>nil))</text:span></text:p>
      <text:p text:style-name="OrgSrcBlock"/>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tree-slide</text:span><text:s/>nil<text:s/>t))</text:p>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global-set-key<text:s/>(kbd<text:s/><text:span text:style-name="OrgSrcFontLockStringFace">"&lt;f8&gt;"</text:span>)<text:s/>'org-tree-slide-mode)</text:p>
      <text:p text:style-name="OrgSrcBlockLastLine"><text:s/><text:s/>(global-set-key<text:s/>(kbd<text:s/><text:span text:style-name="OrgSrcFontLockStringFace">"S-&lt;f8&gt;"</text:span>)<text:s/>'org-tree-slide-skip-done-toggle))</text:p>
      <text:p text:style-name="Text_20_body">Doing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04e2bb7"/>
<text:bookmark text:name="org04e2bb7"/>[org-tree-slide] クロックインとアウトを自動化する
<text:bookmark-end text:name="OrgXref.org04e2bb7"/></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org-clock-in</text:span><text:s/>()</text:p>
      <text:p text:style-name="OrgSrcBlock"><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org-clock-in))</text:p>
      <text:p text:style-name="OrgSrcBlock"/>
      <text:p text:style-name="OrgSrcBlock"><text:s/><text:s/>(<text:span text:style-name="OrgSrcFontLockKeywordFace">defun</text:span><text:s/><text:span text:style-name="OrgSrcFontLockFunctionNameFace">my:org-clock-out</text:span><text:s/>()</text:p>
      <text:p text:style-name="OrgSrcBlock"><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pan text:style-name="OrgSrcFontLockKeywordFace">require</text:span><text:s/>'<text:span text:style-name="OrgSrcFontLockConstantFace">org-clock</text:span><text:s/>nil<text:s/>t)</text:p>
      <text:p text:style-name="OrgSrcBlock"><text:s/><text:s/><text:s/><text:s/>(<text:span text:style-name="OrgSrcFontLockKeywordFace">when</text:span><text:s/>(org-clocking-p)<text:s/>(org-clock-out)))</text:p>
      <text:p text:style-name="OrgSrcBlock"/>
      <text:p text:style-name="OrgSrcBlock"><text:s/><text:s/>(add-hook<text:s/>'org-tree-slide-before-move-previous-hook</text:p>
      <text:p text:style-name="OrgSrcBlock"><text:s/><text:s/><text:s/><text:s/><text:s/><text:s/><text:s/><text:s/><text:s/><text:s/><text:s/><text:s/>'my:org-clock-out)</text:p>
      <text:p text:style-name="OrgSrcBlock"><text:s/><text:s/>(add-hook<text:s/>'org-tree-slide-before-move-next-hook</text:p>
      <text:p text:style-name="OrgSrcBlock"><text:s/><text:s/><text:s/><text:s/><text:s/><text:s/><text:s/><text:s/><text:s/><text:s/><text:s/><text:s/>'my:org-clock-out)</text:p>
      <text:p text:style-name="OrgSrcBlock"><text:s/><text:s/>(add-hook<text:s/>'org-tree-slide-stop-hook<text:s/>'my:org-clock-out)</text:p>
      <text:p text:style-name="OrgSrcBlock"/>
      <text:p text:style-name="OrgSrcBlock"><text:s/><text:s/>(add-hook<text:s/>'org-tree-slide-before-narrow-hook</text:p>
      <text:p text:style-name="OrgSrcBlock"><text:s/><text:s/><text:s/><text:s/><text:s/><text:s/><text:s/><text:s/><text:s/><text:s/><text:s/><text:s/>#'(lambda<text:s/>()</text:p>
      <text:p text:style-name="OrgSrcBlock"><text:s/><text:s/><text:s/><text:s/><text:s/><text:s/><text:s/><text:s/><text:s/><text:s/><text:s/><text:s/><text:s/><text:s/><text:s/><text:s/>(<text:span text:style-name="OrgSrcFontLockKeywordFace">when</text:span></text:p>
      <text:p text:style-name="OrgSrcBlock"><text:s/><text:s/><text:s/><text:s/><text:s/><text:s/><text:s/><text:s/><text:s/><text:s/><text:s/><text:s/><text:s/><text:s/><text:s/><text:s/><text:s/><text:s/><text:s/><text:s/>(<text:span text:style-name="OrgSrcFontLockKeywordFace">and</text:span><text:s/>(member<text:s/>(buffer-name)<text:s/>'(<text:span text:style-name="OrgSrcFontLockStringFace">"work.org"</text:span><text:s/><text:span text:style-name="OrgSrcFontLockStringFace">"effort.org"</text:span>))</text:p>
      <text:p text:style-name="OrgSrcBlock"><text:s/><text:s/><text:s/><text:s/><text:s/><text:s/><text:s/><text:s/><text:s/><text:s/><text:s/><text:s/><text:s/><text:s/><text:s/><text:s/><text:s/><text:s/><text:s/><text:s/><text:s/><text:s/><text:s/><text:s/><text:s/>(<text:span text:style-name="OrgSrcFontLockKeywordFace">and</text:span><text:s/>(memq<text:s/>(org-outline-level)<text:s/>'(2<text:s/>3))</text:p>
      <text:p text:style-name="OrgSrcBlock"><text:s/><text:s/><text:s/><text:s/><text:s/><text:s/><text:s/><text:s/><text:s/><text:s/><text:s/><text:s/><text:s/><text:s/><text:s/><text:s/><text:s/><text:s/><text:s/><text:s/><text:s/><text:s/><text:s/><text:s/><text:s/><text:s/><text:s/><text:s/><text:s/><text:s/>(looking-at<text:s/>(concat<text:s/><text:span text:style-name="OrgSrcFontLockStringFace">"^\\*+<text: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org-not-done-regexp))))</text:p>
      <text:p text:style-name="OrgSrcBlockLastLine"><text:s/><text:s/><text:s/><text:s/><text:s/><text:s/><text:s/><text:s/><text:s/><text:s/><text:s/><text:s/><text:s/><text:s/><text:s/><text:s/><text:s/><text:s/>(my:org-clock-in)))))</text:p>
      <text:h text:style-name="Heading_20_2" text:outline-level="2" text:is-list-header="false">
<text:bookmark-start text:name="OrgXref.orgdc037cc"/>
<text:bookmark text:name="orgdc037cc"/>[org-tree-slide] 特定のツリーをプロポーショナルフォントで表示する
<text:bookmark-end text:name="OrgXref.orgdc037cc"/></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tree-slide</text:span><text:s/>nil<text:s/>t))</text:p>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text:s/><text:s/><text:s/><text:s/><text:s/><text:s/><text:s/><text:s/><text:s/><text:s/><text:s/><text:s/><text:s/><text:s/><text:s/><text:s/><text:s/><text:s/>(buffer-face-mode<text:s/>0))))</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p"</text:span>)<text:s/>'my:proportional-font-toggle)))</text:p>
      <text:h text:style-name="Heading_20_2" text:outline-level="2" text:is-list-header="false">
<text:bookmark-start text:name="OrgXref.orgf667a68"/>
<text:bookmark text:name="orgf667a68"/>[org-tree-slide] ヘッドラインをリッチにする
<text:bookmark-end text:name="OrgXref.orgf667a68"/></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eval-after-autoload-if-found</text:p>
      <text:p text:style-name="OrgSrcBlock"><text:s/><text:s/><text:s/><text:s/><text:s/><text:s/><text:s/>'(org-bullets-mode)<text:s/><text:span text:style-name="OrgSrcFontLockStringFace">"org-bullets"</text:span><text:s/>nil<text:s/>t)</text:p>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92bb131"/>
<text:bookmark text:name="org92bb131"/><text:span text:style-name="OrgTodo">TODO</text:span> [org-tree-slide] BEGIN_SRCとEND_SRCを消して背景色を変える
<text:bookmark-end text:name="OrgXref.org92bb131"/></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tree-slide</text:span><text:s/>nil<text:s/>t))</text:p>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2">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c8ed810"/>
<text:bookmark text:name="orgc8ed810"/><text:span text:style-name="OrgTodo">TODO</text:span> [org-fstree] ディレクトリ構造を読み取る
<text:bookmark-end text:name="OrgXref.orgc8ed810"/></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bdd487c"/>
<text:bookmark text:name="orgbdd487c"/>[calfw-org] calfw に org の予定を表示する
<text:bookmark-end text:name="OrgXref.orgbdd487c"/></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calfw-org</text:span><text:s/>nil<text:s/>t))</text:p>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text:span text:style-name="OrgSrcFontLockKeywordFace">setq</text:span><text:s/>cfw:org-icalendars<text:s/>'(<text:span text:style-name="OrgSrcFontLockStringFace">"~/Dropbox/org/org-ical.org"</text:span>))</text:p>
      <text:p text:style-name="OrgSrcBlock"/>
      <text:p text:style-name="OrgSrcBlock"><text:s/><text:s/><text:s/><text:s/><text:span text:style-name="OrgSrcFontLockCommentDelimiterFace">;;<text:s/></text:span><text:span text:style-name="OrgSrcFontLockCommentFace">org<text:s/>で使う表にフェイスを統一</text:span></text:p>
      <text:p text:style-name="OrgSrcBlock"><text:s/><text:s/><text:s/><text:s/>(<text:span text:style-name="OrgSrcFontLockKeywordFace">setq</text:span><text:s/>cfw:fchar-junction<text:s/>?+</text:p>
      <text:p text:style-name="OrgSrcBlock"><text:s/><text:s/><text:s/><text:s/><text:s/><text:s/><text:s/><text:s/><text:s/><text:s/>cfw:fchar-vertical-line<text:s/>?|</text:p>
      <text:p text:style-name="OrgSrcBlock"><text:s/><text:s/><text:s/><text:s/><text:s/><text:s/><text:s/><text:s/><text:s/><text:s/>cfw:fchar-horizontal-line<text:s/>?-</text:p>
      <text:p text:style-name="OrgSrcBlock"><text:s/><text:s/><text:s/><text:s/><text:s/><text:s/><text:s/><text:s/><text:s/><text:s/>cfw:fchar-left-junction<text:s/>?|</text:p>
      <text:p text:style-name="OrgSrcBlock"><text:s/><text:s/><text:s/><text:s/><text:s/><text:s/><text:s/><text:s/><text:s/><text:s/>cfw:fchar-right-junction<text:s/>?|</text:p>
      <text:p text:style-name="OrgSrcBlock"><text:s/><text:s/><text:s/><text:s/><text:s/><text:s/><text:s/><text:s/><text:s/><text:s/>cfw:fchar-top-junction<text:s/>?+</text:p>
      <text:p text:style-name="OrgSrcBlock"><text:s/><text:s/><text:s/><text:s/><text:s/><text:s/><text:s/><text:s/><text:s/><text:s/>cfw:fchar-top-left-corner<text:s/>?|</text:p>
      <text:p text:style-name="OrgSrcBlock"><text:s/><text:s/><text:s/><text:s/><text:s/><text:s/><text:s/><text:s/><text:s/><text:s/>cfw:fchar-top-right-corner<text:s/>?|<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text:s/>(global-set-key<text:s/>(kbd<text:s/><text:span text:style-name="OrgSrcFontLockStringFace">"C-c<text:s/>f<text:s/>c<text:s/>w"</text:span>)<text:s/>'my:cfw-open-org-calenda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h text:style-name="Heading_20_2" text:outline-level="2" text:is-list-header="false">
<text:bookmark-start text:name="OrgXref.org8cb1570"/>
<text:bookmark text:name="org8cb1570"/>[org-export-generic] エクスポート機能を拡張する
<text:bookmark-end text:name="OrgXref.org8cb1570"/></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span text:style-name="OrgSrcMy:FaceB3"><text:s/></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13c89d5"/>
<text:bookmark text:name="org13c89d5"/><text:span text:style-name="OrgTodo">TODO</text:span> [ox] 出力形式の拡張
<text:bookmark-end text:name="OrgXref.org13c89d5"/></text:h>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b353943"/>
<text:bookmark text:name="orgb353943"/>[org-odt] ODT形式に出力
<text:bookmark-end text:name="OrgXref.orgb353943"/></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text:s/><text:s/>(<text:span text:style-name="OrgSrcFontLockKeywordFace">with-eval-after-load</text:span><text:s/><text:span text:style-name="OrgSrcFontLockStringFace">"ox-odt"</text:span></text:p>
      <text:p text:style-name="OrgSrcBlock"><text:s/><text:s/><text:s/><text:s/>(add-to-list<text:s/>'org-odt-data-dir</text:p>
      <text:p text:style-name="OrgSrcBlock"><text:s/><text:s/><text:s/><text:s/><text:s/><text:s/><text:s/><text:s/><text:s/><text:s/><text:s/><text:s/><text:s/><text:s/><text:s/><text:s/><text:s/>(concat<text:s/>(getenv<text:s/><text:span text:style-name="OrgSrcFontLockStringFace">"HOME"</text:span>)<text:s/><text:span text:style-name="OrgSrcFontLockStringFace">"/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ox-odt.el<text:s/>の<text:s/>自作パッチの変数（DOCSTRINGが記述されていない）</text:span></text:p>
      <text:p text:style-name="OrgSrcBlock"><text:s/><text:s/><text:s/><text:s/>(<text:span text:style-name="OrgSrcFontLockKeywordFace">setq</text:span><text:s/>org-odt-apply-custom-punctuation<text:s/>t)</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2421fb6"/>
<text:bookmark text:name="org2421fb6"/>[ox-twbs] Twitter Bootstrap 互換のHTML出力
<text:bookmark-end text:name="OrgXref.org2421fb6"/></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h text:style-name="Heading_20_2" text:outline-level="2" text:is-list-header="false">
<text:bookmark-start text:name="OrgXref.orga4e163a"/>
<text:bookmark text:name="orga4e163a"/>[org-crypt] ツリーを暗号化する
<text:bookmark-end text:name="OrgXref.orga4e163a"/></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09872d8"/>
<text:bookmark text:name="org09872d8"/>[org-mac-link] 外部アプリから情報を取る
<text:bookmark-end text:name="OrgXref.org09872d8"/></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add-to-list<text:s/>'org-modules<text:s/>'org-mac-iCal)</text:p>
      <text:p text:style-name="OrgSrcBlock"><text:s/><text:s/>(add-to-list<text:s/>'org-modules<text:s/>'org-mac-link)<text:s/><text:span text:style-name="OrgSrcFontLockCommentDelimiterFace">;;<text:s/></text:span><text:span text:style-name="OrgSrcFontLockCommentFace">includes<text:s/>org-mac-message</text:span></text:p>
      <text:p text:style-name="OrgSrcBlockLastLine"><text:s/><text:s/>(define-key<text:s/>org-mode-map<text:s/>(kbd<text:s/><text:span text:style-name="OrgSrcFontLockStringFace">"C-c<text:s/>c"</text:span>)<text:s/>'org-mac-grab-link))</text:p>
      <text:h text:style-name="Heading_20_2" text:outline-level="2" text:is-list-header="false">
<text:bookmark-start text:name="OrgXref.org38dfa8f"/>
<text:bookmark text:name="org38dfa8f"/><text:span text:style-name="OrgTodo">TODO</text:span> Parers3.app からリンクを取得する
<text:bookmark-end text:name="OrgXref.org38dfa8f"/></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text:s/><text:s/>(add-to-list<text:s/>'org-mac-link-descriptors</text:p>
      <text:p text:style-name="OrgSrcBlock"><text:s/><text:s/><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2f6c5fd"/>
<text:bookmark text:name="org2f6c5fd"/><text:span text:style-name="OrgTodo">TODO</text:span> Papers3.app のリンクを開けるようにする
<text:bookmark-end text:name="OrgXref.org2f6c5fd"/></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ba8adcd"/>
<text:bookmark text:name="orgba8adcd"/><text:span text:style-name="OrgTodo">TODO</text:span> [org-attach] 外部ファイルを紐付ける
<text:bookmark-end text:name="OrgXref.orgba8adcd"/></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attach</text:span><text:s/>nil<text:s/>t))</text:p>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f2b44f5"/>
<text:bookmark text:name="orgf2b44f5"/><text:span text:style-name="OrgTodo">TODO</text:span> [org-screenshot] スクリーンショットを貼り付ける
<text:bookmark-end text:name="OrgXref.orgf2b44f5"/></text:h>
      <text:p text:style-name="Text_20_body">（How？）<text:line-break/></text:p>
      <text:list text:style-name="OrgBulletedList" text:continue-numbering="false">
        <text:list-item>
          <text:p text:style-name="Text_20_body"><text:span text:style-name="OrgCode">[ ] </text:span>所定のウィンドウだけをキャプチャする方法<text:line-break/></text:p>
        </text:list-item>
        <text:list-item>
          <text:p text:style-name="Text_20_body"><text:span text:style-name="OrgCode">[ ] </text:span>Emacs バッファを抜いてキャプチャする方法<text:line-break/></text:p>
        </text:list-item>
        <text:list-item>
          <text:p text:style-name="Text_20_body"><text:span text:style-name="OrgCode">[ ]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s/>my:org-attach-screenshot)</text:p>
      <text:p text:style-name="OrgSrcBlock"><text:s/><text:s/><text:s/><text:s/><text:s/><text:s/><text:s/><text:span text:style-name="OrgSrcFontLockStringFace">"org-attach-screenshot"</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attach-screenshot</text:span><text:s/>nil<text:s/>t))</text:p>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lt;f12&gt;"</text:span>)<text:s/>'my:org-attach-screenshot)))</text:p>
      <text:h text:style-name="Heading_20_2" text:outline-level="2" text:is-list-header="false">
<text:bookmark-start text:name="OrgXref.org8f413ce"/>
<text:bookmark text:name="org8f413ce"/>[terminal-notifier] イベント通知
<text:bookmark-end text:name="OrgXref.org8f413ce"/></text:h>
      <text:p text:style-name="Text_20_body">Mac の通知機能を使って，Emacsで発生するイベントをユーザに通知します． <text:span text:style-name="OrgCode">appt-disp-window</text:span> をカスタマイズして <text:span text:style-name="OrgCode">org-notify</text:span> を呼ぶことで， <text:span text:style-name="OrgCode">org-agenda</text:span> のアイテムも通知されます．<text:line-break/></text:p>
      <text:p text:style-name="Text_20_body"><text:span text:style-name="OrgCode">org-show-notification-handler</text:span> に <text:span text:style-name="OrgCode">terminal-notifier.app</text:span> を呼ぶ関数をぶら下げることで， <text:span text:style-name="OrgCode">org-notify</text:span> で簡単に通知機能を使えるようになります．<text:line-break/></text:p>
      <text:p text:style-name="Text_20_body"><text:span text:style-name="OrgCode">terminal-notifier-sound</text:span> に <text:span text:style-name="OrgCode">terminal-notifier.app</text:span> で指定可能な音声ファイル名を指定すると，通知音を制御できます．<text:line-break/></text:p>
      <text:p text:style-name="OrgSrcBlock">(<text:span text:style-name="OrgSrcFontLockKeywordFace">when</text:span><text:s/>(executable-find<text:s/><text:span text:style-name="OrgSrcFontLockStringFace">"terminal-notifier"</text:span>)</text:p>
      <text:p text:style-name="OrgSrcBlock"><text:s/><text:s/>(<text:span text:style-name="OrgSrcFontLockKeywordFace">defun</text:span><text:s/><text:span text:style-name="OrgSrcFontLockFunctionNameFace">terminal-notifier-notify</text:span><text:s/>(title<text:s/>message<text:s/><text:span text:style-name="OrgSrcFontLockTypeFace">&amp;optional</text:span><text:s/>sound)</text:p>
      <text:p text:style-name="OrgSrcBlock"><text:s/><text:s/><text:s/><text:s/><text:span text:style-name="OrgSrcFontLockDocFace">"Show<text:s/>a<text:s/>message<text:s/>with<text:s/>`terminal-notifier-command`."</text:span></text:p>
      <text:p text:style-name="OrgSrcBlock"><text:s/><text:s/><text:s/><text:s/>(start-process<text:s/><text:span text:style-name="OrgSrcFontLockStringFace">"terminal-notifier"</text:span><text:s/><text:span text:style-name="OrgSrcFontLockStringFace">"*terminal-notifier*"</text:span></text:p>
      <text:p text:style-name="OrgSrcBlock"><text:s/><text:s/><text:s/><text:s/><text:s/><text:s/><text:s/><text:s/><text:s/><text:s/><text:s/><text:s/><text:s/><text:s/><text:s/><text:s/><text:s/><text:s/><text:s/>terminal-notifier-command</text:p>
      <text:p text:style-name="OrgSrcBlock"><text:s/><text:s/><text:s/><text:s/><text:s/><text:s/><text:s/><text:s/><text:s/><text:s/><text:s/><text:s/><text:s/><text:s/><text:s/><text:s/><text:s/><text:s/><text:s/><text:span text:style-name="OrgSrcFontLockStringFace">"-title"</text:span><text:s/>title<text:s/><text:span text:style-name="OrgSrcFontLockStringFace">"-message"</text:span><text:s/>message</text:p>
      <text:p text:style-name="OrgSrcBlock"><text:s/><text:s/><text:s/><text:s/><text:s/><text:s/><text:s/><text:s/><text:s/><text:s/><text:s/><text:s/><text:s/><text:s/><text:s/><text:s/><text:s/><text:s/><text:s/><text:span text:style-name="OrgSrcFontLockStringFace">"-activate"</text:span><text:s/><text:span text:style-name="OrgSrcFontLockStringFace">"org.gnu.Emacs"</text:span></text:p>
      <text:p text:style-name="OrgSrcBlock"><text:s/><text:s/><text:s/><text:s/><text:s/><text:s/><text:s/><text:s/><text:s/><text:s/><text:s/><text:s/><text:s/><text:s/><text:s/><text:s/><text:s/><text:s/><text:s/>(<text:span text:style-name="OrgSrcFontLockKeywordFace">if</text:span><text:s/>(<text:span text:style-name="OrgSrcFontLockKeywordFace">and</text:span><text:s/>sound<text:s/>(not<text:s/>(string=<text:s/>sound<text:s/><text:span text:style-name="OrgSrcFontLockStringFace">""</text:span>)))<text:s/><text:span text:style-name="OrgSrcFontLockStringFace">"-sound"</text:span><text:s/><text:span text:style-name="OrgSrcFontLockStringFace">""</text:span>)</text:p>
      <text:p text:style-name="OrgSrcBlock"><text:s/><text:s/><text:s/><text:s/><text:s/><text:s/><text:s/><text:s/><text:s/><text:s/><text:s/><text:s/><text:s/><text:s/><text:s/><text:s/><text:s/><text:s/><text:s/>(<text:span text:style-name="OrgSrcFontLockKeywordFace">if</text:span><text:s/>(<text:span text:style-name="OrgSrcFontLockKeywordFace">and</text:span><text:s/>sound<text:s/>(not<text:s/>(string=<text:s/>sound<text:s/><text:span text:style-name="OrgSrcFontLockStringFace">""</text:span>)))<text:s/>sound<text:s/><text:span text:style-name="OrgSrcFontLockStringFace">""</text:span>))))</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defvar</text:span><text:s/><text:span text:style-name="OrgSrcFontLockVariableNameFace">terminal-notifier-command</text:span></text:p>
      <text:p text:style-name="OrgSrcBlock"><text:s/><text:s/><text:s/><text:s/>(executable-find</text:p>
      <text:p text:style-name="OrgSrcBlock"><text:s/><text:s/><text:s/><text:s/><text:s/><text:span text:style-name="OrgSrcFontLockStringFace">"terminal-notifier.app/Contents/MacOS/terminal-notifier"</text:span>)</text:p>
      <text:p text:style-name="OrgSrcBlock"><text:s/><text:s/><text:s/><text:s/><text:span text:style-name="OrgSrcFontLockDocFace">"Path<text:s/>to<text:s/>terminal-notifier.</text:span></text:p>
      <text:p text:style-name="OrgSrcBlock"><text:span text:style-name="OrgSrcFontLockDocFace"><text:s/><text:s/><text:s/>Download<text:s/>from<text:s/>https://github.com/julienXX/terminal-notifier/releases"</text:span>)</text:p>
      <text:p text:style-name="OrgSrcBlock"><text:s/><text:s/>(<text:span text:style-name="OrgSrcFontLockKeywordFace">defvar</text:span><text:s/><text:span text:style-name="OrgSrcFontLockVariableNameFace">terminal-notifier-sound</text:span><text:s/>nil)</text:p>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when</text:span><text:s/>(not<text:s/>org-clock-sound)</text:p>
      <text:p text:style-name="OrgSrcBlock"><text:s/><text:s/><text:s/><text:s/><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text:s/><text:s/><text:s/>(<text:span text:style-name="OrgSrcFontLockKeywordFace">setq</text:span><text:s/>terminal-notifier-sound<text:s/><text:span text:style-name="OrgSrcFontLockStringFace">"Pop"</text:span>)))</text:p>
      <text:p text:style-name="OrgSrcBlock"/>
      <text:p text:style-name="OrgSrcBlock"><text:s/><text:s/>(<text:span text:style-name="OrgSrcFontLockKeywordFace">defvar</text:span><text:s/><text:span text:style-name="OrgSrcFontLockVariableNameFace">use-terminal-notifier</text:span><text:s/>t)</text:p>
      <text:p text:style-name="OrgSrcBlock"><text:s/><text:s/>(<text:span text:style-name="OrgSrcFontLockKeywordFace">defun</text:span><text:s/><text:span text:style-name="OrgSrcFontLockFunctionNameFace">terminal-notifier-toggle</text:span><text:s/>()</text:p>
      <text:p text:style-name="OrgSrcBlock"><text:s/><text:s/><text:s/><text:s/>(<text:span text:style-name="OrgSrcFontLockKeywordFace">interactive</text:span>)</text:p>
      <text:p text:style-name="OrgSrcBlock"><text:s/><text:s/><text:s/><text:s/>(<text:span text:style-name="OrgSrcFontLockKeywordFace">setq</text:span><text:s/>use-terminal-notifier<text:s/>(not<text:s/>use-terminal-notifier))</text:p>
      <text:p text:style-name="OrgSrcBlock"><text:s/><text:s/><text:s/><text:s/>(my:org-agenda-to-appt)</text:p>
      <text:p text:style-name="OrgSrcBlock"><text:s/><text:s/><text:s/><text:s/>(message<text:s/><text:span text:style-name="OrgSrcFontLockStringFace">"terminal-notifier:<text:s/>%s"</text:span><text:s/>use-terminal-notifier))</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setq</text:span><text:s/>org-show-notification-handler</text:p>
      <text:p text:style-name="OrgSrcBlock"><text:s/><text:s/><text:s/><text:s/><text:s/><text:s/><text:s/><text:s/>#'(lambda<text:s/>(message)</text:p>
      <text:p text:style-name="OrgSrcBlock"><text:s/><text:s/><text:s/><text:s/><text:s/><text:s/><text:s/><text:s/><text:s/><text:s/><text:s/><text:s/>(<text:span text:style-name="OrgSrcFontLockKeywordFace">when</text:span><text:s/>use-terminal-notifier</text:p>
      <text:p text:style-name="OrgSrcBlock"><text:s/><text:s/><text:s/><text:s/><text:s/><text:s/><text:s/><text:s/><text:s/><text:s/><text:s/><text:s/><text:s/><text:s/>(terminal-notifier-notify</text:p>
      <text:p text:style-name="OrgSrcBlock"><text:s/><text:s/><text:s/><text:s/><text:s/><text:s/><text:s/><text:s/><text:s/><text:s/><text:s/><text:s/><text:s/><text:s/><text:s/><text:span text:style-name="OrgSrcFontLockStringFace">"Message<text:s/>from<text:s/>org-mode"</text:span><text:s/>message<text:s/>terminal-notifier-sound))))</text:p>
      <text:p text:style-name="OrgSrcBlock"/>
      <text:p text:style-name="OrgSrcBlock"><text:s/><text:s/>(<text:span text:style-name="OrgSrcFontLockKeywordFace">defun</text:span><text:s/><text:span text:style-name="OrgSrcFontLockFunctionNameFace">advice:appt-disp-window</text:span><text:s/>(min-to-app<text:s/>new-time<text:s/>appt-msg)</text:p>
      <text:p text:style-name="OrgSrcBlock"><text:s/><text:s/><text:s/><text:s/><text:span text:style-name="OrgSrcFontLockDocFace">"Extension<text:s/>to<text:s/>support<text:s/>org-notify."</text:span></text:p>
      <text:p text:style-name="OrgSrcBlock"><text:s/><text:s/><text:s/><text:s/>(<text:span text:style-name="OrgSrcFontLockKeywordFace">let</text:span><text:s/>((time-msg<text:s/>(concat<text:s/><text:span text:style-name="OrgSrcFontLockStringFace">"in<text:s/>"</text:span><text:s/>min-to-app<text:s/><text:span text:style-name="OrgSrcFontLockStringFace">"<text:s/>min."</text:span>)))</text:p>
      <text:p text:style-name="OrgSrcBlock"><text:s/><text:s/><text:s/><text:s/><text:s/><text:s/>(<text:span text:style-name="OrgSrcFontLockKeywordFace">when</text:span><text:s/>(<text:span text:style-name="OrgSrcFontLockKeywordFace">and</text:span><text:s/>(string=<text:s/>min-to-app<text:s/><text:span text:style-name="OrgSrcFontLockStringFace">"0"</text:span>)<text:s/>new-time)<text:s/><text:span text:style-name="OrgSrcFontLockCommentDelimiterFace">;;<text:s/></text:span><text:span text:style-name="OrgSrcFontLockCommentFace">for<text:s/>lexical<text:s/>argument</text:span></text:p>
      <text:p text:style-name="OrgSrcBlock"><text:s/><text:s/><text:s/><text:s/><text:s/><text:s/><text:s/><text:s/>(<text:span text:style-name="OrgSrcFontLockKeywordFace">setq</text:span><text:s/>time-msg<text:s/><text:span text:style-name="OrgSrcFontLockStringFace">"&lt;=<text:s/>Do<text:s/>Now!!"</text:span>))</text:p>
      <text:p text:style-name="OrgSrcBlock"><text:s/><text:s/><text:s/><text:s/><text:s/><text:s/>(org-notify<text:s/>(concat<text:s/><text:span text:style-name="OrgSrcFontLockStringFace">"\\\""</text:span><text:s/>appt-msg<text:s/><text:span text:style-name="OrgSrcFontLockStringFace">"\"<text:s/>"</text:span><text:s/>time-msg))))</text:p>
      <text:p text:style-name="OrgSrcBlockLastLine"><text:s/><text:s/>(advice-add<text:s/>'appt-disp-window<text:s/><text:span text:style-name="OrgSrcFontLockBuiltinFace">:before</text:span><text:s/>#'advice:appt-disp-window))</text:p>
      <text:h text:style-name="Heading_20_3" text:outline-level="3" text:is-list-header="false">
<text:bookmark-start text:name="OrgXref.org2e8d741"/>
<text:bookmark text:name="org2e8d741"/>References
<text:bookmark-end text:name="OrgXref.org2e8d741"/></text:h>
      <text:list text:style-name="OrgBulletedList" text:continue-numbering="false">
        <text:list-item>
          <text:p text:style-name="Text_20_body"><text:a xlink:type="simple" xlink:href="http://blog.devnode.pl/blog/2012/01/04/get-notified/">http://blog.devnode.pl/blog/2012/01/04/get-notified/</text:a><text:line-break/></text:p>
        </text:list-item>
        <text:list-item>
          <text:p text:style-name="Text_20_body"><text:a xlink:type="simple" xlink:href="https://github.com/p-m/org-notify/blob/master/org-notify.el">https://github.com/p-m/org-notify/blob/master/org-notify.el</text:a><text:line-break/></text:p>
        </text:list-item>
        <text:list-item>
          <text:p text:style-name="Text_20_body"><text:a xlink:type="simple" xlink:href="http://sheephead.homelinux.org/2015/01/10/7220/">http://sheephead.homelinux.org/2015/01/10/7220/</text:a><text:line-break/></text:p>
        </text:list-item>
      </text:list>
      <text:h text:style-name="Heading_20_2" text:outline-level="2" text:is-list-header="false">
<text:bookmark-start text:name="OrgXref.org1b42b5e"/>
<text:bookmark text:name="org1b42b5e"/>[org-grep] org ファイルを grep する
<text:bookmark-end text:name="OrgXref.org1b42b5e"/></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grep</text:span><text:s/>nil<text:s/>t))</text:p>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X</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text:s/><text:s/><text:s/><text:s/><text:s/><text:s/><text:s/><text:s/><text:s/><text:s/><text:span text:style-name="OrgSrcFontLockStringFace">":"</text:span>))))</text:p>
      <text:p text:style-name="OrgSrcBlock"/>
      <text:p text:style-name="OrgSrcBlockLastLine"><text:s/><text:s/>(global-set-key<text:s/>(kbd<text:s/><text:span text:style-name="OrgSrcFontLockStringFace">"C-M-g"</text:span>)<text:s/>'org-grep))</text:p>
      <text:h text:style-name="Heading_20_2" text:outline-level="2" text:is-list-header="false">
<text:bookmark-start text:name="OrgXref.orgde1f14c"/>
<text:bookmark text:name="orgde1f14c"/>[ox-reveal] ナイスなHTML5プレゼンテーション出力
<text:bookmark-end text:name="OrgXref.orgde1f14c"/></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reveal</text:span><text:s/>nil<text:s/>t))</text:p>
      <text:h text:style-name="Heading_20_2" text:outline-level="2" text:is-list-header="false">
<text:bookmark-start text:name="OrgXref.org69fab98"/>
<text:bookmark text:name="org69fab98"/><text:span text:style-name="OrgTodo">READ</text:span> ME を常に org-mode で開く
<text:bookmark-end text:name="OrgXref.org69fab98"/></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087f90f"/>
<text:bookmark text:name="org087f90f"/>Growlnotify と org-mode でアラーム管理
<text:bookmark-end text:name="OrgXref.org087f90f"/></text:h>
      <text:p text:style-name="Text_20_body">（注）Growlnotify の代わりに <text:span text:style-name="OrgCode">terminal-notifier</text:span> を使うこともできます．<text:line-break/></text:p>
      <text:p text:style-name="Text_20_body">growlnotify 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 growl がそのアラームを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growl 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utility"</text:span></text:p>
      <text:p text:style-name="OrgSrcBlock"><text:s/><text:s/>(set-alarms-from-file<text:s/><text:span text:style-name="OrgSrcFontLockStringFace">"~/Dropbox/org/trigger.org"</text:span>))</text:p>
      <text:p text:style-name="OrgSrcBlock"/>
      <text:p text:style-name="OrgSrcBlock">(<text:span text:style-name="OrgSrcFontLockKeywordFace">when</text:span><text:s/>(library-p<text:s/><text:span text:style-name="OrgSrcFontLockStringFace">"utility"</text:span>)</text:p>
      <text:p text:style-name="OrgSrcBlockLastLine"><text:s/><text:s/>(add-hook<text:s/>'after-save-hook<text:s/>'my:update-alarms-from-file))</text:p>
      <text:h text:style-name="Heading_20_3" text:outline-level="3" text:is-list-header="false">
<text:bookmark-start text:name="OrgXref.orgaa95ab2"/>
<text:bookmark text:name="orgaa95ab2"/>キーバインド
<text:bookmark-end text:name="OrgXref.orgaa95ab2"/></text:h>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do-org-update-staistics-cookies</text:span><text:s/>()</text:p>
      <text:p text:style-name="OrgSrcBlock"><text:s/><text:s/><text:s/><text:s/>(<text:span text:style-name="OrgSrcFontLockKeywordFace">interactive</text:span>)</text:p>
      <text:p text:style-name="OrgSrcBlock"><text:s/><text:s/><text:s/><text:s/>(message<text:s/><text:span text:style-name="OrgSrcFontLockStringFace">"Update<text:s/>statistics<text:s/>..."</text:span>)</text:p>
      <text:p text:style-name="OrgSrcBlock"><text:s/><text:s/><text:s/><text:s/>(do-org-update-statistics-cookies))</text:p>
      <text:p text:style-name="OrgSrcBlock"><text:s/><text:s/><text:span text:style-name="OrgSrcFontLockCommentDelimiterFace">;;<text:s/></text:span><text:span text:style-name="OrgSrcFontLockCommentFace">(org-transpose-element)<text:s/>が割り当てられているので取り返す．</text:span></text:p>
      <text:p text:style-name="OrgSrcBlock"><text:s/><text:s/>(org-defkey<text:s/>org-mode-map<text:s/><text:span text:style-name="OrgSrcFontLockStringFace">"\C-\M-t"</text:span><text:s/>'beginning-of-buffer)</text:p>
      <text:p text:style-name="OrgSrcBlock"/>
      <text:p text:style-name="OrgSrcBlock"><text:s/><text:s/><text:span text:style-name="OrgSrcFontLockCommentDelimiterFace">;;</text:span><text:span text:style-name="OrgSrcFontLockCommentFace">(define-key<text:s/>org-mode-map<text:s/>(kbd<text:s/>"C-c<text:s/>1")</text:span></text:p>
      <text:p text:style-name="OrgSrcBlock"><text:s/><text:s/><text:span text:style-name="OrgSrcFontLockCommentDelimiterFace">;;<text:s/><text:s/></text:span><text:span text:style-name="OrgSrcFontLockCommentFace">'org-export-icalendar-combine-agenda-files)</text:span></text:p>
      <text:p text:style-name="OrgSrcBlock"><text:s/><text:s/>(define-key<text:s/>org-mode-map<text:s/>(kbd<text:s/><text:span text:style-name="OrgSrcFontLockStringFace">"C-c<text:s/>f<text:s/>1"</text:span>)<text:s/>'my:ox-icalendar)</text:p>
      <text:p text:style-name="OrgSrcBlock"><text:s/><text:s/>(define-key<text:s/>org-mode-map<text:s/>(kbd<text:s/><text:span text:style-name="OrgSrcFontLockStringFace">"C-c<text:s/>f<text:s/>2"</text:span>)</text:p>
      <text:p text:style-name="OrgSrcBlock"><text:s/><text:s/><text:s/><text:s/>'my:do-org-update-staistics-cookies)</text:p>
      <text:p text:style-name="OrgSrcBlock"><text:s/><text:s/>(define-key<text:s/>org-mode-map<text:s/>(kbd<text:s/><text:span text:style-name="OrgSrcFontLockStringFace">"C-c<text:s/>m"</text:span>)<text:s/>'org-mobile-sync)</text:p>
      <text:p text:style-name="OrgSrcBlock"><text:s/><text:s/>(define-key<text:s/>org-mode-map<text:s/>(kbd<text:s/><text:span text:style-name="OrgSrcFontLockStringFace">"&lt;f5&gt;"</text:span>)<text:s/>'org-narrow-to-subtree)</text:p>
      <text:p text:style-name="OrgSrcBlock"><text:s/><text:s/>(define-key<text:s/>org-mode-map<text:s/>(kbd<text:s/><text:span text:style-name="OrgSrcFontLockStringFace">"S-&lt;f5&gt;"</text:span>)<text:s/>'widen))</text:p>
      <text:p text:style-name="OrgSrcBlock"/>
      <text:p text:style-name="OrgSrcBlock">(global-set-key<text:s/>(kbd<text:s/><text:span text:style-name="OrgSrcFontLockStringFace">"S-&lt;f12&gt;"</text:span>)</text:p>
      <text:p text:style-name="OrgSrcBlock"><text:s/><text:s/><text:s/><text:s/><text:s/><text:s/><text:s/><text:s/><text:s/><text:s/><text:s/><text:s/><text:s/><text:s/><text:s/><text:s/>#'(lambda<text:s/>()<text:s/>(<text:span text:style-name="OrgSrcFontLockKeywordFace">interactive</text:span>)<text:s/>(show-org-buffer<text:s/><text:span text:style-name="OrgSrcFontLockStringFace">"work.org"</text:span>)))</text:p>
      <text:p text:style-name="OrgSrcBlock">(global-set-key<text:s/>(kbd<text:s/><text:span text:style-name="OrgSrcFontLockStringFace">"C-M-o"</text:span>)</text:p>
      <text:p text:style-name="OrgSrcBlock"><text:s/><text:s/><text:s/><text:s/><text:s/><text:s/><text:s/><text:s/><text:s/><text:s/><text:s/><text:s/><text:s/><text:s/><text:s/><text:s/>#'(lambda<text:s/>()<text:s/>(<text:span text:style-name="OrgSrcFontLockKeywordFace">interactive</text:span>)<text:s/>(show-org-buffer<text:s/><text:span text:style-name="OrgSrcFontLockStringFace">"next.org"</text:span>)))</text:p>
      <text:p text:style-name="OrgSrcBlock">(global-set-key<text:s/>(kbd<text:s/><text:span text:style-name="OrgSrcFontLockStringFace">"C-M-c"</text:span>)</text:p>
      <text:p text:style-name="OrgSrcBlock"><text:s/><text:s/><text:s/><text:s/><text:s/><text:s/><text:s/><text:s/><text:s/><text:s/><text:s/><text:s/><text:s/><text:s/><text:s/><text:s/>#'(lambda<text:s/>()<text:s/>(<text:span text:style-name="OrgSrcFontLockKeywordFace">interactive</text:span>)<text:s/>(show-org-buffer<text:s/><text:span text:style-name="OrgSrcFontLockStringFace">"org-ical.org"</text:span>)))</text:p>
      <text:p text:style-name="OrgSrcBlock">(global-set-key<text:s/>(kbd<text:s/><text:span text:style-name="OrgSrcFontLockStringFace">"C-c<text:s/>l"</text:span>)<text:s/>'org-store-link)</text:p>
      <text:p text:style-name="OrgSrcBlock">(global-set-key<text:s/>(kbd<text:s/><text:span text:style-name="OrgSrcFontLockStringFace">"C-c<text:s/>a"</text:span>)<text:s/>'org-agenda)</text:p>
      <text:p text:style-name="OrgSrcBlockLastLine">(global-set-key<text:s/>(kbd<text:s/><text:span text:style-name="OrgSrcFontLockStringFace">"C-c<text:s/>r"</text:span>)<text:s/>'org-capture)</text:p>
      <text:h text:style-name="Heading_20_2" text:outline-level="2" text:is-list-header="false">
<text:bookmark-start text:name="OrgXref.orgc886576"/>
<text:bookmark text:name="orgc886576"/>org-mode の latex エクスポート関数をオーバーライド
<text:bookmark-end text:name="OrgXref.orgc886576"/></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1f7855a"/>
<text:bookmark text:name="org1f7855a"/>[org-autolist] ブリッツの入力を簡単に
<text:bookmark-end text:name="OrgXref.org1f7855a"/></text:h>
      <text:p text:style-name="Text_20_body">ブリッツの入力や削除を Microsoft Word 的にします．<text:line-break/></text:p>
      <text:p text:style-name="OrgSrcBlock">(<text:span text:style-name="OrgSrcFontLockKeywordFace">when</text:span><text:s/>(eval-after-autoload-if-found</text:p>
      <text:p text:style-name="OrgSrcBlock"><text:s/><text:s/><text:s/><text:s/><text:s/><text:s/><text:s/>'(org-autolist-mode)</text:p>
      <text:p text:style-name="OrgSrcBlock"><text:s/><text:s/><text:s/><text:s/><text:s/><text:s/><text:s/><text:span text:style-name="OrgSrcFontLockStringFace">"org-autolist"</text:span><text:s/>nil<text:s/>t<text:s/>nil<text:s/>nil)</text:p>
      <text:p text:style-name="OrgSrcBlockLastLine"><text:s/><text:s/>(add-hook<text:s/>'org-mode-hook<text:s/>#'(lambda<text:s/>()<text:s/>(org-autolist-mode))))</text:p>
      <text:h text:style-name="Heading_20_2" text:outline-level="2" text:is-list-header="false">
<text:bookmark-start text:name="OrgXref.org4279359"/>
<text:bookmark text:name="org4279359"/><text:span text:style-name="OrgTodo">TODO</text:span> [org-dashboard] 進捗をプログレスバーで確認
<text:bookmark-end text:name="OrgXref.org4279359"/></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c4b5a1c"/>
<text:bookmark text:name="orgc4b5a1c"/><text:span text:style-name="OrgTodo">TODO</text:span> [org-clock-today] 今日の総作業時間をモードラインに表示
<text:bookmark-end text:name="OrgXref.orgc4b5a1c"/></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clock-today</text:span><text:s/>nil<text:s/>t)</text:p>
      <text:p text:style-name="OrgSrcBlock"><text:s/><text:s/><text:s/><text:s/><text:s/><text:s/><text:s/><text:s/><text:s/><text:s/><text:s/><text:s/><text:s/>(fboundp<text:s/>'org-clock-today-mode))</text:p>
      <text:p text:style-name="OrgSrcBlockLastLine"><text:s/><text:s/><text:s/><text:s/>(add-hook<text:s/>'org-mode-hook<text:s/>#'(lambda<text:s/>()<text:s/>(org-clock-today-mode<text:s/>1)))))</text:p>
      <text:h text:style-name="Heading_20_2" text:outline-level="2" text:is-list-header="false">
<text:bookmark-start text:name="OrgXref.orgd2abb79"/>
<text:bookmark text:name="orgd2abb79"/><text:span text:style-name="OrgTodo">TODO</text:span> [org-recent-headings] 訪問したツリーを記録し簡単に再訪問可能にする
<text:bookmark-end text:name="OrgXref.orgd2abb79"/></text:h>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recent-headings</text:span><text:s/>nil<text:s/>t)</text:p>
      <text:p text:style-name="OrgSrcBlock"><text:s/><text:s/><text:s/><text:s/>(define-key<text:s/>org-mode-map<text:s/>(kbd<text:s/><text:span text:style-name="OrgSrcFontLockStringFace">"C-c<text:s/>f<text:s/>r"</text:span>)<text:s/>'org-recent-headings-helm)</text:p>
      <text:p text:style-name="OrgSrcBlock"><text:s/><text:s/><text:s/><text:s/>(<text:span text:style-name="OrgSrcFontLockKeywordFace">setq</text:span><text:s/>org-recent-headings-save-file<text:s/><text:span text:style-name="OrgSrcFontLockStringFace">"~/.emacs.d/org-recent-headings.dat"</text:span>)</text:p>
      <text:p text:style-name="OrgSrcBlock"><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ac08531"/>
<text:bookmark text:name="orgac08531"/><text:span text:style-name="OrgTodo">TODO</text:span> [orgnav] ツリーの検索インタフェース
<text:bookmark-end text:name="OrgXref.orgac08531"/></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cc6a537"/>
<text:bookmark text:name="orgcc6a537"/><text:span text:style-name="OrgTodo">TODO</text:span> [org-random-todo] ランダムにタスクを選ぶ
<text:bookmark-end text:name="OrgXref.orgcc6a537"/></text:h>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a6322f4"/>
<text:bookmark text:name="orga6322f4"/><text:span text:style-name="OrgTodo">TODO</text:span> [toc-org] 目次の挿入
<text:bookmark-end text:name="OrgXref.orga6322f4"/></text:h>
      <text:list text:style-name="OrgBulletedList" text:continue-numbering="false">
        <text:list-item>
          <text:p text:style-name="Text_20_body">ツリーに TOC タグを付けて，`toc-org-insert-toc'を実行すればOK<text:line-break/></text:p>
        </text:list-item>
      </text:list>
      <text:p text:style-name="OrgSrcBlock">(autoload-if-found</text:p>
      <text:p text:style-name="OrgSrcBlock"><text:s/>'(toc-org-insert-toc)</text:p>
      <text:p text:style-name="OrgSrcBlockLastLine"><text:s/><text:span text:style-name="OrgSrcFontLockStringFace">"toc-org"</text:span><text:s/>nil<text:s/>t)</text:p>
      <text:h text:style-name="Heading_20_1" text:outline-level="1" text:is-list-header="false">
<text:bookmark-start text:name="OrgXref.org299dc71"/>
<text:bookmark text:name="org299dc71"/>フレーム／ウィンドウ制御
<text:bookmark-end text:name="OrgXref.org299dc71"/></text:h>
      <text:h text:style-name="Heading_20_2" text:outline-level="2" text:is-list-header="false">
<text:bookmark-start text:name="OrgXref.orgb954a0b"/>
<text:bookmark text:name="orgb954a0b"/>起動時の設定
<text:bookmark-end text:name="OrgXref.orgb954a0b"/></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22)<text:s/><text:s/><text:span text:style-name="OrgSrcFontLockCommentDelimiterFace">;<text:s/></text:span><text:span text:style-name="OrgSrcFontLockCommentFace">Y-pos<text:s/>from<text:s/>(0,0)<text:s/>the<text:s/>height<text:s/>of<text:s/>menu<text:s/>bar<text:s/>is<text:s/>22pix.</text:span></text:p>
      <text:p text:style-name="OrgSrcBlock"><text:s/><text:s/><text:s/><text:s/><text:s/><text:s/><text:s/><text:s/><text:s/><text:s/><text:s/>(left<text:s/>.<text:s/>0)<text:s/><text:s/><text:span text:style-name="OrgSrcFontLockCommentDelimiterFace">;<text:s/></text:span><text:span text:style-name="OrgSrcFontLockCommentFace">X-pos<text:s/>from<text:s/>(0,0)<text:s/>;<text:s/>420<text:s/>is<text:s/>the<text:s/>center<text:s/>for<text:s/>MBP</text:span></text:p>
      <text:p text:style-name="OrgSrcBlock"><text:s/><text:s/><text:s/><text:s/><text:s/><text:s/><text:s/><text:s/><text:s/><text:s/><text:s/><text:span text:style-name="OrgSrcFontLockCommentDelimiterFace">;;<text:s/></text:span><text:span text:style-name="OrgSrcFontLockCommentFace">26<text:s/>is<text:s/>the<text:s/>setting<text:s/>for<text:s/>Butler's<text:s/>Docklet</text:span></text:p>
      <text:p text:style-name="OrgSrcBlock"><text:s/><text:s/><text:s/><text:s/><text:s/><text:s/><text:s/><text:s/><text:s/><text:s/><text:s/><text:span text:style-name="OrgSrcFontLockCommentDelimiterFace">;;<text:s/></text:span><text:span text:style-name="OrgSrcFontLockCommentFace">837<text:s/>is<text:s/>the<text:s/>setting<text:s/>for<text:s/>right<text:s/>side<text:s/>for<text:s/>MBP</text:span></text:p>
      <text:p text:style-name="OrgSrcBlock"><text:s/><text:s/><text:s/><text:s/><text:s/><text:s/><text:s/><text:s/><text:s/><text:s/><text:s/>(width<text:s/>.<text:s/>80)<text:s/><text:span text:style-name="OrgSrcFontLockCommentDelimiterFace">;<text:s/></text:span><text:span text:style-name="OrgSrcFontLockCommentFace">Width<text:s/><text:s/>:<text:s/>character<text:s/>count</text:span></text:p>
      <text:p text:style-name="OrgSrcBlock"><text:s/><text:s/><text:s/><text:s/><text:s/><text:s/><text:s/><text:s/><text:s/><text:s/><text:s/>(alpha<text:s/>.<text:s/>(100<text:s/>90)))<text:s/><text:span text:style-name="OrgSrcFontLockWarningFace">initial-frame-alist)))</text:span></text:p>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3">#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4">#91C3FF</text:span><text:span text:style-name="OrgSrcFontLockStringFace">"</text:span>)<text:s/><text:span text:style-name="OrgSrcFontLockCommentDelimiterFace">;;<text:s/></text:span><text:span text:style-name="OrgSrcDefault0073">#FF9300</text:span><text:span text:style-name="OrgSrcFontLockCommentFace">,<text:s/></text:span><text:span text:style-name="OrgSrcDefault0075">#999999</text:span><text:span text:style-name="OrgSrcFontLockCommentFace">,<text:s/></text:span><text:span text:style-name="OrgSrcDefault0076">#749CCC</text:span></text:p>
      <text:p text:style-name="OrgSrcBlock">(<text:span text:style-name="OrgSrcFontLockKeywordFace">defconst</text:span><text:s/><text:span text:style-name="OrgSrcFontLockVariableNameFace">my:cursor-type-ime-on</text:span><text:s/>'(bar<text:s/>.<text:s/>2))</text:p>
      <text:p text:style-name="OrgSrcBlock">(<text:span text:style-name="OrgSrcFontLockKeywordFace">defconst</text:span><text:s/><text:span text:style-name="OrgSrcFontLockVariableNameFace">my:cursor-type-ime-off</text:span><text:s/>'(bar<text:s/>.<text:s/>2))</text:p>
      <text:p text:style-name="OrgSrcBlock"/>
      <text:p text:style-name="OrgSrcBlock">(<text:span text:style-name="OrgSrcFontLockKeywordFace">cond</text:span></text:p>
      <text:p text:style-name="OrgSrcBlock"><text:s/>((eq<text:s/>window-system<text:s/>'ns)</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mac-toggle-input-method<text:s/>t)</text:p>
      <text:p text:style-name="OrgSrcBlock"><text:s/><text:s/><text:s/><text:s/><text:s/><text:s/>(run-hooks<text:s/>'my:ime-on-hook))</text:p>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mac-toggle-input-method<text:s/>nil)</text:p>
      <text:p text:style-name="OrgSrcBlock"><text:s/><text:s/><text:s/><text:s/><text:s/><text:s/>(run-hooks<text:s/>'my:ime-off-hook))</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bar<text:s/>.<text:s/>2))</text:p>
      <text:p text:style-name="OrgSrcBlock"><text:s/><text:s/><text:s/><text:s/>(my:ime-off)</text:p>
      <text:p text:style-name="OrgSrcBlock"><text:s/><text:s/><text:s/><text:s/>(<text:span text:style-name="OrgSrcFontLockKeywordFace">setq</text:span><text:s/>cursor-type<text:s/>my:cursor-type-ime-off)</text:p>
      <text:p text:style-name="OrgSrcBlock"><text:s/><text:s/><text:s/><text:s/>(set-cursor-color<text:s/>my:cursor-color-ime-off)</text:p>
      <text:p text:style-name="OrgSrcBlock"/>
      <text:p text:style-name="OrgSrcBlock"><text:s/><text:s/><text:s/><text:s/><text:span text:style-name="OrgSrcFontLockCommentDelimiterFace">;;<text:s/></text:span><text:span text:style-name="OrgSrcFontLockCommentFace">(defun<text:s/>advice: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vice: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vice: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KeywordFace">with-eval-after-load</text:span><text:s/><text:span text:style-name="OrgSrcFontLockStringFace">"helm-config"</text:span></text:p>
      <text:p text:style-name="OrgSrcBlock"><text:s/><text:s/><text:s/><text:s/><text:s/><text:s/>(<text:span text:style-name="OrgSrcFontLockKeywordFace">when</text:span><text:s/>(<text:span text:style-name="OrgSrcFontLockKeywordFace">and</text:span><text:s/>(fboundp<text:s/>'mac-handle-input-method-change)</text:p>
      <text:p text:style-name="OrgSrcBlock"><text:s/><text:s/><text:s/><text:s/><text:s/><text:s/><text:s/><text:s/><text:s/><text:s/><text:s/><text:s/><text:s/><text:s/><text:s/><text:s/><text:s/>(<text:span text:style-name="OrgSrcFontLockKeywordFace">require</text:span><text:s/>'<text:span text:style-name="OrgSrcFontLockConstantFace">cl-lib</text:span><text:s/>nil<text:s/>t))</text:p>
      <text:p text:style-name="OrgSrcBlock"><text:s/><text:s/><text:s/><text:s/><text:s/><text:s/><text:s/><text:s/>(add-hook</text:p>
      <text:p text:style-name="OrgSrcBlock"><text:s/><text:s/><text:s/><text:s/><text:s/><text:s/><text:s/><text:s/><text:s/>'post-command-hook</text:p>
      <text:p text:style-name="OrgSrcBlock"><text:s/><text:s/><text:s/><text:s/><text:s/><text:s/><text:s/><text:s/><text:s/>(<text:span text:style-name="OrgSrcFontLockKeywordFace">lexical-let</text:span><text:s/>((previous-buffer<text:s/>nil))</text:p>
      <text:p text:style-name="OrgSrcBlock"><text:s/><text:s/><text:s/><text:s/><text:s/><text:s/><text:s/><text:s/><text:s/><text:s/><text:s/><text:span text:style-name="OrgSrcFontLockCommentDelimiterFace">;;<text:s/></text:span><text:span text:style-name="OrgSrcFontLockCommentFace">(message<text:s/>"Change<text:s/>IM<text:s/>%S<text:s/>-&gt;<text:s/>%S"<text:s/>previous-buffer<text:s/>(current-buffer))</text:span></text:p>
      <text:p text:style-name="OrgSrcBlock"><text:s/><text:s/><text:s/><text:s/><text:s/><text:s/><text:s/><text:s/><text:s/><text:s/><text:s/>#'(lambda<text:s/>()</text:p>
      <text:p text:style-name="OrgSrcBlock"><text:s/><text:s/><text:s/><text:s/><text:s/><text:s/><text:s/><text:s/><text:s/><text:s/><text:s/><text:s/><text:s/><text:s/><text:s/>(<text:span text:style-name="OrgSrcFontLockKeywordFace">unless</text:span><text:s/>(eq<text:s/>(current-buffer)<text:s/>previous-buffer)</text:p>
      <text:p text:style-name="OrgSrcBlock"><text:s/><text:s/><text:s/><text:s/><text:s/><text:s/><text:s/><text:s/><text:s/><text:s/><text:s/><text:s/><text:s/><text:s/><text:s/><text:s/><text:s/>(<text:span text:style-name="OrgSrcFontLockKeywordFace">if</text:span><text:s/>(bufferp<text:s/>previous-buffer)</text:p>
      <text:p text:style-name="OrgSrcBlock"><text:s/><text:s/><text:s/><text:s/><text:s/><text:s/><text:s/><text:s/><text:s/><text:s/><text:s/><text:s/><text:s/><text:s/><text:s/><text:s/><text:s/><text:s/><text:s/><text:s/><text:s/>(mac-handle-input-method-change))</text:p>
      <text:p text:style-name="OrgSrcBlock"><text:s/><text:s/><text:s/><text:s/><text:s/><text:s/><text:s/><text:s/><text:s/><text:s/><text:s/><text:s/><text:s/><text:s/><text:s/><text:s/><text:s/>(<text:span text:style-name="OrgSrcFontLockKeywordFace">setq</text:span><text:s/>previous-buffer<text:s/>(current-buffer))))))))))</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f56d57f"/>
<text:bookmark text:name="orgf56d57f"/>[e2wm.el] 二画面表示
<text:bookmark-end text:name="OrgXref.orgf56d57f"/></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e2wm</text:span><text:s/>nil<text:s/>t))</text:p>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p>
      <text:p text:style-name="OrgSrcBlock"><text:s/><text:s/><text:s/><text:s/><text:s/><text:s/><text:s/><text:s/><text:s/><text:s/><text:s/><text:s/><text:s/><text:s/><text:s/><text:s/><text:s/><text:s/>(set-frame-width<text:s/>(selected-frame)<text:s/>moom--target-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fboundp<text:s/>'e2wm:stop-management)</text:p>
      <text:p text:style-name="OrgSrcBlockLastLine"><text:s/><text:s/><text:s/><text:s/><text:s/><text:s/><text:s/><text:s/><text:s/><text:s/><text:s/><text:s/><text:s/><text:s/><text:s/><text:s/><text:s/><text:s/><text:s/><text:s/>(e2wm:stop-management))))</text:p>
      <text:h text:style-name="Heading_20_2" text:outline-level="2" text:is-list-header="false">
<text:bookmark-start text:name="OrgXref.org6a2b8e3"/>
<text:bookmark text:name="org6a2b8e3"/>[moom.el] キーボードでフレームの場所を移す
<text:bookmark-end text:name="OrgXref.org6a2b8e3"/></text:h>
      <text:p text:style-name="Text_20_body">(2017-07-30) frame-ctr から moom.el にリネームしました．Moom は，Many Tricks がリリースするソフトウェアで，今後はこのソフトウェアのポートを目指します．<text:line-break/></text:p>
      <text:p text:style-name="Text_20_body">拙作の <text:a xlink:type="simple" xlink:href="https://github.com/takaxp/moom">moom.el</text:a> を使います．e2wm.el と frame-cmds.el に依存しています．<text:line-break/></text:p>
      <text:p text:style-name="Text_20_body">moom.el は，frame-cmds, frame-fns と e2wm.el を利用したアドホックなフレーム管理ツールで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text-scale-adjust をそのまま使うと，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text:span text:style-name="OrgCode">moom-autuloads</text:span> に必要なコマンドを羅列していますが，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move-frame-with-user-specify</text:p>
      <text:p text:style-name="OrgSrcBlock"><text:s/><text:s/><text:s/><text:s/>moom-change-frame-width-single<text:s/>moom-change-frame-width-double</text:p>
      <text:p text:style-name="OrgSrcBlock"><text:s/><text:s/><text:s/><text:s/>moom-move-frame-to-center<text:s/>moom-move-frame-to-edge-top</text:p>
      <text:p text:style-name="OrgSrcBlock"><text:s/><text:s/><text:s/><text:s/>moom-move-frame-right</text:p>
      <text:p text:style-name="OrgSrcBlock"><text:s/><text:s/><text:s/><text:s/>moom-move-frame-left<text:s/>moom-move-frame-to-edge-bottom</text:p>
      <text:p text:style-name="OrgSrcBlock"><text:s/><text:s/><text:s/><text:s/>moom-open-height-ring<text:s/>moom-fit-frame-to-fullscreen</text:p>
      <text:p text:style-name="OrgSrcBlock"><text:s/><text:s/><text:s/><text:s/>moom-set-font-size-input<text:s/>moom-max-frame-height<text:s/>moom-reset-font-size</text:p>
      <text:p text:style-name="OrgSrcBlock"><text:s/><text:s/><text:s/><text:s/>moom-increase-font-size<text:s/>moom-decrease-font-size<text:s/>moom-set-font-siz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text:s/><text:s/>(<text:span text:style-name="OrgSrcFontLockKeywordFace">with-eval-after-load</text:span><text:s/><text:span text:style-name="OrgSrcFontLockStringFace">"moom"</text:span></text:p>
      <text:p text:style-name="OrgSrcBlock"><text:s/><text:s/><text:s/><text:s/>(<text:span text:style-name="OrgSrcFontLockKeywordFace">cond</text:span></text:p>
      <text:p text:style-name="OrgSrcBlock"><text:s/><text:s/><text:s/><text:s/><text:s/>((&gt;=<text:s/>(display-pixel-width)<text:s/>1920)<text:s/>(<text:span text:style-name="OrgSrcFontLockKeywordFace">setq</text:span><text:s/>moom-fullscreen-fontsize<text:s/>38))</text:p>
      <text:p text:style-name="OrgSrcBlock"><text:s/><text:s/><text:s/><text:s/><text:s/>((&gt;=<text:s/>(display-pixel-width)<text:s/>1440)<text:s/>(<text:span text:style-name="OrgSrcFontLockKeywordFace">setq</text:span><text:s/>moom-fullscreen-fontsize<text:s/>28))</text:p>
      <text:p text:style-name="OrgSrcBlock"><text:s/><text:s/><text:s/><text:s/><text:s/>((&gt;=<text:s/>(display-pixel-width)<text:s/>1366)<text:s/>(<text:span text:style-name="OrgSrcFontLockKeywordFace">setq</text:span><text:s/>moom-fullscreen-fontsize<text:s/>19))</text:p>
      <text:p text:style-name="OrgSrcBlock"><text:s/><text:s/><text:s/><text:s/><text:s/>((&gt;=<text:s/>(display-pixel-width)<text:s/>800)<text:s/>(<text:span text:style-name="OrgSrcFontLockKeywordFace">setq</text:span><text:s/>moom-fullscreen-fontsize<text:s/>14))</text:p>
      <text:p text:style-name="OrgSrcBlock"><text:s/><text:s/><text:s/><text:s/><text:s/>(t<text:s/>(<text:span text:style-name="OrgSrcFontLockKeywordFace">setq</text:span><text:s/>moom-fullscreen-fontsize<text:s/>12)))</text:p>
      <text:p text:style-name="OrgSrcBlock"/>
      <text:p text:style-name="OrgSrcBlock"><text:s/><text:s/><text:s/><text:s/><text:span text:style-name="OrgSrcFontLockCommentDelimiterFace">;;<text:s/></text:span><text:span text:style-name="OrgSrcFontLockCommentFace">リングの状態を最新に更新（max-frame-height<text:s/>が変わるため）</text:span></text:p>
      <text:p text:style-name="OrgSrcBlock"><text:s/><text:s/><text:s/><text:s/>(add-hook<text:s/>'moom-after-fullscreen-hook</text:p>
      <text:p text:style-name="OrgSrcBlock"><text:s/><text:s/><text:s/><text:s/><text:s/><text:s/><text:s/><text:s/><text:s/><text:s/><text:s/><text:s/><text:s/><text:s/>'moom--make-frame-height-ring)</text:p>
      <text:p text:style-name="OrgSrcBlock"><text:s/><text:s/><text:s/><text:s/>(add-hook<text:s/>'moom-after-fullscreen-hook</text:p>
      <text:p text:style-name="OrgSrcBlock"><text:s/><text:s/><text:s/><text:s/><text:s/><text:s/><text:s/><text:s/><text:s/><text:s/><text:s/><text:s/><text:s/><text:s/>'moom-move-frame-to-center)</text:p>
      <text:p text:style-name="OrgSrcBlock"><text:s/><text:s/><text:s/><text:s/>(add-hook<text:s/>'moom-reset-font-size-hook</text:p>
      <text:p text:style-name="OrgSrcBlock"><text:s/><text:s/><text:s/><text:s/><text:s/><text:s/><text:s/><text:s/><text:s/><text:s/><text:s/><text:s/><text:s/><text:s/>'moom-move-frame-with-user-specify))</text:p>
      <text:p text:style-name="OrgSrcBlock"/>
      <text:p text:style-name="OrgSrcBlock"><text:s/><text:s/><text:span text:style-name="OrgSrcFontLockCommentDelimiterFace">;;<text:s/></text:span><text:span text:style-name="OrgSrcFontLockCommentFace">Move<text:s/>the<text:s/>frame<text:s/>to<text:s/>somewhere<text:s/>(default:<text:s/>0,0)</text:span></text:p>
      <text:p text:style-name="OrgSrcBlock"><text:s/><text:s/>(global-set-key<text:s/>(kbd<text:s/><text:span text:style-name="OrgSrcFontLockStringFace">"M-0"</text:span>)<text:s/>'moom-move-frame-with-user-specify)</text:p>
      <text:p text:style-name="OrgSrcBlock"><text:s/><text:s/><text:span text:style-name="OrgSrcFontLockCommentDelimiterFace">;;<text:s/></text:span><text:span text:style-name="OrgSrcFontLockCommentFace">Move<text:s/>the<text:s/>frame<text:s/>to<text:s/>left<text:s/>side<text:s/>of<text:s/>the<text:s/>current<text:s/>position<text:s/>(require<text:s/>'frame-cmds)</text:span></text:p>
      <text:p text:style-name="OrgSrcBlock"><text:s/><text:s/>(<text:span text:style-name="OrgSrcFontLockKeywordFace">setq</text:span><text:s/>moom-horizontal-shifts<text:s/>'(30<text:s/>30))</text:p>
      <text:p text:style-name="OrgSrcBlock"><text:s/><text:s/>(global-set-key<text:s/>(kbd<text:s/><text:span text:style-name="OrgSrcFontLockStringFace">"M-1"</text:span>)<text:s/>'moom-move-frame-left)</text:p>
      <text:p text:style-name="OrgSrcBlock"><text:s/><text:s/><text:span text:style-name="OrgSrcFontLockCommentDelimiterFace">;;<text:s/></text:span><text:span text:style-name="OrgSrcFontLockCommentFace">Move<text:s/>the<text:s/>frame<text:s/>to<text:s/>the<text:s/>center<text:s/>of<text:s/>the<text:s/>window<text:s/>display<text:s/>(require<text:s/>'moom)</text:span></text:p>
      <text:p text:style-name="OrgSrcBlock"><text:s/><text:s/>(global-set-key<text:s/>(kbd<text:s/><text:span text:style-name="OrgSrcFontLockStringFace">"M-2"</text:span>)<text:s/>'moom-move-frame-to-center)</text:p>
      <text:p text:style-name="OrgSrcBlock"><text:s/><text:s/><text:span text:style-name="OrgSrcFontLockCommentDelimiterFace">;;<text:s/></text:span><text:span text:style-name="OrgSrcFontLockCommentFace">Move<text:s/>the<text:s/>frame<text:s/>to<text:s/>right<text:s/>side<text:s/>of<text:s/>the<text:s/>current<text:s/>position(require<text:s/>'frame-cmds)</text:span></text:p>
      <text:p text:style-name="OrgSrcBlock"><text:s/><text:s/>(global-set-key<text:s/>(kbd<text:s/><text:span text:style-name="OrgSrcFontLockStringFace">"M-3"</text:span>)<text:s/>'moom-move-frame-right)</text:p>
      <text:p text:style-name="OrgSrcBlock"><text:s/><text:s/><text:span text:style-name="OrgSrcFontLockCommentDelimiterFace">;;<text:s/></text:span><text:span text:style-name="OrgSrcFontLockCommentFace">Move<text:s/>the<text:s/>current<text:s/>frame<text:s/>to<text:s/>the<text:s/>top<text:s/>of<text:s/>the<text:s/>window<text:s/>display</text:span></text:p>
      <text:p text:style-name="OrgSrcBlock"><text:s/><text:s/>(global-set-key<text:s/>(kbd<text:s/><text:span text:style-name="OrgSrcFontLockStringFace">"&lt;f1&gt;"</text:span>)<text:s/>'moom-move-frame-to-edge-top)</text:p>
      <text:p text:style-name="OrgSrcBlock"><text:s/><text:s/><text:span text:style-name="OrgSrcFontLockCommentDelimiterFace">;;<text:s/></text:span><text:span text:style-name="OrgSrcFontLockCommentFace">Move<text:s/>the<text:s/>current<text:s/>frame<text:s/>to<text:s/>the<text:s/>bottom<text:s/>of<text:s/>the<text:s/>window<text:s/>display</text:span></text:p>
      <text:p text:style-name="OrgSrcBlock"><text:s/><text:s/>(global-set-key<text:s/>(kbd<text:s/><text:span text:style-name="OrgSrcFontLockStringFace">"S-&lt;f1&gt;"</text:span>)<text:s/>'moom-move-frame-to-edge-bottom)</text:p>
      <text:p text:style-name="OrgSrcBlock"><text:s/><text:s/><text:span text:style-name="OrgSrcFontLockCommentDelimiterFace">;;<text:s/></text:span><text:span text:style-name="OrgSrcFontLockCommentFace">Cycle<text:s/>heights</text:span></text:p>
      <text:p text:style-name="OrgSrcBlock"><text:s/><text:s/>(global-set-key<text:s/>(kbd<text:s/><text:span text:style-name="OrgSrcFontLockStringFace">"&lt;f2&gt;"</text:span>)<text:s/>'moom-open-height-ring)</text:p>
      <text:p text:style-name="OrgSrcBlock"><text:s/><text:s/><text:span text:style-name="OrgSrcFontLockCommentDelimiterFace">;;<text:s/></text:span><text:span text:style-name="OrgSrcFontLockCommentFace">Full<text:s/>screen<text:s/>with<text:s/>same<text:s/>frame-width</text:span></text:p>
      <text:p text:style-name="OrgSrcBlock"><text:s/><text:s/>(global-set-key<text:s/>(kbd<text:s/><text:span text:style-name="OrgSrcFontLockStringFace">"C-x<text:s/>C-9"</text:span>)<text:s/>'moom-fit-frame-to-fullscreen)</text:p>
      <text:p text:style-name="OrgSrcBlock"><text:s/><text:s/>(global-set-key<text:s/>(kbd<text:s/><text:span text:style-name="OrgSrcFontLockStringFace">"C-x<text:s/>C-0"</text:span>)<text:s/>'moom-reset-font-size)</text:p>
      <text:p text:style-name="OrgSrcBlock"><text:s/><text:s/>(global-set-key<text:s/>(kbd<text:s/><text:span text:style-name="OrgSrcFontLockStringFace">"C-_"</text:span>)<text:s/>'text-scale-decrease)</text:p>
      <text:p text:style-name="OrgSrcBlock"><text:s/><text:s/>(global-set-key<text:s/>(kbd<text:s/><text:span text:style-name="OrgSrcFontLockStringFace">"C-+"</text:span>)<text:s/>'text-scale-increase)</text:p>
      <text:p text:style-name="OrgSrcBlock"><text:s/><text:s/>(global-set-key<text:s/>(kbd<text:s/><text:span text:style-name="OrgSrcFontLockStringFace">"C-c<text:s/>f<text:s/>s"</text:span>)<text:s/>'moom-change-frame-width-single)</text:p>
      <text:p text:style-name="OrgSrcBlock"><text:s/><text:s/>(global-set-key<text:s/>(kbd<text:s/><text:span text:style-name="OrgSrcFontLockStringFace">"C-c<text:s/>f<text:s/>d"</text:span>)<text:s/>'moom-change-frame-width-double)</text:p>
      <text:p text:style-name="OrgSrcBlock"><text:s/><text:s/>(global-set-key<text:s/>(kbd<text:s/><text:span text:style-name="OrgSrcFontLockStringFace">"C-="</text:span>)</text:p>
      <text:p text:style-name="OrgSrcBlock"><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moom-increase-font-size<text:s/>1)</text:p>
      <text:p text:style-name="OrgSrcBlock"><text:s/><text:s/><text:s/><text:s/><text:s/><text:s/><text:s/><text:s/><text:s/><text:s/><text:s/><text:s/><text:s/><text:s/><text:s/><text:s/><text:s/><text:s/><text:s/><text:s/><text:s/><text:s/>(moom-move-frame-to-edge-top)</text:p>
      <text:p text:style-name="OrgSrcBlock"><text:s/><text:s/><text:s/><text:s/><text:s/><text:s/><text:s/><text:s/><text:s/><text:s/><text:s/><text:s/><text:s/><text:s/><text:s/><text:s/><text:s/><text:s/><text:s/><text:s/><text:s/><text:s/>(moom-print-status)))</text:p>
      <text:p text:style-name="OrgSrcBlock"><text:s/><text:s/>(global-set-key<text:s/>(kbd<text:s/><text:span text:style-name="OrgSrcFontLockStringFace">"C--"</text:span>)</text:p>
      <text:p text:style-name="OrgSrcBlock"><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moom-decrease-font-size<text:s/>2)</text:p>
      <text:p text:style-name="OrgSrcBlock"><text:s/><text:s/><text:s/><text:s/><text:s/><text:s/><text:s/><text:s/><text:s/><text:s/><text:s/><text:s/><text:s/><text:s/><text:s/><text:s/><text:s/><text:s/><text:s/><text:s/><text:s/><text:s/>(moom-move-frame-to-edge-top)</text:p>
      <text:p text:style-name="OrgSrcBlock"><text:s/><text:s/><text:s/><text:s/><text:s/><text:s/><text:s/><text:s/><text:s/><text:s/><text:s/><text:s/><text:s/><text:s/><text:s/><text:s/><text:s/><text:s/><text:s/><text:s/><text:s/><text:s/>(moom-print-status))))</text:p>
      <text:p text:style-name="OrgSrcBlock"/>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62cfd1e"/>
<text:bookmark text:name="org62cfd1e"/>[popwin.el] ポップアップウィンドウの制御
<text:bookmark-end text:name="OrgXref.org62cfd1e"/></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item>
      </text:list>
      <text:p text:style-name="Text_20_body"><text:span text:style-name="OrgCode">helm-config</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7a12af2"/>
<text:bookmark text:name="org7a12af2"/><text:span text:style-name="OrgTodo">TODO</text:span> [shackle.el] ポップアップウィンドウの制御
<text:bookmark-end text:name="OrgXref.org7a12af2"/></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helm-config</text:span> にひも付け<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rules</text:p>
      <text:p text:style-name="OrgSrcBlock"><text:s/><text:s/><text:s/><text:s/><text:s/><text:s/><text:s/><text:s/><text:s/><text:s/>'((<text:span text:style-name="OrgSrcFontLockStringFace">"*Hel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rg<text:s/>Gre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wclock*"</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Shell<text:s/>Command<text:s/>Output*"</text:span></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sx-dictionary*"</text:span></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LastLine"><text:s/><text:s/><text:s/><text:s/>(shackle-mode<text:s/>1)))</text:p>
      <text:h text:style-name="Heading_20_2" text:outline-level="2" text:is-list-header="false">
<text:bookmark-start text:name="OrgXref.org0a919fb"/>
<text:bookmark text:name="org0a919fb"/>[elscreen.el] Emacs バッファをタブ化
<text:bookmark-end text:name="OrgXref.org0a919fb"/></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92593b1"/>
<text:bookmark text:name="org92593b1"/>[tabbar-ruler] バッファをタブ切り替え可能に
<text:bookmark-end text:name="OrgXref.org92593b1"/></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1" text:outline-level="1" text:is-list-header="false">
<text:bookmark-start text:name="OrgXref.orgd01f4d1"/>
<text:bookmark text:name="orgd01f4d1"/>フォント／配色関連
<text:bookmark-end text:name="OrgXref.orgd01f4d1"/></text:h>
      <text:h text:style-name="Heading_20_2" text:outline-level="2" text:is-list-header="false">
<text:bookmark-start text:name="OrgXref.org4d99ab8"/>
<text:bookmark text:name="org4d99ab8"/>正規表現を見やすくする
<text:bookmark-end text:name="OrgXref.org4d99ab8"/></text:h>
      <text:p text:style-name="OrgSrcBlock">(set-face-foreground<text:s/>'font-lock-regexp-grouping-backslash<text:s/><text:span text:style-name="OrgSrcFontLockStringFace">"</text:span><text:span text:style-name="OrgSrcDefault0053">#66CC99</text:span><text:span text:style-name="OrgSrcFontLockStringFace">"</text:span>)</text:p>
      <text:p text:style-name="OrgSrcBlockLastLine">(set-face-foreground<text:s/>'font-lock-regexp-grouping-construct<text:s/><text:span text:style-name="OrgSrcFontLockStringFace">"</text:span><text:span text:style-name="OrgSrcDefault0058">#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b999e7b"/>
<text:bookmark text:name="orgb999e7b"/>設定ファイルを見やすくする
<text:bookmark-end text:name="OrgXref.orgb999e7b"/></text:h>
      <text:p text:style-name="Text_20_body"><text:span text:style-name="OrgCode">generic-x</text:span> を使うと， <text:span text:style-name="OrgCode">/etc/hosts</text:span> や <text:span text:style-name="OrgCode">/etc/apache2.conf</text:span> に色を付けられる．<text:line-break/></text:p>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generic-x</text:span><text:s/>nil<text:s/>t))</text:p>
      <text:h text:style-name="Heading_20_2" text:outline-level="2" text:is-list-header="false">
<text:bookmark-start text:name="OrgXref.org3e8018c"/>
<text:bookmark text:name="org3e8018c"/>カーソル行に色をつける
<text:bookmark-end text:name="OrgXref.org3e8018c"/></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OrgSrcBlock">(<text:span text:style-name="OrgSrcFontLockKeywordFace">when</text:span><text:s/>window-system</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7">#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78">#DEEDFF</text:span><text:span text:style-name="OrgSrcFontLockStringFace">"</text:span>))))))</text:p>
      <text:h text:style-name="Heading_20_2" text:outline-level="2" text:is-list-header="false">
<text:bookmark-start text:name="OrgXref.org3b4aa17"/>
<text:bookmark text:name="org3b4aa17"/>カーソル色の切り替え<text:tab/><text:span text:style-name="OrgTags">[<text:span text:style-name="OrgTag">Mac</text:span>]</text:span>
<text:bookmark-end text:name="OrgXref.org3b4aa17"/></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4))</text:p>
      <text:p text:style-name="OrgSrcBlock"/>
      <text:p text:style-name="OrgSrcBlock"><text:s/><text:s/>(add-hook<text:s/>'input-method-activat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cursor-type<text:s/>my:cursor-type-ime-on)</text:p>
      <text:p text:style-name="OrgSrcBlock"><text:s/><text:s/><text:s/><text:s/><text:s/><text:s/><text:s/><text:s/><text:s/><text:s/><text:s/><text:s/><text:s/><text:s/><text:s/><text:s/>(set-cursor-color<text:s/>my:cursor-color-ime-on)))</text:p>
      <text:p text:style-name="OrgSrcBlock"/>
      <text:p text:style-name="OrgSrcBlock"><text:s/><text:s/>(add-hook<text:s/>'input-method-inactivat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cursor-type<text:s/>my:cursor-type-ime-off)</text:p>
      <text:p text:style-name="OrgSrcBlockLastLine"><text:s/><text:s/><text:s/><text:s/><text:s/><text:s/><text:s/><text:s/><text:s/><text:s/><text:s/><text:s/><text:s/><text:s/><text:s/><text:s/>(set-cursor-color<text:s/>my:cursor-color-ime-off))))</text:p>
      <text:h text:style-name="Heading_20_2" text:outline-level="2" text:is-list-header="false">
<text:bookmark-start text:name="OrgXref.orgf40e193"/>
<text:bookmark text:name="orgf40e193"/>カーソルを点滅させない
<text:bookmark-end text:name="OrgXref.orgf40e193"/></text:h>
      <text:p text:style-name="OrgSrcBlockLastLine">(blink-cursor-mode<text:s/>-1)</text:p>
      <text:p text:style-name="Text_20_body">逆にちゃんと設定して点滅させる場合．以下の例では，入力が止まってから16秒後に0.3秒間隔で点滅します．次に入力が始まるまで，点滅が続きます．<text:line-break/></text:p>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setq</text:span><text:s/>blink-cursor-blinks<text:s/>0)</text:p>
      <text:p text:style-name="OrgSrcBlock"><text:s/><text:s/>(<text:span text:style-name="OrgSrcFontLockKeywordFace">setq</text:span><text:s/>blink-cursor-interval<text:s/>0.3)</text:p>
      <text:p text:style-name="OrgSrcBlock"><text:s/><text:s/>(<text:span text:style-name="OrgSrcFontLockKeywordFace">setq</text:span><text:s/>blink-cursor-delay<text:s/>16)</text:p>
      <text:p text:style-name="OrgSrcBlockLastLine"><text:s/><text:s/>(blink-cursor-mode<text:s/>-1))</text:p>
      <text:h text:style-name="Heading_20_2" text:outline-level="2" text:is-list-header="false">
<text:bookmark-start text:name="OrgXref.orgcdaf76c"/>
<text:bookmark text:name="orgcdaf76c"/>カーソル位置のフォントを確認
<text:bookmark-end text:name="OrgXref.orgcdaf76c"/></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1a36bfb"/>
<text:bookmark text:name="org1a36bfb"/>フォント設定
<text:bookmark-end text:name="OrgXref.org1a36bfb"/></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8">
        <text:p text:style-name="Table">
<text:bookmark text:name="nil"/>Table <text:sequence text:ref-name="nil" text:name="Table" text:formula="ooow:Table+1" style:num-format="1">12.7.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
      <text:p text:style-name="OrgSrcBlock">(<text:span text:style-name="OrgSrcFontLockKeywordFace">defconst</text:span><text:s/><text:span text:style-name="OrgSrcFontLockVariableNameFace">my:font-size</text:span><text:s/>12)</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text:s/><text:s/><text:s/><text:s/><text:span text:style-name="OrgSrcFontLockCommentDelimiterFace">;;<text:s/></text:span><text:span text:style-name="OrgSrcFontLockCommentFace">1)<text:s/>Monaco,<text:s/>Hiragino/Migu<text:s/>2M<text:s/>:<text:s/>font-size=12,<text:s/>-apple-hiragino=1.2</text:span></text:p>
      <text:p text:style-name="OrgSrcBlock"><text:s/><text:s/><text:s/><text:s/><text:span text:style-name="OrgSrcFontLockCommentDelimiterFace">;;<text:s/></text:span><text:span text:style-name="OrgSrcFontLockCommentFace">2)<text:s/>Inconsolata,<text:s/>Migu<text:s/>2M<text:s/><text:s/><text:s/><text:s/><text:s/>:<text:s/>font-size=14,</text:span></text:p>
      <text:p text:style-name="OrgSrcBlock"><text:s/><text:s/><text:s/><text:s/><text:span text:style-name="OrgSrcFontLockCommentDelimiterFace">;;<text:s/></text:span><text:span text:style-name="OrgSrcFontLockCommentFace">3)<text:s/>Inconsolata,<text:s/>Hiragino<text:s/><text:s/><text:s/><text:s/>:<text:s/>font-size=14,<text:s/>-apple-hiragino=1.0</text:span></text:p>
      <text:p text:style-name="OrgSrcBlock"><text:s/><text:s/><text:s/><text:s/>(<text:span text:style-name="OrgSrcFontLockKeywordFace">let</text:span></text:p>
      <text:p text:style-name="OrgSrcBlock"><text:s/><text:s/><text:s/><text:s/><text:s/><text:s/><text:s/><text:s/><text:span text:style-name="OrgSrcFontLockCommentDelimiterFace">;;<text:s/></text:span><text:span text:style-name="OrgSrcFontLockCommentFace">Fonts</text:span></text:p>
      <text:p text:style-name="OrgSrcBlock"><text:s/><text:s/><text:s/><text:s/><text:s/><text:s/><text:s/><text:s/>((font-size<text:s/>my:font-size)</text:p>
      <text:p text:style-name="OrgSrcBlock"><text:s/><text:s/><text:s/><text:s/><text:s/><text:s/><text:s/><text:s/><text:s/><text:span text:style-name="OrgSrcFontLockCommentDelimiterFace">;;<text:s/></text:span><text:span text:style-name="OrgSrcFontLockCommentFace">((font-size<text:s/>28)<text:s/>;<text:s/>for<text:s/>mirroring<text:s/>presentation<text:s/>(1440x900)</text:span></text:p>
      <text:p text:style-name="OrgSrcBlock"><text:s/><text:s/><text:s/><text:s/><text:s/><text:s/><text:s/><text:s/><text:s/>(ascii-font<text:s/><text:span text:style-name="OrgSrcFontLockStringFace">"Monaco"</text:span>)<text:s/><text:span text:style-name="OrgSrcFontLockCommentDelimiterFace">;;<text:s/></text:span><text:span text:style-name="OrgSrcFontLockCommentFace">"Inconsolata"</text:span></text:p>
      <text:p text:style-name="OrgSrcBlock"><text:s/><text:s/><text:s/><text:s/><text:s/><text:s/><text:s/><text:s/><text:s/>(ja-font<text:s/><text:span text:style-name="OrgSrcFontLockStringFace">"Migu<text:s/>2M"</text:span>))<text:s/><text:span text:style-name="OrgSrcFontLockCommentDelimiterFace">;;<text:s/></text:span><text:span text:style-name="OrgSrcFontLockCommentFace">"Hiragino<text:s/>Maru<text:s/>Gothic<text:s/>Pro"</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Inconsolata.*"</text:span><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text:s/><text:s/><text:s/><text:s/><text:s/><text:s/><text:s/><text:s/><text:s/><text:span text:style-name="OrgSrcFontLockCommentDelimiterFace">;<text:s/></text:span><text:span text:style-name="OrgSrcFontLockCommentFace">1.3</text:span></text:p>
      <text:p text:style-name="OrgSrcBlock"><text:s/><text:s/><text:s/><text:s/>))</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text:span text:style-name="OrgSrcFontLockCommentDelimiterFace">;;<text:s/></text:span><text:span text:style-name="OrgSrcFontLockCommentFace">(ja-font<text:s/>"Meiryo<text:s/>UI"))</text:span></text:p>
      <text:p text:style-name="OrgSrcBlock"><text:s/><text:s/><text:s/><text:s/><text:s/><text:s/><text:s/><text:s/>(ja-font<text:s/><text:span text:style-name="OrgSrcFontLockStringFace">"メイリオ"</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text:s/><text:s/>)</text:p>
      <text:p text:style-name="OrgSrcBlock"><text:s/>(window-system<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1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p text:style-name="OrgSrcBlockLastLine"><text:s/><text:s/>))</text:p>
      <text:h text:style-name="Heading_20_3" text:outline-level="3" text:is-list-header="false">
<text:bookmark-start text:name="OrgXref.org7c9f7f2"/>
<text:bookmark text:name="org7c9f7f2"/>フォントのインストール方法
<text:bookmark-end text:name="OrgXref.org7c9f7f2"/></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279d557"/>
<text:bookmark text:name="org279d557"/>フォントチェック用コード
<text:bookmark-end text:name="OrgXref.org279d557"/></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029e54e"/>
<text:bookmark text:name="org029e54e"/>行間を制御する
<text:bookmark-end text:name="OrgXref.org029e54e"/></text:h>
      <text:p text:style-name="OrgSrcBlockLastLine">(set-default<text:s/>'line-spacing<text:s/>0.2)</text:p>
      <text:h text:style-name="Heading_20_2" text:outline-level="2" text:is-list-header="false">
<text:bookmark-start text:name="OrgXref.org227c06b"/>
<text:bookmark text:name="org227c06b"/>パッチをカラフルに表示する
<text:bookmark-end text:name="OrgXref.org227c06b"/></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text:s/><text:s/>(<text:span text:style-name="OrgSrcFontLockKeywordFace">with-eval-after-load</text:span><text:s/><text:span text:style-name="OrgSrcFontLockStringFace">"diff-mode"</text:span></text:p>
      <text:p text:style-name="OrgSrcBlock"><text:s/><text:s/><text:s/><text:s/>(set-face-attribute<text:s/>'diff-added-face<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79">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face<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0">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face<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fac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1">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2">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1647c57"/>
<text:bookmark text:name="org1647c57"/>背景を黒系色にする
<text:bookmark-end text:name="OrgXref.org1647c57"/></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3">black</text:span><text:span text:style-name="OrgSrcFontLockStringFace">"</text:span><text:s/><text:span text:style-name="OrgSrcFontLockBuiltinFace">:foreground</text:span><text:s/><text:span text:style-name="OrgSrcFontLockStringFace">"</text:span><text:span text:style-name="OrgSrcDefault0084">#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ac64d1c"/>
<text:bookmark text:name="orgac64d1c"/>時間帯を指定して起動時にテーマを切り替える
<text:bookmark-end text:name="OrgXref.orgac64d1c"/></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when</text:span><text:s/>window-system</text:p>
      <text:p text:style-name="OrgSrcBlock"><text:s/><text:s/>(<text:span text:style-name="OrgSrcFontLockKeywordFace">let</text:span><text:s/>((night-time-in<text:s/>21)</text:p>
      <text:p text:style-name="OrgSrcBlock"><text:s/><text:s/><text:s/><text:s/><text:s/><text:s/><text:s/><text:s/>(night-time-out<text:s/>5))</text:p>
      <text:p text:style-name="OrgSrcBlock"><text:s/><text:s/><text:s/><text:s/>(<text:span text:style-name="OrgSrcFontLockKeywordFace">if</text:span><text:s/>(my:night-time-p<text:s/>(*<text:s/>night-time-in<text:s/>60)<text:s/>(*<text:s/>night-time-out<text:s/>60))</text:p>
      <text:p text:style-name="OrgSrcBlock"><text:s/><text:s/><text:s/><text:s/><text:s/><text:s/><text:s/><text:s/>(<text:span text:style-name="OrgSrcFontLockKeywordFace">when</text:span><text:s/>(<text:span text:style-name="OrgSrcFontLockKeywordFace">require</text:span><text:s/>'<text:span text:style-name="OrgSrcFontLockConstantFace">night-theme</text:span><text:s/>nil<text:s/>t)</text:p>
      <text:p text:style-name="OrgSrcBlock"><text:s/><text:s/><text:s/><text:s/><text:s/><text:s/><text:s/><text:s/><text:s/><text:s/>(load-theme<text:s/>'night<text:s/>t))</text:p>
      <text:p text:style-name="OrgSrcBlock"><text:s/><text:s/><text:s/><text:s/><text:s/><text:s/>(<text:span text:style-name="OrgSrcFontLockKeywordFace">when</text:span><text:s/>(<text:span text:style-name="OrgSrcFontLockKeywordFace">require</text:span><text:s/>'<text:span text:style-name="OrgSrcFontLockConstantFace">daylight-theme</text:span><text:s/>nil<text:s/>t)</text:p>
      <text:p text:style-name="OrgSrcBlockLastLine"><text:s/><text:s/><text:s/><text:s/><text:s/><text:s/><text:s/><text:s/>(load-theme<text:s/>'daylight<text:s/>t)))))</text:p>
      <text:h text:style-name="Heading_20_2" text:outline-level="2" text:is-list-header="false">
<text:bookmark-start text:name="OrgXref.org99b175a"/>
<text:bookmark text:name="org99b175a"/>[rainbow-mode.el] 配色のリアルタイム確認
<text:bookmark-end text:name="OrgXref.org99b175a"/></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a334815"/>
<text:bookmark text:name="orga334815"/>色一覧
<text:bookmark-end text:name="OrgXref.orga334815"/></text:h>
      <text:p text:style-name="Text_20_body"><text:span text:style-name="OrgCode">0,6,9,C,F</text:span> の組み合わせ<text:line-break/></text:p>
      <text:p text:style-name="OrgSrcBlock"><text:span text:style-name="OrgSrcDefault0032">#000000</text:span><text:s/><text:span text:style-name="OrgSrcDefault0085">#000033</text:span><text:s/><text:span text:style-name="OrgSrcDefault0086">#000066</text:span><text:s/><text:span text:style-name="OrgSrcDefault0087">#000099</text:span><text:s/><text:span text:style-name="OrgSrcDefault0088">#0000CC</text:span><text:s/><text:span text:style-name="OrgSrcDefault0052">#0000FF</text:span></text:p>
      <text:p text:style-name="OrgSrcBlock"><text:span text:style-name="OrgSrcDefault0089">#003300</text:span><text:s/><text:span text:style-name="OrgSrcDefault0090">#003333</text:span><text:s/><text:span text:style-name="OrgSrcDefault0091">#003366</text:span><text:s/><text:span text:style-name="OrgSrcDefault0092">#003399</text:span><text:s/><text:span text:style-name="OrgSrcDefault0093">#0033CC</text:span><text:s/><text:span text:style-name="OrgSrcDefault0094">#0033FF</text:span></text:p>
      <text:p text:style-name="OrgSrcBlock"><text:span text:style-name="OrgSrcDefault0095">#006600</text:span><text:s/><text:span text:style-name="OrgSrcDefault0096">#006633</text:span><text:s/><text:span text:style-name="OrgSrcDefault0097">#006666</text:span><text:s/><text:span text:style-name="OrgSrcDefault0098">#006699</text:span><text:s/><text:span text:style-name="OrgSrcDefault0099">#0066CC</text:span><text:s/><text:span text:style-name="OrgSrcDefault0100">#0066FF</text:span></text:p>
      <text:p text:style-name="OrgSrcBlock"><text:span text:style-name="OrgSrcDefault0101">#009900</text:span><text:s/><text:span text:style-name="OrgSrcDefault0102">#009933</text:span><text:s/><text:span text:style-name="OrgSrcDefault0103">#009966</text:span><text:s/><text:span text:style-name="OrgSrcDefault0104">#009999</text:span><text:s/><text:span text:style-name="OrgSrcDefault0105">#0099CC</text:span><text:s/><text:span text:style-name="OrgSrcDefault0106">#0099FF</text:span></text:p>
      <text:p text:style-name="OrgSrcBlock"><text:span text:style-name="OrgSrcDefault0107">#00CC00</text:span><text:s/><text:span text:style-name="OrgSrcDefault0108">#00CC33</text:span><text:s/><text:span text:style-name="OrgSrcDefault0109">#00CC66</text:span><text:s/><text:span text:style-name="OrgSrcDefault0110">#00CC99</text:span><text:s/><text:span text:style-name="OrgSrcDefault0111">#00CCCC</text:span><text:s/><text:span text:style-name="OrgSrcDefault0112">#00CCFF</text:span></text:p>
      <text:p text:style-name="OrgSrcBlock"><text:span text:style-name="OrgSrcDefault0113">#00FF00</text:span><text:s/><text:span text:style-name="OrgSrcDefault0114">#00FF33</text:span><text:s/><text:span text:style-name="OrgSrcDefault0115">#00FF66</text:span><text:s/><text:span text:style-name="OrgSrcDefault0116">#00FF99</text:span><text:s/><text:span text:style-name="OrgSrcDefault0117">#00FFCC</text:span><text:s/><text:span text:style-name="OrgSrcDefault0118">#00FFFF</text:span></text:p>
      <text:p text:style-name="OrgSrcBlock"/>
      <text:p text:style-name="OrgSrcBlock"><text:span text:style-name="OrgSrcDefault0119">#330000</text:span><text:s/><text:span text:style-name="OrgSrcDefault0120">#330033</text:span><text:s/><text:span text:style-name="OrgSrcDefault0121">#330066</text:span><text:s/><text:span text:style-name="OrgSrcDefault0122">#330099</text:span><text:s/><text:span text:style-name="OrgSrcDefault0123">#3300CC</text:span><text:s/><text:span text:style-name="OrgSrcDefault0124">#3300FF</text:span></text:p>
      <text:p text:style-name="OrgSrcBlock"><text:span text:style-name="OrgSrcDefault0125">#333300</text:span><text:s/><text:span text:style-name="OrgSrcDefault0015">#333333</text:span><text:s/><text:span text:style-name="OrgSrcDefault0126">#333366</text:span><text:s/><text:span text:style-name="OrgSrcDefault0127">#333399</text:span><text:s/><text:span text:style-name="OrgSrcDefault0128">#3333CC</text:span><text:s/><text:span text:style-name="OrgSrcDefault0003">#3333FF</text:span></text:p>
      <text:p text:style-name="OrgSrcBlock"><text:span text:style-name="OrgSrcDefault0129">#336600</text:span><text:s/><text:span text:style-name="OrgSrcDefault0130">#336633</text:span><text:s/><text:span text:style-name="OrgSrcDefault0131">#336666</text:span><text:s/><text:span text:style-name="OrgSrcDefault0132">#336699</text:span><text:s/><text:span text:style-name="OrgSrcDefault0133">#3366CC</text:span><text:s/><text:span text:style-name="OrgSrcDefault0049">#3366FF</text:span></text:p>
      <text:p text:style-name="OrgSrcBlock"><text:span text:style-name="OrgSrcDefault0134">#339900</text:span><text:s/><text:span text:style-name="OrgSrcDefault0135">#339933</text:span><text:s/><text:span text:style-name="OrgSrcDefault0136">#339966</text:span><text:s/><text:span text:style-name="OrgSrcDefault0137">#339999</text:span><text:s/><text:span text:style-name="OrgSrcDefault0138">#3399CC</text:span><text:s/><text:span text:style-name="OrgSrcDefault0139">#3399FF</text:span></text:p>
      <text:p text:style-name="OrgSrcBlock"><text:span text:style-name="OrgSrcDefault0140">#33CC00</text:span><text:s/><text:span text:style-name="OrgSrcDefault0141">#33CC33</text:span><text:s/><text:span text:style-name="OrgSrcDefault0042">#33CC66</text:span><text:s/><text:span text:style-name="OrgSrcDefault0142">#33CC99</text:span><text:s/><text:span text:style-name="OrgSrcDefault0143">#33CCCC</text:span><text:s/><text:span text:style-name="OrgSrcDefault0144">#33CCFF</text:span></text:p>
      <text:p text:style-name="OrgSrcBlock"><text:span text:style-name="OrgSrcDefault0145">#33FF00</text:span><text:s/><text:span text:style-name="OrgSrcDefault0146">#33FF33</text:span><text:s/><text:span text:style-name="OrgSrcDefault0147">#33FF66</text:span><text:s/><text:span text:style-name="OrgSrcDefault0148">#33FF99</text:span><text:s/><text:span text:style-name="OrgSrcDefault0149">#33FFCC</text:span><text:s/><text:span text:style-name="OrgSrcDefault0150">#33FFFF</text:span></text:p>
      <text:p text:style-name="OrgSrcBlock"/>
      <text:p text:style-name="OrgSrcBlock"><text:span text:style-name="OrgSrcDefault0151">#660000</text:span><text:s/><text:span text:style-name="OrgSrcDefault0152">#660033</text:span><text:s/><text:span text:style-name="OrgSrcDefault0153">#660066</text:span><text:s/><text:span text:style-name="OrgSrcDefault0154">#660099</text:span><text:s/><text:span text:style-name="OrgSrcDefault0155">#6600CC</text:span><text:s/><text:span text:style-name="OrgSrcDefault0156">#6600FF</text:span></text:p>
      <text:p text:style-name="OrgSrcBlock"><text:span text:style-name="OrgSrcDefault0157">#663300</text:span><text:s/><text:span text:style-name="OrgSrcDefault0158">#663333</text:span><text:s/><text:span text:style-name="OrgSrcDefault0159">#663366</text:span><text:s/><text:span text:style-name="OrgSrcDefault0160">#663399</text:span><text:s/><text:span text:style-name="OrgSrcDefault0055">#6633CC</text:span><text:s/><text:span text:style-name="OrgSrcDefault0161">#6633FF</text:span></text:p>
      <text:p text:style-name="OrgSrcBlock"><text:span text:style-name="OrgSrcDefault0162">#666600</text:span><text:s/><text:span text:style-name="OrgSrcDefault0163">#666633</text:span><text:s/><text:span text:style-name="OrgSrcDefault0028">#666666</text:span><text:s/><text:span text:style-name="OrgSrcDefault0164">#666699</text:span><text:s/><text:span text:style-name="OrgSrcDefault0019">#6666CC</text:span><text:s/><text:span text:style-name="OrgSrcDefault0165">#6666FF</text:span></text:p>
      <text:p text:style-name="OrgSrcBlock"><text:span text:style-name="OrgSrcDefault0166">#669900</text:span><text:s/><text:span text:style-name="OrgSrcDefault0167">#669933</text:span><text:s/><text:span text:style-name="OrgSrcDefault0168">#669966</text:span><text:s/><text:span text:style-name="OrgSrcDefault0169">#669999</text:span><text:s/><text:span text:style-name="OrgSrcDefault0054">#6699CC</text:span><text:s/><text:span text:style-name="OrgSrcDefault0170">#6699FF</text:span></text:p>
      <text:p text:style-name="OrgSrcBlock"><text:span text:style-name="OrgSrcDefault0171">#66CC00</text:span><text:s/><text:span text:style-name="OrgSrcDefault0172">#66CC33</text:span><text:s/><text:span text:style-name="OrgSrcDefault0021">#66CC66</text:span><text:s/><text:span text:style-name="OrgSrcDefault0053">#66CC99</text:span><text:s/><text:span text:style-name="OrgSrcDefault0173">#66CCCC</text:span><text:s/><text:span text:style-name="OrgSrcDefault0174">#66CCFF</text:span></text:p>
      <text:p text:style-name="OrgSrcBlock"><text:span text:style-name="OrgSrcDefault0175">#66FF00</text:span><text:s/><text:span text:style-name="OrgSrcDefault0176">#66FF33</text:span><text:s/><text:span text:style-name="OrgSrcDefault0177">#66FF66</text:span><text:s/><text:span text:style-name="OrgSrcDefault0178">#66FF99</text:span><text:s/><text:span text:style-name="OrgSrcDefault0179">#66FFCC</text:span><text:s/><text:span text:style-name="OrgSrcDefault0180">#66FFFF</text:span></text:p>
      <text:p text:style-name="OrgSrcBlock"/>
      <text:p text:style-name="OrgSrcBlock"><text:span text:style-name="OrgSrcDefault0181">#990000</text:span><text:s/><text:span text:style-name="OrgSrcDefault0182">#990033</text:span><text:s/><text:span text:style-name="OrgSrcDefault0183">#990066</text:span><text:s/><text:span text:style-name="OrgSrcDefault0184">#990099</text:span><text:s/><text:span text:style-name="OrgSrcDefault0185">#9900CC</text:span><text:s/><text:span text:style-name="OrgSrcDefault0186">#9900FF</text:span></text:p>
      <text:p text:style-name="OrgSrcBlock"><text:span text:style-name="OrgSrcDefault0187">#993300</text:span><text:s/><text:span text:style-name="OrgSrcDefault0188">#993333</text:span><text:s/><text:span text:style-name="OrgSrcDefault0189">#993366</text:span><text:s/><text:span text:style-name="OrgSrcDefault0190">#993399</text:span><text:s/><text:span text:style-name="OrgSrcDefault0045">#9933CC</text:span><text:s/><text:span text:style-name="OrgSrcDefault0191">#9933FF</text:span></text:p>
      <text:p text:style-name="OrgSrcBlock"><text:span text:style-name="OrgSrcDefault0192">#996600</text:span><text:s/><text:span text:style-name="OrgSrcDefault0193">#996633</text:span><text:s/><text:span text:style-name="OrgSrcDefault0194">#996666</text:span><text:s/><text:span text:style-name="OrgSrcDefault0195">#996699</text:span><text:s/><text:span text:style-name="OrgSrcDefault0058">#9966CC</text:span><text:s/><text:span text:style-name="OrgSrcDefault0196">#9966FF</text:span></text:p>
      <text:p text:style-name="OrgSrcBlock"><text:span text:style-name="OrgSrcDefault0197">#999900</text:span><text:s/><text:span text:style-name="OrgSrcDefault0198">#999933</text:span><text:s/><text:span text:style-name="OrgSrcDefault0199">#999966</text:span><text:s/><text:span text:style-name="OrgSrcDefault0075">#999999</text:span><text:s/><text:span text:style-name="OrgSrcDefault0051">#9999CC</text:span><text:s/><text:span text:style-name="OrgSrcDefault0200">#9999FF</text:span></text:p>
      <text:p text:style-name="OrgSrcBlock"><text:span text:style-name="OrgSrcDefault0201">#99CC00</text:span><text:s/><text:span text:style-name="OrgSrcDefault0202">#99CC33</text:span><text:s/><text:span text:style-name="OrgSrcDefault0203">#99CC66</text:span><text:s/><text:span text:style-name="OrgSrcDefault0204">#99CC99</text:span><text:s/><text:span text:style-name="OrgSrcDefault0205">#99CCCC</text:span><text:s/><text:span text:style-name="OrgSrcDefault0050">#99CCFF</text:span></text:p>
      <text:p text:style-name="OrgSrcBlock"><text:span text:style-name="OrgSrcDefault0206">#99FF00</text:span><text:s/><text:span text:style-name="OrgSrcDefault0207">#99FF33</text:span><text:s/><text:span text:style-name="OrgSrcDefault0208">#99FF66</text:span><text:s/><text:span text:style-name="OrgSrcDefault0209">#99FF99</text:span><text:s/><text:span text:style-name="OrgSrcDefault0210">#99FFCC</text:span><text:s/><text:span text:style-name="OrgSrcDefault0211">#99FFFF</text:span></text:p>
      <text:p text:style-name="OrgSrcBlock"/>
      <text:p text:style-name="OrgSrcBlock"><text:span text:style-name="OrgSrcDefault0212">#CC0000</text:span><text:s/><text:span text:style-name="OrgSrcDefault0213">#CC0033</text:span><text:s/><text:span text:style-name="OrgSrcDefault0214">#CC0066</text:span><text:s/><text:span text:style-name="OrgSrcDefault0215">#CC0099</text:span><text:s/><text:span text:style-name="OrgSrcDefault0216">#CC00CC</text:span><text:s/><text:span text:style-name="OrgSrcDefault0217">#CC00FF</text:span></text:p>
      <text:p text:style-name="OrgSrcBlock"><text:span text:style-name="OrgSrcDefault0046">#CC3300</text:span><text:s/><text:span text:style-name="OrgSrcDefault0038">#CC3333</text:span><text:s/><text:span text:style-name="OrgSrcDefault0218">#CC3366</text:span><text:s/><text:span text:style-name="OrgSrcDefault0219">#CC3399</text:span><text:s/><text:span text:style-name="OrgSrcDefault0220">#CC33CC</text:span><text:s/><text:span text:style-name="OrgSrcDefault0221">#CC33FF</text:span></text:p>
      <text:p text:style-name="OrgSrcBlock"><text:span text:style-name="OrgSrcDefault0222">#CC6600</text:span><text:s/><text:span text:style-name="OrgSrcDefault0223">#CC6633</text:span><text:s/><text:span text:style-name="OrgSrcDefault0056">#CC6666</text:span><text:s/><text:span text:style-name="OrgSrcDefault0059">#CC6699</text:span><text:s/><text:span text:style-name="OrgSrcDefault0224">#CC66CC</text:span><text:s/><text:span text:style-name="OrgSrcDefault0225">#CC66FF</text:span></text:p>
      <text:p text:style-name="OrgSrcBlock"><text:span text:style-name="OrgSrcDefault0226">#CC9900</text:span><text:s/><text:span text:style-name="OrgSrcDefault0227">#CC9933</text:span><text:s/><text:span text:style-name="OrgSrcDefault0228">#CC9966</text:span><text:s/><text:span text:style-name="OrgSrcDefault0057">#CC9999</text:span><text:s/><text:span text:style-name="OrgSrcDefault0229">#CC99CC</text:span><text:s/><text:span text:style-name="OrgSrcDefault0230">#CC99FF</text:span></text:p>
      <text:p text:style-name="OrgSrcBlock"><text:span text:style-name="OrgSrcDefault0231">#CCCC00</text:span><text:s/><text:span text:style-name="OrgSrcDefault0232">#CCCC33</text:span><text:s/><text:span text:style-name="OrgSrcDefault0233">#CCCC66</text:span><text:s/><text:span text:style-name="OrgSrcDefault0234">#CCCC99</text:span><text:s/><text:span text:style-name="OrgSrcDefault0043">#CCCCCC</text:span><text:s/><text:span text:style-name="OrgSrcDefault0235">#CCCCFF</text:span></text:p>
      <text:p text:style-name="OrgSrcBlock"><text:span text:style-name="OrgSrcDefault0236">#CCFF00</text:span><text:s/><text:span text:style-name="OrgSrcDefault0237">#CCFF33</text:span><text:s/><text:span text:style-name="OrgSrcDefault0238">#CCFF66</text:span><text:s/><text:span text:style-name="OrgSrcDefault0239">#CCFF99</text:span><text:s/><text:span text:style-name="OrgSrcDefault0240">#CCFFCC</text:span><text:s/><text:span text:style-name="OrgSrcDefault0241">#CCFFFF</text:span></text:p>
      <text:p text:style-name="OrgSrcBlock"/>
      <text:p text:style-name="OrgSrcBlock"><text:span text:style-name="OrgSrcDefault0039">#FF0000</text:span><text:s/><text:span text:style-name="OrgSrcDefault0242">#FF0033</text:span><text:s/><text:span text:style-name="OrgSrcDefault0243">#FF0066</text:span><text:s/><text:span text:style-name="OrgSrcDefault0244">#FF0099</text:span><text:s/><text:span text:style-name="OrgSrcDefault0245">#FF00CC</text:span><text:s/><text:span text:style-name="OrgSrcDefault0246">#FF00FF</text:span></text:p>
      <text:p text:style-name="OrgSrcBlock"><text:span text:style-name="OrgSrcDefault0247">#FF3300</text:span><text:s/><text:span text:style-name="OrgSrcDefault0248">#FF3333</text:span><text:s/><text:span text:style-name="OrgSrcDefault0249">#FF3366</text:span><text:s/><text:span text:style-name="OrgSrcDefault0250">#FF3399</text:span><text:s/><text:span text:style-name="OrgSrcDefault0044">#FF33CC</text:span><text:s/><text:span text:style-name="OrgSrcDefault0251">#FF33FF</text:span></text:p>
      <text:p text:style-name="OrgSrcBlock"><text:span text:style-name="OrgSrcDefault0048">#FF6600</text:span><text:s/><text:span text:style-name="OrgSrcDefault0252">#FF6633</text:span><text:s/><text:span text:style-name="OrgSrcDefault0253">#FF6666</text:span><text:s/><text:span text:style-name="OrgSrcDefault0254">#FF6699</text:span><text:s/><text:span text:style-name="OrgSrcDefault0255">#FF66CC</text:span><text:s/><text:span text:style-name="OrgSrcDefault0256">#FF66FF</text:span></text:p>
      <text:p text:style-name="OrgSrcBlock"><text:span text:style-name="OrgSrcDefault0040">#FF9900</text:span><text:s/><text:span text:style-name="OrgSrcDefault0257">#FF9933</text:span><text:s/><text:span text:style-name="OrgSrcDefault0258">#FF9966</text:span><text:s/><text:span text:style-name="OrgSrcDefault0259">#FF9999</text:span><text:s/><text:span text:style-name="OrgSrcDefault0260">#FF99CC</text:span><text:s/><text:span text:style-name="OrgSrcDefault0261">#FF99FF</text:span></text:p>
      <text:p text:style-name="OrgSrcBlock"><text:span text:style-name="OrgSrcDefault0262">#FFCC00</text:span><text:s/><text:span text:style-name="OrgSrcDefault0263">#FFCC33</text:span><text:s/><text:span text:style-name="OrgSrcDefault0020">#FFCC66</text:span><text:s/><text:span text:style-name="OrgSrcDefault0264">#FFCC99</text:span><text:s/><text:span text:style-name="OrgSrcDefault0265">#FFCCCC</text:span><text:s/><text:span text:style-name="OrgSrcDefault0266">#FFCCFF</text:span></text:p>
      <text:p text:style-name="OrgSrcBlockLastLine"><text:span text:style-name="OrgSrcDefault0267">#FFFF00</text:span><text:s/><text:span text:style-name="OrgSrcDefault0268">#FFFF33</text:span><text:s/><text:span text:style-name="OrgSrcDefault0269">#FFFF66</text:span><text:s/><text:span text:style-name="OrgSrcDefault0270">#FFFF99</text:span><text:s/><text:span text:style-name="OrgSrcDefault0271">#FFFFCC</text:span><text:s/><text:span text:style-name="OrgSrcDefault0017">#FFFFFF</text:span></text:p>
      <text:h text:style-name="Heading_20_2" text:outline-level="2" text:is-list-header="false">
<text:bookmark-start text:name="OrgXref.org64042cd"/>
<text:bookmark text:name="org64042cd"/>[volatile-highlights] コピペした領域を強調
<text:bookmark-end text:name="OrgXref.org64042cd"/></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p>
      <text:p text:style-name="OrgSrcBlock"><text:s/><text:s/><text:s/><text:s/><text:s/><text:s/><text:s/><text:span text:style-name="OrgSrcFontLockStringFace">"volatile-highlights"</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volatile-highlights</text:span><text:s/>nil<text:s/>t))</text:p>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48">#FF3333</text:span><text:span text:style-name="OrgSrcFontLockStringFace">"</text:span><text:s/><text:span text:style-name="OrgSrcFontLockBuiltinFace">:background</text:span><text:s/><text:span text:style-name="OrgSrcFontLockStringFace">"</text:span><text:span text:style-name="OrgSrcDefault0272">#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3">#F8D3D7</text:span><text:span text:style-name="OrgSrcFontLockStringFace">"</text:span><text:s/><text:span text:style-name="OrgSrcFontLockStringFace">"</text:span><text:span text:style-name="OrgSrcDefault0274">#F2DAE1</text:span><text:span text:style-name="OrgSrcFontLockStringFace">"</text:span><text:s/><text:span text:style-name="OrgSrcFontLockStringFace">"</text:span><text:span text:style-name="OrgSrcDefault0275">#EBE0EB</text:span><text:span text:style-name="OrgSrcFontLockStringFace">"</text:span><text:s/><text:span text:style-name="OrgSrcFontLockStringFace">"</text:span><text:span text:style-name="OrgSrcDefault0276">#E5E7F5</text:span><text:span text:style-name="OrgSrcFontLockStringFace">"</text:span><text:s/><text:span text:style-name="OrgSrcFontLockStringFace">"</text:span><text:span text:style-name="OrgSrcDefault0078">#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8">#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8">#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2">#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text:s/><text:s/><text:s/><text:s/><text:s/><text:s/><text:s/><text:s/><text:s/><text:s/>(my:vhl-change-color)))</text:p>
      <text:p text:style-name="OrgSrcBlock"><text:s/><text:s/><text:s/><text:s/><text:s/><text:s/>(define-key<text:s/>org-mode-map<text:s/>(kbd<text:s/><text:span text:style-name="OrgSrcFontLockStringFace">"C-y"</text:span>)<text:s/>'my:org-yank)))</text:p>
      <text:p text:style-name="OrgSrcBlock"/>
      <text:p text:style-name="OrgSrcBlock"><text:s/><text:s/>(<text:span text:style-name="OrgSrcFontLockKeywordFace">dolist</text:span><text:s/>(hook<text:s/>'(org-mode-hook<text:s/>emacs-lisp-mode-hook<text:s/>emmet-mode-hook))</text:p>
      <text:p text:style-name="OrgSrcBlockLastLine"><text:s/><text:s/><text:s/><text:s/>(add-hook<text:s/>hook<text:s/>'volatile-highlights-mode)))</text:p>
      <text:h text:style-name="Heading_20_2" text:outline-level="2" text:is-list-header="false">
<text:bookmark-start text:name="OrgXref.orgdde2182"/>
<text:bookmark text:name="orgdde2182"/><text:span text:style-name="OrgTodo">TODO</text:span> [edit-color-stamp] Qt経由でカラーピッカーを使う
<text:bookmark-end text:name="OrgXref.orgdde2182"/></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executable-find<text:s/><text:span text:style-name="OrgSrcFontLockStringFace">"qt_color_picker"</text:span>)</text:p>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require</text:span><text:s/>'<text:span text:style-name="OrgSrcFontLockConstantFace">edit-color-stamp</text:span><text:s/>nil<text:s/>t))</text:p>
      <text:p text:style-name="OrgSrcBlockLastLine"><text:s/><text:s/>(global-set-key<text:s/>(kbd<text:s/><text:span text:style-name="OrgSrcFontLockStringFace">"C-c<text:s/>f<text:s/>c<text:s/>p"</text:span>)<text:s/>'edit-color-stamp))</text:p>
      <text:h text:style-name="Heading_20_1" text:outline-level="1" text:is-list-header="false">
<text:bookmark-start text:name="OrgXref.orgce6ca85"/>
<text:bookmark text:name="orgce6ca85"/>ユーティリティ関数
<text:bookmark-end text:name="OrgXref.orgce6ca85"/></text:h>
      <text:h text:style-name="Heading_20_2" text:outline-level="2" text:is-list-header="false">
<text:bookmark-start text:name="OrgXref.org496ed24"/>
<text:bookmark text:name="org496ed24"/>[pomodoro.el] ポモドーロの実践
<text:bookmark-end text:name="OrgXref.org496ed24"/></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text:span text:style-name="OrgCode">helm-config</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pomodoro</text:span><text:s/>nil<text:s/>t))</text:p>
      <text:p text:style-name="OrgSrcBlock"/>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when</text:span><text:s/>(<text:span text:style-name="OrgSrcFontLockKeywordFace">require</text:span><text:s/>'<text:span text:style-name="OrgSrcFontLockConstantFace">pomodoro</text:span><text:s/>nil<text:s/>t)</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7">#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78">#9d64c4</text:span><text:span text:style-name="OrgSrcFontLockStringFace">"</text:span><text:s/><text:span text:style-name="OrgSrcFontLockBuiltinFace">:bold</text:span><text:s/>t))))<text:s/><text:span text:style-name="OrgSrcFontLockCommentDelimiterFace">;;<text:s/><text:s/></text:span><text:span text:style-name="OrgSrcDefault0279">#8248c4</text:span><text:span text:style-name="OrgSrcFontLockCommentFace"><text:s/>,<text:s/></text:span><text:span text:style-name="OrgSrcDefault0280">#956dc4</text:span><text:span text:style-name="OrgSrcFontLockCommentFace">,<text:s/></text:span><text:span text:style-name="OrgSrcDefault0278">#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1">#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2">#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3">#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message<text:s/>(format<text:s/><text:span text:style-name="OrgSrcFontLockStringFace">"[Pomodoro]<text:s/>Remaining:<text:s/>%s<text:s/>|<text:s/>Count:<text:s/>%d"</text:span></text:p>
      <text:p text:style-name="OrgSrcBlock"><text:s/><text:s/><text:s/><text:s/><text:s/><text:s/><text:s/><text:s/><text:s/><text:s/><text:s/><text:s/><text:s/><text:s/><text:s/><text:s/><text:s/><text:s/><text:s/><text:s/><text:s/><text:s/><text:s/>(pomodoro:time-to-string<text:s/>pomodoro:remainder-seconds)</text:p>
      <text:p text:style-name="OrgSrcBlock"><text:s/><text:s/><text:s/><text:s/><text:s/><text:s/><text:s/><text:s/><text:s/><text:s/><text:s/><text:s/><text:s/><text:s/><text:s/><text:s/><text:s/><text:s/><text:s/><text:s/><text:s/><text:s/><text:s/>pomodoro:work-count)))</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text:span text:style-name="OrgSrcFontLockKeywordFace">interactive</text:span>)</text:p>
      <text:p text:style-name="OrgSrcBlock"><text:s/><text:s/><text:s/><text:s/><text:s/><text:s/><text:s/><text:s/>(shell-command-to-string</text:p>
      <text:p text:style-name="OrgSrcBlock"><text:s/><text:s/><text:s/><text:s/><text:s/><text:s/><text:s/><text:s/><text:s/>(concat<text:s/><text:span text:style-name="OrgSrcFontLockStringFace">"terminal-notifier<text:s/>-title<text:s/>\"Pomodoro\"<text:s/>-message<text:s/>\""</text:span></text:p>
      <text:p text:style-name="OrgSrcBlock"><text:s/><text:s/><text:s/><text:s/><text:s/><text:s/><text:s/><text:s/><text:s/><text:s/><text:s/><text:s/><text:s/><text:s/><text:s/><text:s/><text:s/><text:span text:style-name="OrgSrcFontLockStringFace">"三三<text:s/>ﾍ(*ﾟ∇ﾟ)ﾉ\""</text:span></text:p>
      <text:p text:style-name="OrgSrcBlock"><text:s/><text:s/><text:s/><text:s/><text:s/><text:s/><text:s/><text:s/><text:s/><text:s/><text:s/><text:s/><text:s/><text:s/><text:s/><text:s/><text:s/><text:span text:style-name="OrgSrcFontLockStringFace">"<text:s/>-sender<text:s/>org.gnu.Emacs"</text:span>)))</text:p>
      <text:p text:style-name="OrgSrcBlockLastLine"><text:s/><text:s/><text:s/><text:s/><text:s/><text:s/>(add-hook<text:s/>'pomodoro:finish-work-hook<text:s/>'my:pomodoro-notify))))</text:p>
      <text:h text:style-name="Heading_20_2" text:outline-level="2" text:is-list-header="false">
<text:bookmark-start text:name="OrgXref.org37f73b1"/>
<text:bookmark text:name="org37f73b1"/>[pomodoro.el] 続・ポモドーロの実践
<text:bookmark-end text:name="OrgXref.org37f73b1"/></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21)<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p>
      <text:p text:style-name="OrgSrcBlock"><text:s/><text:s/><text:s/><text:s/>(run-at-time<text:s/>t<text:s/>pomodoro:update-work-sign-interval</text:p>
      <text:p text:style-name="OrgSrcBlock"><text:s/><text:s/><text:s/><text:s/><text:s/><text:s/><text:s/><text:s/><text:s/><text:s/><text:s/><text:s/><text:s/><text:s/><text:s/><text:s/><text:s/>'pomodoro:update-work-sign))</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setq</text:span><text:s/>pomodoro:mode-line-work-sign<text:s/>(car<text:s/>pomodoro:mode-line-work-sign-list))</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stop-visualize</text:span><text:s/>()</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mode-line-work-sign<text:s/>nil)</text:p>
      <text:p text:style-name="OrgSrcBlock"><text:s/><text:s/><text:s/><text:s/>(<text:span text:style-name="OrgSrcFontLockKeywordFace">setq</text:span><text:s/>pomodoro:mode-line-rest-sign<text:s/>nil)</text:p>
      <text:p text:style-name="OrgSrcBlock"><text:s/><text:s/><text:s/><text:s/>(<text:span text:style-name="OrgSrcFontLockKeywordFace">setq</text:span><text:s/>pomodoro:mode-line-long-rest-sign<text:s/>nil))</text:p>
      <text:p text:style-name="OrgSrcBlock"/>
      <text:p text:style-name="OrgSrcBlock"><text:s/><text:s/>(<text:span text:style-name="OrgSrcFontLockKeywordFace">defun</text:span><text:s/><text:span text:style-name="OrgSrcFontLockFunctionNameFace">advice:pomodoro:stop</text:span><text:s/>()</text:p>
      <text:p text:style-name="OrgSrcBlock"><text:s/><text:s/><text:s/><text:s/><text:span text:style-name="OrgSrcFontLockDocFace">"Extensions<text:s/>to<text:s/>stop<text:s/>pomodoro<text:s/>and<text:s/>timers"</text:span></text:p>
      <text:p text:style-name="OrgSrcBlock"><text:s/><text:s/><text:s/><text:s/>(pomodoro:stop-visualize))</text:p>
      <text:p text:style-name="OrgSrcBlock"><text:s/><text:s/>(advice-add<text:s/>'pomodoro:stop<text:s/><text:span text:style-name="OrgSrcFontLockBuiltinFace">:after</text:span><text:s/>#'advice: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setq</text:span><text:s/>pomodoro:mode-line-work-sign</text:p>
      <text:p text:style-name="OrgSrcBlock"><text:s/><text:s/><text:s/><text:s/><text:s/><text:s/><text:s/><text:s/><text:s/><text:s/>(car<text:s/>pomodoro:mode-line-work-sign-list))</text:p>
      <text:p text:style-name="OrgSrcBlock"><text:s/><text:s/><text:s/><text:s/>(<text:span text:style-name="OrgSrcFontLockKeywordFace">setq</text:span><text:s/>pomodoro:mode-line-work-sign-list</text:p>
      <text:p text:style-name="OrgSrcBlock"><text:s/><text:s/><text:s/><text:s/><text:s/><text:s/><text:s/><text:s/><text:s/><text:s/>(pomodoro:list-rotate<text:s/>pomodoro:mode-line-work-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setq</text:span><text:s/>pomodoro:mode-line-rest-sign</text:p>
      <text:p text:style-name="OrgSrcBlock"><text:s/><text:s/><text:s/><text:s/><text:s/><text:s/><text:s/><text:s/><text:s/><text:s/>(car<text:s/>pomodoro:mode-line-rest-sign-list))</text:p>
      <text:p text:style-name="OrgSrcBlock"><text:s/><text:s/><text:s/><text:s/>(<text:span text:style-name="OrgSrcFontLockKeywordFace">setq</text:span><text:s/>pomodoro:mode-line-rest-sign-list</text:p>
      <text:p text:style-name="OrgSrcBlock"><text:s/><text:s/><text:s/><text:s/><text:s/><text:s/><text:s/><text:s/><text:s/><text:s/>(pomodoro:list-rotate<text:s/>pomodoro:mode-line-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setq</text:span><text:s/>pomodoro:mode-line-long-rest-sign</text:p>
      <text:p text:style-name="OrgSrcBlock"><text:s/><text:s/><text:s/><text:s/><text:s/><text:s/><text:s/><text:s/><text:s/><text:s/>(car<text:s/>pomodoro:mode-line-long-rest-sign-list))</text:p>
      <text:p text:style-name="OrgSrcBlock"><text:s/><text:s/><text:s/><text:s/>(<text:span text:style-name="OrgSrcFontLockKeywordFace">setq</text:span><text:s/>pomodoro:mode-line-long-rest-sign-list</text:p>
      <text:p text:style-name="OrgSrcBlock"><text:s/><text:s/><text:s/><text:s/><text:s/><text:s/><text:s/><text:s/><text:s/><text:s/>(pomodoro:list-rotate<text:s/>pomodoro:mode-line-long-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add-hook<text:s/>'pomodoro:finish-rest-hook<text:s/>#'pomodoro:activate-visual-work-sign)</text:p>
      <text:p text:style-name="OrgSrcBlock"><text:s/><text:s/>(add-hook<text:s/>'pomodoro:finish-work-hook<text:s/>#'pomodoro:activate-visual-rest-sign)</text:p>
      <text:p text:style-name="OrgSrcBlock"><text:s/><text:s/>(add-hook<text:s/>'pomodoro:long-rest-hook</text:p>
      <text:p text:style-name="OrgSrcBlockLastLine"><text:s/><text:s/><text:s/><text:s/><text:s/><text:s/><text:s/><text:s/><text:s/><text:s/><text:s/><text:s/>#'pomodoro:activate-visual-long-rest-sign))</text:p>
      <text:h text:style-name="Heading_20_2" text:outline-level="2" text:is-list-header="false">
<text:bookmark-start text:name="OrgXref.orge153a0b"/>
<text:bookmark text:name="orge153a0b"/>カレントバッファのあるディレクトリをターミナルで表示
<text:bookmark-end text:name="OrgXref.orge153a0b"/></text:h>
      <text:p text:style-name="OrgSrcBlockLastLine">(global-set-key<text:s/>(kbd<text:s/><text:span text:style-name="OrgSrcFontLockStringFace">"C-c<text:s/>f<text:s/>t"</text:span>)<text:s/>'open-current-directory)</text:p>
      <text:h text:style-name="Heading_20_2" text:outline-level="2" text:is-list-header="false">
<text:bookmark-start text:name="OrgXref.org868fcc4"/>
<text:bookmark text:name="org868fcc4"/>[google-this.el] 単語をグーグル検索
<text:bookmark-end text:name="OrgXref.org868fcc4"/></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word)</text:p>
      <text:p text:style-name="OrgSrcBlock"><text:s/><text:s/><text:s/><text:s/><text:s/><text:s/><text:s/><text:span text:style-name="OrgSrcFontLockStringFace">"google-this"</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google-this</text:span><text:s/>nil<text:s/>t))</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text:s/><text:s/><text:s/><text:s/><text:s/><text:s/>(google-this<text:s/>(current-word)<text:s/>t)))</text:p>
      <text:p text:style-name="OrgSrcBlock"/>
      <text:p text:style-name="OrgSrcBlockLastLine"><text:s/><text:s/>(global-set-key<text:s/>(kbd<text:s/><text:span text:style-name="OrgSrcFontLockStringFace">"C-c<text:s/>f<text:s/>g"</text:span>)<text:s/>'my:google-this))</text:p>
      <text:h text:style-name="Heading_20_2" text:outline-level="2" text:is-list-header="false">
<text:bookmark-start text:name="OrgXref.org6026978"/>
<text:bookmark text:name="org6026978"/>[lingr.el] チャットルームに参加
<text:bookmark-end text:name="OrgXref.org6026978"/></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text:span text:style-name="OrgSrcFontLockKeywordFace">setq</text:span><text:s/>lingr-icon-mode<text:s/>t)</text:p>
      <text:p text:style-name="OrgSrcBlock"><text:s/><text:s/><text:s/><text:s/>(<text:span text:style-name="OrgSrcFontLockKeywordFace">setq</text:span><text:s/>lingr-icon-fix-size<text:s/>24)</text:p>
      <text:p text:style-name="OrgSrcBlock"><text:s/><text:s/><text:s/><text:s/>(<text:span text:style-name="OrgSrcFontLockKeywordFace">setq</text:span><text:s/>lingr-image-convert-program<text:s/><text:span text:style-name="OrgSrcFontLockStringFace">"/usr/local/bin/convert"</text:span>))</text:p>
      <text:p text:style-name="OrgSrcBlock"/>
      <text:p text:style-name="OrgSrcBlock"><text:s/><text:s/>(<text:span text:style-name="OrgSrcFontLockKeywordFace">with-eval-after-load</text:span><text:s/><text:span text:style-name="OrgSrcFontLockStringFace">"helm-config"</text:span></text:p>
      <text:p text:style-name="OrgSrcBlock"><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will<text:s/>be<text:s/>loaded.<text:s/>It<text:s/>requires<text:s/>loading<text:s/>cost.</text:span></text:p>
      <text:p text:style-name="OrgSrcBlock"><text:s/><text:s/><text:s/><text:s/>(<text:span text:style-name="OrgSrcFontLockKeywordFace">defun</text:span><text:s/><text:span text:style-name="OrgSrcFontLockFunctionNameFace">my:lingr-login</text:span><text:s/>()</text:p>
      <text:p text:style-name="OrgSrcBlock"><text:s/><text:s/><text:s/><text:s/><text:s/><text:s/>(<text:span text:style-name="OrgSrcFontLockKeywordFace">when</text:span><text:s/>(string=<text:s/><text:span text:style-name="OrgSrcFontLockStringFace">"Sat"</text:span><text:s/>(format-time-string<text:s/><text:span text:style-name="OrgSrcFontLockStringFace">"%a"</text:span>))</text:p>
      <text:p text:style-name="OrgSrcBlock"><text:s/><text:s/><text:s/><text:s/><text:s/><text:s/><text:s/><text:s/>(lingr-login)))</text:p>
      <text:p text:style-name="OrgSrcBlock"><text:s/><text:s/><text:s/><text:s/>(<text:span text:style-name="OrgSrcFontLockKeywordFace">unless</text:span><text:s/>(passed-clock-p<text:s/><text:span text:style-name="OrgSrcFontLockStringFace">"23:00"</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4aa94b5"/>
<text:bookmark text:name="org4aa94b5"/><text:span text:style-name="OrgTodo">TODO</text:span> [password-store.el] パスワード管理
<text:bookmark-end text:name="OrgXref.org4aa94b5"/></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eval-after-autoload-if-found</text:p>
      <text:p text:style-name="OrgSrcBlock"><text:s/><text:s/><text:s/><text:s/><text:s/><text:s/><text:s/>'(id-manager)<text:s/><text:span text:style-name="OrgSrcFontLockStringFace">"id-manager"</text:span><text:s/>nil<text:s/>t<text:s/>nil</text:p>
      <text:p text:style-name="OrgSrcBlockLastLine"><text:s/><text:s/><text:s/><text:s/><text:s/><text:s/><text:s/>'((setenv<text:s/><text:span text:style-name="OrgSrcFontLockStringFace">"GPG_AGENT_INFO"</text:span><text:s/>nil))))</text:p>
      <text:h text:style-name="Heading_20_2" text:outline-level="2" text:is-list-header="false">
<text:bookmark-start text:name="OrgXref.orge748d18"/>
<text:bookmark text:name="orge748d18"/>[multi-term.el] ターミナル
<text:bookmark-end text:name="OrgXref.orge748d18"/></text:h>
      <text:p text:style-name="Text_20_body">たまに使いたくなるので一応．<text:line-break/></text:p>
      <text:p text:style-name="OrgSrcBlockLastLine">(eval-after-autoload-if-found<text:s/>'(multi-term)<text:s/><text:span text:style-name="OrgSrcFontLockStringFace">"multi-term"</text:span><text:s/>nil<text:s/>t)</text:p>
      <text:h text:style-name="Heading_20_2" text:outline-level="2" text:is-list-header="false">
<text:bookmark-start text:name="OrgXref.org0a157e9"/>
<text:bookmark text:name="org0a157e9"/>[osx-lib.el] OSX用ユーティリティ<text:tab/><text:span text:style-name="OrgTags">[<text:span text:style-name="OrgTag">Mac</text:span>]</text:span>
<text:bookmark-end text:name="OrgXref.org0a157e9"/></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sx-lib</text:span><text:s/>nil<text:s/>t))</text:p>
      <text:p text:style-name="OrgSrcBlock"><text:s/><text:s/>(<text:span text:style-name="OrgSrcFontLockKeywordFace">with-eval-after-load</text:span><text:s/><text:span text:style-name="OrgSrcFontLockStringFace">"osx-lib"</text:span></text:p>
      <text:p text:style-name="OrgSrcBlock"><text:s/><text:s/><text:s/><text:s/>(<text:span text:style-name="OrgSrcFontLockKeywordFace">setq</text:span><text:s/>osx-lib-say-ratio<text:s/>100)</text:p>
      <text:p text:style-name="OrgSrcBlockLastLine"><text:s/><text:s/><text:s/><text:s/>(<text:span text:style-name="OrgSrcFontLockKeywordFace">setq</text:span><text:s/>osx-lib-say-voice<text:s/><text:span text:style-name="OrgSrcFontLockStringFace">"Samantha"</text:span>)))</text:p>
      <text:h text:style-name="Heading_20_2" text:outline-level="2" text:is-list-header="false">
<text:bookmark-start text:name="OrgXref.orgf36c612"/>
<text:bookmark text:name="orgf36c612"/>iterm2 を Emacs から呼び出したい<text:tab/><text:span text:style-name="OrgTags">[<text:span text:style-name="OrgTag">Mac</text:span>]</text:span>
<text:bookmark-end text:name="OrgXref.orgf36c612"/></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text:s/><text:s/>(global-set-key<text:s/>(kbd<text:s/><text:span text:style-name="OrgSrcFontLockStringFace">"C-M-i"</text:span>)<text:s/>#'my:cmd-to-open-iterm2))</text:p>
      <text:p text:style-name="OrgSrcBlock"><text:span text:style-name="OrgSrcFontLockCommentDelimiterFace">;;<text:s/></text:span><text:span text:style-name="OrgSrcFontLockCommentFace">キーバインドの再設定</text:span></text:p>
      <text:p text:style-name="OrgSrcBlock">(<text:span text:style-name="OrgSrcFontLockKeywordFace">with-eval-after-load</text:span><text:s/><text:span text:style-name="OrgSrcFontLockStringFace">"flyspell"</text:span></text:p>
      <text:p text:style-name="OrgSrcBlock"><text:s/><text:s/>(define-key<text:s/>flyspell-mode-map<text:s/>(kbd<text:s/><text:span text:style-name="OrgSrcFontLockStringFace">"C-M-i"</text:span>)<text:s/>#'my:cmd-to-open-iterm2))</text:p>
      <text:p text:style-name="OrgSrcBlock">(<text:span text:style-name="OrgSrcFontLockKeywordFace">with-eval-after-load</text:span><text:s/><text:span text:style-name="OrgSrcFontLockStringFace">"org"</text:span></text:p>
      <text:p text:style-name="OrgSrcBlockLastLine"><text:s/><text:s/>(define-key<text:s/>org-mode-map<text:s/>(kbd<text:s/><text:span text:style-name="OrgSrcFontLockStringFace">"C-M-i"</text:span>)<text:s/>#'my:cmd-to-open-iterm2))</text:p>
      <text:h text:style-name="Heading_20_2" text:outline-level="2" text:is-list-header="false">
<text:bookmark-start text:name="OrgXref.org274478b"/>
<text:bookmark text:name="org274478b"/>[utility.el] 自作してテスト中の便利関数群
<text:bookmark-end text:name="OrgXref.org274478b"/></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takaxp:date</text:p>
      <text:p text:style-name="OrgSrcBlock"><text:s/><text:s/><text:s/><text:s/>takaxp:window-resizer<text:s/>takaxp:open-file-ring<text:s/>my:update-alarms-from-file</text:p>
      <text:p text:style-name="OrgSrcBlock"><text:s/><text:s/><text:s/><text:s/>my:desktop-notify<text:s/>my:daylight-theme<text:s/>my:night-theme</text:p>
      <text:p text:style-name="OrgSrcBlock"><text:s/><text:s/><text:s/><text:s/>eval-org-buffer<text:s/>kyoko-mad-mode-toggle</text:p>
      <text:p text:style-name="OrgSrcBlock"><text:s/><text:s/><text:s/><text:s/>org2dokuwiki-cp-kill-ring<text:s/>open-current-directory<text:s/>set-alarms-from-file</text:p>
      <text:p text:style-name="OrgSrcBlock"><text:s/><text:s/><text:s/><text:s/>reload-ical-export<text:s/>show-org-buffer<text:s/>get-random-string<text:s/>init-auto-install</text:p>
      <text:p text:style-name="OrgSrcBlock"><text:s/><text:s/><text:s/><text:s/>add-itemize-head<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my:browse-url-chrome<text:s/>count-words-buffer<text:s/>do-test-applescript</text:p>
      <text:p text:style-name="OrgSrcBlock"><text:s/><text:s/><text:s/><text:s/>delete-backup-files<text:s/>recursive-delete-backup-files<text:s/>describe-timer</text:p>
      <text:p text:style-name="OrgSrcBlock"><text:s/><text:s/><text:s/><text:s/>my:list-packages<text:s/>my:setup-cask<text:s/>my:lingr-login<text:s/>my:backup))</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global-set-key<text:s/>(kbd<text:s/><text:span text:style-name="OrgSrcFontLockStringFace">"C-M--"</text:span>)<text:s/>'add-itemize-head)</text:p>
      <text:p text:style-name="OrgSrcBlock"><text:s/><text:s/>(global-set-key<text:s/>(kbd<text:s/><text:span text:style-name="OrgSrcFontLockStringFace">"&lt;f12&gt;"</text:span>)<text:s/>'takaxp:open-file-ring)</text:p>
      <text:p text:style-name="OrgSrcBlock"><text:s/><text:s/>(global-set-key<text:s/>(kbd<text:s/><text:span text:style-name="OrgSrcFontLockStringFace">"C-c<text:s/>t"</text:span>)<text:s/>'takaxp:date)</text:p>
      <text:p text:style-name="OrgSrcBlockLastLine"><text:s/><text:s/>(global-set-key<text:s/>(kbd<text:s/><text:span text:style-name="OrgSrcFontLockStringFace">"C-c<text:s/>f<text:s/>4"</text:span>)<text:s/>'takaxp:window-resizer))</text:p>
      <text:h text:style-name="Heading_20_1" text:outline-level="1" text:is-list-header="false">
<text:bookmark-start text:name="OrgXref.orge73db53"/>
<text:bookmark text:name="orge73db53"/>おわりに
<text:bookmark-end text:name="OrgXref.orge73db53"/></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Default0073" style:family="text">
      <style:text-properties fo:color="nil"/>
    </style:style>
    <style:style style:name="OrgSrcMy:FaceB3" style:family="text">
      <style:text-properties fo:color="#000000"/>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Default0036" style:family="text">
      <style:text-properties fo:color="nil"/>
    </style:style>
    <style:style style:name="OrgSrcDefault0035" style:family="text">
      <style:text-properties fo:color="nil"/>
    </style:style>
    <style:style style:name="OrgSrcFontLockPreprocessorFace" style:family="text">
      <style:text-properties fo:color="#483d8b"/>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FontLockWarningFace" style:family="text">
      <style:text-properties fo:color="#fe2500"/>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FontLockNegationCharFace" style:family="text">
      <style:text-properties fo:color="#000000"/>
    </style:style>
    <style:style style:name="OrgSrcDefault0000" style:family="text">
      <style:text-properties fo:color="nil"/>
    </style:style>
    <style:style style:name="OrgSrcFontLockBuiltinFace" style:family="text">
      <style:text-properties fo:color="#483d8b"/>
    </style:style>
    <style:style style:name="OrgSrcShQuotedExec" style:family="text">
      <style:text-properties fo:color="#ff40ff"/>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228b22"/>
    </style:style>
    <style:style style:name="OrgSrcFontLockStringFace" style:family="text">
      <style:text-properties fo:color="#8b2252"/>
    </style:style>
    <style:style style:name="OrgSrcFontLockConstantFace" style:family="text">
      <style:text-properties fo:color="#008b8b"/>
    </style:style>
    <style:style style:name="OrgSrcFontLockDocFace" style:family="text">
      <style:text-properties fo:color="#8b2252"/>
    </style:style>
    <style:style style:name="OrgSrcFontLockFunctionNameFace" style:family="text">
      <style:text-properties fo:color="#0432fe"/>
    </style:style>
    <style:style style:name="OrgSrcFontLockVariableNameFace" style:family="text">
      <style:text-properties fo:color="#a0522d"/>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7-08-18T07:23:52</dc:date>
    <meta:creation-date>2017-08-18T07:23:52</meta:creation-date>
    <meta:generator>Emacs 25.2.1 (Org mode 9.0)</meta:generator>
    <meta:keyword/>
    <dc:subject/>
    <dc:title>Configurations for GNU Emacs</dc:title>
  </office:meta>
</office:document-meta>
</file>